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Lucida Console" svg:font-family="Lucida Console" style:font-family-generic="modern" style:font-pitch="fixed" svg:panose-1="2 11 6 9 4 5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" style:parent-style-name="Standard" style:family="paragraph">
      <style:text-properties fo:font-size="14pt" style:font-size-asian="14pt" style:font-size-complex="14pt" fo:language="ru" fo:country="RU"/>
    </style:style>
    <style:style style:name="P4" style:parent-style-name="Standard" style:family="paragraph">
      <style:text-properties fo:font-size="14pt" style:font-size-asian="14pt" style:font-size-complex="14pt" fo:language="ru" fo:country="RU"/>
    </style:style>
    <style:style style:name="P5" style:parent-style-name="Standard" style:family="paragraph">
      <style:text-properties fo:font-size="14pt" style:font-size-asian="14pt" style:font-size-complex="14pt" fo:language="ru" fo:country="RU"/>
    </style:style>
    <style:style style:name="P6" style:parent-style-name="Standard" style:family="paragraph">
      <style:text-properties style:font-name-asian="Times New Roman" style:font-name-complex="Lucida Console" fo:color="#000000" fo:font-size="14pt" style:font-size-asian="14pt" style:font-size-complex="14pt" fo:language="uk" fo:country="UA" style:language-asian="ru" style:country-asian="RU"/>
    </style:style>
    <style:style style:name="TableColumn8" style:family="table-column">
      <style:table-column-properties style:column-width="0.3562in" style:use-optimal-column-width="false"/>
    </style:style>
    <style:style style:name="TableColumn9" style:family="table-column">
      <style:table-column-properties style:column-width="0.3569in" style:use-optimal-column-width="false"/>
    </style:style>
    <style:style style:name="TableColumn10" style:family="table-column">
      <style:table-column-properties style:column-width="0.3569in" style:use-optimal-column-width="false"/>
    </style:style>
    <style:style style:name="TableColumn11" style:family="table-column">
      <style:table-column-properties style:column-width="0.3569in" style:use-optimal-column-width="false"/>
    </style:style>
    <style:style style:name="TableColumn12" style:family="table-column">
      <style:table-column-properties style:column-width="0.3569in" style:use-optimal-column-width="false"/>
    </style:style>
    <style:style style:name="TableColumn13" style:family="table-column">
      <style:table-column-properties style:column-width="0.3569in" style:use-optimal-column-width="false"/>
    </style:style>
    <style:style style:name="TableColumn14" style:family="table-column">
      <style:table-column-properties style:column-width="0.3756in" style:use-optimal-column-width="false"/>
    </style:style>
    <style:style style:name="Table7" style:family="table">
      <style:table-properties style:width="2.5166in" fo:margin-left="0in" table:align="left"/>
    </style:style>
    <style:style style:name="TableRow15" style:family="table-row">
      <style:table-row-properties style:min-row-height="0.1368in"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30" style:family="table-row">
      <style:table-row-properties style:min-row-height="0.1368in"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45" style:family="table-row">
      <style:table-row-properties style:min-row-height="0.1368in"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60" style:family="table-row">
      <style:table-row-properties style:min-row-height="0.1368in"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75" style:family="table-row">
      <style:table-row-properties style:min-row-height="0.1298in"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90" style:family="table-row">
      <style:table-row-properties style:min-row-height="0.1368in"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105" style:family="table-row">
      <style:table-row-properties style:min-row-height="0.1368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P120" style:parent-style-name="Normal" style:family="paragraph">
      <style:text-properties text:display="none"/>
    </style:style>
    <style:style style:name="TableColumn122" style:family="table-column">
      <style:table-column-properties style:column-width="0.3562in" style:use-optimal-column-width="false"/>
    </style:style>
    <style:style style:name="TableColumn123" style:family="table-column">
      <style:table-column-properties style:column-width="0.3569in" style:use-optimal-column-width="false"/>
    </style:style>
    <style:style style:name="TableColumn124" style:family="table-column">
      <style:table-column-properties style:column-width="0.3569in" style:use-optimal-column-width="false"/>
    </style:style>
    <style:style style:name="TableColumn125" style:family="table-column">
      <style:table-column-properties style:column-width="0.3569in" style:use-optimal-column-width="false"/>
    </style:style>
    <style:style style:name="TableColumn126" style:family="table-column">
      <style:table-column-properties style:column-width="0.3569in" style:use-optimal-column-width="false"/>
    </style:style>
    <style:style style:name="TableColumn127" style:family="table-column">
      <style:table-column-properties style:column-width="0.3569in" style:use-optimal-column-width="false"/>
    </style:style>
    <style:style style:name="TableColumn128" style:family="table-column">
      <style:table-column-properties style:column-width="0.3756in" style:use-optimal-column-width="false"/>
    </style:style>
    <style:style style:name="Table121" style:family="table">
      <style:table-properties style:width="2.5166in" fo:margin-left="0in" table:align="left"/>
    </style:style>
    <style:style style:name="TableRow129" style:family="table-row">
      <style:table-row-properties style:min-row-height="0.227in"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144" style:family="table-row">
      <style:table-row-properties style:min-row-height="0.227in"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159" style:family="table-row">
      <style:table-row-properties style:min-row-height="0.227in"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174" style:family="table-row">
      <style:table-row-properties style:min-row-height="0.227in"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189" style:family="table-row">
      <style:table-row-properties style:min-row-height="0.2159in"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204" style:family="table-row">
      <style:table-row-properties style:min-row-height="0.227in"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219" style:family="table-row">
      <style:table-row-properties style:min-row-height="0.227in"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P234" style:parent-style-name="Standard" style:family="paragraph">
      <style:text-properties style:font-name-asian="Times New Roman" style:font-name-complex="Calibri" fo:color="#000000" fo:font-size="14pt" style:font-size-asian="14pt" style:font-size-complex="14pt" fo:language="uk" fo:country="UA" style:language-asian="ru" style:country-asian="RU"/>
    </style:style>
    <style:style style:name="P235" style:parent-style-name="Standard" style:family="paragraph">
      <style:text-properties fo:font-size="14pt" style:font-size-asian="14pt" style:font-size-complex="14pt"/>
    </style:style>
    <style:style style:name="P236" style:parent-style-name="Standard" style:family="paragraph">
      <style:text-properties fo:font-size="14pt" style:font-size-asian="14pt" style:font-size-complex="14pt"/>
    </style:style>
    <style:style style:name="T237" style:parent-style-name="DefaultParagraphFont" style:family="text">
      <style:text-properties fo:font-size="14pt" style:font-size-asian="14pt" style:font-size-complex="14pt"/>
    </style:style>
    <style:style style:name="T238" style:parent-style-name="DefaultParagraphFont" style:family="text">
      <style:text-properties style:text-position="super 64.2%" fo:font-size="14pt" style:font-size-asian="14pt" style:font-size-complex="14pt"/>
    </style:style>
    <style:style style:name="T239" style:parent-style-name="DefaultParagraphFont" style:family="text">
      <style:text-properties fo:font-size="14pt" style:font-size-asian="14pt" style:font-size-complex="14pt"/>
    </style:style>
    <style:style style:name="T240" style:parent-style-name="DefaultParagraphFont" style:family="text">
      <style:text-properties style:text-position="super 64.2%" fo:font-size="14pt" style:font-size-asian="14pt" style:font-size-complex="14pt"/>
    </style:style>
    <style:style style:name="T241" style:parent-style-name="DefaultParagraphFont" style:family="text">
      <style:text-properties fo:font-size="14pt" style:font-size-asian="14pt" style:font-size-complex="14pt"/>
    </style:style>
    <style:style style:name="T242" style:parent-style-name="DefaultParagraphFont" style:family="text">
      <style:text-properties style:text-position="super 64.2%" fo:font-size="14pt" style:font-size-asian="14pt" style:font-size-complex="14pt"/>
    </style:style>
    <style:style style:name="T243" style:parent-style-name="DefaultParagraphFont" style:family="text">
      <style:text-properties fo:font-size="14pt" style:font-size-asian="14pt" style:font-size-complex="14pt"/>
    </style:style>
    <style:style style:name="P244" style:parent-style-name="Standard" style:family="paragraph">
      <style:text-properties fo:font-size="14pt" style:font-size-asian="14pt" style:font-size-complex="14pt"/>
    </style:style>
    <style:style style:name="P245" style:parent-style-name="Standard" style:family="paragraph">
      <style:text-properties fo:font-size="14pt" style:font-size-asian="14pt" style:font-size-complex="14pt"/>
    </style:style>
    <style:style style:name="T246" style:parent-style-name="DefaultParagraphFont" style:family="text">
      <style:text-properties fo:font-size="14pt" style:font-size-asian="14pt" style:font-size-complex="14pt"/>
    </style:style>
    <style:style style:name="T247" style:parent-style-name="DefaultParagraphFont" style:family="text">
      <style:text-properties style:font-name-complex="Liberation Serif" fo:font-size="14pt" style:font-size-asian="14pt" style:font-size-complex="14pt"/>
    </style:style>
    <style:style style:name="T248" style:parent-style-name="DefaultParagraphFont" style:family="text">
      <style:text-properties fo:font-size="14pt" style:font-size-asian="14pt" style:font-size-complex="14pt"/>
    </style:style>
    <style:style style:name="P249" style:parent-style-name="Standard" style:family="paragraph">
      <style:text-properties fo:font-size="14pt" style:font-size-asian="14pt" style:font-size-complex="14pt"/>
    </style:style>
    <style:style style:name="P250" style:parent-style-name="Standard" style:family="paragraph">
      <style:text-properties fo:font-size="14pt" style:font-size-asian="14pt" style:font-size-complex="14pt"/>
    </style:style>
    <style:style style:name="P251" style:parent-style-name="Standard" style:family="paragraph">
      <style:text-properties fo:font-size="14pt" style:font-size-asian="14pt" style:font-size-complex="14pt"/>
    </style:style>
    <style:style style:name="P252" style:parent-style-name="Standard" style:family="paragraph">
      <style:text-properties fo:language="uk" fo:country="UA"/>
    </style:style>
    <style:style style:name="TableColumn254" style:family="table-column">
      <style:table-column-properties style:column-width="0.1972in" style:use-optimal-column-width="false"/>
    </style:style>
    <style:style style:name="TableColumn255" style:family="table-column">
      <style:table-column-properties style:column-width="0.1972in" style:use-optimal-column-width="false"/>
    </style:style>
    <style:style style:name="TableColumn256" style:family="table-column">
      <style:table-column-properties style:column-width="0.1972in" style:use-optimal-column-width="false"/>
    </style:style>
    <style:style style:name="TableColumn257" style:family="table-column">
      <style:table-column-properties style:column-width="0.1972in" style:use-optimal-column-width="false"/>
    </style:style>
    <style:style style:name="TableColumn258" style:family="table-column">
      <style:table-column-properties style:column-width="0.1972in" style:use-optimal-column-width="false"/>
    </style:style>
    <style:style style:name="TableColumn259" style:family="table-column">
      <style:table-column-properties style:column-width="0.1972in" style:use-optimal-column-width="false"/>
    </style:style>
    <style:style style:name="TableColumn260" style:family="table-column">
      <style:table-column-properties style:column-width="0.1972in" style:use-optimal-column-width="false"/>
    </style:style>
    <style:style style:name="TableColumn261" style:family="table-column">
      <style:table-column-properties style:column-width="0.1972in" style:use-optimal-column-width="false"/>
    </style:style>
    <style:style style:name="TableColumn262" style:family="table-column">
      <style:table-column-properties style:column-width="0.1972in" style:use-optimal-column-width="false"/>
    </style:style>
    <style:style style:name="TableColumn263" style:family="table-column">
      <style:table-column-properties style:column-width="0.1986in" style:use-optimal-column-width="false"/>
    </style:style>
    <style:style style:name="TableColumn264" style:family="table-column">
      <style:table-column-properties style:column-width="0.1986in" style:use-optimal-column-width="false"/>
    </style:style>
    <style:style style:name="TableColumn265" style:family="table-column">
      <style:table-column-properties style:column-width="0.1986in" style:use-optimal-column-width="false"/>
    </style:style>
    <style:style style:name="TableColumn266" style:family="table-column">
      <style:table-column-properties style:column-width="0.1986in" style:use-optimal-column-width="false"/>
    </style:style>
    <style:style style:name="TableColumn267" style:family="table-column">
      <style:table-column-properties style:column-width="0.1986in" style:use-optimal-column-width="false"/>
    </style:style>
    <style:style style:name="TableColumn268" style:family="table-column">
      <style:table-column-properties style:column-width="0.1986in" style:use-optimal-column-width="false"/>
    </style:style>
    <style:style style:name="TableColumn269" style:family="table-column">
      <style:table-column-properties style:column-width="0.1986in" style:use-optimal-column-width="false"/>
    </style:style>
    <style:style style:name="TableColumn270" style:family="table-column">
      <style:table-column-properties style:column-width="0.1986in" style:use-optimal-column-width="false"/>
    </style:style>
    <style:style style:name="TableColumn271" style:family="table-column">
      <style:table-column-properties style:column-width="0.1986in" style:use-optimal-column-width="false"/>
    </style:style>
    <style:style style:name="TableColumn272" style:family="table-column">
      <style:table-column-properties style:column-width="0.1986in" style:use-optimal-column-width="false"/>
    </style:style>
    <style:style style:name="TableColumn273" style:family="table-column">
      <style:table-column-properties style:column-width="0.1986in" style:use-optimal-column-width="false"/>
    </style:style>
    <style:style style:name="TableColumn274" style:family="table-column">
      <style:table-column-properties style:column-width="0.1986in" style:use-optimal-column-width="false"/>
    </style:style>
    <style:style style:name="TableColumn275" style:family="table-column">
      <style:table-column-properties style:column-width="0.1986in" style:use-optimal-column-width="false"/>
    </style:style>
    <style:style style:name="TableColumn276" style:family="table-column">
      <style:table-column-properties style:column-width="0.1986in" style:use-optimal-column-width="false"/>
    </style:style>
    <style:style style:name="TableColumn277" style:family="table-column">
      <style:table-column-properties style:column-width="0.1986in" style:use-optimal-column-width="false"/>
    </style:style>
    <style:style style:name="TableColumn278" style:family="table-column">
      <style:table-column-properties style:column-width="0.1986in" style:use-optimal-column-width="false"/>
    </style:style>
    <style:style style:name="TableColumn279" style:family="table-column">
      <style:table-column-properties style:column-width="0.1986in" style:use-optimal-column-width="false"/>
    </style:style>
    <style:style style:name="TableColumn280" style:family="table-column">
      <style:table-column-properties style:column-width="0.1986in" style:use-optimal-column-width="false"/>
    </style:style>
    <style:style style:name="TableColumn281" style:family="table-column">
      <style:table-column-properties style:column-width="0.1986in" style:use-optimal-column-width="false"/>
    </style:style>
    <style:style style:name="TableColumn282" style:family="table-column">
      <style:table-column-properties style:column-width="0.1986in" style:use-optimal-column-width="false"/>
    </style:style>
    <style:style style:name="TableColumn283" style:family="table-column">
      <style:table-column-properties style:column-width="0.1986in" style:use-optimal-column-width="false"/>
    </style:style>
    <style:style style:name="TableColumn284" style:family="table-column">
      <style:table-column-properties style:column-width="0.1986in" style:use-optimal-column-width="false"/>
    </style:style>
    <style:style style:name="TableColumn285" style:family="table-column">
      <style:table-column-properties style:column-width="0.1986in" style:use-optimal-column-width="false"/>
    </style:style>
    <style:style style:name="TableColumn286" style:family="table-column">
      <style:table-column-properties style:column-width="0.1986in" style:use-optimal-column-width="false"/>
    </style:style>
    <style:style style:name="TableColumn287" style:family="table-column">
      <style:table-column-properties style:column-width="0.1986in" style:use-optimal-column-width="false"/>
    </style:style>
    <style:style style:name="TableColumn288" style:family="table-column">
      <style:table-column-properties style:column-width="0.1986in" style:use-optimal-column-width="false"/>
    </style:style>
    <style:style style:name="TableColumn289" style:family="table-column">
      <style:table-column-properties style:column-width="0.1986in" style:use-optimal-column-width="false"/>
    </style:style>
    <style:style style:name="TableColumn290" style:family="table-column">
      <style:table-column-properties style:column-width="0.1986in" style:use-optimal-column-width="false"/>
    </style:style>
    <style:style style:name="Table253" style:family="table">
      <style:table-properties style:width="7.3361in" fo:margin-left="0in" table:align="left"/>
    </style:style>
    <style:style style:name="TableRow291" style:family="table-row">
      <style:table-row-properties style:min-row-height="0.052in" style:use-optimal-row-height="false"/>
    </style:style>
    <style:style style:name="TableCell2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fo:font-size="6pt" style:font-size-asian="6pt" style:font-size-complex="6pt" fo:language="ru" fo:country="RU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Row366" style:family="table-row">
      <style:table-row-properties style:min-row-height="0.052in"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font-size="6pt" style:font-size-asian="6pt" style:font-size-complex="6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fo:font-size="6pt" style:font-size-asian="6pt" style:font-size-complex="6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font-size="6pt" style:font-size-asian="6pt" style:font-size-complex="6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fo:font-size="6pt" style:font-size-asian="6pt" style:font-size-complex="6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fo:font-size="6pt" style:font-size-asian="6pt" style:font-size-complex="6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fo:font-size="6pt" style:font-size-asian="6pt" style:font-size-complex="6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fo:font-size="6pt" style:font-size-asian="6pt" style:font-size-complex="6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font-size="6pt" style:font-size-asian="6pt" style:font-size-complex="6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fo:font-size="6pt" style:font-size-asian="6pt" style:font-size-complex="6pt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fo:font-size="6pt" style:font-size-asian="6pt" style:font-size-complex="6pt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fo:font-size="6pt" style:font-size-asian="6pt" style:font-size-complex="6pt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fo:font-size="6pt" style:font-size-asian="6pt" style:font-size-complex="6pt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fo:font-size="6pt" style:font-size-asian="6pt" style:font-size-complex="6pt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fo:font-size="6pt" style:font-size-asian="6pt" style:font-size-complex="6pt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fo:font-size="6pt" style:font-size-asian="6pt" style:font-size-complex="6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font-size="6pt" style:font-size-asian="6pt" style:font-size-complex="6pt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fo:font-size="6pt" style:font-size-asian="6pt" style:font-size-complex="6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fo:font-size="6pt" style:font-size-asian="6pt" style:font-size-complex="6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fo:font-size="6pt" style:font-size-asian="6pt" style:font-size-complex="6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fo:font-size="6pt" style:font-size-asian="6pt" style:font-size-complex="6pt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fo:font-size="6pt" style:font-size-asian="6pt" style:font-size-complex="6pt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fo:font-size="6pt" style:font-size-asian="6pt" style:font-size-complex="6pt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fo:font-size="6pt" style:font-size-asian="6pt" style:font-size-complex="6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fo:font-size="6pt" style:font-size-asian="6pt" style:font-size-complex="6pt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fo:font-size="6pt" style:font-size-asian="6pt" style:font-size-complex="6pt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font-size="6pt" style:font-size-asian="6pt" style:font-size-complex="6pt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fo:font-size="6pt" style:font-size-asian="6pt" style:font-size-complex="6pt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fo:font-size="6pt" style:font-size-asian="6pt" style:font-size-complex="6pt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fo:font-size="6pt" style:font-size-asian="6pt" style:font-size-complex="6pt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fo:font-size="6pt" style:font-size-asian="6pt" style:font-size-complex="6pt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fo:font-size="6pt" style:font-size-asian="6pt" style:font-size-complex="6pt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fo:font-size="6pt" style:font-size-asian="6pt" style:font-size-complex="6pt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fo:font-size="6pt" style:font-size-asian="6pt" style:font-size-complex="6pt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fo:font-size="6pt" style:font-size-asian="6pt" style:font-size-complex="6pt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fo:font-size="6pt" style:font-size-asian="6pt" style:font-size-complex="6pt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fo:font-size="6pt" style:font-size-asian="6pt" style:font-size-complex="6pt"/>
    </style:style>
    <style:style style:name="TableRow441" style:family="table-row">
      <style:table-row-properties style:min-row-height="0.052in"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fo:font-size="6pt" style:font-size-asian="6pt" style:font-size-complex="6pt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fo:font-size="6pt" style:font-size-asian="6pt" style:font-size-complex="6pt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fo:font-size="6pt" style:font-size-asian="6pt" style:font-size-complex="6pt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fo:font-size="6pt" style:font-size-asian="6pt" style:font-size-complex="6pt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fo:font-size="6pt" style:font-size-asian="6pt" style:font-size-complex="6pt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fo:font-size="6pt" style:font-size-asian="6pt" style:font-size-complex="6pt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fo:font-size="6pt" style:font-size-asian="6pt" style:font-size-complex="6pt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font-size="6pt" style:font-size-asian="6pt" style:font-size-complex="6pt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fo:font-size="6pt" style:font-size-asian="6pt" style:font-size-complex="6pt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fo:font-size="6pt" style:font-size-asian="6pt" style:font-size-complex="6pt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fo:font-size="6pt" style:font-size-asian="6pt" style:font-size-complex="6pt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fo:font-size="6pt" style:font-size-asian="6pt" style:font-size-complex="6pt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fo:font-size="6pt" style:font-size-asian="6pt" style:font-size-complex="6pt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fo:font-size="6pt" style:font-size-asian="6pt" style:font-size-complex="6pt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fo:font-size="6pt" style:font-size-asian="6pt" style:font-size-complex="6pt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fo:font-size="6pt" style:font-size-asian="6pt" style:font-size-complex="6pt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fo:font-size="6pt" style:font-size-asian="6pt" style:font-size-complex="6pt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fo:font-size="6pt" style:font-size-asian="6pt" style:font-size-complex="6pt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fo:font-size="6pt" style:font-size-asian="6pt" style:font-size-complex="6pt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fo:font-size="6pt" style:font-size-asian="6pt" style:font-size-complex="6pt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fo:font-size="6pt" style:font-size-asian="6pt" style:font-size-complex="6pt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fo:font-size="6pt" style:font-size-asian="6pt" style:font-size-complex="6pt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fo:font-size="6pt" style:font-size-asian="6pt" style:font-size-complex="6pt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fo:font-size="6pt" style:font-size-asian="6pt" style:font-size-complex="6pt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fo:font-size="6pt" style:font-size-asian="6pt" style:font-size-complex="6pt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fo:font-size="6pt" style:font-size-asian="6pt" style:font-size-complex="6pt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fo:font-size="6pt" style:font-size-asian="6pt" style:font-size-complex="6pt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fo:font-size="6pt" style:font-size-asian="6pt" style:font-size-complex="6pt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fo:font-size="6pt" style:font-size-asian="6pt" style:font-size-complex="6pt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fo:font-size="6pt" style:font-size-asian="6pt" style:font-size-complex="6pt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fo:font-size="6pt" style:font-size-asian="6pt" style:font-size-complex="6pt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fo:font-size="6pt" style:font-size-asian="6pt" style:font-size-complex="6pt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fo:font-size="6pt" style:font-size-asian="6pt" style:font-size-complex="6pt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fo:font-size="6pt" style:font-size-asian="6pt" style:font-size-complex="6pt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fo:font-size="6pt" style:font-size-asian="6pt" style:font-size-complex="6pt"/>
    </style:style>
    <style:style style:name="TableCell5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fo:font-size="6pt" style:font-size-asian="6pt" style:font-size-complex="6pt"/>
    </style:style>
    <style:style style:name="TableRow516" style:family="table-row">
      <style:table-row-properties style:min-row-height="0.052in" style:use-optimal-row-height="false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fo:font-size="6pt" style:font-size-asian="6pt" style:font-size-complex="6pt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fo:font-size="6pt" style:font-size-asian="6pt" style:font-size-complex="6pt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fo:font-size="6pt" style:font-size-asian="6pt" style:font-size-complex="6pt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fo:font-size="6pt" style:font-size-asian="6pt" style:font-size-complex="6pt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fo:font-size="6pt" style:font-size-asian="6pt" style:font-size-complex="6pt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fo:font-size="6pt" style:font-size-asian="6pt" style:font-size-complex="6pt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fo:font-size="6pt" style:font-size-asian="6pt" style:font-size-complex="6pt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fo:font-size="6pt" style:font-size-asian="6pt" style:font-size-complex="6pt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fo:font-size="6pt" style:font-size-asian="6pt" style:font-size-complex="6pt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fo:font-size="6pt" style:font-size-asian="6pt" style:font-size-complex="6pt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fo:font-size="6pt" style:font-size-asian="6pt" style:font-size-complex="6pt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fo:font-size="6pt" style:font-size-asian="6pt" style:font-size-complex="6pt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fo:font-size="6pt" style:font-size-asian="6pt" style:font-size-complex="6pt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fo:font-size="6pt" style:font-size-asian="6pt" style:font-size-complex="6pt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fo:font-size="6pt" style:font-size-asian="6pt" style:font-size-complex="6pt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fo:font-size="6pt" style:font-size-asian="6pt" style:font-size-complex="6pt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fo:font-size="6pt" style:font-size-asian="6pt" style:font-size-complex="6pt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fo:font-size="6pt" style:font-size-asian="6pt" style:font-size-complex="6pt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fo:font-size="6pt" style:font-size-asian="6pt" style:font-size-complex="6pt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fo:font-size="6pt" style:font-size-asian="6pt" style:font-size-complex="6pt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fo:font-size="6pt" style:font-size-asian="6pt" style:font-size-complex="6pt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fo:font-size="6pt" style:font-size-asian="6pt" style:font-size-complex="6pt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fo:font-size="6pt" style:font-size-asian="6pt" style:font-size-complex="6pt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fo:font-size="6pt" style:font-size-asian="6pt" style:font-size-complex="6pt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fo:font-size="6pt" style:font-size-asian="6pt" style:font-size-complex="6pt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fo:font-size="6pt" style:font-size-asian="6pt" style:font-size-complex="6pt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fo:font-size="6pt" style:font-size-asian="6pt" style:font-size-complex="6pt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fo:font-size="6pt" style:font-size-asian="6pt" style:font-size-complex="6pt"/>
    </style:style>
    <style:style style:name="TableCell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fo:font-size="6pt" style:font-size-asian="6pt" style:font-size-complex="6pt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fo:font-size="6pt" style:font-size-asian="6pt" style:font-size-complex="6pt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fo:font-size="6pt" style:font-size-asian="6pt" style:font-size-complex="6pt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fo:font-size="6pt" style:font-size-asian="6pt" style:font-size-complex="6pt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fo:font-size="6pt" style:font-size-asian="6pt" style:font-size-complex="6pt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fo:font-size="6pt" style:font-size-asian="6pt" style:font-size-complex="6pt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fo:font-size="6pt" style:font-size-asian="6pt" style:font-size-complex="6pt"/>
    </style:style>
    <style:style style:name="TableCell5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fo:font-size="6pt" style:font-size-asian="6pt" style:font-size-complex="6pt"/>
    </style:style>
    <style:style style:name="TableRow591" style:family="table-row">
      <style:table-row-properties style:min-row-height="0.052in"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fo:font-size="6pt" style:font-size-asian="6pt" style:font-size-complex="6pt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fo:font-size="6pt" style:font-size-asian="6pt" style:font-size-complex="6pt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fo:font-size="6pt" style:font-size-asian="6pt" style:font-size-complex="6pt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fo:font-size="6pt" style:font-size-asian="6pt" style:font-size-complex="6pt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fo:font-size="6pt" style:font-size-asian="6pt" style:font-size-complex="6pt"/>
    </style:style>
    <style:style style:name="TableCell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fo:font-size="6pt" style:font-size-asian="6pt" style:font-size-complex="6pt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fo:font-size="6pt" style:font-size-asian="6pt" style:font-size-complex="6pt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fo:font-size="6pt" style:font-size-asian="6pt" style:font-size-complex="6pt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fo:font-size="6pt" style:font-size-asian="6pt" style:font-size-complex="6pt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fo:font-size="6pt" style:font-size-asian="6pt" style:font-size-complex="6pt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fo:font-size="6pt" style:font-size-asian="6pt" style:font-size-complex="6pt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fo:font-size="6pt" style:font-size-asian="6pt" style:font-size-complex="6pt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fo:font-size="6pt" style:font-size-asian="6pt" style:font-size-complex="6pt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fo:font-size="6pt" style:font-size-asian="6pt" style:font-size-complex="6pt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fo:font-size="6pt" style:font-size-asian="6pt" style:font-size-complex="6pt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fo:font-size="6pt" style:font-size-asian="6pt" style:font-size-complex="6pt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fo:font-size="6pt" style:font-size-asian="6pt" style:font-size-complex="6pt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fo:font-size="6pt" style:font-size-asian="6pt" style:font-size-complex="6pt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fo:font-size="6pt" style:font-size-asian="6pt" style:font-size-complex="6pt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fo:font-size="6pt" style:font-size-asian="6pt" style:font-size-complex="6pt"/>
    </style:style>
    <style:style style:name="TableCell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fo:font-size="6pt" style:font-size-asian="6pt" style:font-size-complex="6pt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fo:font-size="6pt" style:font-size-asian="6pt" style:font-size-complex="6pt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fo:font-size="6pt" style:font-size-asian="6pt" style:font-size-complex="6pt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fo:font-size="6pt" style:font-size-asian="6pt" style:font-size-complex="6pt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fo:font-size="6pt" style:font-size-asian="6pt" style:font-size-complex="6pt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fo:font-size="6pt" style:font-size-asian="6pt" style:font-size-complex="6pt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fo:font-size="6pt" style:font-size-asian="6pt" style:font-size-complex="6pt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fo:font-size="6pt" style:font-size-asian="6pt" style:font-size-complex="6pt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fo:font-size="6pt" style:font-size-asian="6pt" style:font-size-complex="6pt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fo:font-size="6pt" style:font-size-asian="6pt" style:font-size-complex="6pt"/>
    </style:style>
    <style:style style:name="TableCell6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fo:font-size="6pt" style:font-size-asian="6pt" style:font-size-complex="6pt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fo:font-size="6pt" style:font-size-asian="6pt" style:font-size-complex="6pt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fo:font-size="6pt" style:font-size-asian="6pt" style:font-size-complex="6pt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fo:font-size="6pt" style:font-size-asian="6pt" style:font-size-complex="6pt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fo:font-size="6pt" style:font-size-asian="6pt" style:font-size-complex="6pt"/>
    </style:style>
    <style:style style:name="TableCell6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fo:font-size="6pt" style:font-size-asian="6pt" style:font-size-complex="6pt"/>
    </style:style>
    <style:style style:name="TableRow666" style:family="table-row">
      <style:table-row-properties style:min-row-height="0.052in" style:use-optimal-row-height="false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fo:font-size="6pt" style:font-size-asian="6pt" style:font-size-complex="6pt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fo:font-size="6pt" style:font-size-asian="6pt" style:font-size-complex="6pt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fo:font-size="6pt" style:font-size-asian="6pt" style:font-size-complex="6pt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fo:font-size="6pt" style:font-size-asian="6pt" style:font-size-complex="6pt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fo:font-size="6pt" style:font-size-asian="6pt" style:font-size-complex="6pt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fo:font-size="6pt" style:font-size-asian="6pt" style:font-size-complex="6pt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fo:font-size="6pt" style:font-size-asian="6pt" style:font-size-complex="6pt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fo:font-size="6pt" style:font-size-asian="6pt" style:font-size-complex="6pt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fo:font-size="6pt" style:font-size-asian="6pt" style:font-size-complex="6pt"/>
    </style:style>
    <style:style style:name="TableCell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fo:font-size="6pt" style:font-size-asian="6pt" style:font-size-complex="6pt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fo:font-size="6pt" style:font-size-asian="6pt" style:font-size-complex="6pt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fo:font-size="6pt" style:font-size-asian="6pt" style:font-size-complex="6pt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fo:font-size="6pt" style:font-size-asian="6pt" style:font-size-complex="6pt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fo:font-size="6pt" style:font-size-asian="6pt" style:font-size-complex="6pt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fo:font-size="6pt" style:font-size-asian="6pt" style:font-size-complex="6pt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fo:font-size="6pt" style:font-size-asian="6pt" style:font-size-complex="6pt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fo:font-size="6pt" style:font-size-asian="6pt" style:font-size-complex="6pt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fo:font-size="6pt" style:font-size-asian="6pt" style:font-size-complex="6pt"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fo:font-size="6pt" style:font-size-asian="6pt" style:font-size-complex="6pt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fo:font-size="6pt" style:font-size-asian="6pt" style:font-size-complex="6pt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fo:font-size="6pt" style:font-size-asian="6pt" style:font-size-complex="6pt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fo:font-size="6pt" style:font-size-asian="6pt" style:font-size-complex="6pt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fo:font-size="6pt" style:font-size-asian="6pt" style:font-size-complex="6pt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fo:font-size="6pt" style:font-size-asian="6pt" style:font-size-complex="6pt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fo:font-size="6pt" style:font-size-asian="6pt" style:font-size-complex="6pt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fo:font-size="6pt" style:font-size-asian="6pt" style:font-size-complex="6pt"/>
    </style:style>
    <style:style style:name="TableCell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fo:font-size="6pt" style:font-size-asian="6pt" style:font-size-complex="6pt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fo:font-size="6pt" style:font-size-asian="6pt" style:font-size-complex="6pt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fo:font-size="6pt" style:font-size-asian="6pt" style:font-size-complex="6pt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fo:font-size="6pt" style:font-size-asian="6pt" style:font-size-complex="6pt"/>
    </style:style>
    <style:style style:name="TableCell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text-properties fo:font-size="6pt" style:font-size-asian="6pt" style:font-size-complex="6pt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text-properties fo:font-size="6pt" style:font-size-asian="6pt" style:font-size-complex="6pt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text-properties fo:font-size="6pt" style:font-size-asian="6pt" style:font-size-complex="6pt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fo:font-size="6pt" style:font-size-asian="6pt" style:font-size-complex="6pt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fo:font-size="6pt" style:font-size-asian="6pt" style:font-size-complex="6pt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fo:font-size="6pt" style:font-size-asian="6pt" style:font-size-complex="6pt"/>
    </style:style>
    <style:style style:name="TableRow741" style:family="table-row">
      <style:table-row-properties style:min-row-height="0.052in"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fo:font-size="6pt" style:font-size-asian="6pt" style:font-size-complex="6pt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fo:font-size="6pt" style:font-size-asian="6pt" style:font-size-complex="6pt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fo:font-size="6pt" style:font-size-asian="6pt" style:font-size-complex="6pt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fo:font-size="6pt" style:font-size-asian="6pt" style:font-size-complex="6pt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fo:font-size="6pt" style:font-size-asian="6pt" style:font-size-complex="6pt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fo:font-size="6pt" style:font-size-asian="6pt" style:font-size-complex="6pt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fo:font-size="6pt" style:font-size-asian="6pt" style:font-size-complex="6pt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fo:font-size="6pt" style:font-size-asian="6pt" style:font-size-complex="6pt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fo:font-size="6pt" style:font-size-asian="6pt" style:font-size-complex="6pt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3" style:parent-style-name="TableContents" style:family="paragraph">
      <style:text-properties fo:font-size="6pt" style:font-size-asian="6pt" style:font-size-complex="6pt"/>
    </style:style>
    <style:style style:name="TableCell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5" style:parent-style-name="TableContents" style:family="paragraph">
      <style:text-properties fo:font-size="6pt" style:font-size-asian="6pt" style:font-size-complex="6pt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fo:font-size="6pt" style:font-size-asian="6pt" style:font-size-complex="6pt"/>
    </style:style>
    <style:style style:name="TableCell7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fo:font-size="6pt" style:font-size-asian="6pt" style:font-size-complex="6pt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fo:font-size="6pt" style:font-size-asian="6pt" style:font-size-complex="6pt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3" style:parent-style-name="TableContents" style:family="paragraph">
      <style:text-properties fo:font-size="6pt" style:font-size-asian="6pt" style:font-size-complex="6pt"/>
    </style:style>
    <style:style style:name="TableCell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5" style:parent-style-name="TableContents" style:family="paragraph">
      <style:text-properties fo:font-size="6pt" style:font-size-asian="6pt" style:font-size-complex="6pt"/>
    </style:style>
    <style:style style:name="TableCell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fo:font-size="6pt" style:font-size-asian="6pt" style:font-size-complex="6pt"/>
    </style:style>
    <style:style style:name="TableCell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fo:font-size="6pt" style:font-size-asian="6pt" style:font-size-complex="6pt"/>
    </style:style>
    <style:style style:name="TableCell7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1" style:parent-style-name="TableContents" style:family="paragraph">
      <style:text-properties fo:font-size="6pt" style:font-size-asian="6pt" style:font-size-complex="6pt"/>
    </style:style>
    <style:style style:name="TableCell7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fo:font-size="6pt" style:font-size-asian="6pt" style:font-size-complex="6pt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fo:font-size="6pt" style:font-size-asian="6pt" style:font-size-complex="6pt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fo:font-size="6pt" style:font-size-asian="6pt" style:font-size-complex="6pt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fo:font-size="6pt" style:font-size-asian="6pt" style:font-size-complex="6pt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fo:font-size="6pt" style:font-size-asian="6pt" style:font-size-complex="6pt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fo:font-size="6pt" style:font-size-asian="6pt" style:font-size-complex="6pt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text-properties fo:font-size="6pt" style:font-size-asian="6pt" style:font-size-complex="6pt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text-properties fo:font-size="6pt" style:font-size-asian="6pt" style:font-size-complex="6pt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fo:font-size="6pt" style:font-size-asian="6pt" style:font-size-complex="6pt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fo:font-size="6pt" style:font-size-asian="6pt" style:font-size-complex="6pt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fo:font-size="6pt" style:font-size-asian="6pt" style:font-size-complex="6pt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fo:font-size="6pt" style:font-size-asian="6pt" style:font-size-complex="6pt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fo:font-size="6pt" style:font-size-asian="6pt" style:font-size-complex="6pt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text-properties fo:font-size="6pt" style:font-size-asian="6pt" style:font-size-complex="6pt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fo:font-size="6pt" style:font-size-asian="6pt" style:font-size-complex="6pt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fo:font-size="6pt" style:font-size-asian="6pt" style:font-size-complex="6pt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fo:font-size="6pt" style:font-size-asian="6pt" style:font-size-complex="6pt"/>
    </style:style>
    <style:style style:name="TableRow816" style:family="table-row">
      <style:table-row-properties style:min-row-height="0.052in" style:use-optimal-row-height="false"/>
    </style:style>
    <style:style style:name="TableCell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fo:font-size="6pt" style:font-size-asian="6pt" style:font-size-complex="6pt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fo:font-size="6pt" style:font-size-asian="6pt" style:font-size-complex="6pt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fo:font-size="6pt" style:font-size-asian="6pt" style:font-size-complex="6pt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fo:font-size="6pt" style:font-size-asian="6pt" style:font-size-complex="6pt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fo:font-size="6pt" style:font-size-asian="6pt" style:font-size-complex="6pt"/>
    </style:style>
    <style:style style:name="TableCell8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0" style:parent-style-name="TableContents" style:family="paragraph">
      <style:text-properties fo:font-size="6pt" style:font-size-asian="6pt" style:font-size-complex="6pt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2" style:parent-style-name="TableContents" style:family="paragraph">
      <style:text-properties fo:font-size="6pt" style:font-size-asian="6pt" style:font-size-complex="6pt"/>
    </style:style>
    <style:style style:name="TableCell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fo:font-size="6pt" style:font-size-asian="6pt" style:font-size-complex="6pt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6" style:parent-style-name="TableContents" style:family="paragraph">
      <style:text-properties fo:font-size="6pt" style:font-size-asian="6pt" style:font-size-complex="6pt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text-properties fo:font-size="6pt" style:font-size-asian="6pt" style:font-size-complex="6pt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text-properties fo:font-size="6pt" style:font-size-asian="6pt" style:font-size-complex="6pt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fo:font-size="6pt" style:font-size-asian="6pt" style:font-size-complex="6pt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text-properties fo:font-size="6pt" style:font-size-asian="6pt" style:font-size-complex="6pt"/>
    </style:style>
    <style:style style:name="TableCell8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text-properties fo:font-size="6pt" style:font-size-asian="6pt" style:font-size-complex="6pt"/>
    </style:style>
    <style:style style:name="TableCell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fo:font-size="6pt" style:font-size-asian="6pt" style:font-size-complex="6pt"/>
    </style:style>
    <style:style style:name="TableCell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fo:font-size="6pt" style:font-size-asian="6pt" style:font-size-complex="6pt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fo:font-size="6pt" style:font-size-asian="6pt" style:font-size-complex="6pt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fo:font-size="6pt" style:font-size-asian="6pt" style:font-size-complex="6pt"/>
    </style:style>
    <style:style style:name="TableCell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fo:font-size="6pt" style:font-size-asian="6pt" style:font-size-complex="6pt"/>
    </style:style>
    <style:style style:name="TableCell8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fo:font-size="6pt" style:font-size-asian="6pt" style:font-size-complex="6pt"/>
    </style:style>
    <style:style style:name="TableCell8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text-properties fo:font-size="6pt" style:font-size-asian="6pt" style:font-size-complex="6pt"/>
    </style:style>
    <style:style style:name="TableCell8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2" style:parent-style-name="TableContents" style:family="paragraph">
      <style:text-properties fo:font-size="6pt" style:font-size-asian="6pt" style:font-size-complex="6pt"/>
    </style:style>
    <style:style style:name="TableCell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fo:font-size="6pt" style:font-size-asian="6pt" style:font-size-complex="6pt"/>
    </style:style>
    <style:style style:name="TableCell8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text-properties fo:font-size="6pt" style:font-size-asian="6pt" style:font-size-complex="6pt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fo:font-size="6pt" style:font-size-asian="6pt" style:font-size-complex="6pt"/>
    </style:style>
    <style:style style:name="TableCell8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0" style:parent-style-name="TableContents" style:family="paragraph">
      <style:text-properties fo:font-size="6pt" style:font-size-asian="6pt" style:font-size-complex="6pt"/>
    </style:style>
    <style:style style:name="TableCell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2" style:parent-style-name="TableContents" style:family="paragraph">
      <style:text-properties fo:font-size="6pt" style:font-size-asian="6pt" style:font-size-complex="6pt"/>
    </style:style>
    <style:style style:name="TableCell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4" style:parent-style-name="TableContents" style:family="paragraph">
      <style:text-properties fo:font-size="6pt" style:font-size-asian="6pt" style:font-size-complex="6pt"/>
    </style:style>
    <style:style style:name="TableCell8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6" style:parent-style-name="TableContents" style:family="paragraph">
      <style:text-properties fo:font-size="6pt" style:font-size-asian="6pt" style:font-size-complex="6pt"/>
    </style:style>
    <style:style style:name="TableCell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8" style:parent-style-name="TableContents" style:family="paragraph">
      <style:text-properties fo:font-size="6pt" style:font-size-asian="6pt" style:font-size-complex="6pt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text-properties fo:font-size="6pt" style:font-size-asian="6pt" style:font-size-complex="6pt"/>
    </style:style>
    <style:style style:name="TableCell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fo:font-size="6pt" style:font-size-asian="6pt" style:font-size-complex="6pt"/>
    </style:style>
    <style:style style:name="TableCell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4" style:parent-style-name="TableContents" style:family="paragraph">
      <style:text-properties fo:font-size="6pt" style:font-size-asian="6pt" style:font-size-complex="6pt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6" style:parent-style-name="TableContents" style:family="paragraph">
      <style:text-properties fo:font-size="6pt" style:font-size-asian="6pt" style:font-size-complex="6pt"/>
    </style:style>
    <style:style style:name="TableCell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8" style:parent-style-name="TableContents" style:family="paragraph">
      <style:text-properties fo:font-size="6pt" style:font-size-asian="6pt" style:font-size-complex="6pt"/>
    </style:style>
    <style:style style:name="TableCell8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0" style:parent-style-name="TableContents" style:family="paragraph">
      <style:text-properties fo:font-size="6pt" style:font-size-asian="6pt" style:font-size-complex="6pt"/>
    </style:style>
    <style:style style:name="TableRow891" style:family="table-row">
      <style:table-row-properties style:min-row-height="0.052in" style:use-optimal-row-height="false"/>
    </style:style>
    <style:style style:name="TableCell8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8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5" style:parent-style-name="TableContents" style:family="paragraph">
      <style:text-properties fo:font-size="6pt" style:font-size-asian="6pt" style:font-size-complex="6pt"/>
    </style:style>
    <style:style style:name="TableCell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text-properties fo:font-size="6pt" style:font-size-asian="6pt" style:font-size-complex="6pt"/>
    </style:style>
    <style:style style:name="TableCell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text-properties fo:font-size="6pt" style:font-size-asian="6pt" style:font-size-complex="6pt"/>
    </style:style>
    <style:style style:name="TableCell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text-properties fo:font-size="6pt" style:font-size-asian="6pt" style:font-size-complex="6pt"/>
    </style:style>
    <style:style style:name="TableCell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text-properties fo:font-size="6pt" style:font-size-asian="6pt" style:font-size-complex="6pt"/>
    </style:style>
    <style:style style:name="TableCell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5" style:parent-style-name="TableContents" style:family="paragraph">
      <style:text-properties fo:font-size="6pt" style:font-size-asian="6pt" style:font-size-complex="6pt"/>
    </style:style>
    <style:style style:name="TableCell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text-properties fo:font-size="6pt" style:font-size-asian="6pt" style:font-size-complex="6pt"/>
    </style:style>
    <style:style style:name="TableCell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text-properties fo:font-size="6pt" style:font-size-asian="6pt" style:font-size-complex="6pt"/>
    </style:style>
    <style:style style:name="TableCell9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1" style:parent-style-name="TableContents" style:family="paragraph">
      <style:text-properties fo:font-size="6pt" style:font-size-asian="6pt" style:font-size-complex="6pt"/>
    </style:style>
    <style:style style:name="TableCell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3" style:parent-style-name="TableContents" style:family="paragraph">
      <style:text-properties fo:font-size="6pt" style:font-size-asian="6pt" style:font-size-complex="6pt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text-properties fo:font-size="6pt" style:font-size-asian="6pt" style:font-size-complex="6pt"/>
    </style:style>
    <style:style style:name="TableCell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text-properties fo:font-size="6pt" style:font-size-asian="6pt" style:font-size-complex="6pt"/>
    </style:style>
    <style:style style:name="TableCell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9" style:parent-style-name="TableContents" style:family="paragraph">
      <style:text-properties fo:font-size="6pt" style:font-size-asian="6pt" style:font-size-complex="6pt"/>
    </style:style>
    <style:style style:name="TableCell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1" style:parent-style-name="TableContents" style:family="paragraph">
      <style:text-properties fo:font-size="6pt" style:font-size-asian="6pt" style:font-size-complex="6pt"/>
    </style:style>
    <style:style style:name="TableCell9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text-properties fo:font-size="6pt" style:font-size-asian="6pt" style:font-size-complex="6pt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fo:font-size="6pt" style:font-size-asian="6pt" style:font-size-complex="6pt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7" style:parent-style-name="TableContents" style:family="paragraph">
      <style:text-properties fo:font-size="6pt" style:font-size-asian="6pt" style:font-size-complex="6pt"/>
    </style:style>
    <style:style style:name="TableCell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9" style:parent-style-name="TableContents" style:family="paragraph">
      <style:text-properties fo:font-size="6pt" style:font-size-asian="6pt" style:font-size-complex="6pt"/>
    </style:style>
    <style:style style:name="TableCell9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fo:font-size="6pt" style:font-size-asian="6pt" style:font-size-complex="6pt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fo:font-size="6pt" style:font-size-asian="6pt" style:font-size-complex="6pt"/>
    </style:style>
    <style:style style:name="TableCell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5" style:parent-style-name="TableContents" style:family="paragraph">
      <style:text-properties fo:font-size="6pt" style:font-size-asian="6pt" style:font-size-complex="6pt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text-properties fo:font-size="6pt" style:font-size-asian="6pt" style:font-size-complex="6pt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text-properties fo:font-size="6pt" style:font-size-asian="6pt" style:font-size-complex="6pt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text-properties fo:font-size="6pt" style:font-size-asian="6pt" style:font-size-complex="6pt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3" style:parent-style-name="TableContents" style:family="paragraph">
      <style:text-properties fo:font-size="6pt" style:font-size-asian="6pt" style:font-size-complex="6pt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text-properties fo:font-size="6pt" style:font-size-asian="6pt" style:font-size-complex="6pt"/>
    </style:style>
    <style:style style:name="TableCell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text-properties fo:font-size="6pt" style:font-size-asian="6pt" style:font-size-complex="6pt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9" style:parent-style-name="TableContents" style:family="paragraph">
      <style:text-properties fo:font-size="6pt" style:font-size-asian="6pt" style:font-size-complex="6pt"/>
    </style:style>
    <style:style style:name="TableCell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1" style:parent-style-name="TableContents" style:family="paragraph">
      <style:text-properties fo:font-size="6pt" style:font-size-asian="6pt" style:font-size-complex="6pt"/>
    </style:style>
    <style:style style:name="TableCell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3" style:parent-style-name="TableContents" style:family="paragraph">
      <style:text-properties fo:font-size="6pt" style:font-size-asian="6pt" style:font-size-complex="6pt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5" style:parent-style-name="TableContents" style:family="paragraph">
      <style:text-properties fo:font-size="6pt" style:font-size-asian="6pt" style:font-size-complex="6pt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text-properties fo:font-size="6pt" style:font-size-asian="6pt" style:font-size-complex="6pt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text-properties fo:font-size="6pt" style:font-size-asian="6pt" style:font-size-complex="6pt"/>
    </style:style>
    <style:style style:name="TableCell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text-properties fo:font-size="6pt" style:font-size-asian="6pt" style:font-size-complex="6pt"/>
    </style:style>
    <style:style style:name="TableCell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3" style:parent-style-name="TableContents" style:family="paragraph">
      <style:text-properties fo:font-size="6pt" style:font-size-asian="6pt" style:font-size-complex="6pt"/>
    </style:style>
    <style:style style:name="TableCell9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5" style:parent-style-name="TableContents" style:family="paragraph">
      <style:text-properties fo:font-size="6pt" style:font-size-asian="6pt" style:font-size-complex="6pt"/>
    </style:style>
    <style:style style:name="TableRow966" style:family="table-row">
      <style:table-row-properties style:min-row-height="0.052in" style:use-optimal-row-height="false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text-properties fo:font-size="6pt" style:font-size-asian="6pt" style:font-size-complex="6pt"/>
    </style:style>
    <style:style style:name="TableCell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text-properties fo:font-size="6pt" style:font-size-asian="6pt" style:font-size-complex="6pt"/>
    </style:style>
    <style:style style:name="TableCell9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4" style:parent-style-name="TableContents" style:family="paragraph">
      <style:text-properties fo:font-size="6pt" style:font-size-asian="6pt" style:font-size-complex="6pt"/>
    </style:style>
    <style:style style:name="TableCell9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6" style:parent-style-name="TableContents" style:family="paragraph">
      <style:text-properties fo:font-size="6pt" style:font-size-asian="6pt" style:font-size-complex="6pt"/>
    </style:style>
    <style:style style:name="TableCell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8" style:parent-style-name="TableContents" style:family="paragraph">
      <style:text-properties fo:font-size="6pt" style:font-size-asian="6pt" style:font-size-complex="6pt"/>
    </style:style>
    <style:style style:name="TableCell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0" style:parent-style-name="TableContents" style:family="paragraph">
      <style:text-properties fo:font-size="6pt" style:font-size-asian="6pt" style:font-size-complex="6pt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2" style:parent-style-name="TableContents" style:family="paragraph">
      <style:text-properties fo:font-size="6pt" style:font-size-asian="6pt" style:font-size-complex="6pt"/>
    </style:style>
    <style:style style:name="TableCell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4" style:parent-style-name="TableContents" style:family="paragraph">
      <style:text-properties fo:font-size="6pt" style:font-size-asian="6pt" style:font-size-complex="6pt"/>
    </style:style>
    <style:style style:name="TableCell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6" style:parent-style-name="TableContents" style:family="paragraph">
      <style:text-properties fo:font-size="6pt" style:font-size-asian="6pt" style:font-size-complex="6pt"/>
    </style:style>
    <style:style style:name="TableCell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8" style:parent-style-name="TableContents" style:family="paragraph">
      <style:text-properties fo:font-size="6pt" style:font-size-asian="6pt" style:font-size-complex="6pt"/>
    </style:style>
    <style:style style:name="TableCell9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text-properties fo:font-size="6pt" style:font-size-asian="6pt" style:font-size-complex="6pt"/>
    </style:style>
    <style:style style:name="TableCell9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text-properties fo:font-size="6pt" style:font-size-asian="6pt" style:font-size-complex="6pt"/>
    </style:style>
    <style:style style:name="TableCell9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4" style:parent-style-name="TableContents" style:family="paragraph">
      <style:text-properties fo:font-size="6pt" style:font-size-asian="6pt" style:font-size-complex="6pt"/>
    </style:style>
    <style:style style:name="TableCell9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6" style:parent-style-name="TableContents" style:family="paragraph">
      <style:text-properties fo:font-size="6pt" style:font-size-asian="6pt" style:font-size-complex="6pt"/>
    </style:style>
    <style:style style:name="TableCell9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8" style:parent-style-name="TableContents" style:family="paragraph">
      <style:text-properties fo:font-size="6pt" style:font-size-asian="6pt" style:font-size-complex="6pt"/>
    </style:style>
    <style:style style:name="TableCell9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0" style:parent-style-name="TableContents" style:family="paragraph">
      <style:text-properties fo:font-size="6pt" style:font-size-asian="6pt" style:font-size-complex="6pt"/>
    </style:style>
    <style:style style:name="TableCell10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2" style:parent-style-name="TableContents" style:family="paragraph">
      <style:text-properties fo:font-size="6pt" style:font-size-asian="6pt" style:font-size-complex="6pt"/>
    </style:style>
    <style:style style:name="TableCell10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4" style:parent-style-name="TableContents" style:family="paragraph">
      <style:text-properties fo:font-size="6pt" style:font-size-asian="6pt" style:font-size-complex="6pt"/>
    </style:style>
    <style:style style:name="TableCell10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6" style:parent-style-name="TableContents" style:family="paragraph">
      <style:text-properties fo:font-size="6pt" style:font-size-asian="6pt" style:font-size-complex="6pt"/>
    </style:style>
    <style:style style:name="TableCell10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8" style:parent-style-name="TableContents" style:family="paragraph">
      <style:text-properties fo:font-size="6pt" style:font-size-asian="6pt" style:font-size-complex="6pt"/>
    </style:style>
    <style:style style:name="TableCell10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0" style:parent-style-name="TableContents" style:family="paragraph">
      <style:text-properties fo:font-size="6pt" style:font-size-asian="6pt" style:font-size-complex="6pt"/>
    </style:style>
    <style:style style:name="TableCell10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2" style:parent-style-name="TableContents" style:family="paragraph">
      <style:text-properties fo:font-size="6pt" style:font-size-asian="6pt" style:font-size-complex="6pt"/>
    </style:style>
    <style:style style:name="TableCell10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4" style:parent-style-name="TableContents" style:family="paragraph">
      <style:text-properties fo:font-size="6pt" style:font-size-asian="6pt" style:font-size-complex="6pt"/>
    </style:style>
    <style:style style:name="TableCell10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6" style:parent-style-name="TableContents" style:family="paragraph">
      <style:text-properties fo:font-size="6pt" style:font-size-asian="6pt" style:font-size-complex="6pt"/>
    </style:style>
    <style:style style:name="TableCell10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8" style:parent-style-name="TableContents" style:family="paragraph">
      <style:text-properties fo:font-size="6pt" style:font-size-asian="6pt" style:font-size-complex="6pt"/>
    </style:style>
    <style:style style:name="TableCell10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0" style:parent-style-name="TableContents" style:family="paragraph">
      <style:text-properties fo:font-size="6pt" style:font-size-asian="6pt" style:font-size-complex="6pt"/>
    </style:style>
    <style:style style:name="TableCell10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2" style:parent-style-name="TableContents" style:family="paragraph">
      <style:text-properties fo:font-size="6pt" style:font-size-asian="6pt" style:font-size-complex="6pt"/>
    </style:style>
    <style:style style:name="TableCell1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4" style:parent-style-name="TableContents" style:family="paragraph">
      <style:text-properties fo:font-size="6pt" style:font-size-asian="6pt" style:font-size-complex="6pt"/>
    </style:style>
    <style:style style:name="TableCell1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6" style:parent-style-name="TableContents" style:family="paragraph">
      <style:text-properties fo:font-size="6pt" style:font-size-asian="6pt" style:font-size-complex="6pt"/>
    </style:style>
    <style:style style:name="TableCell1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8" style:parent-style-name="TableContents" style:family="paragraph">
      <style:text-properties fo:font-size="6pt" style:font-size-asian="6pt" style:font-size-complex="6pt"/>
    </style:style>
    <style:style style:name="TableCell10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0" style:parent-style-name="TableContents" style:family="paragraph">
      <style:text-properties fo:font-size="6pt" style:font-size-asian="6pt" style:font-size-complex="6pt"/>
    </style:style>
    <style:style style:name="TableCell1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2" style:parent-style-name="TableContents" style:family="paragraph">
      <style:text-properties fo:font-size="6pt" style:font-size-asian="6pt" style:font-size-complex="6pt"/>
    </style:style>
    <style:style style:name="TableCell1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4" style:parent-style-name="TableContents" style:family="paragraph">
      <style:text-properties fo:font-size="6pt" style:font-size-asian="6pt" style:font-size-complex="6pt"/>
    </style:style>
    <style:style style:name="TableCell10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6" style:parent-style-name="TableContents" style:family="paragraph">
      <style:text-properties fo:font-size="6pt" style:font-size-asian="6pt" style:font-size-complex="6pt"/>
    </style:style>
    <style:style style:name="TableCell10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8" style:parent-style-name="TableContents" style:family="paragraph">
      <style:text-properties fo:font-size="6pt" style:font-size-asian="6pt" style:font-size-complex="6pt"/>
    </style:style>
    <style:style style:name="TableCell10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0" style:parent-style-name="TableContents" style:family="paragraph">
      <style:text-properties fo:font-size="6pt" style:font-size-asian="6pt" style:font-size-complex="6pt"/>
    </style:style>
    <style:style style:name="TableRow1041" style:family="table-row">
      <style:table-row-properties style:min-row-height="0.052in" style:use-optimal-row-height="false"/>
    </style:style>
    <style:style style:name="TableCell10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10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5" style:parent-style-name="TableContents" style:family="paragraph">
      <style:text-properties fo:font-size="6pt" style:font-size-asian="6pt" style:font-size-complex="6pt"/>
    </style:style>
    <style:style style:name="TableCell10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7" style:parent-style-name="TableContents" style:family="paragraph">
      <style:text-properties fo:font-size="6pt" style:font-size-asian="6pt" style:font-size-complex="6pt"/>
    </style:style>
    <style:style style:name="TableCell1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9" style:parent-style-name="TableContents" style:family="paragraph">
      <style:text-properties fo:font-size="6pt" style:font-size-asian="6pt" style:font-size-complex="6pt"/>
    </style:style>
    <style:style style:name="TableCell1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1" style:parent-style-name="TableContents" style:family="paragraph">
      <style:text-properties fo:font-size="6pt" style:font-size-asian="6pt" style:font-size-complex="6pt"/>
    </style:style>
    <style:style style:name="TableCell1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3" style:parent-style-name="TableContents" style:family="paragraph">
      <style:text-properties fo:font-size="6pt" style:font-size-asian="6pt" style:font-size-complex="6pt"/>
    </style:style>
    <style:style style:name="TableCell10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5" style:parent-style-name="TableContents" style:family="paragraph">
      <style:text-properties fo:font-size="6pt" style:font-size-asian="6pt" style:font-size-complex="6pt"/>
    </style:style>
    <style:style style:name="TableCell1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7" style:parent-style-name="TableContents" style:family="paragraph">
      <style:text-properties fo:font-size="6pt" style:font-size-asian="6pt" style:font-size-complex="6pt"/>
    </style:style>
    <style:style style:name="TableCell10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9" style:parent-style-name="TableContents" style:family="paragraph">
      <style:text-properties fo:font-size="6pt" style:font-size-asian="6pt" style:font-size-complex="6pt"/>
    </style:style>
    <style:style style:name="TableCell10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1" style:parent-style-name="TableContents" style:family="paragraph">
      <style:text-properties fo:font-size="6pt" style:font-size-asian="6pt" style:font-size-complex="6pt"/>
    </style:style>
    <style:style style:name="TableCell1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3" style:parent-style-name="TableContents" style:family="paragraph">
      <style:text-properties fo:font-size="6pt" style:font-size-asian="6pt" style:font-size-complex="6pt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5" style:parent-style-name="TableContents" style:family="paragraph">
      <style:text-properties fo:font-size="6pt" style:font-size-asian="6pt" style:font-size-complex="6pt"/>
    </style:style>
    <style:style style:name="TableCell1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7" style:parent-style-name="TableContents" style:family="paragraph">
      <style:text-properties fo:font-size="6pt" style:font-size-asian="6pt" style:font-size-complex="6pt"/>
    </style:style>
    <style:style style:name="TableCell1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9" style:parent-style-name="TableContents" style:family="paragraph">
      <style:text-properties fo:font-size="6pt" style:font-size-asian="6pt" style:font-size-complex="6pt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1" style:parent-style-name="TableContents" style:family="paragraph">
      <style:text-properties fo:font-size="6pt" style:font-size-asian="6pt" style:font-size-complex="6pt"/>
    </style:style>
    <style:style style:name="TableCell10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3" style:parent-style-name="TableContents" style:family="paragraph">
      <style:text-properties fo:font-size="6pt" style:font-size-asian="6pt" style:font-size-complex="6pt"/>
    </style:style>
    <style:style style:name="TableCell10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5" style:parent-style-name="TableContents" style:family="paragraph">
      <style:text-properties fo:font-size="6pt" style:font-size-asian="6pt" style:font-size-complex="6pt"/>
    </style:style>
    <style:style style:name="TableCell10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7" style:parent-style-name="TableContents" style:family="paragraph">
      <style:text-properties fo:font-size="6pt" style:font-size-asian="6pt" style:font-size-complex="6pt"/>
    </style:style>
    <style:style style:name="TableCell10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9" style:parent-style-name="TableContents" style:family="paragraph">
      <style:text-properties fo:font-size="6pt" style:font-size-asian="6pt" style:font-size-complex="6pt"/>
    </style:style>
    <style:style style:name="TableCell10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1" style:parent-style-name="TableContents" style:family="paragraph">
      <style:text-properties fo:font-size="6pt" style:font-size-asian="6pt" style:font-size-complex="6pt"/>
    </style:style>
    <style:style style:name="TableCell10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3" style:parent-style-name="TableContents" style:family="paragraph">
      <style:text-properties fo:font-size="6pt" style:font-size-asian="6pt" style:font-size-complex="6pt"/>
    </style:style>
    <style:style style:name="TableCell1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5" style:parent-style-name="TableContents" style:family="paragraph">
      <style:text-properties fo:font-size="6pt" style:font-size-asian="6pt" style:font-size-complex="6pt"/>
    </style:style>
    <style:style style:name="TableCell1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7" style:parent-style-name="TableContents" style:family="paragraph">
      <style:text-properties fo:font-size="6pt" style:font-size-asian="6pt" style:font-size-complex="6pt"/>
    </style:style>
    <style:style style:name="TableCell10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9" style:parent-style-name="TableContents" style:family="paragraph">
      <style:text-properties fo:font-size="6pt" style:font-size-asian="6pt" style:font-size-complex="6pt"/>
    </style:style>
    <style:style style:name="TableCell10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1" style:parent-style-name="TableContents" style:family="paragraph">
      <style:text-properties fo:font-size="6pt" style:font-size-asian="6pt" style:font-size-complex="6pt"/>
    </style:style>
    <style:style style:name="TableCell1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3" style:parent-style-name="TableContents" style:family="paragraph">
      <style:text-properties fo:font-size="6pt" style:font-size-asian="6pt" style:font-size-complex="6pt"/>
    </style:style>
    <style:style style:name="TableCell1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5" style:parent-style-name="TableContents" style:family="paragraph">
      <style:text-properties fo:font-size="6pt" style:font-size-asian="6pt" style:font-size-complex="6pt"/>
    </style:style>
    <style:style style:name="TableCell1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7" style:parent-style-name="TableContents" style:family="paragraph">
      <style:text-properties fo:font-size="6pt" style:font-size-asian="6pt" style:font-size-complex="6pt"/>
    </style:style>
    <style:style style:name="TableCell10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9" style:parent-style-name="TableContents" style:family="paragraph">
      <style:text-properties fo:font-size="6pt" style:font-size-asian="6pt" style:font-size-complex="6pt"/>
    </style:style>
    <style:style style:name="TableCell1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1" style:parent-style-name="TableContents" style:family="paragraph">
      <style:text-properties fo:font-size="6pt" style:font-size-asian="6pt" style:font-size-complex="6pt"/>
    </style:style>
    <style:style style:name="TableCell1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3" style:parent-style-name="TableContents" style:family="paragraph">
      <style:text-properties fo:font-size="6pt" style:font-size-asian="6pt" style:font-size-complex="6pt"/>
    </style:style>
    <style:style style:name="TableCell1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5" style:parent-style-name="TableContents" style:family="paragraph">
      <style:text-properties fo:font-size="6pt" style:font-size-asian="6pt" style:font-size-complex="6pt"/>
    </style:style>
    <style:style style:name="TableCell1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7" style:parent-style-name="TableContents" style:family="paragraph">
      <style:text-properties fo:font-size="6pt" style:font-size-asian="6pt" style:font-size-complex="6pt"/>
    </style:style>
    <style:style style:name="TableCell1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9" style:parent-style-name="TableContents" style:family="paragraph">
      <style:text-properties fo:font-size="6pt" style:font-size-asian="6pt" style:font-size-complex="6pt"/>
    </style:style>
    <style:style style:name="TableCell1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1" style:parent-style-name="TableContents" style:family="paragraph">
      <style:text-properties fo:font-size="6pt" style:font-size-asian="6pt" style:font-size-complex="6pt"/>
    </style:style>
    <style:style style:name="TableCell1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3" style:parent-style-name="TableContents" style:family="paragraph">
      <style:text-properties fo:font-size="6pt" style:font-size-asian="6pt" style:font-size-complex="6pt"/>
    </style:style>
    <style:style style:name="TableCell1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5" style:parent-style-name="TableContents" style:family="paragraph">
      <style:text-properties fo:font-size="6pt" style:font-size-asian="6pt" style:font-size-complex="6pt"/>
    </style:style>
    <style:style style:name="TableRow1116" style:family="table-row">
      <style:table-row-properties style:min-row-height="0.052in" style:use-optimal-row-height="false"/>
    </style:style>
    <style:style style:name="TableCell1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1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0" style:parent-style-name="TableContents" style:family="paragraph">
      <style:text-properties fo:font-size="6pt" style:font-size-asian="6pt" style:font-size-complex="6pt"/>
    </style:style>
    <style:style style:name="TableCell1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2" style:parent-style-name="TableContents" style:family="paragraph">
      <style:text-properties fo:font-size="6pt" style:font-size-asian="6pt" style:font-size-complex="6pt"/>
    </style:style>
    <style:style style:name="TableCell1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4" style:parent-style-name="TableContents" style:family="paragraph">
      <style:text-properties fo:font-size="6pt" style:font-size-asian="6pt" style:font-size-complex="6pt"/>
    </style:style>
    <style:style style:name="TableCell1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6" style:parent-style-name="TableContents" style:family="paragraph">
      <style:text-properties fo:font-size="6pt" style:font-size-asian="6pt" style:font-size-complex="6pt"/>
    </style:style>
    <style:style style:name="TableCell1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8" style:parent-style-name="TableContents" style:family="paragraph">
      <style:text-properties fo:font-size="6pt" style:font-size-asian="6pt" style:font-size-complex="6pt"/>
    </style:style>
    <style:style style:name="TableCell1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0" style:parent-style-name="TableContents" style:family="paragraph">
      <style:text-properties fo:font-size="6pt" style:font-size-asian="6pt" style:font-size-complex="6pt"/>
    </style:style>
    <style:style style:name="TableCell1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2" style:parent-style-name="TableContents" style:family="paragraph">
      <style:text-properties fo:font-size="6pt" style:font-size-asian="6pt" style:font-size-complex="6pt"/>
    </style:style>
    <style:style style:name="TableCell1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4" style:parent-style-name="TableContents" style:family="paragraph">
      <style:text-properties fo:font-size="6pt" style:font-size-asian="6pt" style:font-size-complex="6pt"/>
    </style:style>
    <style:style style:name="TableCell1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6" style:parent-style-name="TableContents" style:family="paragraph">
      <style:text-properties fo:font-size="6pt" style:font-size-asian="6pt" style:font-size-complex="6pt"/>
    </style:style>
    <style:style style:name="TableCell1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8" style:parent-style-name="TableContents" style:family="paragraph">
      <style:text-properties fo:font-size="6pt" style:font-size-asian="6pt" style:font-size-complex="6pt"/>
    </style:style>
    <style:style style:name="TableCell1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0" style:parent-style-name="TableContents" style:family="paragraph">
      <style:text-properties fo:font-size="6pt" style:font-size-asian="6pt" style:font-size-complex="6pt"/>
    </style:style>
    <style:style style:name="TableCell1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2" style:parent-style-name="TableContents" style:family="paragraph">
      <style:text-properties fo:font-size="6pt" style:font-size-asian="6pt" style:font-size-complex="6pt"/>
    </style:style>
    <style:style style:name="TableCell1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4" style:parent-style-name="TableContents" style:family="paragraph">
      <style:text-properties fo:font-size="6pt" style:font-size-asian="6pt" style:font-size-complex="6pt"/>
    </style:style>
    <style:style style:name="TableCell1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6" style:parent-style-name="TableContents" style:family="paragraph">
      <style:text-properties fo:font-size="6pt" style:font-size-asian="6pt" style:font-size-complex="6pt"/>
    </style:style>
    <style:style style:name="TableCell1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8" style:parent-style-name="TableContents" style:family="paragraph">
      <style:text-properties fo:font-size="6pt" style:font-size-asian="6pt" style:font-size-complex="6pt"/>
    </style:style>
    <style:style style:name="TableCell1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0" style:parent-style-name="TableContents" style:family="paragraph">
      <style:text-properties fo:font-size="6pt" style:font-size-asian="6pt" style:font-size-complex="6pt"/>
    </style:style>
    <style:style style:name="TableCell1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2" style:parent-style-name="TableContents" style:family="paragraph">
      <style:text-properties fo:font-size="6pt" style:font-size-asian="6pt" style:font-size-complex="6pt"/>
    </style:style>
    <style:style style:name="TableCell1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4" style:parent-style-name="TableContents" style:family="paragraph">
      <style:text-properties fo:font-size="6pt" style:font-size-asian="6pt" style:font-size-complex="6pt"/>
    </style:style>
    <style:style style:name="TableCell1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6" style:parent-style-name="TableContents" style:family="paragraph">
      <style:text-properties fo:font-size="6pt" style:font-size-asian="6pt" style:font-size-complex="6pt"/>
    </style:style>
    <style:style style:name="TableCell1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8" style:parent-style-name="TableContents" style:family="paragraph">
      <style:text-properties fo:font-size="6pt" style:font-size-asian="6pt" style:font-size-complex="6pt"/>
    </style:style>
    <style:style style:name="TableCell1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0" style:parent-style-name="TableContents" style:family="paragraph">
      <style:text-properties fo:font-size="6pt" style:font-size-asian="6pt" style:font-size-complex="6pt"/>
    </style:style>
    <style:style style:name="TableCell1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2" style:parent-style-name="TableContents" style:family="paragraph">
      <style:text-properties fo:font-size="6pt" style:font-size-asian="6pt" style:font-size-complex="6pt"/>
    </style:style>
    <style:style style:name="TableCell1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4" style:parent-style-name="TableContents" style:family="paragraph">
      <style:text-properties fo:font-size="6pt" style:font-size-asian="6pt" style:font-size-complex="6pt"/>
    </style:style>
    <style:style style:name="TableCell1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6" style:parent-style-name="TableContents" style:family="paragraph">
      <style:text-properties fo:font-size="6pt" style:font-size-asian="6pt" style:font-size-complex="6pt"/>
    </style:style>
    <style:style style:name="TableCell1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8" style:parent-style-name="TableContents" style:family="paragraph">
      <style:text-properties fo:font-size="6pt" style:font-size-asian="6pt" style:font-size-complex="6pt"/>
    </style:style>
    <style:style style:name="TableCell1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0" style:parent-style-name="TableContents" style:family="paragraph">
      <style:text-properties fo:font-size="6pt" style:font-size-asian="6pt" style:font-size-complex="6pt"/>
    </style:style>
    <style:style style:name="TableCell1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2" style:parent-style-name="TableContents" style:family="paragraph">
      <style:text-properties fo:font-size="6pt" style:font-size-asian="6pt" style:font-size-complex="6pt"/>
    </style:style>
    <style:style style:name="TableCell1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4" style:parent-style-name="TableContents" style:family="paragraph">
      <style:text-properties fo:font-size="6pt" style:font-size-asian="6pt" style:font-size-complex="6pt"/>
    </style:style>
    <style:style style:name="TableCell1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6" style:parent-style-name="TableContents" style:family="paragraph">
      <style:text-properties fo:font-size="6pt" style:font-size-asian="6pt" style:font-size-complex="6pt"/>
    </style:style>
    <style:style style:name="TableCell1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8" style:parent-style-name="TableContents" style:family="paragraph">
      <style:text-properties fo:font-size="6pt" style:font-size-asian="6pt" style:font-size-complex="6pt"/>
    </style:style>
    <style:style style:name="TableCell1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0" style:parent-style-name="TableContents" style:family="paragraph">
      <style:text-properties fo:font-size="6pt" style:font-size-asian="6pt" style:font-size-complex="6pt"/>
    </style:style>
    <style:style style:name="TableCell1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2" style:parent-style-name="TableContents" style:family="paragraph">
      <style:text-properties fo:font-size="6pt" style:font-size-asian="6pt" style:font-size-complex="6pt"/>
    </style:style>
    <style:style style:name="TableCell1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4" style:parent-style-name="TableContents" style:family="paragraph">
      <style:text-properties fo:font-size="6pt" style:font-size-asian="6pt" style:font-size-complex="6pt"/>
    </style:style>
    <style:style style:name="TableCell1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6" style:parent-style-name="TableContents" style:family="paragraph">
      <style:text-properties fo:font-size="6pt" style:font-size-asian="6pt" style:font-size-complex="6pt"/>
    </style:style>
    <style:style style:name="TableCell1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8" style:parent-style-name="TableContents" style:family="paragraph">
      <style:text-properties fo:font-size="6pt" style:font-size-asian="6pt" style:font-size-complex="6pt"/>
    </style:style>
    <style:style style:name="TableCell1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0" style:parent-style-name="TableContents" style:family="paragraph">
      <style:text-properties fo:font-size="6pt" style:font-size-asian="6pt" style:font-size-complex="6pt"/>
    </style:style>
    <style:style style:name="TableRow1191" style:family="table-row">
      <style:table-row-properties style:min-row-height="0.052in" style:use-optimal-row-height="false"/>
    </style:style>
    <style:style style:name="TableCell1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1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5" style:parent-style-name="TableContents" style:family="paragraph">
      <style:text-properties fo:font-size="6pt" style:font-size-asian="6pt" style:font-size-complex="6pt"/>
    </style:style>
    <style:style style:name="TableCell1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7" style:parent-style-name="TableContents" style:family="paragraph">
      <style:text-properties fo:font-size="6pt" style:font-size-asian="6pt" style:font-size-complex="6pt"/>
    </style:style>
    <style:style style:name="TableCell1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9" style:parent-style-name="TableContents" style:family="paragraph">
      <style:text-properties fo:font-size="6pt" style:font-size-asian="6pt" style:font-size-complex="6pt"/>
    </style:style>
    <style:style style:name="TableCell1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1" style:parent-style-name="TableContents" style:family="paragraph">
      <style:text-properties fo:font-size="6pt" style:font-size-asian="6pt" style:font-size-complex="6pt"/>
    </style:style>
    <style:style style:name="TableCell1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3" style:parent-style-name="TableContents" style:family="paragraph">
      <style:text-properties fo:font-size="6pt" style:font-size-asian="6pt" style:font-size-complex="6pt"/>
    </style:style>
    <style:style style:name="TableCell1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5" style:parent-style-name="TableContents" style:family="paragraph">
      <style:text-properties fo:font-size="6pt" style:font-size-asian="6pt" style:font-size-complex="6pt"/>
    </style:style>
    <style:style style:name="TableCell1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7" style:parent-style-name="TableContents" style:family="paragraph">
      <style:text-properties fo:font-size="6pt" style:font-size-asian="6pt" style:font-size-complex="6pt"/>
    </style:style>
    <style:style style:name="TableCell1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9" style:parent-style-name="TableContents" style:family="paragraph">
      <style:text-properties fo:font-size="6pt" style:font-size-asian="6pt" style:font-size-complex="6pt"/>
    </style:style>
    <style:style style:name="TableCell1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1" style:parent-style-name="TableContents" style:family="paragraph">
      <style:text-properties fo:font-size="6pt" style:font-size-asian="6pt" style:font-size-complex="6pt"/>
    </style:style>
    <style:style style:name="TableCell1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3" style:parent-style-name="TableContents" style:family="paragraph">
      <style:text-properties fo:font-size="6pt" style:font-size-asian="6pt" style:font-size-complex="6pt"/>
    </style:style>
    <style:style style:name="TableCell1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5" style:parent-style-name="TableContents" style:family="paragraph">
      <style:text-properties fo:font-size="6pt" style:font-size-asian="6pt" style:font-size-complex="6pt"/>
    </style:style>
    <style:style style:name="TableCell1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7" style:parent-style-name="TableContents" style:family="paragraph">
      <style:text-properties fo:font-size="6pt" style:font-size-asian="6pt" style:font-size-complex="6pt"/>
    </style:style>
    <style:style style:name="TableCell1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9" style:parent-style-name="TableContents" style:family="paragraph">
      <style:text-properties fo:font-size="6pt" style:font-size-asian="6pt" style:font-size-complex="6pt"/>
    </style:style>
    <style:style style:name="TableCell1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1" style:parent-style-name="TableContents" style:family="paragraph">
      <style:text-properties fo:font-size="6pt" style:font-size-asian="6pt" style:font-size-complex="6pt"/>
    </style:style>
    <style:style style:name="TableCell1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3" style:parent-style-name="TableContents" style:family="paragraph">
      <style:text-properties fo:font-size="6pt" style:font-size-asian="6pt" style:font-size-complex="6pt"/>
    </style:style>
    <style:style style:name="TableCell1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5" style:parent-style-name="TableContents" style:family="paragraph">
      <style:text-properties fo:font-size="6pt" style:font-size-asian="6pt" style:font-size-complex="6pt"/>
    </style:style>
    <style:style style:name="TableCell1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7" style:parent-style-name="TableContents" style:family="paragraph">
      <style:text-properties fo:font-size="6pt" style:font-size-asian="6pt" style:font-size-complex="6pt"/>
    </style:style>
    <style:style style:name="TableCell1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9" style:parent-style-name="TableContents" style:family="paragraph">
      <style:text-properties fo:font-size="6pt" style:font-size-asian="6pt" style:font-size-complex="6pt"/>
    </style:style>
    <style:style style:name="TableCell1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1" style:parent-style-name="TableContents" style:family="paragraph">
      <style:text-properties fo:font-size="6pt" style:font-size-asian="6pt" style:font-size-complex="6pt"/>
    </style:style>
    <style:style style:name="TableCell1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3" style:parent-style-name="TableContents" style:family="paragraph">
      <style:text-properties fo:font-size="6pt" style:font-size-asian="6pt" style:font-size-complex="6pt"/>
    </style:style>
    <style:style style:name="TableCell1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5" style:parent-style-name="TableContents" style:family="paragraph">
      <style:text-properties fo:font-size="6pt" style:font-size-asian="6pt" style:font-size-complex="6pt"/>
    </style:style>
    <style:style style:name="TableCell1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7" style:parent-style-name="TableContents" style:family="paragraph">
      <style:text-properties fo:font-size="6pt" style:font-size-asian="6pt" style:font-size-complex="6pt"/>
    </style:style>
    <style:style style:name="TableCell1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9" style:parent-style-name="TableContents" style:family="paragraph">
      <style:text-properties fo:font-size="6pt" style:font-size-asian="6pt" style:font-size-complex="6pt"/>
    </style:style>
    <style:style style:name="TableCell1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1" style:parent-style-name="TableContents" style:family="paragraph">
      <style:text-properties fo:font-size="6pt" style:font-size-asian="6pt" style:font-size-complex="6pt"/>
    </style:style>
    <style:style style:name="TableCell1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3" style:parent-style-name="TableContents" style:family="paragraph">
      <style:text-properties fo:font-size="6pt" style:font-size-asian="6pt" style:font-size-complex="6pt"/>
    </style:style>
    <style:style style:name="TableCell1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5" style:parent-style-name="TableContents" style:family="paragraph">
      <style:text-properties fo:font-size="6pt" style:font-size-asian="6pt" style:font-size-complex="6pt"/>
    </style:style>
    <style:style style:name="TableCell1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7" style:parent-style-name="TableContents" style:family="paragraph">
      <style:text-properties fo:font-size="6pt" style:font-size-asian="6pt" style:font-size-complex="6pt"/>
    </style:style>
    <style:style style:name="TableCell1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9" style:parent-style-name="TableContents" style:family="paragraph">
      <style:text-properties fo:font-size="6pt" style:font-size-asian="6pt" style:font-size-complex="6pt"/>
    </style:style>
    <style:style style:name="TableCell1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1" style:parent-style-name="TableContents" style:family="paragraph">
      <style:text-properties fo:font-size="6pt" style:font-size-asian="6pt" style:font-size-complex="6pt"/>
    </style:style>
    <style:style style:name="TableCell1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3" style:parent-style-name="TableContents" style:family="paragraph">
      <style:text-properties fo:font-size="6pt" style:font-size-asian="6pt" style:font-size-complex="6pt"/>
    </style:style>
    <style:style style:name="TableCell1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5" style:parent-style-name="TableContents" style:family="paragraph">
      <style:text-properties fo:font-size="6pt" style:font-size-asian="6pt" style:font-size-complex="6pt"/>
    </style:style>
    <style:style style:name="TableCell1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7" style:parent-style-name="TableContents" style:family="paragraph">
      <style:text-properties fo:font-size="6pt" style:font-size-asian="6pt" style:font-size-complex="6pt"/>
    </style:style>
    <style:style style:name="TableCell1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9" style:parent-style-name="TableContents" style:family="paragraph">
      <style:text-properties fo:font-size="6pt" style:font-size-asian="6pt" style:font-size-complex="6pt"/>
    </style:style>
    <style:style style:name="TableCell1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1" style:parent-style-name="TableContents" style:family="paragraph">
      <style:text-properties fo:font-size="6pt" style:font-size-asian="6pt" style:font-size-complex="6pt"/>
    </style:style>
    <style:style style:name="TableCell1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3" style:parent-style-name="TableContents" style:family="paragraph">
      <style:text-properties fo:font-size="6pt" style:font-size-asian="6pt" style:font-size-complex="6pt"/>
    </style:style>
    <style:style style:name="TableCell1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5" style:parent-style-name="TableContents" style:family="paragraph">
      <style:text-properties fo:font-size="6pt" style:font-size-asian="6pt" style:font-size-complex="6pt"/>
    </style:style>
    <style:style style:name="TableRow1266" style:family="table-row">
      <style:table-row-properties style:min-row-height="0.052in" style:use-optimal-row-height="false"/>
    </style:style>
    <style:style style:name="TableCell1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1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0" style:parent-style-name="TableContents" style:family="paragraph">
      <style:text-properties fo:font-size="6pt" style:font-size-asian="6pt" style:font-size-complex="6pt"/>
    </style:style>
    <style:style style:name="TableCell1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2" style:parent-style-name="TableContents" style:family="paragraph">
      <style:text-properties fo:font-size="6pt" style:font-size-asian="6pt" style:font-size-complex="6pt"/>
    </style:style>
    <style:style style:name="TableCell1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4" style:parent-style-name="TableContents" style:family="paragraph">
      <style:text-properties fo:font-size="6pt" style:font-size-asian="6pt" style:font-size-complex="6pt"/>
    </style:style>
    <style:style style:name="TableCell1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6" style:parent-style-name="TableContents" style:family="paragraph">
      <style:text-properties fo:font-size="6pt" style:font-size-asian="6pt" style:font-size-complex="6pt"/>
    </style:style>
    <style:style style:name="TableCell1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8" style:parent-style-name="TableContents" style:family="paragraph">
      <style:text-properties fo:font-size="6pt" style:font-size-asian="6pt" style:font-size-complex="6pt"/>
    </style:style>
    <style:style style:name="TableCell1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0" style:parent-style-name="TableContents" style:family="paragraph">
      <style:text-properties fo:font-size="6pt" style:font-size-asian="6pt" style:font-size-complex="6pt"/>
    </style:style>
    <style:style style:name="TableCell1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2" style:parent-style-name="TableContents" style:family="paragraph">
      <style:text-properties fo:font-size="6pt" style:font-size-asian="6pt" style:font-size-complex="6pt"/>
    </style:style>
    <style:style style:name="TableCell1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4" style:parent-style-name="TableContents" style:family="paragraph">
      <style:text-properties fo:font-size="6pt" style:font-size-asian="6pt" style:font-size-complex="6pt"/>
    </style:style>
    <style:style style:name="TableCell1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6" style:parent-style-name="TableContents" style:family="paragraph">
      <style:text-properties fo:font-size="6pt" style:font-size-asian="6pt" style:font-size-complex="6pt"/>
    </style:style>
    <style:style style:name="TableCell1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8" style:parent-style-name="TableContents" style:family="paragraph">
      <style:text-properties fo:font-size="6pt" style:font-size-asian="6pt" style:font-size-complex="6pt"/>
    </style:style>
    <style:style style:name="TableCell1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0" style:parent-style-name="TableContents" style:family="paragraph">
      <style:text-properties fo:font-size="6pt" style:font-size-asian="6pt" style:font-size-complex="6pt"/>
    </style:style>
    <style:style style:name="TableCell1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2" style:parent-style-name="TableContents" style:family="paragraph">
      <style:text-properties fo:font-size="6pt" style:font-size-asian="6pt" style:font-size-complex="6pt"/>
    </style:style>
    <style:style style:name="TableCell1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4" style:parent-style-name="TableContents" style:family="paragraph">
      <style:text-properties fo:font-size="6pt" style:font-size-asian="6pt" style:font-size-complex="6pt"/>
    </style:style>
    <style:style style:name="TableCell1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6" style:parent-style-name="TableContents" style:family="paragraph">
      <style:text-properties fo:font-size="6pt" style:font-size-asian="6pt" style:font-size-complex="6pt"/>
    </style:style>
    <style:style style:name="TableCell1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8" style:parent-style-name="TableContents" style:family="paragraph">
      <style:text-properties fo:font-size="6pt" style:font-size-asian="6pt" style:font-size-complex="6pt"/>
    </style:style>
    <style:style style:name="TableCell1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0" style:parent-style-name="TableContents" style:family="paragraph">
      <style:text-properties fo:font-size="6pt" style:font-size-asian="6pt" style:font-size-complex="6pt"/>
    </style:style>
    <style:style style:name="TableCell1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2" style:parent-style-name="TableContents" style:family="paragraph">
      <style:text-properties fo:font-size="6pt" style:font-size-asian="6pt" style:font-size-complex="6pt"/>
    </style:style>
    <style:style style:name="TableCell1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4" style:parent-style-name="TableContents" style:family="paragraph">
      <style:text-properties fo:font-size="6pt" style:font-size-asian="6pt" style:font-size-complex="6pt"/>
    </style:style>
    <style:style style:name="TableCell1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6" style:parent-style-name="TableContents" style:family="paragraph">
      <style:text-properties fo:font-size="6pt" style:font-size-asian="6pt" style:font-size-complex="6pt"/>
    </style:style>
    <style:style style:name="TableCell1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8" style:parent-style-name="TableContents" style:family="paragraph">
      <style:text-properties fo:font-size="6pt" style:font-size-asian="6pt" style:font-size-complex="6pt"/>
    </style:style>
    <style:style style:name="TableCell1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0" style:parent-style-name="TableContents" style:family="paragraph">
      <style:text-properties fo:font-size="6pt" style:font-size-asian="6pt" style:font-size-complex="6pt"/>
    </style:style>
    <style:style style:name="TableCell1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2" style:parent-style-name="TableContents" style:family="paragraph">
      <style:text-properties fo:font-size="6pt" style:font-size-asian="6pt" style:font-size-complex="6pt"/>
    </style:style>
    <style:style style:name="TableCell1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4" style:parent-style-name="TableContents" style:family="paragraph">
      <style:text-properties fo:font-size="6pt" style:font-size-asian="6pt" style:font-size-complex="6pt"/>
    </style:style>
    <style:style style:name="TableCell1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6" style:parent-style-name="TableContents" style:family="paragraph">
      <style:text-properties fo:font-size="6pt" style:font-size-asian="6pt" style:font-size-complex="6pt"/>
    </style:style>
    <style:style style:name="TableCell1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8" style:parent-style-name="TableContents" style:family="paragraph">
      <style:text-properties fo:font-size="6pt" style:font-size-asian="6pt" style:font-size-complex="6pt"/>
    </style:style>
    <style:style style:name="TableCell1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0" style:parent-style-name="TableContents" style:family="paragraph">
      <style:text-properties fo:font-size="6pt" style:font-size-asian="6pt" style:font-size-complex="6pt"/>
    </style:style>
    <style:style style:name="TableCell1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2" style:parent-style-name="TableContents" style:family="paragraph">
      <style:text-properties fo:font-size="6pt" style:font-size-asian="6pt" style:font-size-complex="6pt"/>
    </style:style>
    <style:style style:name="TableCell1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4" style:parent-style-name="TableContents" style:family="paragraph">
      <style:text-properties fo:font-size="6pt" style:font-size-asian="6pt" style:font-size-complex="6pt"/>
    </style:style>
    <style:style style:name="TableCell1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6" style:parent-style-name="TableContents" style:family="paragraph">
      <style:text-properties fo:font-size="6pt" style:font-size-asian="6pt" style:font-size-complex="6pt"/>
    </style:style>
    <style:style style:name="TableCell1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8" style:parent-style-name="TableContents" style:family="paragraph">
      <style:text-properties fo:font-size="6pt" style:font-size-asian="6pt" style:font-size-complex="6pt"/>
    </style:style>
    <style:style style:name="TableCell1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0" style:parent-style-name="TableContents" style:family="paragraph">
      <style:text-properties fo:font-size="6pt" style:font-size-asian="6pt" style:font-size-complex="6pt"/>
    </style:style>
    <style:style style:name="TableCell1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2" style:parent-style-name="TableContents" style:family="paragraph">
      <style:text-properties fo:font-size="6pt" style:font-size-asian="6pt" style:font-size-complex="6pt"/>
    </style:style>
    <style:style style:name="TableCell1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4" style:parent-style-name="TableContents" style:family="paragraph">
      <style:text-properties fo:font-size="6pt" style:font-size-asian="6pt" style:font-size-complex="6pt"/>
    </style:style>
    <style:style style:name="TableCell1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6" style:parent-style-name="TableContents" style:family="paragraph">
      <style:text-properties fo:font-size="6pt" style:font-size-asian="6pt" style:font-size-complex="6pt"/>
    </style:style>
    <style:style style:name="TableCell1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8" style:parent-style-name="TableContents" style:family="paragraph">
      <style:text-properties fo:font-size="6pt" style:font-size-asian="6pt" style:font-size-complex="6pt"/>
    </style:style>
    <style:style style:name="TableCell1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0" style:parent-style-name="TableContents" style:family="paragraph">
      <style:text-properties fo:font-size="6pt" style:font-size-asian="6pt" style:font-size-complex="6pt"/>
    </style:style>
    <style:style style:name="TableRow1341" style:family="table-row">
      <style:table-row-properties style:min-row-height="0.0597in" style:use-optimal-row-height="false"/>
    </style:style>
    <style:style style:name="TableCell1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1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5" style:parent-style-name="TableContents" style:family="paragraph">
      <style:text-properties fo:font-size="6pt" style:font-size-asian="6pt" style:font-size-complex="6pt"/>
    </style:style>
    <style:style style:name="TableCell1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7" style:parent-style-name="TableContents" style:family="paragraph">
      <style:text-properties fo:font-size="6pt" style:font-size-asian="6pt" style:font-size-complex="6pt"/>
    </style:style>
    <style:style style:name="TableCell1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9" style:parent-style-name="TableContents" style:family="paragraph">
      <style:text-properties fo:font-size="6pt" style:font-size-asian="6pt" style:font-size-complex="6pt"/>
    </style:style>
    <style:style style:name="TableCell1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1" style:parent-style-name="TableContents" style:family="paragraph">
      <style:text-properties fo:font-size="6pt" style:font-size-asian="6pt" style:font-size-complex="6pt"/>
    </style:style>
    <style:style style:name="TableCell1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3" style:parent-style-name="TableContents" style:family="paragraph">
      <style:text-properties fo:font-size="6pt" style:font-size-asian="6pt" style:font-size-complex="6pt"/>
    </style:style>
    <style:style style:name="TableCell1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5" style:parent-style-name="TableContents" style:family="paragraph">
      <style:text-properties fo:font-size="6pt" style:font-size-asian="6pt" style:font-size-complex="6pt"/>
    </style:style>
    <style:style style:name="TableCell1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7" style:parent-style-name="TableContents" style:family="paragraph">
      <style:text-properties fo:font-size="6pt" style:font-size-asian="6pt" style:font-size-complex="6pt"/>
    </style:style>
    <style:style style:name="TableCell1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9" style:parent-style-name="TableContents" style:family="paragraph">
      <style:text-properties fo:font-size="6pt" style:font-size-asian="6pt" style:font-size-complex="6pt"/>
    </style:style>
    <style:style style:name="TableCell1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1" style:parent-style-name="TableContents" style:family="paragraph">
      <style:text-properties fo:font-size="6pt" style:font-size-asian="6pt" style:font-size-complex="6pt"/>
    </style:style>
    <style:style style:name="TableCell1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3" style:parent-style-name="TableContents" style:family="paragraph">
      <style:text-properties fo:font-size="6pt" style:font-size-asian="6pt" style:font-size-complex="6pt"/>
    </style:style>
    <style:style style:name="TableCell1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5" style:parent-style-name="TableContents" style:family="paragraph">
      <style:text-properties fo:font-size="6pt" style:font-size-asian="6pt" style:font-size-complex="6pt"/>
    </style:style>
    <style:style style:name="TableCell1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7" style:parent-style-name="TableContents" style:family="paragraph">
      <style:text-properties fo:font-size="6pt" style:font-size-asian="6pt" style:font-size-complex="6pt"/>
    </style:style>
    <style:style style:name="TableCell1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9" style:parent-style-name="TableContents" style:family="paragraph">
      <style:text-properties fo:font-size="6pt" style:font-size-asian="6pt" style:font-size-complex="6pt"/>
    </style:style>
    <style:style style:name="TableCell1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1" style:parent-style-name="TableContents" style:family="paragraph">
      <style:text-properties fo:font-size="6pt" style:font-size-asian="6pt" style:font-size-complex="6pt"/>
    </style:style>
    <style:style style:name="TableCell1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3" style:parent-style-name="TableContents" style:family="paragraph">
      <style:text-properties fo:font-size="6pt" style:font-size-asian="6pt" style:font-size-complex="6pt"/>
    </style:style>
    <style:style style:name="TableCell1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5" style:parent-style-name="TableContents" style:family="paragraph">
      <style:text-properties fo:font-size="6pt" style:font-size-asian="6pt" style:font-size-complex="6pt"/>
    </style:style>
    <style:style style:name="TableCell1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7" style:parent-style-name="TableContents" style:family="paragraph">
      <style:text-properties fo:font-size="6pt" style:font-size-asian="6pt" style:font-size-complex="6pt"/>
    </style:style>
    <style:style style:name="TableCell1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9" style:parent-style-name="TableContents" style:family="paragraph">
      <style:text-properties fo:font-size="6pt" style:font-size-asian="6pt" style:font-size-complex="6pt"/>
    </style:style>
    <style:style style:name="TableCell1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1" style:parent-style-name="TableContents" style:family="paragraph">
      <style:text-properties fo:font-size="6pt" style:font-size-asian="6pt" style:font-size-complex="6pt"/>
    </style:style>
    <style:style style:name="TableCell1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3" style:parent-style-name="TableContents" style:family="paragraph">
      <style:text-properties fo:font-size="6pt" style:font-size-asian="6pt" style:font-size-complex="6pt"/>
    </style:style>
    <style:style style:name="TableCell1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5" style:parent-style-name="TableContents" style:family="paragraph">
      <style:text-properties fo:font-size="6pt" style:font-size-asian="6pt" style:font-size-complex="6pt"/>
    </style:style>
    <style:style style:name="TableCell1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7" style:parent-style-name="TableContents" style:family="paragraph">
      <style:text-properties fo:font-size="6pt" style:font-size-asian="6pt" style:font-size-complex="6pt"/>
    </style:style>
    <style:style style:name="TableCell1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9" style:parent-style-name="TableContents" style:family="paragraph">
      <style:text-properties fo:font-size="6pt" style:font-size-asian="6pt" style:font-size-complex="6pt"/>
    </style:style>
    <style:style style:name="TableCell1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1" style:parent-style-name="TableContents" style:family="paragraph">
      <style:text-properties fo:font-size="6pt" style:font-size-asian="6pt" style:font-size-complex="6pt"/>
    </style:style>
    <style:style style:name="TableCell1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3" style:parent-style-name="TableContents" style:family="paragraph">
      <style:text-properties fo:font-size="6pt" style:font-size-asian="6pt" style:font-size-complex="6pt"/>
    </style:style>
    <style:style style:name="TableCell1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5" style:parent-style-name="TableContents" style:family="paragraph">
      <style:text-properties fo:font-size="6pt" style:font-size-asian="6pt" style:font-size-complex="6pt"/>
    </style:style>
    <style:style style:name="TableCell1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7" style:parent-style-name="TableContents" style:family="paragraph">
      <style:text-properties fo:font-size="6pt" style:font-size-asian="6pt" style:font-size-complex="6pt"/>
    </style:style>
    <style:style style:name="TableCell1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9" style:parent-style-name="TableContents" style:family="paragraph">
      <style:text-properties fo:font-size="6pt" style:font-size-asian="6pt" style:font-size-complex="6pt"/>
    </style:style>
    <style:style style:name="TableCell1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1" style:parent-style-name="TableContents" style:family="paragraph">
      <style:text-properties fo:font-size="6pt" style:font-size-asian="6pt" style:font-size-complex="6pt"/>
    </style:style>
    <style:style style:name="TableCell1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3" style:parent-style-name="TableContents" style:family="paragraph">
      <style:text-properties fo:font-size="6pt" style:font-size-asian="6pt" style:font-size-complex="6pt"/>
    </style:style>
    <style:style style:name="TableCell1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5" style:parent-style-name="TableContents" style:family="paragraph">
      <style:text-properties fo:font-size="6pt" style:font-size-asian="6pt" style:font-size-complex="6pt"/>
    </style:style>
    <style:style style:name="TableCell1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7" style:parent-style-name="TableContents" style:family="paragraph">
      <style:text-properties fo:font-size="6pt" style:font-size-asian="6pt" style:font-size-complex="6pt"/>
    </style:style>
    <style:style style:name="TableCell1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9" style:parent-style-name="TableContents" style:family="paragraph">
      <style:text-properties fo:font-size="6pt" style:font-size-asian="6pt" style:font-size-complex="6pt"/>
    </style:style>
    <style:style style:name="TableCell1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1" style:parent-style-name="TableContents" style:family="paragraph">
      <style:text-properties fo:font-size="6pt" style:font-size-asian="6pt" style:font-size-complex="6pt"/>
    </style:style>
    <style:style style:name="TableCell1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3" style:parent-style-name="TableContents" style:family="paragraph">
      <style:text-properties fo:font-size="6pt" style:font-size-asian="6pt" style:font-size-complex="6pt"/>
    </style:style>
    <style:style style:name="TableCell1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5" style:parent-style-name="TableContents" style:family="paragraph">
      <style:text-properties fo:font-size="6pt" style:font-size-asian="6pt" style:font-size-complex="6pt"/>
    </style:style>
    <style:style style:name="TableRow1416" style:family="table-row">
      <style:table-row-properties style:min-row-height="0.052in" style:use-optimal-row-height="false"/>
    </style:style>
    <style:style style:name="TableCell1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1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0" style:parent-style-name="TableContents" style:family="paragraph">
      <style:text-properties fo:font-size="6pt" style:font-size-asian="6pt" style:font-size-complex="6pt"/>
    </style:style>
    <style:style style:name="TableCell1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2" style:parent-style-name="TableContents" style:family="paragraph">
      <style:text-properties fo:font-size="6pt" style:font-size-asian="6pt" style:font-size-complex="6pt"/>
    </style:style>
    <style:style style:name="TableCell1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4" style:parent-style-name="TableContents" style:family="paragraph">
      <style:text-properties fo:font-size="6pt" style:font-size-asian="6pt" style:font-size-complex="6pt"/>
    </style:style>
    <style:style style:name="TableCell1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6" style:parent-style-name="TableContents" style:family="paragraph">
      <style:text-properties fo:font-size="6pt" style:font-size-asian="6pt" style:font-size-complex="6pt"/>
    </style:style>
    <style:style style:name="TableCell1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8" style:parent-style-name="TableContents" style:family="paragraph">
      <style:text-properties fo:font-size="6pt" style:font-size-asian="6pt" style:font-size-complex="6pt"/>
    </style:style>
    <style:style style:name="TableCell1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0" style:parent-style-name="TableContents" style:family="paragraph">
      <style:text-properties fo:font-size="6pt" style:font-size-asian="6pt" style:font-size-complex="6pt"/>
    </style:style>
    <style:style style:name="TableCell1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2" style:parent-style-name="TableContents" style:family="paragraph">
      <style:text-properties fo:font-size="6pt" style:font-size-asian="6pt" style:font-size-complex="6pt"/>
    </style:style>
    <style:style style:name="TableCell1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4" style:parent-style-name="TableContents" style:family="paragraph">
      <style:text-properties fo:font-size="6pt" style:font-size-asian="6pt" style:font-size-complex="6pt"/>
    </style:style>
    <style:style style:name="TableCell1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6" style:parent-style-name="TableContents" style:family="paragraph">
      <style:text-properties fo:font-size="6pt" style:font-size-asian="6pt" style:font-size-complex="6pt"/>
    </style:style>
    <style:style style:name="TableCell1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8" style:parent-style-name="TableContents" style:family="paragraph">
      <style:text-properties fo:font-size="6pt" style:font-size-asian="6pt" style:font-size-complex="6pt"/>
    </style:style>
    <style:style style:name="TableCell1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0" style:parent-style-name="TableContents" style:family="paragraph">
      <style:text-properties fo:font-size="6pt" style:font-size-asian="6pt" style:font-size-complex="6pt"/>
    </style:style>
    <style:style style:name="TableCell1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2" style:parent-style-name="TableContents" style:family="paragraph">
      <style:text-properties fo:font-size="6pt" style:font-size-asian="6pt" style:font-size-complex="6pt"/>
    </style:style>
    <style:style style:name="TableCell1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4" style:parent-style-name="TableContents" style:family="paragraph">
      <style:text-properties fo:font-size="6pt" style:font-size-asian="6pt" style:font-size-complex="6pt"/>
    </style:style>
    <style:style style:name="TableCell1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6" style:parent-style-name="TableContents" style:family="paragraph">
      <style:text-properties fo:font-size="6pt" style:font-size-asian="6pt" style:font-size-complex="6pt"/>
    </style:style>
    <style:style style:name="TableCell1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8" style:parent-style-name="TableContents" style:family="paragraph">
      <style:text-properties fo:font-size="6pt" style:font-size-asian="6pt" style:font-size-complex="6pt"/>
    </style:style>
    <style:style style:name="TableCell1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0" style:parent-style-name="TableContents" style:family="paragraph">
      <style:text-properties fo:font-size="6pt" style:font-size-asian="6pt" style:font-size-complex="6pt"/>
    </style:style>
    <style:style style:name="TableCell1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2" style:parent-style-name="TableContents" style:family="paragraph">
      <style:text-properties fo:font-size="6pt" style:font-size-asian="6pt" style:font-size-complex="6pt"/>
    </style:style>
    <style:style style:name="TableCell1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4" style:parent-style-name="TableContents" style:family="paragraph">
      <style:text-properties fo:font-size="6pt" style:font-size-asian="6pt" style:font-size-complex="6pt"/>
    </style:style>
    <style:style style:name="TableCell1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6" style:parent-style-name="TableContents" style:family="paragraph">
      <style:text-properties fo:font-size="6pt" style:font-size-asian="6pt" style:font-size-complex="6pt"/>
    </style:style>
    <style:style style:name="TableCell1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8" style:parent-style-name="TableContents" style:family="paragraph">
      <style:text-properties fo:font-size="6pt" style:font-size-asian="6pt" style:font-size-complex="6pt"/>
    </style:style>
    <style:style style:name="TableCell1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0" style:parent-style-name="TableContents" style:family="paragraph">
      <style:text-properties fo:font-size="6pt" style:font-size-asian="6pt" style:font-size-complex="6pt"/>
    </style:style>
    <style:style style:name="TableCell1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2" style:parent-style-name="TableContents" style:family="paragraph">
      <style:text-properties fo:font-size="6pt" style:font-size-asian="6pt" style:font-size-complex="6pt"/>
    </style:style>
    <style:style style:name="TableCell1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4" style:parent-style-name="TableContents" style:family="paragraph">
      <style:text-properties fo:font-size="6pt" style:font-size-asian="6pt" style:font-size-complex="6pt"/>
    </style:style>
    <style:style style:name="TableCell1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6" style:parent-style-name="TableContents" style:family="paragraph">
      <style:text-properties fo:font-size="6pt" style:font-size-asian="6pt" style:font-size-complex="6pt"/>
    </style:style>
    <style:style style:name="TableCell1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8" style:parent-style-name="TableContents" style:family="paragraph">
      <style:text-properties fo:font-size="6pt" style:font-size-asian="6pt" style:font-size-complex="6pt"/>
    </style:style>
    <style:style style:name="TableCell1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0" style:parent-style-name="TableContents" style:family="paragraph">
      <style:text-properties fo:font-size="6pt" style:font-size-asian="6pt" style:font-size-complex="6pt"/>
    </style:style>
    <style:style style:name="TableCell1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2" style:parent-style-name="TableContents" style:family="paragraph">
      <style:text-properties fo:font-size="6pt" style:font-size-asian="6pt" style:font-size-complex="6pt"/>
    </style:style>
    <style:style style:name="TableCell1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4" style:parent-style-name="TableContents" style:family="paragraph">
      <style:text-properties fo:font-size="6pt" style:font-size-asian="6pt" style:font-size-complex="6pt"/>
    </style:style>
    <style:style style:name="TableCell1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6" style:parent-style-name="TableContents" style:family="paragraph">
      <style:text-properties fo:font-size="6pt" style:font-size-asian="6pt" style:font-size-complex="6pt"/>
    </style:style>
    <style:style style:name="TableCell1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8" style:parent-style-name="TableContents" style:family="paragraph">
      <style:text-properties fo:font-size="6pt" style:font-size-asian="6pt" style:font-size-complex="6pt"/>
    </style:style>
    <style:style style:name="TableCell1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0" style:parent-style-name="TableContents" style:family="paragraph">
      <style:text-properties fo:font-size="6pt" style:font-size-asian="6pt" style:font-size-complex="6pt"/>
    </style:style>
    <style:style style:name="TableCell1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2" style:parent-style-name="TableContents" style:family="paragraph">
      <style:text-properties fo:font-size="6pt" style:font-size-asian="6pt" style:font-size-complex="6pt"/>
    </style:style>
    <style:style style:name="TableCell1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4" style:parent-style-name="TableContents" style:family="paragraph">
      <style:text-properties fo:font-size="6pt" style:font-size-asian="6pt" style:font-size-complex="6pt"/>
    </style:style>
    <style:style style:name="TableCell1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6" style:parent-style-name="TableContents" style:family="paragraph">
      <style:text-properties fo:font-size="6pt" style:font-size-asian="6pt" style:font-size-complex="6pt"/>
    </style:style>
    <style:style style:name="TableCell1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8" style:parent-style-name="TableContents" style:family="paragraph">
      <style:text-properties fo:font-size="6pt" style:font-size-asian="6pt" style:font-size-complex="6pt"/>
    </style:style>
    <style:style style:name="TableCell14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0" style:parent-style-name="TableContents" style:family="paragraph">
      <style:text-properties fo:font-size="6pt" style:font-size-asian="6pt" style:font-size-complex="6pt"/>
    </style:style>
    <style:style style:name="TableRow1491" style:family="table-row">
      <style:table-row-properties style:min-row-height="0.052in" style:use-optimal-row-height="false"/>
    </style:style>
    <style:style style:name="TableCell1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1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5" style:parent-style-name="TableContents" style:family="paragraph">
      <style:text-properties fo:font-size="6pt" style:font-size-asian="6pt" style:font-size-complex="6pt"/>
    </style:style>
    <style:style style:name="TableCell1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7" style:parent-style-name="TableContents" style:family="paragraph">
      <style:text-properties fo:font-size="6pt" style:font-size-asian="6pt" style:font-size-complex="6pt"/>
    </style:style>
    <style:style style:name="TableCell1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9" style:parent-style-name="TableContents" style:family="paragraph">
      <style:text-properties fo:font-size="6pt" style:font-size-asian="6pt" style:font-size-complex="6pt"/>
    </style:style>
    <style:style style:name="TableCell1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1" style:parent-style-name="TableContents" style:family="paragraph">
      <style:text-properties fo:font-size="6pt" style:font-size-asian="6pt" style:font-size-complex="6pt"/>
    </style:style>
    <style:style style:name="TableCell1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3" style:parent-style-name="TableContents" style:family="paragraph">
      <style:text-properties fo:font-size="6pt" style:font-size-asian="6pt" style:font-size-complex="6pt"/>
    </style:style>
    <style:style style:name="TableCell1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5" style:parent-style-name="TableContents" style:family="paragraph">
      <style:text-properties fo:font-size="6pt" style:font-size-asian="6pt" style:font-size-complex="6pt"/>
    </style:style>
    <style:style style:name="TableCell1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7" style:parent-style-name="TableContents" style:family="paragraph">
      <style:text-properties fo:font-size="6pt" style:font-size-asian="6pt" style:font-size-complex="6pt"/>
    </style:style>
    <style:style style:name="TableCell1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9" style:parent-style-name="TableContents" style:family="paragraph">
      <style:text-properties fo:font-size="6pt" style:font-size-asian="6pt" style:font-size-complex="6pt"/>
    </style:style>
    <style:style style:name="TableCell1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1" style:parent-style-name="TableContents" style:family="paragraph">
      <style:text-properties fo:font-size="6pt" style:font-size-asian="6pt" style:font-size-complex="6pt"/>
    </style:style>
    <style:style style:name="TableCell1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3" style:parent-style-name="TableContents" style:family="paragraph">
      <style:text-properties fo:font-size="6pt" style:font-size-asian="6pt" style:font-size-complex="6pt"/>
    </style:style>
    <style:style style:name="TableCell1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5" style:parent-style-name="TableContents" style:family="paragraph">
      <style:text-properties fo:font-size="6pt" style:font-size-asian="6pt" style:font-size-complex="6pt"/>
    </style:style>
    <style:style style:name="TableCell1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7" style:parent-style-name="TableContents" style:family="paragraph">
      <style:text-properties fo:font-size="6pt" style:font-size-asian="6pt" style:font-size-complex="6pt"/>
    </style:style>
    <style:style style:name="TableCell1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9" style:parent-style-name="TableContents" style:family="paragraph">
      <style:text-properties fo:font-size="6pt" style:font-size-asian="6pt" style:font-size-complex="6pt"/>
    </style:style>
    <style:style style:name="TableCell1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1" style:parent-style-name="TableContents" style:family="paragraph">
      <style:text-properties fo:font-size="6pt" style:font-size-asian="6pt" style:font-size-complex="6pt"/>
    </style:style>
    <style:style style:name="TableCell1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3" style:parent-style-name="TableContents" style:family="paragraph">
      <style:text-properties fo:font-size="6pt" style:font-size-asian="6pt" style:font-size-complex="6pt"/>
    </style:style>
    <style:style style:name="TableCell1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5" style:parent-style-name="TableContents" style:family="paragraph">
      <style:text-properties fo:font-size="6pt" style:font-size-asian="6pt" style:font-size-complex="6pt"/>
    </style:style>
    <style:style style:name="TableCell1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7" style:parent-style-name="TableContents" style:family="paragraph">
      <style:text-properties fo:font-size="6pt" style:font-size-asian="6pt" style:font-size-complex="6pt"/>
    </style:style>
    <style:style style:name="TableCell1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9" style:parent-style-name="TableContents" style:family="paragraph">
      <style:text-properties fo:font-size="6pt" style:font-size-asian="6pt" style:font-size-complex="6pt"/>
    </style:style>
    <style:style style:name="TableCell1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1" style:parent-style-name="TableContents" style:family="paragraph">
      <style:text-properties fo:font-size="6pt" style:font-size-asian="6pt" style:font-size-complex="6pt"/>
    </style:style>
    <style:style style:name="TableCell1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3" style:parent-style-name="TableContents" style:family="paragraph">
      <style:text-properties fo:font-size="6pt" style:font-size-asian="6pt" style:font-size-complex="6pt"/>
    </style:style>
    <style:style style:name="TableCell1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5" style:parent-style-name="TableContents" style:family="paragraph">
      <style:text-properties fo:font-size="6pt" style:font-size-asian="6pt" style:font-size-complex="6pt"/>
    </style:style>
    <style:style style:name="TableCell1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7" style:parent-style-name="TableContents" style:family="paragraph">
      <style:text-properties fo:font-size="6pt" style:font-size-asian="6pt" style:font-size-complex="6pt"/>
    </style:style>
    <style:style style:name="TableCell1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9" style:parent-style-name="TableContents" style:family="paragraph">
      <style:text-properties fo:font-size="6pt" style:font-size-asian="6pt" style:font-size-complex="6pt"/>
    </style:style>
    <style:style style:name="TableCell1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1" style:parent-style-name="TableContents" style:family="paragraph">
      <style:text-properties fo:font-size="6pt" style:font-size-asian="6pt" style:font-size-complex="6pt"/>
    </style:style>
    <style:style style:name="TableCell1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3" style:parent-style-name="TableContents" style:family="paragraph">
      <style:text-properties fo:font-size="6pt" style:font-size-asian="6pt" style:font-size-complex="6pt"/>
    </style:style>
    <style:style style:name="TableCell1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5" style:parent-style-name="TableContents" style:family="paragraph">
      <style:text-properties fo:font-size="6pt" style:font-size-asian="6pt" style:font-size-complex="6pt"/>
    </style:style>
    <style:style style:name="TableCell1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7" style:parent-style-name="TableContents" style:family="paragraph">
      <style:text-properties fo:font-size="6pt" style:font-size-asian="6pt" style:font-size-complex="6pt"/>
    </style:style>
    <style:style style:name="TableCell1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9" style:parent-style-name="TableContents" style:family="paragraph">
      <style:text-properties fo:font-size="6pt" style:font-size-asian="6pt" style:font-size-complex="6pt"/>
    </style:style>
    <style:style style:name="TableCell1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1" style:parent-style-name="TableContents" style:family="paragraph">
      <style:text-properties fo:font-size="6pt" style:font-size-asian="6pt" style:font-size-complex="6pt"/>
    </style:style>
    <style:style style:name="TableCell1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3" style:parent-style-name="TableContents" style:family="paragraph">
      <style:text-properties fo:font-size="6pt" style:font-size-asian="6pt" style:font-size-complex="6pt"/>
    </style:style>
    <style:style style:name="TableCell1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5" style:parent-style-name="TableContents" style:family="paragraph">
      <style:text-properties fo:font-size="6pt" style:font-size-asian="6pt" style:font-size-complex="6pt"/>
    </style:style>
    <style:style style:name="TableCell1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7" style:parent-style-name="TableContents" style:family="paragraph">
      <style:text-properties fo:font-size="6pt" style:font-size-asian="6pt" style:font-size-complex="6pt"/>
    </style:style>
    <style:style style:name="TableCell1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9" style:parent-style-name="TableContents" style:family="paragraph">
      <style:text-properties fo:font-size="6pt" style:font-size-asian="6pt" style:font-size-complex="6pt"/>
    </style:style>
    <style:style style:name="TableCell1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1" style:parent-style-name="TableContents" style:family="paragraph">
      <style:text-properties fo:font-size="6pt" style:font-size-asian="6pt" style:font-size-complex="6pt"/>
    </style:style>
    <style:style style:name="TableCell1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3" style:parent-style-name="TableContents" style:family="paragraph">
      <style:text-properties fo:font-size="6pt" style:font-size-asian="6pt" style:font-size-complex="6pt"/>
    </style:style>
    <style:style style:name="TableCell15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5" style:parent-style-name="TableContents" style:family="paragraph">
      <style:text-properties fo:font-size="6pt" style:font-size-asian="6pt" style:font-size-complex="6pt"/>
    </style:style>
    <style:style style:name="TableRow1566" style:family="table-row">
      <style:table-row-properties style:min-row-height="0.052in" style:use-optimal-row-height="false"/>
    </style:style>
    <style:style style:name="TableCell1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1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0" style:parent-style-name="TableContents" style:family="paragraph">
      <style:text-properties fo:font-size="6pt" style:font-size-asian="6pt" style:font-size-complex="6pt"/>
    </style:style>
    <style:style style:name="TableCell1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2" style:parent-style-name="TableContents" style:family="paragraph">
      <style:text-properties fo:font-size="6pt" style:font-size-asian="6pt" style:font-size-complex="6pt"/>
    </style:style>
    <style:style style:name="TableCell1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4" style:parent-style-name="TableContents" style:family="paragraph">
      <style:text-properties fo:font-size="6pt" style:font-size-asian="6pt" style:font-size-complex="6pt"/>
    </style:style>
    <style:style style:name="TableCell1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6" style:parent-style-name="TableContents" style:family="paragraph">
      <style:text-properties fo:font-size="6pt" style:font-size-asian="6pt" style:font-size-complex="6pt"/>
    </style:style>
    <style:style style:name="TableCell1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8" style:parent-style-name="TableContents" style:family="paragraph">
      <style:text-properties fo:font-size="6pt" style:font-size-asian="6pt" style:font-size-complex="6pt"/>
    </style:style>
    <style:style style:name="TableCell1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0" style:parent-style-name="TableContents" style:family="paragraph">
      <style:text-properties fo:font-size="6pt" style:font-size-asian="6pt" style:font-size-complex="6pt"/>
    </style:style>
    <style:style style:name="TableCell1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2" style:parent-style-name="TableContents" style:family="paragraph">
      <style:text-properties fo:font-size="6pt" style:font-size-asian="6pt" style:font-size-complex="6pt"/>
    </style:style>
    <style:style style:name="TableCell1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4" style:parent-style-name="TableContents" style:family="paragraph">
      <style:text-properties fo:font-size="6pt" style:font-size-asian="6pt" style:font-size-complex="6pt"/>
    </style:style>
    <style:style style:name="TableCell1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6" style:parent-style-name="TableContents" style:family="paragraph">
      <style:text-properties fo:font-size="6pt" style:font-size-asian="6pt" style:font-size-complex="6pt"/>
    </style:style>
    <style:style style:name="TableCell1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8" style:parent-style-name="TableContents" style:family="paragraph">
      <style:text-properties fo:font-size="6pt" style:font-size-asian="6pt" style:font-size-complex="6pt"/>
    </style:style>
    <style:style style:name="TableCell1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0" style:parent-style-name="TableContents" style:family="paragraph">
      <style:text-properties fo:font-size="6pt" style:font-size-asian="6pt" style:font-size-complex="6pt"/>
    </style:style>
    <style:style style:name="TableCell1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2" style:parent-style-name="TableContents" style:family="paragraph">
      <style:text-properties fo:font-size="6pt" style:font-size-asian="6pt" style:font-size-complex="6pt"/>
    </style:style>
    <style:style style:name="TableCell1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4" style:parent-style-name="TableContents" style:family="paragraph">
      <style:text-properties fo:font-size="6pt" style:font-size-asian="6pt" style:font-size-complex="6pt"/>
    </style:style>
    <style:style style:name="TableCell1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6" style:parent-style-name="TableContents" style:family="paragraph">
      <style:text-properties fo:font-size="6pt" style:font-size-asian="6pt" style:font-size-complex="6pt"/>
    </style:style>
    <style:style style:name="TableCell1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8" style:parent-style-name="TableContents" style:family="paragraph">
      <style:text-properties fo:font-size="6pt" style:font-size-asian="6pt" style:font-size-complex="6pt"/>
    </style:style>
    <style:style style:name="TableCell1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0" style:parent-style-name="TableContents" style:family="paragraph">
      <style:text-properties fo:font-size="6pt" style:font-size-asian="6pt" style:font-size-complex="6pt"/>
    </style:style>
    <style:style style:name="TableCell1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2" style:parent-style-name="TableContents" style:family="paragraph">
      <style:text-properties fo:font-size="6pt" style:font-size-asian="6pt" style:font-size-complex="6pt"/>
    </style:style>
    <style:style style:name="TableCell1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4" style:parent-style-name="TableContents" style:family="paragraph">
      <style:text-properties fo:font-size="6pt" style:font-size-asian="6pt" style:font-size-complex="6pt"/>
    </style:style>
    <style:style style:name="TableCell1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6" style:parent-style-name="TableContents" style:family="paragraph">
      <style:text-properties fo:font-size="6pt" style:font-size-asian="6pt" style:font-size-complex="6pt"/>
    </style:style>
    <style:style style:name="TableCell1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8" style:parent-style-name="TableContents" style:family="paragraph">
      <style:text-properties fo:font-size="6pt" style:font-size-asian="6pt" style:font-size-complex="6pt"/>
    </style:style>
    <style:style style:name="TableCell1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0" style:parent-style-name="TableContents" style:family="paragraph">
      <style:text-properties fo:font-size="6pt" style:font-size-asian="6pt" style:font-size-complex="6pt"/>
    </style:style>
    <style:style style:name="TableCell1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2" style:parent-style-name="TableContents" style:family="paragraph">
      <style:text-properties fo:font-size="6pt" style:font-size-asian="6pt" style:font-size-complex="6pt"/>
    </style:style>
    <style:style style:name="TableCell1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4" style:parent-style-name="TableContents" style:family="paragraph">
      <style:text-properties fo:font-size="6pt" style:font-size-asian="6pt" style:font-size-complex="6pt"/>
    </style:style>
    <style:style style:name="TableCell1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6" style:parent-style-name="TableContents" style:family="paragraph">
      <style:text-properties fo:font-size="6pt" style:font-size-asian="6pt" style:font-size-complex="6pt"/>
    </style:style>
    <style:style style:name="TableCell1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8" style:parent-style-name="TableContents" style:family="paragraph">
      <style:text-properties fo:font-size="6pt" style:font-size-asian="6pt" style:font-size-complex="6pt"/>
    </style:style>
    <style:style style:name="TableCell1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0" style:parent-style-name="TableContents" style:family="paragraph">
      <style:text-properties fo:font-size="6pt" style:font-size-asian="6pt" style:font-size-complex="6pt"/>
    </style:style>
    <style:style style:name="TableCell1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2" style:parent-style-name="TableContents" style:family="paragraph">
      <style:text-properties fo:font-size="6pt" style:font-size-asian="6pt" style:font-size-complex="6pt"/>
    </style:style>
    <style:style style:name="TableCell1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4" style:parent-style-name="TableContents" style:family="paragraph">
      <style:text-properties fo:font-size="6pt" style:font-size-asian="6pt" style:font-size-complex="6pt"/>
    </style:style>
    <style:style style:name="TableCell1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6" style:parent-style-name="TableContents" style:family="paragraph">
      <style:text-properties fo:font-size="6pt" style:font-size-asian="6pt" style:font-size-complex="6pt"/>
    </style:style>
    <style:style style:name="TableCell1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8" style:parent-style-name="TableContents" style:family="paragraph">
      <style:text-properties fo:font-size="6pt" style:font-size-asian="6pt" style:font-size-complex="6pt"/>
    </style:style>
    <style:style style:name="TableCell1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0" style:parent-style-name="TableContents" style:family="paragraph">
      <style:text-properties fo:font-size="6pt" style:font-size-asian="6pt" style:font-size-complex="6pt"/>
    </style:style>
    <style:style style:name="TableCell1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2" style:parent-style-name="TableContents" style:family="paragraph">
      <style:text-properties fo:font-size="6pt" style:font-size-asian="6pt" style:font-size-complex="6pt"/>
    </style:style>
    <style:style style:name="TableCell1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4" style:parent-style-name="TableContents" style:family="paragraph">
      <style:text-properties fo:font-size="6pt" style:font-size-asian="6pt" style:font-size-complex="6pt"/>
    </style:style>
    <style:style style:name="TableCell1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6" style:parent-style-name="TableContents" style:family="paragraph">
      <style:text-properties fo:font-size="6pt" style:font-size-asian="6pt" style:font-size-complex="6pt"/>
    </style:style>
    <style:style style:name="TableCell1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8" style:parent-style-name="TableContents" style:family="paragraph">
      <style:text-properties fo:font-size="6pt" style:font-size-asian="6pt" style:font-size-complex="6pt"/>
    </style:style>
    <style:style style:name="TableCell16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0" style:parent-style-name="TableContents" style:family="paragraph">
      <style:text-properties fo:font-size="6pt" style:font-size-asian="6pt" style:font-size-complex="6pt"/>
    </style:style>
    <style:style style:name="TableRow1641" style:family="table-row">
      <style:table-row-properties style:min-row-height="0.052in" style:use-optimal-row-height="false"/>
    </style:style>
    <style:style style:name="TableCell1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1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5" style:parent-style-name="TableContents" style:family="paragraph">
      <style:text-properties fo:font-size="6pt" style:font-size-asian="6pt" style:font-size-complex="6pt"/>
    </style:style>
    <style:style style:name="TableCell1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7" style:parent-style-name="TableContents" style:family="paragraph">
      <style:text-properties fo:font-size="6pt" style:font-size-asian="6pt" style:font-size-complex="6pt"/>
    </style:style>
    <style:style style:name="TableCell1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9" style:parent-style-name="TableContents" style:family="paragraph">
      <style:text-properties fo:font-size="6pt" style:font-size-asian="6pt" style:font-size-complex="6pt"/>
    </style:style>
    <style:style style:name="TableCell1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1" style:parent-style-name="TableContents" style:family="paragraph">
      <style:text-properties fo:font-size="6pt" style:font-size-asian="6pt" style:font-size-complex="6pt"/>
    </style:style>
    <style:style style:name="TableCell1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3" style:parent-style-name="TableContents" style:family="paragraph">
      <style:text-properties fo:font-size="6pt" style:font-size-asian="6pt" style:font-size-complex="6pt"/>
    </style:style>
    <style:style style:name="TableCell16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5" style:parent-style-name="TableContents" style:family="paragraph">
      <style:text-properties fo:font-size="6pt" style:font-size-asian="6pt" style:font-size-complex="6pt"/>
    </style:style>
    <style:style style:name="TableCell1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7" style:parent-style-name="TableContents" style:family="paragraph">
      <style:text-properties fo:font-size="6pt" style:font-size-asian="6pt" style:font-size-complex="6pt"/>
    </style:style>
    <style:style style:name="TableCell1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9" style:parent-style-name="TableContents" style:family="paragraph">
      <style:text-properties fo:font-size="6pt" style:font-size-asian="6pt" style:font-size-complex="6pt"/>
    </style:style>
    <style:style style:name="TableCell1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1" style:parent-style-name="TableContents" style:family="paragraph">
      <style:text-properties fo:font-size="6pt" style:font-size-asian="6pt" style:font-size-complex="6pt"/>
    </style:style>
    <style:style style:name="TableCell1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3" style:parent-style-name="TableContents" style:family="paragraph">
      <style:text-properties fo:font-size="6pt" style:font-size-asian="6pt" style:font-size-complex="6pt"/>
    </style:style>
    <style:style style:name="TableCell1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5" style:parent-style-name="TableContents" style:family="paragraph">
      <style:text-properties fo:font-size="6pt" style:font-size-asian="6pt" style:font-size-complex="6pt"/>
    </style:style>
    <style:style style:name="TableCell1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7" style:parent-style-name="TableContents" style:family="paragraph">
      <style:text-properties fo:font-size="6pt" style:font-size-asian="6pt" style:font-size-complex="6pt"/>
    </style:style>
    <style:style style:name="TableCell1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9" style:parent-style-name="TableContents" style:family="paragraph">
      <style:text-properties fo:font-size="6pt" style:font-size-asian="6pt" style:font-size-complex="6pt"/>
    </style:style>
    <style:style style:name="TableCell1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1" style:parent-style-name="TableContents" style:family="paragraph">
      <style:text-properties fo:font-size="6pt" style:font-size-asian="6pt" style:font-size-complex="6pt"/>
    </style:style>
    <style:style style:name="TableCell1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3" style:parent-style-name="TableContents" style:family="paragraph">
      <style:text-properties fo:font-size="6pt" style:font-size-asian="6pt" style:font-size-complex="6pt"/>
    </style:style>
    <style:style style:name="TableCell1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5" style:parent-style-name="TableContents" style:family="paragraph">
      <style:text-properties fo:font-size="6pt" style:font-size-asian="6pt" style:font-size-complex="6pt"/>
    </style:style>
    <style:style style:name="TableCell1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7" style:parent-style-name="TableContents" style:family="paragraph">
      <style:text-properties fo:font-size="6pt" style:font-size-asian="6pt" style:font-size-complex="6pt"/>
    </style:style>
    <style:style style:name="TableCell1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9" style:parent-style-name="TableContents" style:family="paragraph">
      <style:text-properties fo:font-size="6pt" style:font-size-asian="6pt" style:font-size-complex="6pt"/>
    </style:style>
    <style:style style:name="TableCell1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1" style:parent-style-name="TableContents" style:family="paragraph">
      <style:text-properties fo:font-size="6pt" style:font-size-asian="6pt" style:font-size-complex="6pt"/>
    </style:style>
    <style:style style:name="TableCell1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3" style:parent-style-name="TableContents" style:family="paragraph">
      <style:text-properties fo:font-size="6pt" style:font-size-asian="6pt" style:font-size-complex="6pt"/>
    </style:style>
    <style:style style:name="TableCell1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5" style:parent-style-name="TableContents" style:family="paragraph">
      <style:text-properties fo:font-size="6pt" style:font-size-asian="6pt" style:font-size-complex="6pt"/>
    </style:style>
    <style:style style:name="TableCell1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7" style:parent-style-name="TableContents" style:family="paragraph">
      <style:text-properties fo:font-size="6pt" style:font-size-asian="6pt" style:font-size-complex="6pt"/>
    </style:style>
    <style:style style:name="TableCell1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9" style:parent-style-name="TableContents" style:family="paragraph">
      <style:text-properties fo:font-size="6pt" style:font-size-asian="6pt" style:font-size-complex="6pt"/>
    </style:style>
    <style:style style:name="TableCell1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1" style:parent-style-name="TableContents" style:family="paragraph">
      <style:text-properties fo:font-size="6pt" style:font-size-asian="6pt" style:font-size-complex="6pt"/>
    </style:style>
    <style:style style:name="TableCell1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3" style:parent-style-name="TableContents" style:family="paragraph">
      <style:text-properties fo:font-size="6pt" style:font-size-asian="6pt" style:font-size-complex="6pt"/>
    </style:style>
    <style:style style:name="TableCell1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5" style:parent-style-name="TableContents" style:family="paragraph">
      <style:text-properties fo:font-size="6pt" style:font-size-asian="6pt" style:font-size-complex="6pt"/>
    </style:style>
    <style:style style:name="TableCell1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7" style:parent-style-name="TableContents" style:family="paragraph">
      <style:text-properties fo:font-size="6pt" style:font-size-asian="6pt" style:font-size-complex="6pt"/>
    </style:style>
    <style:style style:name="TableCell1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9" style:parent-style-name="TableContents" style:family="paragraph">
      <style:text-properties fo:font-size="6pt" style:font-size-asian="6pt" style:font-size-complex="6pt"/>
    </style:style>
    <style:style style:name="TableCell1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1" style:parent-style-name="TableContents" style:family="paragraph">
      <style:text-properties fo:font-size="6pt" style:font-size-asian="6pt" style:font-size-complex="6pt"/>
    </style:style>
    <style:style style:name="TableCell1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3" style:parent-style-name="TableContents" style:family="paragraph">
      <style:text-properties fo:font-size="6pt" style:font-size-asian="6pt" style:font-size-complex="6pt"/>
    </style:style>
    <style:style style:name="TableCell1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5" style:parent-style-name="TableContents" style:family="paragraph">
      <style:text-properties fo:font-size="6pt" style:font-size-asian="6pt" style:font-size-complex="6pt"/>
    </style:style>
    <style:style style:name="TableCell1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7" style:parent-style-name="TableContents" style:family="paragraph">
      <style:text-properties fo:font-size="6pt" style:font-size-asian="6pt" style:font-size-complex="6pt"/>
    </style:style>
    <style:style style:name="TableCell1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9" style:parent-style-name="TableContents" style:family="paragraph">
      <style:text-properties fo:font-size="6pt" style:font-size-asian="6pt" style:font-size-complex="6pt"/>
    </style:style>
    <style:style style:name="TableCell1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1" style:parent-style-name="TableContents" style:family="paragraph">
      <style:text-properties fo:font-size="6pt" style:font-size-asian="6pt" style:font-size-complex="6pt"/>
    </style:style>
    <style:style style:name="TableCell1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3" style:parent-style-name="TableContents" style:family="paragraph">
      <style:text-properties fo:font-size="6pt" style:font-size-asian="6pt" style:font-size-complex="6pt"/>
    </style:style>
    <style:style style:name="TableCell17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5" style:parent-style-name="TableContents" style:family="paragraph">
      <style:text-properties fo:font-size="6pt" style:font-size-asian="6pt" style:font-size-complex="6pt"/>
    </style:style>
    <style:style style:name="TableRow1716" style:family="table-row">
      <style:table-row-properties style:min-row-height="0.052in" style:use-optimal-row-height="false"/>
    </style:style>
    <style:style style:name="TableCell1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1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0" style:parent-style-name="TableContents" style:family="paragraph">
      <style:text-properties fo:font-size="6pt" style:font-size-asian="6pt" style:font-size-complex="6pt"/>
    </style:style>
    <style:style style:name="TableCell1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2" style:parent-style-name="TableContents" style:family="paragraph">
      <style:text-properties fo:font-size="6pt" style:font-size-asian="6pt" style:font-size-complex="6pt"/>
    </style:style>
    <style:style style:name="TableCell1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4" style:parent-style-name="TableContents" style:family="paragraph">
      <style:text-properties fo:font-size="6pt" style:font-size-asian="6pt" style:font-size-complex="6pt"/>
    </style:style>
    <style:style style:name="TableCell1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6" style:parent-style-name="TableContents" style:family="paragraph">
      <style:text-properties fo:font-size="6pt" style:font-size-asian="6pt" style:font-size-complex="6pt"/>
    </style:style>
    <style:style style:name="TableCell1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8" style:parent-style-name="TableContents" style:family="paragraph">
      <style:text-properties fo:font-size="6pt" style:font-size-asian="6pt" style:font-size-complex="6pt"/>
    </style:style>
    <style:style style:name="TableCell1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0" style:parent-style-name="TableContents" style:family="paragraph">
      <style:text-properties fo:font-size="6pt" style:font-size-asian="6pt" style:font-size-complex="6pt"/>
    </style:style>
    <style:style style:name="TableCell1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2" style:parent-style-name="TableContents" style:family="paragraph">
      <style:text-properties fo:font-size="6pt" style:font-size-asian="6pt" style:font-size-complex="6pt"/>
    </style:style>
    <style:style style:name="TableCell1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4" style:parent-style-name="TableContents" style:family="paragraph">
      <style:text-properties fo:font-size="6pt" style:font-size-asian="6pt" style:font-size-complex="6pt"/>
    </style:style>
    <style:style style:name="TableCell1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6" style:parent-style-name="TableContents" style:family="paragraph">
      <style:text-properties fo:font-size="6pt" style:font-size-asian="6pt" style:font-size-complex="6pt"/>
    </style:style>
    <style:style style:name="TableCell1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8" style:parent-style-name="TableContents" style:family="paragraph">
      <style:text-properties fo:font-size="6pt" style:font-size-asian="6pt" style:font-size-complex="6pt"/>
    </style:style>
    <style:style style:name="TableCell1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0" style:parent-style-name="TableContents" style:family="paragraph">
      <style:text-properties fo:font-size="6pt" style:font-size-asian="6pt" style:font-size-complex="6pt"/>
    </style:style>
    <style:style style:name="TableCell1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2" style:parent-style-name="TableContents" style:family="paragraph">
      <style:text-properties fo:font-size="6pt" style:font-size-asian="6pt" style:font-size-complex="6pt"/>
    </style:style>
    <style:style style:name="TableCell1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4" style:parent-style-name="TableContents" style:family="paragraph">
      <style:text-properties fo:font-size="6pt" style:font-size-asian="6pt" style:font-size-complex="6pt"/>
    </style:style>
    <style:style style:name="TableCell1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6" style:parent-style-name="TableContents" style:family="paragraph">
      <style:text-properties fo:font-size="6pt" style:font-size-asian="6pt" style:font-size-complex="6pt"/>
    </style:style>
    <style:style style:name="TableCell1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8" style:parent-style-name="TableContents" style:family="paragraph">
      <style:text-properties fo:font-size="6pt" style:font-size-asian="6pt" style:font-size-complex="6pt"/>
    </style:style>
    <style:style style:name="TableCell1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0" style:parent-style-name="TableContents" style:family="paragraph">
      <style:text-properties fo:font-size="6pt" style:font-size-asian="6pt" style:font-size-complex="6pt"/>
    </style:style>
    <style:style style:name="TableCell1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2" style:parent-style-name="TableContents" style:family="paragraph">
      <style:text-properties fo:font-size="6pt" style:font-size-asian="6pt" style:font-size-complex="6pt"/>
    </style:style>
    <style:style style:name="TableCell1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4" style:parent-style-name="TableContents" style:family="paragraph">
      <style:text-properties fo:font-size="6pt" style:font-size-asian="6pt" style:font-size-complex="6pt"/>
    </style:style>
    <style:style style:name="TableCell1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6" style:parent-style-name="TableContents" style:family="paragraph">
      <style:text-properties fo:font-size="6pt" style:font-size-asian="6pt" style:font-size-complex="6pt"/>
    </style:style>
    <style:style style:name="TableCell1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8" style:parent-style-name="TableContents" style:family="paragraph">
      <style:text-properties fo:font-size="6pt" style:font-size-asian="6pt" style:font-size-complex="6pt"/>
    </style:style>
    <style:style style:name="TableCell1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0" style:parent-style-name="TableContents" style:family="paragraph">
      <style:text-properties fo:font-size="6pt" style:font-size-asian="6pt" style:font-size-complex="6pt"/>
    </style:style>
    <style:style style:name="TableCell1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2" style:parent-style-name="TableContents" style:family="paragraph">
      <style:text-properties fo:font-size="6pt" style:font-size-asian="6pt" style:font-size-complex="6pt"/>
    </style:style>
    <style:style style:name="TableCell1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4" style:parent-style-name="TableContents" style:family="paragraph">
      <style:text-properties fo:font-size="6pt" style:font-size-asian="6pt" style:font-size-complex="6pt"/>
    </style:style>
    <style:style style:name="TableCell1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6" style:parent-style-name="TableContents" style:family="paragraph">
      <style:text-properties fo:font-size="6pt" style:font-size-asian="6pt" style:font-size-complex="6pt"/>
    </style:style>
    <style:style style:name="TableCell1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8" style:parent-style-name="TableContents" style:family="paragraph">
      <style:text-properties fo:font-size="6pt" style:font-size-asian="6pt" style:font-size-complex="6pt"/>
    </style:style>
    <style:style style:name="TableCell1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0" style:parent-style-name="TableContents" style:family="paragraph">
      <style:text-properties fo:font-size="6pt" style:font-size-asian="6pt" style:font-size-complex="6pt"/>
    </style:style>
    <style:style style:name="TableCell1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2" style:parent-style-name="TableContents" style:family="paragraph">
      <style:text-properties fo:font-size="6pt" style:font-size-asian="6pt" style:font-size-complex="6pt"/>
    </style:style>
    <style:style style:name="TableCell1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4" style:parent-style-name="TableContents" style:family="paragraph">
      <style:text-properties fo:font-size="6pt" style:font-size-asian="6pt" style:font-size-complex="6pt"/>
    </style:style>
    <style:style style:name="TableCell1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6" style:parent-style-name="TableContents" style:family="paragraph">
      <style:text-properties fo:font-size="6pt" style:font-size-asian="6pt" style:font-size-complex="6pt"/>
    </style:style>
    <style:style style:name="TableCell1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8" style:parent-style-name="TableContents" style:family="paragraph">
      <style:text-properties fo:font-size="6pt" style:font-size-asian="6pt" style:font-size-complex="6pt"/>
    </style:style>
    <style:style style:name="TableCell1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0" style:parent-style-name="TableContents" style:family="paragraph">
      <style:text-properties fo:font-size="6pt" style:font-size-asian="6pt" style:font-size-complex="6pt"/>
    </style:style>
    <style:style style:name="TableCell1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2" style:parent-style-name="TableContents" style:family="paragraph">
      <style:text-properties fo:font-size="6pt" style:font-size-asian="6pt" style:font-size-complex="6pt"/>
    </style:style>
    <style:style style:name="TableCell1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4" style:parent-style-name="TableContents" style:family="paragraph">
      <style:text-properties fo:font-size="6pt" style:font-size-asian="6pt" style:font-size-complex="6pt"/>
    </style:style>
    <style:style style:name="TableCell1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6" style:parent-style-name="TableContents" style:family="paragraph">
      <style:text-properties fo:font-size="6pt" style:font-size-asian="6pt" style:font-size-complex="6pt"/>
    </style:style>
    <style:style style:name="TableCell1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8" style:parent-style-name="TableContents" style:family="paragraph">
      <style:text-properties fo:font-size="6pt" style:font-size-asian="6pt" style:font-size-complex="6pt"/>
    </style:style>
    <style:style style:name="TableCell1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0" style:parent-style-name="TableContents" style:family="paragraph">
      <style:text-properties fo:font-size="6pt" style:font-size-asian="6pt" style:font-size-complex="6pt"/>
    </style:style>
    <style:style style:name="TableRow1791" style:family="table-row">
      <style:table-row-properties style:min-row-height="0.052in" style:use-optimal-row-height="false"/>
    </style:style>
    <style:style style:name="TableCell1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1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5" style:parent-style-name="TableContents" style:family="paragraph">
      <style:text-properties fo:font-size="6pt" style:font-size-asian="6pt" style:font-size-complex="6pt"/>
    </style:style>
    <style:style style:name="TableCell1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7" style:parent-style-name="TableContents" style:family="paragraph">
      <style:text-properties fo:font-size="6pt" style:font-size-asian="6pt" style:font-size-complex="6pt"/>
    </style:style>
    <style:style style:name="TableCell1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9" style:parent-style-name="TableContents" style:family="paragraph">
      <style:text-properties fo:font-size="6pt" style:font-size-asian="6pt" style:font-size-complex="6pt"/>
    </style:style>
    <style:style style:name="TableCell1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1" style:parent-style-name="TableContents" style:family="paragraph">
      <style:text-properties fo:font-size="6pt" style:font-size-asian="6pt" style:font-size-complex="6pt"/>
    </style:style>
    <style:style style:name="TableCell1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3" style:parent-style-name="TableContents" style:family="paragraph">
      <style:text-properties fo:font-size="6pt" style:font-size-asian="6pt" style:font-size-complex="6pt"/>
    </style:style>
    <style:style style:name="TableCell1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5" style:parent-style-name="TableContents" style:family="paragraph">
      <style:text-properties fo:font-size="6pt" style:font-size-asian="6pt" style:font-size-complex="6pt"/>
    </style:style>
    <style:style style:name="TableCell1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7" style:parent-style-name="TableContents" style:family="paragraph">
      <style:text-properties fo:font-size="6pt" style:font-size-asian="6pt" style:font-size-complex="6pt"/>
    </style:style>
    <style:style style:name="TableCell1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9" style:parent-style-name="TableContents" style:family="paragraph">
      <style:text-properties fo:font-size="6pt" style:font-size-asian="6pt" style:font-size-complex="6pt"/>
    </style:style>
    <style:style style:name="TableCell1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1" style:parent-style-name="TableContents" style:family="paragraph">
      <style:text-properties fo:font-size="6pt" style:font-size-asian="6pt" style:font-size-complex="6pt"/>
    </style:style>
    <style:style style:name="TableCell1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3" style:parent-style-name="TableContents" style:family="paragraph">
      <style:text-properties fo:font-size="6pt" style:font-size-asian="6pt" style:font-size-complex="6pt"/>
    </style:style>
    <style:style style:name="TableCell1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5" style:parent-style-name="TableContents" style:family="paragraph">
      <style:text-properties fo:font-size="6pt" style:font-size-asian="6pt" style:font-size-complex="6pt"/>
    </style:style>
    <style:style style:name="TableCell1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7" style:parent-style-name="TableContents" style:family="paragraph">
      <style:text-properties fo:font-size="6pt" style:font-size-asian="6pt" style:font-size-complex="6pt"/>
    </style:style>
    <style:style style:name="TableCell1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9" style:parent-style-name="TableContents" style:family="paragraph">
      <style:text-properties fo:font-size="6pt" style:font-size-asian="6pt" style:font-size-complex="6pt"/>
    </style:style>
    <style:style style:name="TableCell1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1" style:parent-style-name="TableContents" style:family="paragraph">
      <style:text-properties fo:font-size="6pt" style:font-size-asian="6pt" style:font-size-complex="6pt"/>
    </style:style>
    <style:style style:name="TableCell1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3" style:parent-style-name="TableContents" style:family="paragraph">
      <style:text-properties fo:font-size="6pt" style:font-size-asian="6pt" style:font-size-complex="6pt"/>
    </style:style>
    <style:style style:name="TableCell1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5" style:parent-style-name="TableContents" style:family="paragraph">
      <style:text-properties fo:font-size="6pt" style:font-size-asian="6pt" style:font-size-complex="6pt"/>
    </style:style>
    <style:style style:name="TableCell1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7" style:parent-style-name="TableContents" style:family="paragraph">
      <style:text-properties fo:font-size="6pt" style:font-size-asian="6pt" style:font-size-complex="6pt"/>
    </style:style>
    <style:style style:name="TableCell1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9" style:parent-style-name="TableContents" style:family="paragraph">
      <style:text-properties fo:font-size="6pt" style:font-size-asian="6pt" style:font-size-complex="6pt"/>
    </style:style>
    <style:style style:name="TableCell1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1" style:parent-style-name="TableContents" style:family="paragraph">
      <style:text-properties fo:font-size="6pt" style:font-size-asian="6pt" style:font-size-complex="6pt"/>
    </style:style>
    <style:style style:name="TableCell1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3" style:parent-style-name="TableContents" style:family="paragraph">
      <style:text-properties fo:font-size="6pt" style:font-size-asian="6pt" style:font-size-complex="6pt"/>
    </style:style>
    <style:style style:name="TableCell1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5" style:parent-style-name="TableContents" style:family="paragraph">
      <style:text-properties fo:font-size="6pt" style:font-size-asian="6pt" style:font-size-complex="6pt"/>
    </style:style>
    <style:style style:name="TableCell1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7" style:parent-style-name="TableContents" style:family="paragraph">
      <style:text-properties fo:font-size="6pt" style:font-size-asian="6pt" style:font-size-complex="6pt"/>
    </style:style>
    <style:style style:name="TableCell1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9" style:parent-style-name="TableContents" style:family="paragraph">
      <style:text-properties fo:font-size="6pt" style:font-size-asian="6pt" style:font-size-complex="6pt"/>
    </style:style>
    <style:style style:name="TableCell1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1" style:parent-style-name="TableContents" style:family="paragraph">
      <style:text-properties fo:font-size="6pt" style:font-size-asian="6pt" style:font-size-complex="6pt"/>
    </style:style>
    <style:style style:name="TableCell18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3" style:parent-style-name="TableContents" style:family="paragraph">
      <style:text-properties fo:font-size="6pt" style:font-size-asian="6pt" style:font-size-complex="6pt"/>
    </style:style>
    <style:style style:name="TableCell1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5" style:parent-style-name="TableContents" style:family="paragraph">
      <style:text-properties fo:font-size="6pt" style:font-size-asian="6pt" style:font-size-complex="6pt"/>
    </style:style>
    <style:style style:name="TableCell1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7" style:parent-style-name="TableContents" style:family="paragraph">
      <style:text-properties fo:font-size="6pt" style:font-size-asian="6pt" style:font-size-complex="6pt"/>
    </style:style>
    <style:style style:name="TableCell1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9" style:parent-style-name="TableContents" style:family="paragraph">
      <style:text-properties fo:font-size="6pt" style:font-size-asian="6pt" style:font-size-complex="6pt"/>
    </style:style>
    <style:style style:name="TableCell1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1" style:parent-style-name="TableContents" style:family="paragraph">
      <style:text-properties fo:font-size="6pt" style:font-size-asian="6pt" style:font-size-complex="6pt"/>
    </style:style>
    <style:style style:name="TableCell18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3" style:parent-style-name="TableContents" style:family="paragraph">
      <style:text-properties fo:font-size="6pt" style:font-size-asian="6pt" style:font-size-complex="6pt"/>
    </style:style>
    <style:style style:name="TableCell1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5" style:parent-style-name="TableContents" style:family="paragraph">
      <style:text-properties fo:font-size="6pt" style:font-size-asian="6pt" style:font-size-complex="6pt"/>
    </style:style>
    <style:style style:name="TableCell1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7" style:parent-style-name="TableContents" style:family="paragraph">
      <style:text-properties fo:font-size="6pt" style:font-size-asian="6pt" style:font-size-complex="6pt"/>
    </style:style>
    <style:style style:name="TableCell1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9" style:parent-style-name="TableContents" style:family="paragraph">
      <style:text-properties fo:font-size="6pt" style:font-size-asian="6pt" style:font-size-complex="6pt"/>
    </style:style>
    <style:style style:name="TableCell1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1" style:parent-style-name="TableContents" style:family="paragraph">
      <style:text-properties fo:font-size="6pt" style:font-size-asian="6pt" style:font-size-complex="6pt"/>
    </style:style>
    <style:style style:name="TableCell1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3" style:parent-style-name="TableContents" style:family="paragraph">
      <style:text-properties fo:font-size="6pt" style:font-size-asian="6pt" style:font-size-complex="6pt"/>
    </style:style>
    <style:style style:name="TableCell1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5" style:parent-style-name="TableContents" style:family="paragraph">
      <style:text-properties fo:font-size="6pt" style:font-size-asian="6pt" style:font-size-complex="6pt"/>
    </style:style>
    <style:style style:name="TableRow1866" style:family="table-row">
      <style:table-row-properties style:min-row-height="0.052in" style:use-optimal-row-height="false"/>
    </style:style>
    <style:style style:name="TableCell1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18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0" style:parent-style-name="TableContents" style:family="paragraph">
      <style:text-properties fo:font-size="6pt" style:font-size-asian="6pt" style:font-size-complex="6pt"/>
    </style:style>
    <style:style style:name="TableCell1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2" style:parent-style-name="TableContents" style:family="paragraph">
      <style:text-properties fo:font-size="6pt" style:font-size-asian="6pt" style:font-size-complex="6pt"/>
    </style:style>
    <style:style style:name="TableCell1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4" style:parent-style-name="TableContents" style:family="paragraph">
      <style:text-properties fo:font-size="6pt" style:font-size-asian="6pt" style:font-size-complex="6pt"/>
    </style:style>
    <style:style style:name="TableCell18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6" style:parent-style-name="TableContents" style:family="paragraph">
      <style:text-properties fo:font-size="6pt" style:font-size-asian="6pt" style:font-size-complex="6pt"/>
    </style:style>
    <style:style style:name="TableCell1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8" style:parent-style-name="TableContents" style:family="paragraph">
      <style:text-properties fo:font-size="6pt" style:font-size-asian="6pt" style:font-size-complex="6pt"/>
    </style:style>
    <style:style style:name="TableCell1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0" style:parent-style-name="TableContents" style:family="paragraph">
      <style:text-properties fo:font-size="6pt" style:font-size-asian="6pt" style:font-size-complex="6pt"/>
    </style:style>
    <style:style style:name="TableCell1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2" style:parent-style-name="TableContents" style:family="paragraph">
      <style:text-properties fo:font-size="6pt" style:font-size-asian="6pt" style:font-size-complex="6pt"/>
    </style:style>
    <style:style style:name="TableCell1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4" style:parent-style-name="TableContents" style:family="paragraph">
      <style:text-properties fo:font-size="6pt" style:font-size-asian="6pt" style:font-size-complex="6pt"/>
    </style:style>
    <style:style style:name="TableCell1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6" style:parent-style-name="TableContents" style:family="paragraph">
      <style:text-properties fo:font-size="6pt" style:font-size-asian="6pt" style:font-size-complex="6pt"/>
    </style:style>
    <style:style style:name="TableCell1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8" style:parent-style-name="TableContents" style:family="paragraph">
      <style:text-properties fo:font-size="6pt" style:font-size-asian="6pt" style:font-size-complex="6pt"/>
    </style:style>
    <style:style style:name="TableCell18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0" style:parent-style-name="TableContents" style:family="paragraph">
      <style:text-properties fo:font-size="6pt" style:font-size-asian="6pt" style:font-size-complex="6pt"/>
    </style:style>
    <style:style style:name="TableCell18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2" style:parent-style-name="TableContents" style:family="paragraph">
      <style:text-properties fo:font-size="6pt" style:font-size-asian="6pt" style:font-size-complex="6pt"/>
    </style:style>
    <style:style style:name="TableCell18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4" style:parent-style-name="TableContents" style:family="paragraph">
      <style:text-properties fo:font-size="6pt" style:font-size-asian="6pt" style:font-size-complex="6pt"/>
    </style:style>
    <style:style style:name="TableCell18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6" style:parent-style-name="TableContents" style:family="paragraph">
      <style:text-properties fo:font-size="6pt" style:font-size-asian="6pt" style:font-size-complex="6pt"/>
    </style:style>
    <style:style style:name="TableCell18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8" style:parent-style-name="TableContents" style:family="paragraph">
      <style:text-properties fo:font-size="6pt" style:font-size-asian="6pt" style:font-size-complex="6pt"/>
    </style:style>
    <style:style style:name="TableCell18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0" style:parent-style-name="TableContents" style:family="paragraph">
      <style:text-properties fo:font-size="6pt" style:font-size-asian="6pt" style:font-size-complex="6pt"/>
    </style:style>
    <style:style style:name="TableCell19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2" style:parent-style-name="TableContents" style:family="paragraph">
      <style:text-properties fo:font-size="6pt" style:font-size-asian="6pt" style:font-size-complex="6pt"/>
    </style:style>
    <style:style style:name="TableCell19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4" style:parent-style-name="TableContents" style:family="paragraph">
      <style:text-properties fo:font-size="6pt" style:font-size-asian="6pt" style:font-size-complex="6pt"/>
    </style:style>
    <style:style style:name="TableCell19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6" style:parent-style-name="TableContents" style:family="paragraph">
      <style:text-properties fo:font-size="6pt" style:font-size-asian="6pt" style:font-size-complex="6pt"/>
    </style:style>
    <style:style style:name="TableCell1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8" style:parent-style-name="TableContents" style:family="paragraph">
      <style:text-properties fo:font-size="6pt" style:font-size-asian="6pt" style:font-size-complex="6pt"/>
    </style:style>
    <style:style style:name="TableCell1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0" style:parent-style-name="TableContents" style:family="paragraph">
      <style:text-properties fo:font-size="6pt" style:font-size-asian="6pt" style:font-size-complex="6pt"/>
    </style:style>
    <style:style style:name="TableCell19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2" style:parent-style-name="TableContents" style:family="paragraph">
      <style:text-properties fo:font-size="6pt" style:font-size-asian="6pt" style:font-size-complex="6pt"/>
    </style:style>
    <style:style style:name="TableCell19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4" style:parent-style-name="TableContents" style:family="paragraph">
      <style:text-properties fo:font-size="6pt" style:font-size-asian="6pt" style:font-size-complex="6pt"/>
    </style:style>
    <style:style style:name="TableCell19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6" style:parent-style-name="TableContents" style:family="paragraph">
      <style:text-properties fo:font-size="6pt" style:font-size-asian="6pt" style:font-size-complex="6pt"/>
    </style:style>
    <style:style style:name="TableCell19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8" style:parent-style-name="TableContents" style:family="paragraph">
      <style:text-properties fo:font-size="6pt" style:font-size-asian="6pt" style:font-size-complex="6pt"/>
    </style:style>
    <style:style style:name="TableCell1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0" style:parent-style-name="TableContents" style:family="paragraph">
      <style:text-properties fo:font-size="6pt" style:font-size-asian="6pt" style:font-size-complex="6pt"/>
    </style:style>
    <style:style style:name="TableCell1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2" style:parent-style-name="TableContents" style:family="paragraph">
      <style:text-properties fo:font-size="6pt" style:font-size-asian="6pt" style:font-size-complex="6pt"/>
    </style:style>
    <style:style style:name="TableCell1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4" style:parent-style-name="TableContents" style:family="paragraph">
      <style:text-properties fo:font-size="6pt" style:font-size-asian="6pt" style:font-size-complex="6pt"/>
    </style:style>
    <style:style style:name="TableCell1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6" style:parent-style-name="TableContents" style:family="paragraph">
      <style:text-properties fo:font-size="6pt" style:font-size-asian="6pt" style:font-size-complex="6pt"/>
    </style:style>
    <style:style style:name="TableCell1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8" style:parent-style-name="TableContents" style:family="paragraph">
      <style:text-properties fo:font-size="6pt" style:font-size-asian="6pt" style:font-size-complex="6pt"/>
    </style:style>
    <style:style style:name="TableCell1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0" style:parent-style-name="TableContents" style:family="paragraph">
      <style:text-properties fo:font-size="6pt" style:font-size-asian="6pt" style:font-size-complex="6pt"/>
    </style:style>
    <style:style style:name="TableCell1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2" style:parent-style-name="TableContents" style:family="paragraph">
      <style:text-properties fo:font-size="6pt" style:font-size-asian="6pt" style:font-size-complex="6pt"/>
    </style:style>
    <style:style style:name="TableCell1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4" style:parent-style-name="TableContents" style:family="paragraph">
      <style:text-properties fo:font-size="6pt" style:font-size-asian="6pt" style:font-size-complex="6pt"/>
    </style:style>
    <style:style style:name="TableCell19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6" style:parent-style-name="TableContents" style:family="paragraph">
      <style:text-properties fo:font-size="6pt" style:font-size-asian="6pt" style:font-size-complex="6pt"/>
    </style:style>
    <style:style style:name="TableCell1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8" style:parent-style-name="TableContents" style:family="paragraph">
      <style:text-properties fo:font-size="6pt" style:font-size-asian="6pt" style:font-size-complex="6pt"/>
    </style:style>
    <style:style style:name="TableCell19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0" style:parent-style-name="TableContents" style:family="paragraph">
      <style:text-properties fo:font-size="6pt" style:font-size-asian="6pt" style:font-size-complex="6pt"/>
    </style:style>
    <style:style style:name="TableRow1941" style:family="table-row">
      <style:table-row-properties style:min-row-height="0.052in" style:use-optimal-row-height="false"/>
    </style:style>
    <style:style style:name="TableCell1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1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5" style:parent-style-name="TableContents" style:family="paragraph">
      <style:text-properties fo:font-size="6pt" style:font-size-asian="6pt" style:font-size-complex="6pt"/>
    </style:style>
    <style:style style:name="TableCell1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7" style:parent-style-name="TableContents" style:family="paragraph">
      <style:text-properties fo:font-size="6pt" style:font-size-asian="6pt" style:font-size-complex="6pt"/>
    </style:style>
    <style:style style:name="TableCell1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9" style:parent-style-name="TableContents" style:family="paragraph">
      <style:text-properties fo:font-size="6pt" style:font-size-asian="6pt" style:font-size-complex="6pt"/>
    </style:style>
    <style:style style:name="TableCell1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1" style:parent-style-name="TableContents" style:family="paragraph">
      <style:text-properties fo:font-size="6pt" style:font-size-asian="6pt" style:font-size-complex="6pt"/>
    </style:style>
    <style:style style:name="TableCell1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3" style:parent-style-name="TableContents" style:family="paragraph">
      <style:text-properties fo:font-size="6pt" style:font-size-asian="6pt" style:font-size-complex="6pt"/>
    </style:style>
    <style:style style:name="TableCell1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5" style:parent-style-name="TableContents" style:family="paragraph">
      <style:text-properties fo:font-size="6pt" style:font-size-asian="6pt" style:font-size-complex="6pt"/>
    </style:style>
    <style:style style:name="TableCell1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7" style:parent-style-name="TableContents" style:family="paragraph">
      <style:text-properties fo:font-size="6pt" style:font-size-asian="6pt" style:font-size-complex="6pt"/>
    </style:style>
    <style:style style:name="TableCell1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9" style:parent-style-name="TableContents" style:family="paragraph">
      <style:text-properties fo:font-size="6pt" style:font-size-asian="6pt" style:font-size-complex="6pt"/>
    </style:style>
    <style:style style:name="TableCell1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1" style:parent-style-name="TableContents" style:family="paragraph">
      <style:text-properties fo:font-size="6pt" style:font-size-asian="6pt" style:font-size-complex="6pt"/>
    </style:style>
    <style:style style:name="TableCell1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3" style:parent-style-name="TableContents" style:family="paragraph">
      <style:text-properties fo:font-size="6pt" style:font-size-asian="6pt" style:font-size-complex="6pt"/>
    </style:style>
    <style:style style:name="TableCell19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5" style:parent-style-name="TableContents" style:family="paragraph">
      <style:text-properties fo:font-size="6pt" style:font-size-asian="6pt" style:font-size-complex="6pt"/>
    </style:style>
    <style:style style:name="TableCell19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7" style:parent-style-name="TableContents" style:family="paragraph">
      <style:text-properties fo:font-size="6pt" style:font-size-asian="6pt" style:font-size-complex="6pt"/>
    </style:style>
    <style:style style:name="TableCell19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9" style:parent-style-name="TableContents" style:family="paragraph">
      <style:text-properties fo:font-size="6pt" style:font-size-asian="6pt" style:font-size-complex="6pt"/>
    </style:style>
    <style:style style:name="TableCell19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1" style:parent-style-name="TableContents" style:family="paragraph">
      <style:text-properties fo:font-size="6pt" style:font-size-asian="6pt" style:font-size-complex="6pt"/>
    </style:style>
    <style:style style:name="TableCell19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3" style:parent-style-name="TableContents" style:family="paragraph">
      <style:text-properties fo:font-size="6pt" style:font-size-asian="6pt" style:font-size-complex="6pt"/>
    </style:style>
    <style:style style:name="TableCell19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5" style:parent-style-name="TableContents" style:family="paragraph">
      <style:text-properties fo:font-size="6pt" style:font-size-asian="6pt" style:font-size-complex="6pt"/>
    </style:style>
    <style:style style:name="TableCell19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7" style:parent-style-name="TableContents" style:family="paragraph">
      <style:text-properties fo:font-size="6pt" style:font-size-asian="6pt" style:font-size-complex="6pt"/>
    </style:style>
    <style:style style:name="TableCell1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9" style:parent-style-name="TableContents" style:family="paragraph">
      <style:text-properties fo:font-size="6pt" style:font-size-asian="6pt" style:font-size-complex="6pt"/>
    </style:style>
    <style:style style:name="TableCell1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1" style:parent-style-name="TableContents" style:family="paragraph">
      <style:text-properties fo:font-size="6pt" style:font-size-asian="6pt" style:font-size-complex="6pt"/>
    </style:style>
    <style:style style:name="TableCell1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3" style:parent-style-name="TableContents" style:family="paragraph">
      <style:text-properties fo:font-size="6pt" style:font-size-asian="6pt" style:font-size-complex="6pt"/>
    </style:style>
    <style:style style:name="TableCell19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5" style:parent-style-name="TableContents" style:family="paragraph">
      <style:text-properties fo:font-size="6pt" style:font-size-asian="6pt" style:font-size-complex="6pt"/>
    </style:style>
    <style:style style:name="TableCell19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7" style:parent-style-name="TableContents" style:family="paragraph">
      <style:text-properties fo:font-size="6pt" style:font-size-asian="6pt" style:font-size-complex="6pt"/>
    </style:style>
    <style:style style:name="TableCell1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9" style:parent-style-name="TableContents" style:family="paragraph">
      <style:text-properties fo:font-size="6pt" style:font-size-asian="6pt" style:font-size-complex="6pt"/>
    </style:style>
    <style:style style:name="TableCell19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1" style:parent-style-name="TableContents" style:family="paragraph">
      <style:text-properties fo:font-size="6pt" style:font-size-asian="6pt" style:font-size-complex="6pt"/>
    </style:style>
    <style:style style:name="TableCell1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3" style:parent-style-name="TableContents" style:family="paragraph">
      <style:text-properties fo:font-size="6pt" style:font-size-asian="6pt" style:font-size-complex="6pt"/>
    </style:style>
    <style:style style:name="TableCell19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5" style:parent-style-name="TableContents" style:family="paragraph">
      <style:text-properties fo:font-size="6pt" style:font-size-asian="6pt" style:font-size-complex="6pt"/>
    </style:style>
    <style:style style:name="TableCell1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7" style:parent-style-name="TableContents" style:family="paragraph">
      <style:text-properties fo:font-size="6pt" style:font-size-asian="6pt" style:font-size-complex="6pt"/>
    </style:style>
    <style:style style:name="TableCell19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9" style:parent-style-name="TableContents" style:family="paragraph">
      <style:text-properties fo:font-size="6pt" style:font-size-asian="6pt" style:font-size-complex="6pt"/>
    </style:style>
    <style:style style:name="TableCell20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1" style:parent-style-name="TableContents" style:family="paragraph">
      <style:text-properties fo:font-size="6pt" style:font-size-asian="6pt" style:font-size-complex="6pt"/>
    </style:style>
    <style:style style:name="TableCell20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3" style:parent-style-name="TableContents" style:family="paragraph">
      <style:text-properties fo:font-size="6pt" style:font-size-asian="6pt" style:font-size-complex="6pt"/>
    </style:style>
    <style:style style:name="TableCell20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5" style:parent-style-name="TableContents" style:family="paragraph">
      <style:text-properties fo:font-size="6pt" style:font-size-asian="6pt" style:font-size-complex="6pt"/>
    </style:style>
    <style:style style:name="TableCell20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7" style:parent-style-name="TableContents" style:family="paragraph">
      <style:text-properties fo:font-size="6pt" style:font-size-asian="6pt" style:font-size-complex="6pt"/>
    </style:style>
    <style:style style:name="TableCell2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9" style:parent-style-name="TableContents" style:family="paragraph">
      <style:text-properties fo:font-size="6pt" style:font-size-asian="6pt" style:font-size-complex="6pt"/>
    </style:style>
    <style:style style:name="TableCell20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1" style:parent-style-name="TableContents" style:family="paragraph">
      <style:text-properties fo:font-size="6pt" style:font-size-asian="6pt" style:font-size-complex="6pt"/>
    </style:style>
    <style:style style:name="TableCell2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3" style:parent-style-name="TableContents" style:family="paragraph">
      <style:text-properties fo:font-size="6pt" style:font-size-asian="6pt" style:font-size-complex="6pt"/>
    </style:style>
    <style:style style:name="TableCell20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5" style:parent-style-name="TableContents" style:family="paragraph">
      <style:text-properties fo:font-size="6pt" style:font-size-asian="6pt" style:font-size-complex="6pt"/>
    </style:style>
    <style:style style:name="TableRow2016" style:family="table-row">
      <style:table-row-properties style:min-row-height="0.052in" style:use-optimal-row-height="false"/>
    </style:style>
    <style:style style:name="TableCell20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20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0" style:parent-style-name="TableContents" style:family="paragraph">
      <style:text-properties fo:font-size="6pt" style:font-size-asian="6pt" style:font-size-complex="6pt"/>
    </style:style>
    <style:style style:name="TableCell20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2" style:parent-style-name="TableContents" style:family="paragraph">
      <style:text-properties fo:font-size="6pt" style:font-size-asian="6pt" style:font-size-complex="6pt"/>
    </style:style>
    <style:style style:name="TableCell2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4" style:parent-style-name="TableContents" style:family="paragraph">
      <style:text-properties fo:font-size="6pt" style:font-size-asian="6pt" style:font-size-complex="6pt"/>
    </style:style>
    <style:style style:name="TableCell2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6" style:parent-style-name="TableContents" style:family="paragraph">
      <style:text-properties fo:font-size="6pt" style:font-size-asian="6pt" style:font-size-complex="6pt"/>
    </style:style>
    <style:style style:name="TableCell2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8" style:parent-style-name="TableContents" style:family="paragraph">
      <style:text-properties fo:font-size="6pt" style:font-size-asian="6pt" style:font-size-complex="6pt"/>
    </style:style>
    <style:style style:name="TableCell20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0" style:parent-style-name="TableContents" style:family="paragraph">
      <style:text-properties fo:font-size="6pt" style:font-size-asian="6pt" style:font-size-complex="6pt"/>
    </style:style>
    <style:style style:name="TableCell2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2" style:parent-style-name="TableContents" style:family="paragraph">
      <style:text-properties fo:font-size="6pt" style:font-size-asian="6pt" style:font-size-complex="6pt"/>
    </style:style>
    <style:style style:name="TableCell2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4" style:parent-style-name="TableContents" style:family="paragraph">
      <style:text-properties fo:font-size="6pt" style:font-size-asian="6pt" style:font-size-complex="6pt"/>
    </style:style>
    <style:style style:name="TableCell20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6" style:parent-style-name="TableContents" style:family="paragraph">
      <style:text-properties fo:font-size="6pt" style:font-size-asian="6pt" style:font-size-complex="6pt"/>
    </style:style>
    <style:style style:name="TableCell20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8" style:parent-style-name="TableContents" style:family="paragraph">
      <style:text-properties fo:font-size="6pt" style:font-size-asian="6pt" style:font-size-complex="6pt"/>
    </style:style>
    <style:style style:name="TableCell2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0" style:parent-style-name="TableContents" style:family="paragraph">
      <style:text-properties fo:font-size="6pt" style:font-size-asian="6pt" style:font-size-complex="6pt"/>
    </style:style>
    <style:style style:name="TableCell2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2" style:parent-style-name="TableContents" style:family="paragraph">
      <style:text-properties fo:font-size="6pt" style:font-size-asian="6pt" style:font-size-complex="6pt"/>
    </style:style>
    <style:style style:name="TableCell20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4" style:parent-style-name="TableContents" style:family="paragraph">
      <style:text-properties fo:font-size="6pt" style:font-size-asian="6pt" style:font-size-complex="6pt"/>
    </style:style>
    <style:style style:name="TableCell20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6" style:parent-style-name="TableContents" style:family="paragraph">
      <style:text-properties fo:font-size="6pt" style:font-size-asian="6pt" style:font-size-complex="6pt"/>
    </style:style>
    <style:style style:name="TableCell20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8" style:parent-style-name="TableContents" style:family="paragraph">
      <style:text-properties fo:font-size="6pt" style:font-size-asian="6pt" style:font-size-complex="6pt"/>
    </style:style>
    <style:style style:name="TableCell20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0" style:parent-style-name="TableContents" style:family="paragraph">
      <style:text-properties fo:font-size="6pt" style:font-size-asian="6pt" style:font-size-complex="6pt"/>
    </style:style>
    <style:style style:name="TableCell20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2" style:parent-style-name="TableContents" style:family="paragraph">
      <style:text-properties fo:font-size="6pt" style:font-size-asian="6pt" style:font-size-complex="6pt"/>
    </style:style>
    <style:style style:name="TableCell20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4" style:parent-style-name="TableContents" style:family="paragraph">
      <style:text-properties fo:font-size="6pt" style:font-size-asian="6pt" style:font-size-complex="6pt"/>
    </style:style>
    <style:style style:name="TableCell20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6" style:parent-style-name="TableContents" style:family="paragraph">
      <style:text-properties fo:font-size="6pt" style:font-size-asian="6pt" style:font-size-complex="6pt"/>
    </style:style>
    <style:style style:name="TableCell20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8" style:parent-style-name="TableContents" style:family="paragraph">
      <style:text-properties fo:font-size="6pt" style:font-size-asian="6pt" style:font-size-complex="6pt"/>
    </style:style>
    <style:style style:name="TableCell20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0" style:parent-style-name="TableContents" style:family="paragraph">
      <style:text-properties fo:font-size="6pt" style:font-size-asian="6pt" style:font-size-complex="6pt"/>
    </style:style>
    <style:style style:name="TableCell20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2" style:parent-style-name="TableContents" style:family="paragraph">
      <style:text-properties fo:font-size="6pt" style:font-size-asian="6pt" style:font-size-complex="6pt"/>
    </style:style>
    <style:style style:name="TableCell20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4" style:parent-style-name="TableContents" style:family="paragraph">
      <style:text-properties fo:font-size="6pt" style:font-size-asian="6pt" style:font-size-complex="6pt"/>
    </style:style>
    <style:style style:name="TableCell2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6" style:parent-style-name="TableContents" style:family="paragraph">
      <style:text-properties fo:font-size="6pt" style:font-size-asian="6pt" style:font-size-complex="6pt"/>
    </style:style>
    <style:style style:name="TableCell2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8" style:parent-style-name="TableContents" style:family="paragraph">
      <style:text-properties fo:font-size="6pt" style:font-size-asian="6pt" style:font-size-complex="6pt"/>
    </style:style>
    <style:style style:name="TableCell2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0" style:parent-style-name="TableContents" style:family="paragraph">
      <style:text-properties fo:font-size="6pt" style:font-size-asian="6pt" style:font-size-complex="6pt"/>
    </style:style>
    <style:style style:name="TableCell20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2" style:parent-style-name="TableContents" style:family="paragraph">
      <style:text-properties fo:font-size="6pt" style:font-size-asian="6pt" style:font-size-complex="6pt"/>
    </style:style>
    <style:style style:name="TableCell20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4" style:parent-style-name="TableContents" style:family="paragraph">
      <style:text-properties fo:font-size="6pt" style:font-size-asian="6pt" style:font-size-complex="6pt"/>
    </style:style>
    <style:style style:name="TableCell2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6" style:parent-style-name="TableContents" style:family="paragraph">
      <style:text-properties fo:font-size="6pt" style:font-size-asian="6pt" style:font-size-complex="6pt"/>
    </style:style>
    <style:style style:name="TableCell2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8" style:parent-style-name="TableContents" style:family="paragraph">
      <style:text-properties fo:font-size="6pt" style:font-size-asian="6pt" style:font-size-complex="6pt"/>
    </style:style>
    <style:style style:name="TableCell20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0" style:parent-style-name="TableContents" style:family="paragraph">
      <style:text-properties fo:font-size="6pt" style:font-size-asian="6pt" style:font-size-complex="6pt"/>
    </style:style>
    <style:style style:name="TableCell20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2" style:parent-style-name="TableContents" style:family="paragraph">
      <style:text-properties fo:font-size="6pt" style:font-size-asian="6pt" style:font-size-complex="6pt"/>
    </style:style>
    <style:style style:name="TableCell20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4" style:parent-style-name="TableContents" style:family="paragraph">
      <style:text-properties fo:font-size="6pt" style:font-size-asian="6pt" style:font-size-complex="6pt"/>
    </style:style>
    <style:style style:name="TableCell20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6" style:parent-style-name="TableContents" style:family="paragraph">
      <style:text-properties fo:font-size="6pt" style:font-size-asian="6pt" style:font-size-complex="6pt"/>
    </style:style>
    <style:style style:name="TableCell20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8" style:parent-style-name="TableContents" style:family="paragraph">
      <style:text-properties fo:font-size="6pt" style:font-size-asian="6pt" style:font-size-complex="6pt"/>
    </style:style>
    <style:style style:name="TableCell20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0" style:parent-style-name="TableContents" style:family="paragraph">
      <style:text-properties fo:font-size="6pt" style:font-size-asian="6pt" style:font-size-complex="6pt"/>
    </style:style>
    <style:style style:name="TableRow2091" style:family="table-row">
      <style:table-row-properties style:min-row-height="0.052in" style:use-optimal-row-height="false"/>
    </style:style>
    <style:style style:name="TableCell2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2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5" style:parent-style-name="TableContents" style:family="paragraph">
      <style:text-properties fo:font-size="6pt" style:font-size-asian="6pt" style:font-size-complex="6pt"/>
    </style:style>
    <style:style style:name="TableCell2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7" style:parent-style-name="TableContents" style:family="paragraph">
      <style:text-properties fo:font-size="6pt" style:font-size-asian="6pt" style:font-size-complex="6pt"/>
    </style:style>
    <style:style style:name="TableCell20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9" style:parent-style-name="TableContents" style:family="paragraph">
      <style:text-properties fo:font-size="6pt" style:font-size-asian="6pt" style:font-size-complex="6pt"/>
    </style:style>
    <style:style style:name="TableCell2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1" style:parent-style-name="TableContents" style:family="paragraph">
      <style:text-properties fo:font-size="6pt" style:font-size-asian="6pt" style:font-size-complex="6pt"/>
    </style:style>
    <style:style style:name="TableCell2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3" style:parent-style-name="TableContents" style:family="paragraph">
      <style:text-properties fo:font-size="6pt" style:font-size-asian="6pt" style:font-size-complex="6pt"/>
    </style:style>
    <style:style style:name="TableCell2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5" style:parent-style-name="TableContents" style:family="paragraph">
      <style:text-properties fo:font-size="6pt" style:font-size-asian="6pt" style:font-size-complex="6pt"/>
    </style:style>
    <style:style style:name="TableCell2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7" style:parent-style-name="TableContents" style:family="paragraph">
      <style:text-properties fo:font-size="6pt" style:font-size-asian="6pt" style:font-size-complex="6pt"/>
    </style:style>
    <style:style style:name="TableCell2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9" style:parent-style-name="TableContents" style:family="paragraph">
      <style:text-properties fo:font-size="6pt" style:font-size-asian="6pt" style:font-size-complex="6pt"/>
    </style:style>
    <style:style style:name="TableCell2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1" style:parent-style-name="TableContents" style:family="paragraph">
      <style:text-properties fo:font-size="6pt" style:font-size-asian="6pt" style:font-size-complex="6pt"/>
    </style:style>
    <style:style style:name="TableCell2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3" style:parent-style-name="TableContents" style:family="paragraph">
      <style:text-properties fo:font-size="6pt" style:font-size-asian="6pt" style:font-size-complex="6pt"/>
    </style:style>
    <style:style style:name="TableCell2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5" style:parent-style-name="TableContents" style:family="paragraph">
      <style:text-properties fo:font-size="6pt" style:font-size-asian="6pt" style:font-size-complex="6pt"/>
    </style:style>
    <style:style style:name="TableCell2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7" style:parent-style-name="TableContents" style:family="paragraph">
      <style:text-properties fo:font-size="6pt" style:font-size-asian="6pt" style:font-size-complex="6pt"/>
    </style:style>
    <style:style style:name="TableCell2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9" style:parent-style-name="TableContents" style:family="paragraph">
      <style:text-properties fo:font-size="6pt" style:font-size-asian="6pt" style:font-size-complex="6pt"/>
    </style:style>
    <style:style style:name="TableCell2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1" style:parent-style-name="TableContents" style:family="paragraph">
      <style:text-properties fo:font-size="6pt" style:font-size-asian="6pt" style:font-size-complex="6pt"/>
    </style:style>
    <style:style style:name="TableCell2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3" style:parent-style-name="TableContents" style:family="paragraph">
      <style:text-properties fo:font-size="6pt" style:font-size-asian="6pt" style:font-size-complex="6pt"/>
    </style:style>
    <style:style style:name="TableCell2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5" style:parent-style-name="TableContents" style:family="paragraph">
      <style:text-properties fo:font-size="6pt" style:font-size-asian="6pt" style:font-size-complex="6pt"/>
    </style:style>
    <style:style style:name="TableCell2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7" style:parent-style-name="TableContents" style:family="paragraph">
      <style:text-properties fo:font-size="6pt" style:font-size-asian="6pt" style:font-size-complex="6pt"/>
    </style:style>
    <style:style style:name="TableCell2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9" style:parent-style-name="TableContents" style:family="paragraph">
      <style:text-properties fo:font-size="6pt" style:font-size-asian="6pt" style:font-size-complex="6pt"/>
    </style:style>
    <style:style style:name="TableCell2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1" style:parent-style-name="TableContents" style:family="paragraph">
      <style:text-properties fo:font-size="6pt" style:font-size-asian="6pt" style:font-size-complex="6pt"/>
    </style:style>
    <style:style style:name="TableCell2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3" style:parent-style-name="TableContents" style:family="paragraph">
      <style:text-properties fo:font-size="6pt" style:font-size-asian="6pt" style:font-size-complex="6pt"/>
    </style:style>
    <style:style style:name="TableCell2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5" style:parent-style-name="TableContents" style:family="paragraph">
      <style:text-properties fo:font-size="6pt" style:font-size-asian="6pt" style:font-size-complex="6pt"/>
    </style:style>
    <style:style style:name="TableCell2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7" style:parent-style-name="TableContents" style:family="paragraph">
      <style:text-properties fo:font-size="6pt" style:font-size-asian="6pt" style:font-size-complex="6pt"/>
    </style:style>
    <style:style style:name="TableCell2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9" style:parent-style-name="TableContents" style:family="paragraph">
      <style:text-properties fo:font-size="6pt" style:font-size-asian="6pt" style:font-size-complex="6pt"/>
    </style:style>
    <style:style style:name="TableCell2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1" style:parent-style-name="TableContents" style:family="paragraph">
      <style:text-properties fo:font-size="6pt" style:font-size-asian="6pt" style:font-size-complex="6pt"/>
    </style:style>
    <style:style style:name="TableCell2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3" style:parent-style-name="TableContents" style:family="paragraph">
      <style:text-properties fo:font-size="6pt" style:font-size-asian="6pt" style:font-size-complex="6pt"/>
    </style:style>
    <style:style style:name="TableCell2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5" style:parent-style-name="TableContents" style:family="paragraph">
      <style:text-properties fo:font-size="6pt" style:font-size-asian="6pt" style:font-size-complex="6pt"/>
    </style:style>
    <style:style style:name="TableCell2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7" style:parent-style-name="TableContents" style:family="paragraph">
      <style:text-properties fo:font-size="6pt" style:font-size-asian="6pt" style:font-size-complex="6pt"/>
    </style:style>
    <style:style style:name="TableCell2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9" style:parent-style-name="TableContents" style:family="paragraph">
      <style:text-properties fo:font-size="6pt" style:font-size-asian="6pt" style:font-size-complex="6pt"/>
    </style:style>
    <style:style style:name="TableCell2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1" style:parent-style-name="TableContents" style:family="paragraph">
      <style:text-properties fo:font-size="6pt" style:font-size-asian="6pt" style:font-size-complex="6pt"/>
    </style:style>
    <style:style style:name="TableCell2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3" style:parent-style-name="TableContents" style:family="paragraph">
      <style:text-properties fo:font-size="6pt" style:font-size-asian="6pt" style:font-size-complex="6pt"/>
    </style:style>
    <style:style style:name="TableCell2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5" style:parent-style-name="TableContents" style:family="paragraph">
      <style:text-properties fo:font-size="6pt" style:font-size-asian="6pt" style:font-size-complex="6pt"/>
    </style:style>
    <style:style style:name="TableCell2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7" style:parent-style-name="TableContents" style:family="paragraph">
      <style:text-properties fo:font-size="6pt" style:font-size-asian="6pt" style:font-size-complex="6pt"/>
    </style:style>
    <style:style style:name="TableCell2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9" style:parent-style-name="TableContents" style:family="paragraph">
      <style:text-properties fo:font-size="6pt" style:font-size-asian="6pt" style:font-size-complex="6pt"/>
    </style:style>
    <style:style style:name="TableCell2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1" style:parent-style-name="TableContents" style:family="paragraph">
      <style:text-properties fo:font-size="6pt" style:font-size-asian="6pt" style:font-size-complex="6pt"/>
    </style:style>
    <style:style style:name="TableCell2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3" style:parent-style-name="TableContents" style:family="paragraph">
      <style:text-properties fo:font-size="6pt" style:font-size-asian="6pt" style:font-size-complex="6pt"/>
    </style:style>
    <style:style style:name="TableCell2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5" style:parent-style-name="TableContents" style:family="paragraph">
      <style:text-properties fo:font-size="6pt" style:font-size-asian="6pt" style:font-size-complex="6pt"/>
    </style:style>
    <style:style style:name="TableRow2166" style:family="table-row">
      <style:table-row-properties style:min-row-height="0.052in" style:use-optimal-row-height="false"/>
    </style:style>
    <style:style style:name="TableCell2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2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0" style:parent-style-name="TableContents" style:family="paragraph">
      <style:text-properties fo:font-size="6pt" style:font-size-asian="6pt" style:font-size-complex="6pt"/>
    </style:style>
    <style:style style:name="TableCell2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2" style:parent-style-name="TableContents" style:family="paragraph">
      <style:text-properties fo:font-size="6pt" style:font-size-asian="6pt" style:font-size-complex="6pt"/>
    </style:style>
    <style:style style:name="TableCell2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4" style:parent-style-name="TableContents" style:family="paragraph">
      <style:text-properties fo:font-size="6pt" style:font-size-asian="6pt" style:font-size-complex="6pt"/>
    </style:style>
    <style:style style:name="TableCell2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6" style:parent-style-name="TableContents" style:family="paragraph">
      <style:text-properties fo:font-size="6pt" style:font-size-asian="6pt" style:font-size-complex="6pt"/>
    </style:style>
    <style:style style:name="TableCell2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8" style:parent-style-name="TableContents" style:family="paragraph">
      <style:text-properties fo:font-size="6pt" style:font-size-asian="6pt" style:font-size-complex="6pt"/>
    </style:style>
    <style:style style:name="TableCell2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0" style:parent-style-name="TableContents" style:family="paragraph">
      <style:text-properties fo:font-size="6pt" style:font-size-asian="6pt" style:font-size-complex="6pt"/>
    </style:style>
    <style:style style:name="TableCell2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2" style:parent-style-name="TableContents" style:family="paragraph">
      <style:text-properties fo:font-size="6pt" style:font-size-asian="6pt" style:font-size-complex="6pt"/>
    </style:style>
    <style:style style:name="TableCell2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4" style:parent-style-name="TableContents" style:family="paragraph">
      <style:text-properties fo:font-size="6pt" style:font-size-asian="6pt" style:font-size-complex="6pt"/>
    </style:style>
    <style:style style:name="TableCell2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6" style:parent-style-name="TableContents" style:family="paragraph">
      <style:text-properties fo:font-size="6pt" style:font-size-asian="6pt" style:font-size-complex="6pt"/>
    </style:style>
    <style:style style:name="TableCell2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8" style:parent-style-name="TableContents" style:family="paragraph">
      <style:text-properties fo:font-size="6pt" style:font-size-asian="6pt" style:font-size-complex="6pt"/>
    </style:style>
    <style:style style:name="TableCell2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0" style:parent-style-name="TableContents" style:family="paragraph">
      <style:text-properties fo:font-size="6pt" style:font-size-asian="6pt" style:font-size-complex="6pt"/>
    </style:style>
    <style:style style:name="TableCell2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2" style:parent-style-name="TableContents" style:family="paragraph">
      <style:text-properties fo:font-size="6pt" style:font-size-asian="6pt" style:font-size-complex="6pt"/>
    </style:style>
    <style:style style:name="TableCell2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4" style:parent-style-name="TableContents" style:family="paragraph">
      <style:text-properties fo:font-size="6pt" style:font-size-asian="6pt" style:font-size-complex="6pt"/>
    </style:style>
    <style:style style:name="TableCell2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6" style:parent-style-name="TableContents" style:family="paragraph">
      <style:text-properties fo:font-size="6pt" style:font-size-asian="6pt" style:font-size-complex="6pt"/>
    </style:style>
    <style:style style:name="TableCell2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8" style:parent-style-name="TableContents" style:family="paragraph">
      <style:text-properties fo:font-size="6pt" style:font-size-asian="6pt" style:font-size-complex="6pt"/>
    </style:style>
    <style:style style:name="TableCell2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0" style:parent-style-name="TableContents" style:family="paragraph">
      <style:text-properties fo:font-size="6pt" style:font-size-asian="6pt" style:font-size-complex="6pt"/>
    </style:style>
    <style:style style:name="TableCell2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2" style:parent-style-name="TableContents" style:family="paragraph">
      <style:text-properties fo:font-size="6pt" style:font-size-asian="6pt" style:font-size-complex="6pt"/>
    </style:style>
    <style:style style:name="TableCell2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4" style:parent-style-name="TableContents" style:family="paragraph">
      <style:text-properties fo:font-size="6pt" style:font-size-asian="6pt" style:font-size-complex="6pt"/>
    </style:style>
    <style:style style:name="TableCell2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6" style:parent-style-name="TableContents" style:family="paragraph">
      <style:text-properties fo:font-size="6pt" style:font-size-asian="6pt" style:font-size-complex="6pt"/>
    </style:style>
    <style:style style:name="TableCell2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8" style:parent-style-name="TableContents" style:family="paragraph">
      <style:text-properties fo:font-size="6pt" style:font-size-asian="6pt" style:font-size-complex="6pt"/>
    </style:style>
    <style:style style:name="TableCell2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0" style:parent-style-name="TableContents" style:family="paragraph">
      <style:text-properties fo:font-size="6pt" style:font-size-asian="6pt" style:font-size-complex="6pt"/>
    </style:style>
    <style:style style:name="TableCell2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2" style:parent-style-name="TableContents" style:family="paragraph">
      <style:text-properties fo:font-size="6pt" style:font-size-asian="6pt" style:font-size-complex="6pt"/>
    </style:style>
    <style:style style:name="TableCell2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4" style:parent-style-name="TableContents" style:family="paragraph">
      <style:text-properties fo:font-size="6pt" style:font-size-asian="6pt" style:font-size-complex="6pt"/>
    </style:style>
    <style:style style:name="TableCell2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6" style:parent-style-name="TableContents" style:family="paragraph">
      <style:text-properties fo:font-size="6pt" style:font-size-asian="6pt" style:font-size-complex="6pt"/>
    </style:style>
    <style:style style:name="TableCell2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8" style:parent-style-name="TableContents" style:family="paragraph">
      <style:text-properties fo:font-size="6pt" style:font-size-asian="6pt" style:font-size-complex="6pt"/>
    </style:style>
    <style:style style:name="TableCell2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0" style:parent-style-name="TableContents" style:family="paragraph">
      <style:text-properties fo:font-size="6pt" style:font-size-asian="6pt" style:font-size-complex="6pt"/>
    </style:style>
    <style:style style:name="TableCell2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2" style:parent-style-name="TableContents" style:family="paragraph">
      <style:text-properties fo:font-size="6pt" style:font-size-asian="6pt" style:font-size-complex="6pt"/>
    </style:style>
    <style:style style:name="TableCell2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4" style:parent-style-name="TableContents" style:family="paragraph">
      <style:text-properties fo:font-size="6pt" style:font-size-asian="6pt" style:font-size-complex="6pt"/>
    </style:style>
    <style:style style:name="TableCell2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6" style:parent-style-name="TableContents" style:family="paragraph">
      <style:text-properties fo:font-size="6pt" style:font-size-asian="6pt" style:font-size-complex="6pt"/>
    </style:style>
    <style:style style:name="TableCell2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8" style:parent-style-name="TableContents" style:family="paragraph">
      <style:text-properties fo:font-size="6pt" style:font-size-asian="6pt" style:font-size-complex="6pt"/>
    </style:style>
    <style:style style:name="TableCell2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0" style:parent-style-name="TableContents" style:family="paragraph">
      <style:text-properties fo:font-size="6pt" style:font-size-asian="6pt" style:font-size-complex="6pt"/>
    </style:style>
    <style:style style:name="TableCell2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2" style:parent-style-name="TableContents" style:family="paragraph">
      <style:text-properties fo:font-size="6pt" style:font-size-asian="6pt" style:font-size-complex="6pt"/>
    </style:style>
    <style:style style:name="TableCell2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4" style:parent-style-name="TableContents" style:family="paragraph">
      <style:text-properties fo:font-size="6pt" style:font-size-asian="6pt" style:font-size-complex="6pt"/>
    </style:style>
    <style:style style:name="TableCell2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6" style:parent-style-name="TableContents" style:family="paragraph">
      <style:text-properties fo:font-size="6pt" style:font-size-asian="6pt" style:font-size-complex="6pt"/>
    </style:style>
    <style:style style:name="TableCell2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8" style:parent-style-name="TableContents" style:family="paragraph">
      <style:text-properties fo:font-size="6pt" style:font-size-asian="6pt" style:font-size-complex="6pt"/>
    </style:style>
    <style:style style:name="TableCell2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0" style:parent-style-name="TableContents" style:family="paragraph">
      <style:text-properties fo:font-size="6pt" style:font-size-asian="6pt" style:font-size-complex="6pt"/>
    </style:style>
    <style:style style:name="TableRow2241" style:family="table-row">
      <style:table-row-properties style:min-row-height="0.052in" style:use-optimal-row-height="false"/>
    </style:style>
    <style:style style:name="TableCell2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2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5" style:parent-style-name="TableContents" style:family="paragraph">
      <style:text-properties fo:font-size="6pt" style:font-size-asian="6pt" style:font-size-complex="6pt"/>
    </style:style>
    <style:style style:name="TableCell2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7" style:parent-style-name="TableContents" style:family="paragraph">
      <style:text-properties fo:font-size="6pt" style:font-size-asian="6pt" style:font-size-complex="6pt"/>
    </style:style>
    <style:style style:name="TableCell2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9" style:parent-style-name="TableContents" style:family="paragraph">
      <style:text-properties fo:font-size="6pt" style:font-size-asian="6pt" style:font-size-complex="6pt"/>
    </style:style>
    <style:style style:name="TableCell2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1" style:parent-style-name="TableContents" style:family="paragraph">
      <style:text-properties fo:font-size="6pt" style:font-size-asian="6pt" style:font-size-complex="6pt"/>
    </style:style>
    <style:style style:name="TableCell2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3" style:parent-style-name="TableContents" style:family="paragraph">
      <style:text-properties fo:font-size="6pt" style:font-size-asian="6pt" style:font-size-complex="6pt"/>
    </style:style>
    <style:style style:name="TableCell2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5" style:parent-style-name="TableContents" style:family="paragraph">
      <style:text-properties fo:font-size="6pt" style:font-size-asian="6pt" style:font-size-complex="6pt"/>
    </style:style>
    <style:style style:name="TableCell2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7" style:parent-style-name="TableContents" style:family="paragraph">
      <style:text-properties fo:font-size="6pt" style:font-size-asian="6pt" style:font-size-complex="6pt"/>
    </style:style>
    <style:style style:name="TableCell2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9" style:parent-style-name="TableContents" style:family="paragraph">
      <style:text-properties fo:font-size="6pt" style:font-size-asian="6pt" style:font-size-complex="6pt"/>
    </style:style>
    <style:style style:name="TableCell2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1" style:parent-style-name="TableContents" style:family="paragraph">
      <style:text-properties fo:font-size="6pt" style:font-size-asian="6pt" style:font-size-complex="6pt"/>
    </style:style>
    <style:style style:name="TableCell2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3" style:parent-style-name="TableContents" style:family="paragraph">
      <style:text-properties fo:font-size="6pt" style:font-size-asian="6pt" style:font-size-complex="6pt"/>
    </style:style>
    <style:style style:name="TableCell2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5" style:parent-style-name="TableContents" style:family="paragraph">
      <style:text-properties fo:font-size="6pt" style:font-size-asian="6pt" style:font-size-complex="6pt"/>
    </style:style>
    <style:style style:name="TableCell2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7" style:parent-style-name="TableContents" style:family="paragraph">
      <style:text-properties fo:font-size="6pt" style:font-size-asian="6pt" style:font-size-complex="6pt"/>
    </style:style>
    <style:style style:name="TableCell2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9" style:parent-style-name="TableContents" style:family="paragraph">
      <style:text-properties fo:font-size="6pt" style:font-size-asian="6pt" style:font-size-complex="6pt"/>
    </style:style>
    <style:style style:name="TableCell2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1" style:parent-style-name="TableContents" style:family="paragraph">
      <style:text-properties fo:font-size="6pt" style:font-size-asian="6pt" style:font-size-complex="6pt"/>
    </style:style>
    <style:style style:name="TableCell2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3" style:parent-style-name="TableContents" style:family="paragraph">
      <style:text-properties fo:font-size="6pt" style:font-size-asian="6pt" style:font-size-complex="6pt"/>
    </style:style>
    <style:style style:name="TableCell2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5" style:parent-style-name="TableContents" style:family="paragraph">
      <style:text-properties fo:font-size="6pt" style:font-size-asian="6pt" style:font-size-complex="6pt"/>
    </style:style>
    <style:style style:name="TableCell2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7" style:parent-style-name="TableContents" style:family="paragraph">
      <style:text-properties fo:font-size="6pt" style:font-size-asian="6pt" style:font-size-complex="6pt"/>
    </style:style>
    <style:style style:name="TableCell2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9" style:parent-style-name="TableContents" style:family="paragraph">
      <style:text-properties fo:font-size="6pt" style:font-size-asian="6pt" style:font-size-complex="6pt"/>
    </style:style>
    <style:style style:name="TableCell2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1" style:parent-style-name="TableContents" style:family="paragraph">
      <style:text-properties fo:font-size="6pt" style:font-size-asian="6pt" style:font-size-complex="6pt"/>
    </style:style>
    <style:style style:name="TableCell2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3" style:parent-style-name="TableContents" style:family="paragraph">
      <style:text-properties fo:font-size="6pt" style:font-size-asian="6pt" style:font-size-complex="6pt"/>
    </style:style>
    <style:style style:name="TableCell2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5" style:parent-style-name="TableContents" style:family="paragraph">
      <style:text-properties fo:font-size="6pt" style:font-size-asian="6pt" style:font-size-complex="6pt"/>
    </style:style>
    <style:style style:name="TableCell2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7" style:parent-style-name="TableContents" style:family="paragraph">
      <style:text-properties fo:font-size="6pt" style:font-size-asian="6pt" style:font-size-complex="6pt"/>
    </style:style>
    <style:style style:name="TableCell2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9" style:parent-style-name="TableContents" style:family="paragraph">
      <style:text-properties fo:font-size="6pt" style:font-size-asian="6pt" style:font-size-complex="6pt"/>
    </style:style>
    <style:style style:name="TableCell2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1" style:parent-style-name="TableContents" style:family="paragraph">
      <style:text-properties fo:font-size="6pt" style:font-size-asian="6pt" style:font-size-complex="6pt"/>
    </style:style>
    <style:style style:name="TableCell2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3" style:parent-style-name="TableContents" style:family="paragraph">
      <style:text-properties fo:font-size="6pt" style:font-size-asian="6pt" style:font-size-complex="6pt"/>
    </style:style>
    <style:style style:name="TableCell2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5" style:parent-style-name="TableContents" style:family="paragraph">
      <style:text-properties fo:font-size="6pt" style:font-size-asian="6pt" style:font-size-complex="6pt"/>
    </style:style>
    <style:style style:name="TableCell2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7" style:parent-style-name="TableContents" style:family="paragraph">
      <style:text-properties fo:font-size="6pt" style:font-size-asian="6pt" style:font-size-complex="6pt"/>
    </style:style>
    <style:style style:name="TableCell2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9" style:parent-style-name="TableContents" style:family="paragraph">
      <style:text-properties fo:font-size="6pt" style:font-size-asian="6pt" style:font-size-complex="6pt"/>
    </style:style>
    <style:style style:name="TableCell2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1" style:parent-style-name="TableContents" style:family="paragraph">
      <style:text-properties fo:font-size="6pt" style:font-size-asian="6pt" style:font-size-complex="6pt"/>
    </style:style>
    <style:style style:name="TableCell2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3" style:parent-style-name="TableContents" style:family="paragraph">
      <style:text-properties fo:font-size="6pt" style:font-size-asian="6pt" style:font-size-complex="6pt"/>
    </style:style>
    <style:style style:name="TableCell2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5" style:parent-style-name="TableContents" style:family="paragraph">
      <style:text-properties fo:font-size="6pt" style:font-size-asian="6pt" style:font-size-complex="6pt"/>
    </style:style>
    <style:style style:name="TableCell2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7" style:parent-style-name="TableContents" style:family="paragraph">
      <style:text-properties fo:font-size="6pt" style:font-size-asian="6pt" style:font-size-complex="6pt"/>
    </style:style>
    <style:style style:name="TableCell2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9" style:parent-style-name="TableContents" style:family="paragraph">
      <style:text-properties fo:font-size="6pt" style:font-size-asian="6pt" style:font-size-complex="6pt"/>
    </style:style>
    <style:style style:name="TableCell2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1" style:parent-style-name="TableContents" style:family="paragraph">
      <style:text-properties fo:font-size="6pt" style:font-size-asian="6pt" style:font-size-complex="6pt"/>
    </style:style>
    <style:style style:name="TableCell2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3" style:parent-style-name="TableContents" style:family="paragraph">
      <style:text-properties fo:font-size="6pt" style:font-size-asian="6pt" style:font-size-complex="6pt"/>
    </style:style>
    <style:style style:name="TableCell2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5" style:parent-style-name="TableContents" style:family="paragraph">
      <style:text-properties fo:font-size="6pt" style:font-size-asian="6pt" style:font-size-complex="6pt"/>
    </style:style>
    <style:style style:name="TableRow2316" style:family="table-row">
      <style:table-row-properties style:min-row-height="0.052in" style:use-optimal-row-height="false"/>
    </style:style>
    <style:style style:name="TableCell2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2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0" style:parent-style-name="TableContents" style:family="paragraph">
      <style:text-properties fo:font-size="6pt" style:font-size-asian="6pt" style:font-size-complex="6pt"/>
    </style:style>
    <style:style style:name="TableCell2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2" style:parent-style-name="TableContents" style:family="paragraph">
      <style:text-properties fo:font-size="6pt" style:font-size-asian="6pt" style:font-size-complex="6pt"/>
    </style:style>
    <style:style style:name="TableCell2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4" style:parent-style-name="TableContents" style:family="paragraph">
      <style:text-properties fo:font-size="6pt" style:font-size-asian="6pt" style:font-size-complex="6pt"/>
    </style:style>
    <style:style style:name="TableCell2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6" style:parent-style-name="TableContents" style:family="paragraph">
      <style:text-properties fo:font-size="6pt" style:font-size-asian="6pt" style:font-size-complex="6pt"/>
    </style:style>
    <style:style style:name="TableCell2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8" style:parent-style-name="TableContents" style:family="paragraph">
      <style:text-properties fo:font-size="6pt" style:font-size-asian="6pt" style:font-size-complex="6pt"/>
    </style:style>
    <style:style style:name="TableCell2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0" style:parent-style-name="TableContents" style:family="paragraph">
      <style:text-properties fo:font-size="6pt" style:font-size-asian="6pt" style:font-size-complex="6pt"/>
    </style:style>
    <style:style style:name="TableCell2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2" style:parent-style-name="TableContents" style:family="paragraph">
      <style:text-properties fo:font-size="6pt" style:font-size-asian="6pt" style:font-size-complex="6pt"/>
    </style:style>
    <style:style style:name="TableCell2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4" style:parent-style-name="TableContents" style:family="paragraph">
      <style:text-properties fo:font-size="6pt" style:font-size-asian="6pt" style:font-size-complex="6pt"/>
    </style:style>
    <style:style style:name="TableCell2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6" style:parent-style-name="TableContents" style:family="paragraph">
      <style:text-properties fo:font-size="6pt" style:font-size-asian="6pt" style:font-size-complex="6pt"/>
    </style:style>
    <style:style style:name="TableCell2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8" style:parent-style-name="TableContents" style:family="paragraph">
      <style:text-properties fo:font-size="6pt" style:font-size-asian="6pt" style:font-size-complex="6pt"/>
    </style:style>
    <style:style style:name="TableCell2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0" style:parent-style-name="TableContents" style:family="paragraph">
      <style:text-properties fo:font-size="6pt" style:font-size-asian="6pt" style:font-size-complex="6pt"/>
    </style:style>
    <style:style style:name="TableCell2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2" style:parent-style-name="TableContents" style:family="paragraph">
      <style:text-properties fo:font-size="6pt" style:font-size-asian="6pt" style:font-size-complex="6pt"/>
    </style:style>
    <style:style style:name="TableCell2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4" style:parent-style-name="TableContents" style:family="paragraph">
      <style:text-properties fo:font-size="6pt" style:font-size-asian="6pt" style:font-size-complex="6pt"/>
    </style:style>
    <style:style style:name="TableCell2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6" style:parent-style-name="TableContents" style:family="paragraph">
      <style:text-properties fo:font-size="6pt" style:font-size-asian="6pt" style:font-size-complex="6pt"/>
    </style:style>
    <style:style style:name="TableCell2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8" style:parent-style-name="TableContents" style:family="paragraph">
      <style:text-properties fo:font-size="6pt" style:font-size-asian="6pt" style:font-size-complex="6pt"/>
    </style:style>
    <style:style style:name="TableCell2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0" style:parent-style-name="TableContents" style:family="paragraph">
      <style:text-properties fo:font-size="6pt" style:font-size-asian="6pt" style:font-size-complex="6pt"/>
    </style:style>
    <style:style style:name="TableCell2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2" style:parent-style-name="TableContents" style:family="paragraph">
      <style:text-properties fo:font-size="6pt" style:font-size-asian="6pt" style:font-size-complex="6pt"/>
    </style:style>
    <style:style style:name="TableCell2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4" style:parent-style-name="TableContents" style:family="paragraph">
      <style:text-properties fo:font-size="6pt" style:font-size-asian="6pt" style:font-size-complex="6pt"/>
    </style:style>
    <style:style style:name="TableCell2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6" style:parent-style-name="TableContents" style:family="paragraph">
      <style:text-properties fo:font-size="6pt" style:font-size-asian="6pt" style:font-size-complex="6pt"/>
    </style:style>
    <style:style style:name="TableCell2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8" style:parent-style-name="TableContents" style:family="paragraph">
      <style:text-properties fo:font-size="6pt" style:font-size-asian="6pt" style:font-size-complex="6pt"/>
    </style:style>
    <style:style style:name="TableCell2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0" style:parent-style-name="TableContents" style:family="paragraph">
      <style:text-properties fo:font-size="6pt" style:font-size-asian="6pt" style:font-size-complex="6pt"/>
    </style:style>
    <style:style style:name="TableCell2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2" style:parent-style-name="TableContents" style:family="paragraph">
      <style:text-properties fo:font-size="6pt" style:font-size-asian="6pt" style:font-size-complex="6pt"/>
    </style:style>
    <style:style style:name="TableCell2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4" style:parent-style-name="TableContents" style:family="paragraph">
      <style:text-properties fo:font-size="6pt" style:font-size-asian="6pt" style:font-size-complex="6pt"/>
    </style:style>
    <style:style style:name="TableCell2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6" style:parent-style-name="TableContents" style:family="paragraph">
      <style:text-properties fo:font-size="6pt" style:font-size-asian="6pt" style:font-size-complex="6pt"/>
    </style:style>
    <style:style style:name="TableCell2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8" style:parent-style-name="TableContents" style:family="paragraph">
      <style:text-properties fo:font-size="6pt" style:font-size-asian="6pt" style:font-size-complex="6pt"/>
    </style:style>
    <style:style style:name="TableCell2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0" style:parent-style-name="TableContents" style:family="paragraph">
      <style:text-properties fo:font-size="6pt" style:font-size-asian="6pt" style:font-size-complex="6pt"/>
    </style:style>
    <style:style style:name="TableCell2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2" style:parent-style-name="TableContents" style:family="paragraph">
      <style:text-properties fo:font-size="6pt" style:font-size-asian="6pt" style:font-size-complex="6pt"/>
    </style:style>
    <style:style style:name="TableCell2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4" style:parent-style-name="TableContents" style:family="paragraph">
      <style:text-properties fo:font-size="6pt" style:font-size-asian="6pt" style:font-size-complex="6pt"/>
    </style:style>
    <style:style style:name="TableCell2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6" style:parent-style-name="TableContents" style:family="paragraph">
      <style:text-properties fo:font-size="6pt" style:font-size-asian="6pt" style:font-size-complex="6pt"/>
    </style:style>
    <style:style style:name="TableCell2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8" style:parent-style-name="TableContents" style:family="paragraph">
      <style:text-properties fo:font-size="6pt" style:font-size-asian="6pt" style:font-size-complex="6pt"/>
    </style:style>
    <style:style style:name="TableCell2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0" style:parent-style-name="TableContents" style:family="paragraph">
      <style:text-properties fo:font-size="6pt" style:font-size-asian="6pt" style:font-size-complex="6pt"/>
    </style:style>
    <style:style style:name="TableCell2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2" style:parent-style-name="TableContents" style:family="paragraph">
      <style:text-properties fo:font-size="6pt" style:font-size-asian="6pt" style:font-size-complex="6pt"/>
    </style:style>
    <style:style style:name="TableCell2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4" style:parent-style-name="TableContents" style:family="paragraph">
      <style:text-properties fo:font-size="6pt" style:font-size-asian="6pt" style:font-size-complex="6pt"/>
    </style:style>
    <style:style style:name="TableCell2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6" style:parent-style-name="TableContents" style:family="paragraph">
      <style:text-properties fo:font-size="6pt" style:font-size-asian="6pt" style:font-size-complex="6pt"/>
    </style:style>
    <style:style style:name="TableCell2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8" style:parent-style-name="TableContents" style:family="paragraph">
      <style:text-properties fo:font-size="6pt" style:font-size-asian="6pt" style:font-size-complex="6pt"/>
    </style:style>
    <style:style style:name="TableCell2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0" style:parent-style-name="TableContents" style:family="paragraph">
      <style:text-properties fo:font-size="6pt" style:font-size-asian="6pt" style:font-size-complex="6pt"/>
    </style:style>
    <style:style style:name="TableRow2391" style:family="table-row">
      <style:table-row-properties style:min-row-height="0.052in" style:use-optimal-row-height="false"/>
    </style:style>
    <style:style style:name="TableCell2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2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5" style:parent-style-name="TableContents" style:family="paragraph">
      <style:text-properties fo:font-size="6pt" style:font-size-asian="6pt" style:font-size-complex="6pt"/>
    </style:style>
    <style:style style:name="TableCell2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7" style:parent-style-name="TableContents" style:family="paragraph">
      <style:text-properties fo:font-size="6pt" style:font-size-asian="6pt" style:font-size-complex="6pt"/>
    </style:style>
    <style:style style:name="TableCell2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9" style:parent-style-name="TableContents" style:family="paragraph">
      <style:text-properties fo:font-size="6pt" style:font-size-asian="6pt" style:font-size-complex="6pt"/>
    </style:style>
    <style:style style:name="TableCell2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1" style:parent-style-name="TableContents" style:family="paragraph">
      <style:text-properties fo:font-size="6pt" style:font-size-asian="6pt" style:font-size-complex="6pt"/>
    </style:style>
    <style:style style:name="TableCell2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3" style:parent-style-name="TableContents" style:family="paragraph">
      <style:text-properties fo:font-size="6pt" style:font-size-asian="6pt" style:font-size-complex="6pt"/>
    </style:style>
    <style:style style:name="TableCell2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5" style:parent-style-name="TableContents" style:family="paragraph">
      <style:text-properties fo:font-size="6pt" style:font-size-asian="6pt" style:font-size-complex="6pt"/>
    </style:style>
    <style:style style:name="TableCell2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7" style:parent-style-name="TableContents" style:family="paragraph">
      <style:text-properties fo:font-size="6pt" style:font-size-asian="6pt" style:font-size-complex="6pt"/>
    </style:style>
    <style:style style:name="TableCell2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9" style:parent-style-name="TableContents" style:family="paragraph">
      <style:text-properties fo:font-size="6pt" style:font-size-asian="6pt" style:font-size-complex="6pt"/>
    </style:style>
    <style:style style:name="TableCell2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1" style:parent-style-name="TableContents" style:family="paragraph">
      <style:text-properties fo:font-size="6pt" style:font-size-asian="6pt" style:font-size-complex="6pt"/>
    </style:style>
    <style:style style:name="TableCell2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3" style:parent-style-name="TableContents" style:family="paragraph">
      <style:text-properties fo:font-size="6pt" style:font-size-asian="6pt" style:font-size-complex="6pt"/>
    </style:style>
    <style:style style:name="TableCell2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5" style:parent-style-name="TableContents" style:family="paragraph">
      <style:text-properties fo:font-size="6pt" style:font-size-asian="6pt" style:font-size-complex="6pt"/>
    </style:style>
    <style:style style:name="TableCell2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7" style:parent-style-name="TableContents" style:family="paragraph">
      <style:text-properties fo:font-size="6pt" style:font-size-asian="6pt" style:font-size-complex="6pt"/>
    </style:style>
    <style:style style:name="TableCell2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9" style:parent-style-name="TableContents" style:family="paragraph">
      <style:text-properties fo:font-size="6pt" style:font-size-asian="6pt" style:font-size-complex="6pt"/>
    </style:style>
    <style:style style:name="TableCell2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1" style:parent-style-name="TableContents" style:family="paragraph">
      <style:text-properties fo:font-size="6pt" style:font-size-asian="6pt" style:font-size-complex="6pt"/>
    </style:style>
    <style:style style:name="TableCell2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3" style:parent-style-name="TableContents" style:family="paragraph">
      <style:text-properties fo:font-size="6pt" style:font-size-asian="6pt" style:font-size-complex="6pt"/>
    </style:style>
    <style:style style:name="TableCell2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5" style:parent-style-name="TableContents" style:family="paragraph">
      <style:text-properties fo:font-size="6pt" style:font-size-asian="6pt" style:font-size-complex="6pt"/>
    </style:style>
    <style:style style:name="TableCell2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7" style:parent-style-name="TableContents" style:family="paragraph">
      <style:text-properties fo:font-size="6pt" style:font-size-asian="6pt" style:font-size-complex="6pt"/>
    </style:style>
    <style:style style:name="TableCell2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9" style:parent-style-name="TableContents" style:family="paragraph">
      <style:text-properties fo:font-size="6pt" style:font-size-asian="6pt" style:font-size-complex="6pt"/>
    </style:style>
    <style:style style:name="TableCell2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1" style:parent-style-name="TableContents" style:family="paragraph">
      <style:text-properties fo:font-size="6pt" style:font-size-asian="6pt" style:font-size-complex="6pt"/>
    </style:style>
    <style:style style:name="TableCell2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3" style:parent-style-name="TableContents" style:family="paragraph">
      <style:text-properties fo:font-size="6pt" style:font-size-asian="6pt" style:font-size-complex="6pt"/>
    </style:style>
    <style:style style:name="TableCell2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5" style:parent-style-name="TableContents" style:family="paragraph">
      <style:text-properties fo:font-size="6pt" style:font-size-asian="6pt" style:font-size-complex="6pt"/>
    </style:style>
    <style:style style:name="TableCell2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7" style:parent-style-name="TableContents" style:family="paragraph">
      <style:text-properties fo:font-size="6pt" style:font-size-asian="6pt" style:font-size-complex="6pt"/>
    </style:style>
    <style:style style:name="TableCell2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9" style:parent-style-name="TableContents" style:family="paragraph">
      <style:text-properties fo:font-size="6pt" style:font-size-asian="6pt" style:font-size-complex="6pt"/>
    </style:style>
    <style:style style:name="TableCell2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1" style:parent-style-name="TableContents" style:family="paragraph">
      <style:text-properties fo:font-size="6pt" style:font-size-asian="6pt" style:font-size-complex="6pt"/>
    </style:style>
    <style:style style:name="TableCell2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3" style:parent-style-name="TableContents" style:family="paragraph">
      <style:text-properties fo:font-size="6pt" style:font-size-asian="6pt" style:font-size-complex="6pt"/>
    </style:style>
    <style:style style:name="TableCell2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5" style:parent-style-name="TableContents" style:family="paragraph">
      <style:text-properties fo:font-size="6pt" style:font-size-asian="6pt" style:font-size-complex="6pt"/>
    </style:style>
    <style:style style:name="TableCell2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7" style:parent-style-name="TableContents" style:family="paragraph">
      <style:text-properties fo:font-size="6pt" style:font-size-asian="6pt" style:font-size-complex="6pt"/>
    </style:style>
    <style:style style:name="TableCell2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9" style:parent-style-name="TableContents" style:family="paragraph">
      <style:text-properties fo:font-size="6pt" style:font-size-asian="6pt" style:font-size-complex="6pt"/>
    </style:style>
    <style:style style:name="TableCell2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1" style:parent-style-name="TableContents" style:family="paragraph">
      <style:text-properties fo:font-size="6pt" style:font-size-asian="6pt" style:font-size-complex="6pt"/>
    </style:style>
    <style:style style:name="TableCell2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3" style:parent-style-name="TableContents" style:family="paragraph">
      <style:text-properties fo:font-size="6pt" style:font-size-asian="6pt" style:font-size-complex="6pt"/>
    </style:style>
    <style:style style:name="TableCell2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5" style:parent-style-name="TableContents" style:family="paragraph">
      <style:text-properties fo:font-size="6pt" style:font-size-asian="6pt" style:font-size-complex="6pt"/>
    </style:style>
    <style:style style:name="TableCell2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7" style:parent-style-name="TableContents" style:family="paragraph">
      <style:text-properties fo:font-size="6pt" style:font-size-asian="6pt" style:font-size-complex="6pt"/>
    </style:style>
    <style:style style:name="TableCell2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9" style:parent-style-name="TableContents" style:family="paragraph">
      <style:text-properties fo:font-size="6pt" style:font-size-asian="6pt" style:font-size-complex="6pt"/>
    </style:style>
    <style:style style:name="TableCell2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1" style:parent-style-name="TableContents" style:family="paragraph">
      <style:text-properties fo:font-size="6pt" style:font-size-asian="6pt" style:font-size-complex="6pt"/>
    </style:style>
    <style:style style:name="TableCell2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3" style:parent-style-name="TableContents" style:family="paragraph">
      <style:text-properties fo:font-size="6pt" style:font-size-asian="6pt" style:font-size-complex="6pt"/>
    </style:style>
    <style:style style:name="TableCell2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5" style:parent-style-name="TableContents" style:family="paragraph">
      <style:text-properties fo:font-size="6pt" style:font-size-asian="6pt" style:font-size-complex="6pt"/>
    </style:style>
    <style:style style:name="TableRow2466" style:family="table-row">
      <style:table-row-properties style:min-row-height="0.052in" style:use-optimal-row-height="false"/>
    </style:style>
    <style:style style:name="TableCell2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2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0" style:parent-style-name="TableContents" style:family="paragraph">
      <style:text-properties fo:font-size="6pt" style:font-size-asian="6pt" style:font-size-complex="6pt"/>
    </style:style>
    <style:style style:name="TableCell2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2" style:parent-style-name="TableContents" style:family="paragraph">
      <style:text-properties fo:font-size="6pt" style:font-size-asian="6pt" style:font-size-complex="6pt"/>
    </style:style>
    <style:style style:name="TableCell2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4" style:parent-style-name="TableContents" style:family="paragraph">
      <style:text-properties fo:font-size="6pt" style:font-size-asian="6pt" style:font-size-complex="6pt"/>
    </style:style>
    <style:style style:name="TableCell2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6" style:parent-style-name="TableContents" style:family="paragraph">
      <style:text-properties fo:font-size="6pt" style:font-size-asian="6pt" style:font-size-complex="6pt"/>
    </style:style>
    <style:style style:name="TableCell2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8" style:parent-style-name="TableContents" style:family="paragraph">
      <style:text-properties fo:font-size="6pt" style:font-size-asian="6pt" style:font-size-complex="6pt"/>
    </style:style>
    <style:style style:name="TableCell2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0" style:parent-style-name="TableContents" style:family="paragraph">
      <style:text-properties fo:font-size="6pt" style:font-size-asian="6pt" style:font-size-complex="6pt"/>
    </style:style>
    <style:style style:name="TableCell2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2" style:parent-style-name="TableContents" style:family="paragraph">
      <style:text-properties fo:font-size="6pt" style:font-size-asian="6pt" style:font-size-complex="6pt"/>
    </style:style>
    <style:style style:name="TableCell2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4" style:parent-style-name="TableContents" style:family="paragraph">
      <style:text-properties fo:font-size="6pt" style:font-size-asian="6pt" style:font-size-complex="6pt"/>
    </style:style>
    <style:style style:name="TableCell2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6" style:parent-style-name="TableContents" style:family="paragraph">
      <style:text-properties fo:font-size="6pt" style:font-size-asian="6pt" style:font-size-complex="6pt"/>
    </style:style>
    <style:style style:name="TableCell2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8" style:parent-style-name="TableContents" style:family="paragraph">
      <style:text-properties fo:font-size="6pt" style:font-size-asian="6pt" style:font-size-complex="6pt"/>
    </style:style>
    <style:style style:name="TableCell2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0" style:parent-style-name="TableContents" style:family="paragraph">
      <style:text-properties fo:font-size="6pt" style:font-size-asian="6pt" style:font-size-complex="6pt"/>
    </style:style>
    <style:style style:name="TableCell2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2" style:parent-style-name="TableContents" style:family="paragraph">
      <style:text-properties fo:font-size="6pt" style:font-size-asian="6pt" style:font-size-complex="6pt"/>
    </style:style>
    <style:style style:name="TableCell2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4" style:parent-style-name="TableContents" style:family="paragraph">
      <style:text-properties fo:font-size="6pt" style:font-size-asian="6pt" style:font-size-complex="6pt"/>
    </style:style>
    <style:style style:name="TableCell2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6" style:parent-style-name="TableContents" style:family="paragraph">
      <style:text-properties fo:font-size="6pt" style:font-size-asian="6pt" style:font-size-complex="6pt"/>
    </style:style>
    <style:style style:name="TableCell2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8" style:parent-style-name="TableContents" style:family="paragraph">
      <style:text-properties fo:font-size="6pt" style:font-size-asian="6pt" style:font-size-complex="6pt"/>
    </style:style>
    <style:style style:name="TableCell2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0" style:parent-style-name="TableContents" style:family="paragraph">
      <style:text-properties fo:font-size="6pt" style:font-size-asian="6pt" style:font-size-complex="6pt"/>
    </style:style>
    <style:style style:name="TableCell2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2" style:parent-style-name="TableContents" style:family="paragraph">
      <style:text-properties fo:font-size="6pt" style:font-size-asian="6pt" style:font-size-complex="6pt"/>
    </style:style>
    <style:style style:name="TableCell2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4" style:parent-style-name="TableContents" style:family="paragraph">
      <style:text-properties fo:font-size="6pt" style:font-size-asian="6pt" style:font-size-complex="6pt"/>
    </style:style>
    <style:style style:name="TableCell2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6" style:parent-style-name="TableContents" style:family="paragraph">
      <style:text-properties fo:font-size="6pt" style:font-size-asian="6pt" style:font-size-complex="6pt"/>
    </style:style>
    <style:style style:name="TableCell2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8" style:parent-style-name="TableContents" style:family="paragraph">
      <style:text-properties fo:font-size="6pt" style:font-size-asian="6pt" style:font-size-complex="6pt"/>
    </style:style>
    <style:style style:name="TableCell2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0" style:parent-style-name="TableContents" style:family="paragraph">
      <style:text-properties fo:font-size="6pt" style:font-size-asian="6pt" style:font-size-complex="6pt"/>
    </style:style>
    <style:style style:name="TableCell2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2" style:parent-style-name="TableContents" style:family="paragraph">
      <style:text-properties fo:font-size="6pt" style:font-size-asian="6pt" style:font-size-complex="6pt"/>
    </style:style>
    <style:style style:name="TableCell2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4" style:parent-style-name="TableContents" style:family="paragraph">
      <style:text-properties fo:font-size="6pt" style:font-size-asian="6pt" style:font-size-complex="6pt"/>
    </style:style>
    <style:style style:name="TableCell2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6" style:parent-style-name="TableContents" style:family="paragraph">
      <style:text-properties fo:font-size="6pt" style:font-size-asian="6pt" style:font-size-complex="6pt"/>
    </style:style>
    <style:style style:name="TableCell2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8" style:parent-style-name="TableContents" style:family="paragraph">
      <style:text-properties fo:font-size="6pt" style:font-size-asian="6pt" style:font-size-complex="6pt"/>
    </style:style>
    <style:style style:name="TableCell2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0" style:parent-style-name="TableContents" style:family="paragraph">
      <style:text-properties fo:font-size="6pt" style:font-size-asian="6pt" style:font-size-complex="6pt"/>
    </style:style>
    <style:style style:name="TableCell2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2" style:parent-style-name="TableContents" style:family="paragraph">
      <style:text-properties fo:font-size="6pt" style:font-size-asian="6pt" style:font-size-complex="6pt"/>
    </style:style>
    <style:style style:name="TableCell2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4" style:parent-style-name="TableContents" style:family="paragraph">
      <style:text-properties fo:font-size="6pt" style:font-size-asian="6pt" style:font-size-complex="6pt"/>
    </style:style>
    <style:style style:name="TableCell2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6" style:parent-style-name="TableContents" style:family="paragraph">
      <style:text-properties fo:font-size="6pt" style:font-size-asian="6pt" style:font-size-complex="6pt"/>
    </style:style>
    <style:style style:name="TableCell2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8" style:parent-style-name="TableContents" style:family="paragraph">
      <style:text-properties fo:font-size="6pt" style:font-size-asian="6pt" style:font-size-complex="6pt"/>
    </style:style>
    <style:style style:name="TableCell2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0" style:parent-style-name="TableContents" style:family="paragraph">
      <style:text-properties fo:font-size="6pt" style:font-size-asian="6pt" style:font-size-complex="6pt"/>
    </style:style>
    <style:style style:name="TableCell2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2" style:parent-style-name="TableContents" style:family="paragraph">
      <style:text-properties fo:font-size="6pt" style:font-size-asian="6pt" style:font-size-complex="6pt"/>
    </style:style>
    <style:style style:name="TableCell2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4" style:parent-style-name="TableContents" style:family="paragraph">
      <style:text-properties fo:font-size="6pt" style:font-size-asian="6pt" style:font-size-complex="6pt"/>
    </style:style>
    <style:style style:name="TableCell2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6" style:parent-style-name="TableContents" style:family="paragraph">
      <style:text-properties fo:font-size="6pt" style:font-size-asian="6pt" style:font-size-complex="6pt"/>
    </style:style>
    <style:style style:name="TableCell2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8" style:parent-style-name="TableContents" style:family="paragraph">
      <style:text-properties fo:font-size="6pt" style:font-size-asian="6pt" style:font-size-complex="6pt"/>
    </style:style>
    <style:style style:name="TableCell25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0" style:parent-style-name="TableContents" style:family="paragraph">
      <style:text-properties fo:font-size="6pt" style:font-size-asian="6pt" style:font-size-complex="6pt"/>
    </style:style>
    <style:style style:name="TableRow2541" style:family="table-row">
      <style:table-row-properties style:min-row-height="0.052in" style:use-optimal-row-height="false"/>
    </style:style>
    <style:style style:name="TableCell2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2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5" style:parent-style-name="TableContents" style:family="paragraph">
      <style:text-properties fo:font-size="6pt" style:font-size-asian="6pt" style:font-size-complex="6pt"/>
    </style:style>
    <style:style style:name="TableCell2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7" style:parent-style-name="TableContents" style:family="paragraph">
      <style:text-properties fo:font-size="6pt" style:font-size-asian="6pt" style:font-size-complex="6pt"/>
    </style:style>
    <style:style style:name="TableCell2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9" style:parent-style-name="TableContents" style:family="paragraph">
      <style:text-properties fo:font-size="6pt" style:font-size-asian="6pt" style:font-size-complex="6pt"/>
    </style:style>
    <style:style style:name="TableCell2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1" style:parent-style-name="TableContents" style:family="paragraph">
      <style:text-properties fo:font-size="6pt" style:font-size-asian="6pt" style:font-size-complex="6pt"/>
    </style:style>
    <style:style style:name="TableCell2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3" style:parent-style-name="TableContents" style:family="paragraph">
      <style:text-properties fo:font-size="6pt" style:font-size-asian="6pt" style:font-size-complex="6pt"/>
    </style:style>
    <style:style style:name="TableCell2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5" style:parent-style-name="TableContents" style:family="paragraph">
      <style:text-properties fo:font-size="6pt" style:font-size-asian="6pt" style:font-size-complex="6pt"/>
    </style:style>
    <style:style style:name="TableCell2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7" style:parent-style-name="TableContents" style:family="paragraph">
      <style:text-properties fo:font-size="6pt" style:font-size-asian="6pt" style:font-size-complex="6pt"/>
    </style:style>
    <style:style style:name="TableCell2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9" style:parent-style-name="TableContents" style:family="paragraph">
      <style:text-properties fo:font-size="6pt" style:font-size-asian="6pt" style:font-size-complex="6pt"/>
    </style:style>
    <style:style style:name="TableCell2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1" style:parent-style-name="TableContents" style:family="paragraph">
      <style:text-properties fo:font-size="6pt" style:font-size-asian="6pt" style:font-size-complex="6pt"/>
    </style:style>
    <style:style style:name="TableCell2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3" style:parent-style-name="TableContents" style:family="paragraph">
      <style:text-properties fo:font-size="6pt" style:font-size-asian="6pt" style:font-size-complex="6pt"/>
    </style:style>
    <style:style style:name="TableCell2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5" style:parent-style-name="TableContents" style:family="paragraph">
      <style:text-properties fo:font-size="6pt" style:font-size-asian="6pt" style:font-size-complex="6pt"/>
    </style:style>
    <style:style style:name="TableCell2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7" style:parent-style-name="TableContents" style:family="paragraph">
      <style:text-properties fo:font-size="6pt" style:font-size-asian="6pt" style:font-size-complex="6pt"/>
    </style:style>
    <style:style style:name="TableCell2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9" style:parent-style-name="TableContents" style:family="paragraph">
      <style:text-properties fo:font-size="6pt" style:font-size-asian="6pt" style:font-size-complex="6pt"/>
    </style:style>
    <style:style style:name="TableCell2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1" style:parent-style-name="TableContents" style:family="paragraph">
      <style:text-properties fo:font-size="6pt" style:font-size-asian="6pt" style:font-size-complex="6pt"/>
    </style:style>
    <style:style style:name="TableCell2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3" style:parent-style-name="TableContents" style:family="paragraph">
      <style:text-properties fo:font-size="6pt" style:font-size-asian="6pt" style:font-size-complex="6pt"/>
    </style:style>
    <style:style style:name="TableCell2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5" style:parent-style-name="TableContents" style:family="paragraph">
      <style:text-properties fo:font-size="6pt" style:font-size-asian="6pt" style:font-size-complex="6pt"/>
    </style:style>
    <style:style style:name="TableCell2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7" style:parent-style-name="TableContents" style:family="paragraph">
      <style:text-properties fo:font-size="6pt" style:font-size-asian="6pt" style:font-size-complex="6pt"/>
    </style:style>
    <style:style style:name="TableCell2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9" style:parent-style-name="TableContents" style:family="paragraph">
      <style:text-properties fo:font-size="6pt" style:font-size-asian="6pt" style:font-size-complex="6pt"/>
    </style:style>
    <style:style style:name="TableCell2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1" style:parent-style-name="TableContents" style:family="paragraph">
      <style:text-properties fo:font-size="6pt" style:font-size-asian="6pt" style:font-size-complex="6pt"/>
    </style:style>
    <style:style style:name="TableCell2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3" style:parent-style-name="TableContents" style:family="paragraph">
      <style:text-properties fo:font-size="6pt" style:font-size-asian="6pt" style:font-size-complex="6pt"/>
    </style:style>
    <style:style style:name="TableCell2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5" style:parent-style-name="TableContents" style:family="paragraph">
      <style:text-properties fo:font-size="6pt" style:font-size-asian="6pt" style:font-size-complex="6pt"/>
    </style:style>
    <style:style style:name="TableCell2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7" style:parent-style-name="TableContents" style:family="paragraph">
      <style:text-properties fo:font-size="6pt" style:font-size-asian="6pt" style:font-size-complex="6pt"/>
    </style:style>
    <style:style style:name="TableCell2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9" style:parent-style-name="TableContents" style:family="paragraph">
      <style:text-properties fo:font-size="6pt" style:font-size-asian="6pt" style:font-size-complex="6pt"/>
    </style:style>
    <style:style style:name="TableCell2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1" style:parent-style-name="TableContents" style:family="paragraph">
      <style:text-properties fo:font-size="6pt" style:font-size-asian="6pt" style:font-size-complex="6pt"/>
    </style:style>
    <style:style style:name="TableCell2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3" style:parent-style-name="TableContents" style:family="paragraph">
      <style:text-properties fo:font-size="6pt" style:font-size-asian="6pt" style:font-size-complex="6pt"/>
    </style:style>
    <style:style style:name="TableCell2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5" style:parent-style-name="TableContents" style:family="paragraph">
      <style:text-properties fo:font-size="6pt" style:font-size-asian="6pt" style:font-size-complex="6pt"/>
    </style:style>
    <style:style style:name="TableCell2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7" style:parent-style-name="TableContents" style:family="paragraph">
      <style:text-properties fo:font-size="6pt" style:font-size-asian="6pt" style:font-size-complex="6pt"/>
    </style:style>
    <style:style style:name="TableCell2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9" style:parent-style-name="TableContents" style:family="paragraph">
      <style:text-properties fo:font-size="6pt" style:font-size-asian="6pt" style:font-size-complex="6pt"/>
    </style:style>
    <style:style style:name="TableCell2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1" style:parent-style-name="TableContents" style:family="paragraph">
      <style:text-properties fo:font-size="6pt" style:font-size-asian="6pt" style:font-size-complex="6pt"/>
    </style:style>
    <style:style style:name="TableCell2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3" style:parent-style-name="TableContents" style:family="paragraph">
      <style:text-properties fo:font-size="6pt" style:font-size-asian="6pt" style:font-size-complex="6pt"/>
    </style:style>
    <style:style style:name="TableCell2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5" style:parent-style-name="TableContents" style:family="paragraph">
      <style:text-properties fo:font-size="6pt" style:font-size-asian="6pt" style:font-size-complex="6pt"/>
    </style:style>
    <style:style style:name="TableCell2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7" style:parent-style-name="TableContents" style:family="paragraph">
      <style:text-properties fo:font-size="6pt" style:font-size-asian="6pt" style:font-size-complex="6pt"/>
    </style:style>
    <style:style style:name="TableCell2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9" style:parent-style-name="TableContents" style:family="paragraph">
      <style:text-properties fo:font-size="6pt" style:font-size-asian="6pt" style:font-size-complex="6pt"/>
    </style:style>
    <style:style style:name="TableCell2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1" style:parent-style-name="TableContents" style:family="paragraph">
      <style:text-properties fo:font-size="6pt" style:font-size-asian="6pt" style:font-size-complex="6pt"/>
    </style:style>
    <style:style style:name="TableCell2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3" style:parent-style-name="TableContents" style:family="paragraph">
      <style:text-properties fo:font-size="6pt" style:font-size-asian="6pt" style:font-size-complex="6pt"/>
    </style:style>
    <style:style style:name="TableCell2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5" style:parent-style-name="TableContents" style:family="paragraph">
      <style:text-properties fo:font-size="6pt" style:font-size-asian="6pt" style:font-size-complex="6pt"/>
    </style:style>
    <style:style style:name="TableRow2616" style:family="table-row">
      <style:table-row-properties style:min-row-height="0.052in" style:use-optimal-row-height="false"/>
    </style:style>
    <style:style style:name="TableCell2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2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0" style:parent-style-name="TableContents" style:family="paragraph">
      <style:text-properties fo:font-size="6pt" style:font-size-asian="6pt" style:font-size-complex="6pt"/>
    </style:style>
    <style:style style:name="TableCell2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2" style:parent-style-name="TableContents" style:family="paragraph">
      <style:text-properties fo:font-size="6pt" style:font-size-asian="6pt" style:font-size-complex="6pt"/>
    </style:style>
    <style:style style:name="TableCell2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4" style:parent-style-name="TableContents" style:family="paragraph">
      <style:text-properties fo:font-size="6pt" style:font-size-asian="6pt" style:font-size-complex="6pt"/>
    </style:style>
    <style:style style:name="TableCell2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6" style:parent-style-name="TableContents" style:family="paragraph">
      <style:text-properties fo:font-size="6pt" style:font-size-asian="6pt" style:font-size-complex="6pt"/>
    </style:style>
    <style:style style:name="TableCell2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8" style:parent-style-name="TableContents" style:family="paragraph">
      <style:text-properties fo:font-size="6pt" style:font-size-asian="6pt" style:font-size-complex="6pt"/>
    </style:style>
    <style:style style:name="TableCell2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0" style:parent-style-name="TableContents" style:family="paragraph">
      <style:text-properties fo:font-size="6pt" style:font-size-asian="6pt" style:font-size-complex="6pt"/>
    </style:style>
    <style:style style:name="TableCell2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2" style:parent-style-name="TableContents" style:family="paragraph">
      <style:text-properties fo:font-size="6pt" style:font-size-asian="6pt" style:font-size-complex="6pt"/>
    </style:style>
    <style:style style:name="TableCell2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4" style:parent-style-name="TableContents" style:family="paragraph">
      <style:text-properties fo:font-size="6pt" style:font-size-asian="6pt" style:font-size-complex="6pt"/>
    </style:style>
    <style:style style:name="TableCell2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6" style:parent-style-name="TableContents" style:family="paragraph">
      <style:text-properties fo:font-size="6pt" style:font-size-asian="6pt" style:font-size-complex="6pt"/>
    </style:style>
    <style:style style:name="TableCell2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8" style:parent-style-name="TableContents" style:family="paragraph">
      <style:text-properties fo:font-size="6pt" style:font-size-asian="6pt" style:font-size-complex="6pt"/>
    </style:style>
    <style:style style:name="TableCell2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0" style:parent-style-name="TableContents" style:family="paragraph">
      <style:text-properties fo:font-size="6pt" style:font-size-asian="6pt" style:font-size-complex="6pt"/>
    </style:style>
    <style:style style:name="TableCell2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2" style:parent-style-name="TableContents" style:family="paragraph">
      <style:text-properties fo:font-size="6pt" style:font-size-asian="6pt" style:font-size-complex="6pt"/>
    </style:style>
    <style:style style:name="TableCell2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4" style:parent-style-name="TableContents" style:family="paragraph">
      <style:text-properties fo:font-size="6pt" style:font-size-asian="6pt" style:font-size-complex="6pt"/>
    </style:style>
    <style:style style:name="TableCell2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6" style:parent-style-name="TableContents" style:family="paragraph">
      <style:text-properties fo:font-size="6pt" style:font-size-asian="6pt" style:font-size-complex="6pt"/>
    </style:style>
    <style:style style:name="TableCell2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8" style:parent-style-name="TableContents" style:family="paragraph">
      <style:text-properties fo:font-size="6pt" style:font-size-asian="6pt" style:font-size-complex="6pt"/>
    </style:style>
    <style:style style:name="TableCell2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0" style:parent-style-name="TableContents" style:family="paragraph">
      <style:text-properties fo:font-size="6pt" style:font-size-asian="6pt" style:font-size-complex="6pt"/>
    </style:style>
    <style:style style:name="TableCell2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2" style:parent-style-name="TableContents" style:family="paragraph">
      <style:text-properties fo:font-size="6pt" style:font-size-asian="6pt" style:font-size-complex="6pt"/>
    </style:style>
    <style:style style:name="TableCell2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4" style:parent-style-name="TableContents" style:family="paragraph">
      <style:text-properties fo:font-size="6pt" style:font-size-asian="6pt" style:font-size-complex="6pt"/>
    </style:style>
    <style:style style:name="TableCell2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6" style:parent-style-name="TableContents" style:family="paragraph">
      <style:text-properties fo:font-size="6pt" style:font-size-asian="6pt" style:font-size-complex="6pt"/>
    </style:style>
    <style:style style:name="TableCell2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8" style:parent-style-name="TableContents" style:family="paragraph">
      <style:text-properties fo:font-size="6pt" style:font-size-asian="6pt" style:font-size-complex="6pt"/>
    </style:style>
    <style:style style:name="TableCell2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0" style:parent-style-name="TableContents" style:family="paragraph">
      <style:text-properties fo:font-size="6pt" style:font-size-asian="6pt" style:font-size-complex="6pt"/>
    </style:style>
    <style:style style:name="TableCell2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2" style:parent-style-name="TableContents" style:family="paragraph">
      <style:text-properties fo:font-size="6pt" style:font-size-asian="6pt" style:font-size-complex="6pt"/>
    </style:style>
    <style:style style:name="TableCell2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4" style:parent-style-name="TableContents" style:family="paragraph">
      <style:text-properties fo:font-size="6pt" style:font-size-asian="6pt" style:font-size-complex="6pt"/>
    </style:style>
    <style:style style:name="TableCell2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6" style:parent-style-name="TableContents" style:family="paragraph">
      <style:text-properties fo:font-size="6pt" style:font-size-asian="6pt" style:font-size-complex="6pt"/>
    </style:style>
    <style:style style:name="TableCell2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8" style:parent-style-name="TableContents" style:family="paragraph">
      <style:text-properties fo:font-size="6pt" style:font-size-asian="6pt" style:font-size-complex="6pt"/>
    </style:style>
    <style:style style:name="TableCell2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0" style:parent-style-name="TableContents" style:family="paragraph">
      <style:text-properties fo:font-size="6pt" style:font-size-asian="6pt" style:font-size-complex="6pt"/>
    </style:style>
    <style:style style:name="TableCell2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2" style:parent-style-name="TableContents" style:family="paragraph">
      <style:text-properties fo:font-size="6pt" style:font-size-asian="6pt" style:font-size-complex="6pt"/>
    </style:style>
    <style:style style:name="TableCell2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4" style:parent-style-name="TableContents" style:family="paragraph">
      <style:text-properties fo:font-size="6pt" style:font-size-asian="6pt" style:font-size-complex="6pt"/>
    </style:style>
    <style:style style:name="TableCell2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6" style:parent-style-name="TableContents" style:family="paragraph">
      <style:text-properties fo:font-size="6pt" style:font-size-asian="6pt" style:font-size-complex="6pt"/>
    </style:style>
    <style:style style:name="TableCell2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8" style:parent-style-name="TableContents" style:family="paragraph">
      <style:text-properties fo:font-size="6pt" style:font-size-asian="6pt" style:font-size-complex="6pt"/>
    </style:style>
    <style:style style:name="TableCell2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0" style:parent-style-name="TableContents" style:family="paragraph">
      <style:text-properties fo:font-size="6pt" style:font-size-asian="6pt" style:font-size-complex="6pt"/>
    </style:style>
    <style:style style:name="TableCell2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2" style:parent-style-name="TableContents" style:family="paragraph">
      <style:text-properties fo:font-size="6pt" style:font-size-asian="6pt" style:font-size-complex="6pt"/>
    </style:style>
    <style:style style:name="TableCell2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4" style:parent-style-name="TableContents" style:family="paragraph">
      <style:text-properties fo:font-size="6pt" style:font-size-asian="6pt" style:font-size-complex="6pt"/>
    </style:style>
    <style:style style:name="TableCell2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6" style:parent-style-name="TableContents" style:family="paragraph">
      <style:text-properties fo:font-size="6pt" style:font-size-asian="6pt" style:font-size-complex="6pt"/>
    </style:style>
    <style:style style:name="TableCell2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8" style:parent-style-name="TableContents" style:family="paragraph">
      <style:text-properties fo:font-size="6pt" style:font-size-asian="6pt" style:font-size-complex="6pt"/>
    </style:style>
    <style:style style:name="TableCell26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0" style:parent-style-name="TableContents" style:family="paragraph">
      <style:text-properties fo:font-size="6pt" style:font-size-asian="6pt" style:font-size-complex="6pt"/>
    </style:style>
    <style:style style:name="TableRow2691" style:family="table-row">
      <style:table-row-properties style:min-row-height="0.052in" style:use-optimal-row-height="false"/>
    </style:style>
    <style:style style:name="TableCell2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2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5" style:parent-style-name="TableContents" style:family="paragraph">
      <style:text-properties fo:font-size="6pt" style:font-size-asian="6pt" style:font-size-complex="6pt"/>
    </style:style>
    <style:style style:name="TableCell2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7" style:parent-style-name="TableContents" style:family="paragraph">
      <style:text-properties fo:font-size="6pt" style:font-size-asian="6pt" style:font-size-complex="6pt"/>
    </style:style>
    <style:style style:name="TableCell2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9" style:parent-style-name="TableContents" style:family="paragraph">
      <style:text-properties fo:font-size="6pt" style:font-size-asian="6pt" style:font-size-complex="6pt"/>
    </style:style>
    <style:style style:name="TableCell2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1" style:parent-style-name="TableContents" style:family="paragraph">
      <style:text-properties fo:font-size="6pt" style:font-size-asian="6pt" style:font-size-complex="6pt"/>
    </style:style>
    <style:style style:name="TableCell2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3" style:parent-style-name="TableContents" style:family="paragraph">
      <style:text-properties fo:font-size="6pt" style:font-size-asian="6pt" style:font-size-complex="6pt"/>
    </style:style>
    <style:style style:name="TableCell2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5" style:parent-style-name="TableContents" style:family="paragraph">
      <style:text-properties fo:font-size="6pt" style:font-size-asian="6pt" style:font-size-complex="6pt"/>
    </style:style>
    <style:style style:name="TableCell2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7" style:parent-style-name="TableContents" style:family="paragraph">
      <style:text-properties fo:font-size="6pt" style:font-size-asian="6pt" style:font-size-complex="6pt"/>
    </style:style>
    <style:style style:name="TableCell2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9" style:parent-style-name="TableContents" style:family="paragraph">
      <style:text-properties fo:font-size="6pt" style:font-size-asian="6pt" style:font-size-complex="6pt"/>
    </style:style>
    <style:style style:name="TableCell2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1" style:parent-style-name="TableContents" style:family="paragraph">
      <style:text-properties fo:font-size="6pt" style:font-size-asian="6pt" style:font-size-complex="6pt"/>
    </style:style>
    <style:style style:name="TableCell2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3" style:parent-style-name="TableContents" style:family="paragraph">
      <style:text-properties fo:font-size="6pt" style:font-size-asian="6pt" style:font-size-complex="6pt"/>
    </style:style>
    <style:style style:name="TableCell2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5" style:parent-style-name="TableContents" style:family="paragraph">
      <style:text-properties fo:font-size="6pt" style:font-size-asian="6pt" style:font-size-complex="6pt"/>
    </style:style>
    <style:style style:name="TableCell2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7" style:parent-style-name="TableContents" style:family="paragraph">
      <style:text-properties fo:font-size="6pt" style:font-size-asian="6pt" style:font-size-complex="6pt"/>
    </style:style>
    <style:style style:name="TableCell2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9" style:parent-style-name="TableContents" style:family="paragraph">
      <style:text-properties fo:font-size="6pt" style:font-size-asian="6pt" style:font-size-complex="6pt"/>
    </style:style>
    <style:style style:name="TableCell2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1" style:parent-style-name="TableContents" style:family="paragraph">
      <style:text-properties fo:font-size="6pt" style:font-size-asian="6pt" style:font-size-complex="6pt"/>
    </style:style>
    <style:style style:name="TableCell2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3" style:parent-style-name="TableContents" style:family="paragraph">
      <style:text-properties fo:font-size="6pt" style:font-size-asian="6pt" style:font-size-complex="6pt"/>
    </style:style>
    <style:style style:name="TableCell2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5" style:parent-style-name="TableContents" style:family="paragraph">
      <style:text-properties fo:font-size="6pt" style:font-size-asian="6pt" style:font-size-complex="6pt"/>
    </style:style>
    <style:style style:name="TableCell2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7" style:parent-style-name="TableContents" style:family="paragraph">
      <style:text-properties fo:font-size="6pt" style:font-size-asian="6pt" style:font-size-complex="6pt"/>
    </style:style>
    <style:style style:name="TableCell2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9" style:parent-style-name="TableContents" style:family="paragraph">
      <style:text-properties fo:font-size="6pt" style:font-size-asian="6pt" style:font-size-complex="6pt"/>
    </style:style>
    <style:style style:name="TableCell2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1" style:parent-style-name="TableContents" style:family="paragraph">
      <style:text-properties fo:font-size="6pt" style:font-size-asian="6pt" style:font-size-complex="6pt"/>
    </style:style>
    <style:style style:name="TableCell2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3" style:parent-style-name="TableContents" style:family="paragraph">
      <style:text-properties fo:font-size="6pt" style:font-size-asian="6pt" style:font-size-complex="6pt"/>
    </style:style>
    <style:style style:name="TableCell2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5" style:parent-style-name="TableContents" style:family="paragraph">
      <style:text-properties fo:font-size="6pt" style:font-size-asian="6pt" style:font-size-complex="6pt"/>
    </style:style>
    <style:style style:name="TableCell2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7" style:parent-style-name="TableContents" style:family="paragraph">
      <style:text-properties fo:font-size="6pt" style:font-size-asian="6pt" style:font-size-complex="6pt"/>
    </style:style>
    <style:style style:name="TableCell2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9" style:parent-style-name="TableContents" style:family="paragraph">
      <style:text-properties fo:font-size="6pt" style:font-size-asian="6pt" style:font-size-complex="6pt"/>
    </style:style>
    <style:style style:name="TableCell2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1" style:parent-style-name="TableContents" style:family="paragraph">
      <style:text-properties fo:font-size="6pt" style:font-size-asian="6pt" style:font-size-complex="6pt"/>
    </style:style>
    <style:style style:name="TableCell2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3" style:parent-style-name="TableContents" style:family="paragraph">
      <style:text-properties fo:font-size="6pt" style:font-size-asian="6pt" style:font-size-complex="6pt"/>
    </style:style>
    <style:style style:name="TableCell2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5" style:parent-style-name="TableContents" style:family="paragraph">
      <style:text-properties fo:font-size="6pt" style:font-size-asian="6pt" style:font-size-complex="6pt"/>
    </style:style>
    <style:style style:name="TableCell2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7" style:parent-style-name="TableContents" style:family="paragraph">
      <style:text-properties fo:font-size="6pt" style:font-size-asian="6pt" style:font-size-complex="6pt"/>
    </style:style>
    <style:style style:name="TableCell2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9" style:parent-style-name="TableContents" style:family="paragraph">
      <style:text-properties fo:font-size="6pt" style:font-size-asian="6pt" style:font-size-complex="6pt"/>
    </style:style>
    <style:style style:name="TableCell2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1" style:parent-style-name="TableContents" style:family="paragraph">
      <style:text-properties fo:font-size="6pt" style:font-size-asian="6pt" style:font-size-complex="6pt"/>
    </style:style>
    <style:style style:name="TableCell2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3" style:parent-style-name="TableContents" style:family="paragraph">
      <style:text-properties fo:font-size="6pt" style:font-size-asian="6pt" style:font-size-complex="6pt"/>
    </style:style>
    <style:style style:name="TableCell2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5" style:parent-style-name="TableContents" style:family="paragraph">
      <style:text-properties fo:font-size="6pt" style:font-size-asian="6pt" style:font-size-complex="6pt"/>
    </style:style>
    <style:style style:name="TableCell2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7" style:parent-style-name="TableContents" style:family="paragraph">
      <style:text-properties fo:font-size="6pt" style:font-size-asian="6pt" style:font-size-complex="6pt"/>
    </style:style>
    <style:style style:name="TableCell2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9" style:parent-style-name="TableContents" style:family="paragraph">
      <style:text-properties fo:font-size="6pt" style:font-size-asian="6pt" style:font-size-complex="6pt"/>
    </style:style>
    <style:style style:name="TableCell2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1" style:parent-style-name="TableContents" style:family="paragraph">
      <style:text-properties fo:font-size="6pt" style:font-size-asian="6pt" style:font-size-complex="6pt"/>
    </style:style>
    <style:style style:name="TableCell2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3" style:parent-style-name="TableContents" style:family="paragraph">
      <style:text-properties fo:font-size="6pt" style:font-size-asian="6pt" style:font-size-complex="6pt"/>
    </style:style>
    <style:style style:name="TableCell27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5" style:parent-style-name="TableContents" style:family="paragraph">
      <style:text-properties fo:font-size="6pt" style:font-size-asian="6pt" style:font-size-complex="6pt"/>
    </style:style>
    <style:style style:name="TableRow2766" style:family="table-row">
      <style:table-row-properties style:min-row-height="0.052in" style:use-optimal-row-height="false"/>
    </style:style>
    <style:style style:name="TableCell2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2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0" style:parent-style-name="TableContents" style:family="paragraph">
      <style:text-properties fo:font-size="6pt" style:font-size-asian="6pt" style:font-size-complex="6pt"/>
    </style:style>
    <style:style style:name="TableCell2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2" style:parent-style-name="TableContents" style:family="paragraph">
      <style:text-properties fo:font-size="6pt" style:font-size-asian="6pt" style:font-size-complex="6pt"/>
    </style:style>
    <style:style style:name="TableCell2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4" style:parent-style-name="TableContents" style:family="paragraph">
      <style:text-properties fo:font-size="6pt" style:font-size-asian="6pt" style:font-size-complex="6pt"/>
    </style:style>
    <style:style style:name="TableCell2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6" style:parent-style-name="TableContents" style:family="paragraph">
      <style:text-properties fo:font-size="6pt" style:font-size-asian="6pt" style:font-size-complex="6pt"/>
    </style:style>
    <style:style style:name="TableCell2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8" style:parent-style-name="TableContents" style:family="paragraph">
      <style:text-properties fo:font-size="6pt" style:font-size-asian="6pt" style:font-size-complex="6pt"/>
    </style:style>
    <style:style style:name="TableCell2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0" style:parent-style-name="TableContents" style:family="paragraph">
      <style:text-properties fo:font-size="6pt" style:font-size-asian="6pt" style:font-size-complex="6pt"/>
    </style:style>
    <style:style style:name="TableCell2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2" style:parent-style-name="TableContents" style:family="paragraph">
      <style:text-properties fo:font-size="6pt" style:font-size-asian="6pt" style:font-size-complex="6pt"/>
    </style:style>
    <style:style style:name="TableCell2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4" style:parent-style-name="TableContents" style:family="paragraph">
      <style:text-properties fo:font-size="6pt" style:font-size-asian="6pt" style:font-size-complex="6pt"/>
    </style:style>
    <style:style style:name="TableCell2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6" style:parent-style-name="TableContents" style:family="paragraph">
      <style:text-properties fo:font-size="6pt" style:font-size-asian="6pt" style:font-size-complex="6pt"/>
    </style:style>
    <style:style style:name="TableCell2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8" style:parent-style-name="TableContents" style:family="paragraph">
      <style:text-properties fo:font-size="6pt" style:font-size-asian="6pt" style:font-size-complex="6pt"/>
    </style:style>
    <style:style style:name="TableCell2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0" style:parent-style-name="TableContents" style:family="paragraph">
      <style:text-properties fo:font-size="6pt" style:font-size-asian="6pt" style:font-size-complex="6pt"/>
    </style:style>
    <style:style style:name="TableCell2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2" style:parent-style-name="TableContents" style:family="paragraph">
      <style:text-properties fo:font-size="6pt" style:font-size-asian="6pt" style:font-size-complex="6pt"/>
    </style:style>
    <style:style style:name="TableCell2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4" style:parent-style-name="TableContents" style:family="paragraph">
      <style:text-properties fo:font-size="6pt" style:font-size-asian="6pt" style:font-size-complex="6pt"/>
    </style:style>
    <style:style style:name="TableCell2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6" style:parent-style-name="TableContents" style:family="paragraph">
      <style:text-properties fo:font-size="6pt" style:font-size-asian="6pt" style:font-size-complex="6pt"/>
    </style:style>
    <style:style style:name="TableCell2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8" style:parent-style-name="TableContents" style:family="paragraph">
      <style:text-properties fo:font-size="6pt" style:font-size-asian="6pt" style:font-size-complex="6pt"/>
    </style:style>
    <style:style style:name="TableCell2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0" style:parent-style-name="TableContents" style:family="paragraph">
      <style:text-properties fo:font-size="6pt" style:font-size-asian="6pt" style:font-size-complex="6pt"/>
    </style:style>
    <style:style style:name="TableCell2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2" style:parent-style-name="TableContents" style:family="paragraph">
      <style:text-properties fo:font-size="6pt" style:font-size-asian="6pt" style:font-size-complex="6pt"/>
    </style:style>
    <style:style style:name="TableCell2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4" style:parent-style-name="TableContents" style:family="paragraph">
      <style:text-properties fo:font-size="6pt" style:font-size-asian="6pt" style:font-size-complex="6pt"/>
    </style:style>
    <style:style style:name="TableCell28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6" style:parent-style-name="TableContents" style:family="paragraph">
      <style:text-properties fo:font-size="6pt" style:font-size-asian="6pt" style:font-size-complex="6pt"/>
    </style:style>
    <style:style style:name="TableCell2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8" style:parent-style-name="TableContents" style:family="paragraph">
      <style:text-properties fo:font-size="6pt" style:font-size-asian="6pt" style:font-size-complex="6pt"/>
    </style:style>
    <style:style style:name="TableCell2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0" style:parent-style-name="TableContents" style:family="paragraph">
      <style:text-properties fo:font-size="6pt" style:font-size-asian="6pt" style:font-size-complex="6pt"/>
    </style:style>
    <style:style style:name="TableCell2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2" style:parent-style-name="TableContents" style:family="paragraph">
      <style:text-properties fo:font-size="6pt" style:font-size-asian="6pt" style:font-size-complex="6pt"/>
    </style:style>
    <style:style style:name="TableCell2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4" style:parent-style-name="TableContents" style:family="paragraph">
      <style:text-properties fo:font-size="6pt" style:font-size-asian="6pt" style:font-size-complex="6pt"/>
    </style:style>
    <style:style style:name="TableCell2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6" style:parent-style-name="TableContents" style:family="paragraph">
      <style:text-properties fo:font-size="6pt" style:font-size-asian="6pt" style:font-size-complex="6pt"/>
    </style:style>
    <style:style style:name="TableCell2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8" style:parent-style-name="TableContents" style:family="paragraph">
      <style:text-properties fo:font-size="6pt" style:font-size-asian="6pt" style:font-size-complex="6pt"/>
    </style:style>
    <style:style style:name="TableCell2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0" style:parent-style-name="TableContents" style:family="paragraph">
      <style:text-properties fo:font-size="6pt" style:font-size-asian="6pt" style:font-size-complex="6pt"/>
    </style:style>
    <style:style style:name="TableCell2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2" style:parent-style-name="TableContents" style:family="paragraph">
      <style:text-properties fo:font-size="6pt" style:font-size-asian="6pt" style:font-size-complex="6pt"/>
    </style:style>
    <style:style style:name="TableCell2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4" style:parent-style-name="TableContents" style:family="paragraph">
      <style:text-properties fo:font-size="6pt" style:font-size-asian="6pt" style:font-size-complex="6pt"/>
    </style:style>
    <style:style style:name="TableCell2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6" style:parent-style-name="TableContents" style:family="paragraph">
      <style:text-properties fo:font-size="6pt" style:font-size-asian="6pt" style:font-size-complex="6pt"/>
    </style:style>
    <style:style style:name="TableCell2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8" style:parent-style-name="TableContents" style:family="paragraph">
      <style:text-properties fo:font-size="6pt" style:font-size-asian="6pt" style:font-size-complex="6pt"/>
    </style:style>
    <style:style style:name="TableCell28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0" style:parent-style-name="TableContents" style:family="paragraph">
      <style:text-properties fo:font-size="6pt" style:font-size-asian="6pt" style:font-size-complex="6pt"/>
    </style:style>
    <style:style style:name="TableCell28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2" style:parent-style-name="TableContents" style:family="paragraph">
      <style:text-properties fo:font-size="6pt" style:font-size-asian="6pt" style:font-size-complex="6pt"/>
    </style:style>
    <style:style style:name="TableCell2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4" style:parent-style-name="TableContents" style:family="paragraph">
      <style:text-properties fo:font-size="6pt" style:font-size-asian="6pt" style:font-size-complex="6pt"/>
    </style:style>
    <style:style style:name="TableCell2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6" style:parent-style-name="TableContents" style:family="paragraph">
      <style:text-properties fo:font-size="6pt" style:font-size-asian="6pt" style:font-size-complex="6pt"/>
    </style:style>
    <style:style style:name="TableCell2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8" style:parent-style-name="TableContents" style:family="paragraph">
      <style:text-properties fo:font-size="6pt" style:font-size-asian="6pt" style:font-size-complex="6pt"/>
    </style:style>
    <style:style style:name="TableCell28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0" style:parent-style-name="TableContents" style:family="paragraph">
      <style:text-properties fo:font-size="6pt" style:font-size-asian="6pt" style:font-size-complex="6pt"/>
    </style:style>
    <style:style style:name="TableRow2841" style:family="table-row">
      <style:table-row-properties style:min-row-height="0.052in" style:use-optimal-row-height="false"/>
    </style:style>
    <style:style style:name="TableCell28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2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5" style:parent-style-name="TableContents" style:family="paragraph">
      <style:text-properties fo:font-size="6pt" style:font-size-asian="6pt" style:font-size-complex="6pt"/>
    </style:style>
    <style:style style:name="TableCell2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7" style:parent-style-name="TableContents" style:family="paragraph">
      <style:text-properties fo:font-size="6pt" style:font-size-asian="6pt" style:font-size-complex="6pt"/>
    </style:style>
    <style:style style:name="TableCell2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9" style:parent-style-name="TableContents" style:family="paragraph">
      <style:text-properties fo:font-size="6pt" style:font-size-asian="6pt" style:font-size-complex="6pt"/>
    </style:style>
    <style:style style:name="TableCell2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1" style:parent-style-name="TableContents" style:family="paragraph">
      <style:text-properties fo:font-size="6pt" style:font-size-asian="6pt" style:font-size-complex="6pt"/>
    </style:style>
    <style:style style:name="TableCell28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3" style:parent-style-name="TableContents" style:family="paragraph">
      <style:text-properties fo:font-size="6pt" style:font-size-asian="6pt" style:font-size-complex="6pt"/>
    </style:style>
    <style:style style:name="TableCell2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5" style:parent-style-name="TableContents" style:family="paragraph">
      <style:text-properties fo:font-size="6pt" style:font-size-asian="6pt" style:font-size-complex="6pt"/>
    </style:style>
    <style:style style:name="TableCell2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7" style:parent-style-name="TableContents" style:family="paragraph">
      <style:text-properties fo:font-size="6pt" style:font-size-asian="6pt" style:font-size-complex="6pt"/>
    </style:style>
    <style:style style:name="TableCell2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9" style:parent-style-name="TableContents" style:family="paragraph">
      <style:text-properties fo:font-size="6pt" style:font-size-asian="6pt" style:font-size-complex="6pt"/>
    </style:style>
    <style:style style:name="TableCell2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1" style:parent-style-name="TableContents" style:family="paragraph">
      <style:text-properties fo:font-size="6pt" style:font-size-asian="6pt" style:font-size-complex="6pt"/>
    </style:style>
    <style:style style:name="TableCell2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3" style:parent-style-name="TableContents" style:family="paragraph">
      <style:text-properties fo:font-size="6pt" style:font-size-asian="6pt" style:font-size-complex="6pt"/>
    </style:style>
    <style:style style:name="TableCell2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5" style:parent-style-name="TableContents" style:family="paragraph">
      <style:text-properties fo:font-size="6pt" style:font-size-asian="6pt" style:font-size-complex="6pt"/>
    </style:style>
    <style:style style:name="TableCell28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7" style:parent-style-name="TableContents" style:family="paragraph">
      <style:text-properties fo:font-size="6pt" style:font-size-asian="6pt" style:font-size-complex="6pt"/>
    </style:style>
    <style:style style:name="TableCell2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9" style:parent-style-name="TableContents" style:family="paragraph">
      <style:text-properties fo:font-size="6pt" style:font-size-asian="6pt" style:font-size-complex="6pt"/>
    </style:style>
    <style:style style:name="TableCell2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1" style:parent-style-name="TableContents" style:family="paragraph">
      <style:text-properties fo:font-size="6pt" style:font-size-asian="6pt" style:font-size-complex="6pt"/>
    </style:style>
    <style:style style:name="TableCell2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3" style:parent-style-name="TableContents" style:family="paragraph">
      <style:text-properties fo:font-size="6pt" style:font-size-asian="6pt" style:font-size-complex="6pt"/>
    </style:style>
    <style:style style:name="TableCell2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5" style:parent-style-name="TableContents" style:family="paragraph">
      <style:text-properties fo:font-size="6pt" style:font-size-asian="6pt" style:font-size-complex="6pt"/>
    </style:style>
    <style:style style:name="TableCell28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7" style:parent-style-name="TableContents" style:family="paragraph">
      <style:text-properties fo:font-size="6pt" style:font-size-asian="6pt" style:font-size-complex="6pt"/>
    </style:style>
    <style:style style:name="TableCell2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9" style:parent-style-name="TableContents" style:family="paragraph">
      <style:text-properties fo:font-size="6pt" style:font-size-asian="6pt" style:font-size-complex="6pt"/>
    </style:style>
    <style:style style:name="TableCell2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1" style:parent-style-name="TableContents" style:family="paragraph">
      <style:text-properties fo:font-size="6pt" style:font-size-asian="6pt" style:font-size-complex="6pt"/>
    </style:style>
    <style:style style:name="TableCell2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3" style:parent-style-name="TableContents" style:family="paragraph">
      <style:text-properties fo:font-size="6pt" style:font-size-asian="6pt" style:font-size-complex="6pt"/>
    </style:style>
    <style:style style:name="TableCell2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5" style:parent-style-name="TableContents" style:family="paragraph">
      <style:text-properties fo:font-size="6pt" style:font-size-asian="6pt" style:font-size-complex="6pt"/>
    </style:style>
    <style:style style:name="TableCell2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7" style:parent-style-name="TableContents" style:family="paragraph">
      <style:text-properties fo:font-size="6pt" style:font-size-asian="6pt" style:font-size-complex="6pt"/>
    </style:style>
    <style:style style:name="TableCell28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9" style:parent-style-name="TableContents" style:family="paragraph">
      <style:text-properties fo:font-size="6pt" style:font-size-asian="6pt" style:font-size-complex="6pt"/>
    </style:style>
    <style:style style:name="TableCell28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1" style:parent-style-name="TableContents" style:family="paragraph">
      <style:text-properties fo:font-size="6pt" style:font-size-asian="6pt" style:font-size-complex="6pt"/>
    </style:style>
    <style:style style:name="TableCell28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3" style:parent-style-name="TableContents" style:family="paragraph">
      <style:text-properties fo:font-size="6pt" style:font-size-asian="6pt" style:font-size-complex="6pt"/>
    </style:style>
    <style:style style:name="TableCell28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5" style:parent-style-name="TableContents" style:family="paragraph">
      <style:text-properties fo:font-size="6pt" style:font-size-asian="6pt" style:font-size-complex="6pt"/>
    </style:style>
    <style:style style:name="TableCell2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7" style:parent-style-name="TableContents" style:family="paragraph">
      <style:text-properties fo:font-size="6pt" style:font-size-asian="6pt" style:font-size-complex="6pt"/>
    </style:style>
    <style:style style:name="TableCell2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9" style:parent-style-name="TableContents" style:family="paragraph">
      <style:text-properties fo:font-size="6pt" style:font-size-asian="6pt" style:font-size-complex="6pt"/>
    </style:style>
    <style:style style:name="TableCell2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1" style:parent-style-name="TableContents" style:family="paragraph">
      <style:text-properties fo:font-size="6pt" style:font-size-asian="6pt" style:font-size-complex="6pt"/>
    </style:style>
    <style:style style:name="TableCell2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3" style:parent-style-name="TableContents" style:family="paragraph">
      <style:text-properties fo:font-size="6pt" style:font-size-asian="6pt" style:font-size-complex="6pt"/>
    </style:style>
    <style:style style:name="TableCell2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5" style:parent-style-name="TableContents" style:family="paragraph">
      <style:text-properties fo:font-size="6pt" style:font-size-asian="6pt" style:font-size-complex="6pt"/>
    </style:style>
    <style:style style:name="TableCell2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7" style:parent-style-name="TableContents" style:family="paragraph">
      <style:text-properties fo:font-size="6pt" style:font-size-asian="6pt" style:font-size-complex="6pt"/>
    </style:style>
    <style:style style:name="TableCell2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9" style:parent-style-name="TableContents" style:family="paragraph">
      <style:text-properties fo:font-size="6pt" style:font-size-asian="6pt" style:font-size-complex="6pt"/>
    </style:style>
    <style:style style:name="TableCell29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1" style:parent-style-name="TableContents" style:family="paragraph">
      <style:text-properties fo:font-size="6pt" style:font-size-asian="6pt" style:font-size-complex="6pt"/>
    </style:style>
    <style:style style:name="TableCell2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3" style:parent-style-name="TableContents" style:family="paragraph">
      <style:text-properties fo:font-size="6pt" style:font-size-asian="6pt" style:font-size-complex="6pt"/>
    </style:style>
    <style:style style:name="TableCell29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5" style:parent-style-name="TableContents" style:family="paragraph">
      <style:text-properties fo:font-size="6pt" style:font-size-asian="6pt" style:font-size-complex="6pt"/>
    </style:style>
    <style:style style:name="TableRow2916" style:family="table-row">
      <style:table-row-properties style:min-row-height="0.052in" style:use-optimal-row-height="false"/>
    </style:style>
    <style:style style:name="TableCell29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8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2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0" style:parent-style-name="TableContents" style:family="paragraph">
      <style:text-properties fo:font-size="6pt" style:font-size-asian="6pt" style:font-size-complex="6pt"/>
    </style:style>
    <style:style style:name="TableCell2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2" style:parent-style-name="TableContents" style:family="paragraph">
      <style:text-properties fo:font-size="6pt" style:font-size-asian="6pt" style:font-size-complex="6pt"/>
    </style:style>
    <style:style style:name="TableCell2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4" style:parent-style-name="TableContents" style:family="paragraph">
      <style:text-properties fo:font-size="6pt" style:font-size-asian="6pt" style:font-size-complex="6pt"/>
    </style:style>
    <style:style style:name="TableCell2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6" style:parent-style-name="TableContents" style:family="paragraph">
      <style:text-properties fo:font-size="6pt" style:font-size-asian="6pt" style:font-size-complex="6pt"/>
    </style:style>
    <style:style style:name="TableCell2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8" style:parent-style-name="TableContents" style:family="paragraph">
      <style:text-properties fo:font-size="6pt" style:font-size-asian="6pt" style:font-size-complex="6pt"/>
    </style:style>
    <style:style style:name="TableCell2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0" style:parent-style-name="TableContents" style:family="paragraph">
      <style:text-properties fo:font-size="6pt" style:font-size-asian="6pt" style:font-size-complex="6pt"/>
    </style:style>
    <style:style style:name="TableCell2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2" style:parent-style-name="TableContents" style:family="paragraph">
      <style:text-properties fo:font-size="6pt" style:font-size-asian="6pt" style:font-size-complex="6pt"/>
    </style:style>
    <style:style style:name="TableCell2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4" style:parent-style-name="TableContents" style:family="paragraph">
      <style:text-properties fo:font-size="6pt" style:font-size-asian="6pt" style:font-size-complex="6pt"/>
    </style:style>
    <style:style style:name="TableCell29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6" style:parent-style-name="TableContents" style:family="paragraph">
      <style:text-properties fo:font-size="6pt" style:font-size-asian="6pt" style:font-size-complex="6pt"/>
    </style:style>
    <style:style style:name="TableCell2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8" style:parent-style-name="TableContents" style:family="paragraph">
      <style:text-properties fo:font-size="6pt" style:font-size-asian="6pt" style:font-size-complex="6pt"/>
    </style:style>
    <style:style style:name="TableCell29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0" style:parent-style-name="TableContents" style:family="paragraph">
      <style:text-properties fo:font-size="6pt" style:font-size-asian="6pt" style:font-size-complex="6pt"/>
    </style:style>
    <style:style style:name="TableCell2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2" style:parent-style-name="TableContents" style:family="paragraph">
      <style:text-properties fo:font-size="6pt" style:font-size-asian="6pt" style:font-size-complex="6pt"/>
    </style:style>
    <style:style style:name="TableCell2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4" style:parent-style-name="TableContents" style:family="paragraph">
      <style:text-properties fo:font-size="6pt" style:font-size-asian="6pt" style:font-size-complex="6pt"/>
    </style:style>
    <style:style style:name="TableCell2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6" style:parent-style-name="TableContents" style:family="paragraph">
      <style:text-properties fo:font-size="6pt" style:font-size-asian="6pt" style:font-size-complex="6pt"/>
    </style:style>
    <style:style style:name="TableCell2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8" style:parent-style-name="TableContents" style:family="paragraph">
      <style:text-properties fo:font-size="6pt" style:font-size-asian="6pt" style:font-size-complex="6pt"/>
    </style:style>
    <style:style style:name="TableCell2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0" style:parent-style-name="TableContents" style:family="paragraph">
      <style:text-properties fo:font-size="6pt" style:font-size-asian="6pt" style:font-size-complex="6pt"/>
    </style:style>
    <style:style style:name="TableCell2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2" style:parent-style-name="TableContents" style:family="paragraph">
      <style:text-properties fo:font-size="6pt" style:font-size-asian="6pt" style:font-size-complex="6pt"/>
    </style:style>
    <style:style style:name="TableCell2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4" style:parent-style-name="TableContents" style:family="paragraph">
      <style:text-properties fo:font-size="6pt" style:font-size-asian="6pt" style:font-size-complex="6pt"/>
    </style:style>
    <style:style style:name="TableCell29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6" style:parent-style-name="TableContents" style:family="paragraph">
      <style:text-properties fo:font-size="6pt" style:font-size-asian="6pt" style:font-size-complex="6pt"/>
    </style:style>
    <style:style style:name="TableCell29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8" style:parent-style-name="TableContents" style:family="paragraph">
      <style:text-properties fo:font-size="6pt" style:font-size-asian="6pt" style:font-size-complex="6pt"/>
    </style:style>
    <style:style style:name="TableCell29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0" style:parent-style-name="TableContents" style:family="paragraph">
      <style:text-properties fo:font-size="6pt" style:font-size-asian="6pt" style:font-size-complex="6pt"/>
    </style:style>
    <style:style style:name="TableCell2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2" style:parent-style-name="TableContents" style:family="paragraph">
      <style:text-properties fo:font-size="6pt" style:font-size-asian="6pt" style:font-size-complex="6pt"/>
    </style:style>
    <style:style style:name="TableCell2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4" style:parent-style-name="TableContents" style:family="paragraph">
      <style:text-properties fo:font-size="6pt" style:font-size-asian="6pt" style:font-size-complex="6pt"/>
    </style:style>
    <style:style style:name="TableCell2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6" style:parent-style-name="TableContents" style:family="paragraph">
      <style:text-properties fo:font-size="6pt" style:font-size-asian="6pt" style:font-size-complex="6pt"/>
    </style:style>
    <style:style style:name="TableCell2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8" style:parent-style-name="TableContents" style:family="paragraph">
      <style:text-properties fo:font-size="6pt" style:font-size-asian="6pt" style:font-size-complex="6pt"/>
    </style:style>
    <style:style style:name="TableCell2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0" style:parent-style-name="TableContents" style:family="paragraph">
      <style:text-properties fo:font-size="6pt" style:font-size-asian="6pt" style:font-size-complex="6pt"/>
    </style:style>
    <style:style style:name="TableCell2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2" style:parent-style-name="TableContents" style:family="paragraph">
      <style:text-properties fo:font-size="6pt" style:font-size-asian="6pt" style:font-size-complex="6pt"/>
    </style:style>
    <style:style style:name="TableCell29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4" style:parent-style-name="TableContents" style:family="paragraph">
      <style:text-properties fo:font-size="6pt" style:font-size-asian="6pt" style:font-size-complex="6pt"/>
    </style:style>
    <style:style style:name="TableCell29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6" style:parent-style-name="TableContents" style:family="paragraph">
      <style:text-properties fo:font-size="6pt" style:font-size-asian="6pt" style:font-size-complex="6pt"/>
    </style:style>
    <style:style style:name="TableCell2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8" style:parent-style-name="TableContents" style:family="paragraph">
      <style:text-properties fo:font-size="6pt" style:font-size-asian="6pt" style:font-size-complex="6pt"/>
    </style:style>
    <style:style style:name="TableCell2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0" style:parent-style-name="TableContents" style:family="paragraph">
      <style:text-properties fo:font-size="6pt" style:font-size-asian="6pt" style:font-size-complex="6pt"/>
    </style:style>
    <style:style style:name="TableCell2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2" style:parent-style-name="TableContents" style:family="paragraph">
      <style:text-properties fo:font-size="6pt" style:font-size-asian="6pt" style:font-size-complex="6pt"/>
    </style:style>
    <style:style style:name="TableCell2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4" style:parent-style-name="TableContents" style:family="paragraph">
      <style:text-properties fo:font-size="6pt" style:font-size-asian="6pt" style:font-size-complex="6pt"/>
    </style:style>
    <style:style style:name="TableCell2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6" style:parent-style-name="TableContents" style:family="paragraph">
      <style:text-properties fo:font-size="6pt" style:font-size-asian="6pt" style:font-size-complex="6pt"/>
    </style:style>
    <style:style style:name="TableCell2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8" style:parent-style-name="TableContents" style:family="paragraph">
      <style:text-properties fo:font-size="6pt" style:font-size-asian="6pt" style:font-size-complex="6pt"/>
    </style:style>
    <style:style style:name="TableCell29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0" style:parent-style-name="TableContents" style:family="paragraph">
      <style:text-properties fo:font-size="6pt" style:font-size-asian="6pt" style:font-size-complex="6pt"/>
    </style:style>
    <style:style style:name="TableRow2991" style:family="table-row">
      <style:table-row-properties style:min-row-height="0.052in" style:use-optimal-row-height="false"/>
    </style:style>
    <style:style style:name="TableCell2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3" style:parent-style-name="TableContents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ableCell29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5" style:parent-style-name="TableContents" style:family="paragraph">
      <style:text-properties fo:font-size="6pt" style:font-size-asian="6pt" style:font-size-complex="6pt"/>
    </style:style>
    <style:style style:name="TableCell2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7" style:parent-style-name="TableContents" style:family="paragraph">
      <style:text-properties fo:font-size="6pt" style:font-size-asian="6pt" style:font-size-complex="6pt"/>
    </style:style>
    <style:style style:name="TableCell29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9" style:parent-style-name="TableContents" style:family="paragraph">
      <style:text-properties fo:font-size="6pt" style:font-size-asian="6pt" style:font-size-complex="6pt"/>
    </style:style>
    <style:style style:name="TableCell30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1" style:parent-style-name="TableContents" style:family="paragraph">
      <style:text-properties fo:font-size="6pt" style:font-size-asian="6pt" style:font-size-complex="6pt"/>
    </style:style>
    <style:style style:name="TableCell30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3" style:parent-style-name="TableContents" style:family="paragraph">
      <style:text-properties fo:font-size="6pt" style:font-size-asian="6pt" style:font-size-complex="6pt"/>
    </style:style>
    <style:style style:name="TableCell30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5" style:parent-style-name="TableContents" style:family="paragraph">
      <style:text-properties fo:font-size="6pt" style:font-size-asian="6pt" style:font-size-complex="6pt"/>
    </style:style>
    <style:style style:name="TableCell30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7" style:parent-style-name="TableContents" style:family="paragraph">
      <style:text-properties fo:font-size="6pt" style:font-size-asian="6pt" style:font-size-complex="6pt"/>
    </style:style>
    <style:style style:name="TableCell3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9" style:parent-style-name="TableContents" style:family="paragraph">
      <style:text-properties fo:font-size="6pt" style:font-size-asian="6pt" style:font-size-complex="6pt"/>
    </style:style>
    <style:style style:name="TableCell30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1" style:parent-style-name="TableContents" style:family="paragraph">
      <style:text-properties fo:font-size="6pt" style:font-size-asian="6pt" style:font-size-complex="6pt"/>
    </style:style>
    <style:style style:name="TableCell3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3" style:parent-style-name="TableContents" style:family="paragraph">
      <style:text-properties fo:font-size="6pt" style:font-size-asian="6pt" style:font-size-complex="6pt"/>
    </style:style>
    <style:style style:name="TableCell3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5" style:parent-style-name="TableContents" style:family="paragraph">
      <style:text-properties fo:font-size="6pt" style:font-size-asian="6pt" style:font-size-complex="6pt"/>
    </style:style>
    <style:style style:name="TableCell3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7" style:parent-style-name="TableContents" style:family="paragraph">
      <style:text-properties fo:font-size="6pt" style:font-size-asian="6pt" style:font-size-complex="6pt"/>
    </style:style>
    <style:style style:name="TableCell3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9" style:parent-style-name="TableContents" style:family="paragraph">
      <style:text-properties fo:font-size="6pt" style:font-size-asian="6pt" style:font-size-complex="6pt"/>
    </style:style>
    <style:style style:name="TableCell30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1" style:parent-style-name="TableContents" style:family="paragraph">
      <style:text-properties fo:font-size="6pt" style:font-size-asian="6pt" style:font-size-complex="6pt"/>
    </style:style>
    <style:style style:name="TableCell3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3" style:parent-style-name="TableContents" style:family="paragraph">
      <style:text-properties fo:font-size="6pt" style:font-size-asian="6pt" style:font-size-complex="6pt"/>
    </style:style>
    <style:style style:name="TableCell3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5" style:parent-style-name="TableContents" style:family="paragraph">
      <style:text-properties fo:font-size="6pt" style:font-size-asian="6pt" style:font-size-complex="6pt"/>
    </style:style>
    <style:style style:name="TableCell3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7" style:parent-style-name="TableContents" style:family="paragraph">
      <style:text-properties fo:font-size="6pt" style:font-size-asian="6pt" style:font-size-complex="6pt"/>
    </style:style>
    <style:style style:name="TableCell30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9" style:parent-style-name="TableContents" style:family="paragraph">
      <style:text-properties fo:font-size="6pt" style:font-size-asian="6pt" style:font-size-complex="6pt"/>
    </style:style>
    <style:style style:name="TableCell30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1" style:parent-style-name="TableContents" style:family="paragraph">
      <style:text-properties fo:font-size="6pt" style:font-size-asian="6pt" style:font-size-complex="6pt"/>
    </style:style>
    <style:style style:name="TableCell30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3" style:parent-style-name="TableContents" style:family="paragraph">
      <style:text-properties fo:font-size="6pt" style:font-size-asian="6pt" style:font-size-complex="6pt"/>
    </style:style>
    <style:style style:name="TableCell30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5" style:parent-style-name="TableContents" style:family="paragraph">
      <style:text-properties fo:font-size="6pt" style:font-size-asian="6pt" style:font-size-complex="6pt"/>
    </style:style>
    <style:style style:name="TableCell30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7" style:parent-style-name="TableContents" style:family="paragraph">
      <style:text-properties fo:font-size="6pt" style:font-size-asian="6pt" style:font-size-complex="6pt"/>
    </style:style>
    <style:style style:name="TableCell30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9" style:parent-style-name="TableContents" style:family="paragraph">
      <style:text-properties fo:font-size="6pt" style:font-size-asian="6pt" style:font-size-complex="6pt"/>
    </style:style>
    <style:style style:name="TableCell30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1" style:parent-style-name="TableContents" style:family="paragraph">
      <style:text-properties fo:font-size="6pt" style:font-size-asian="6pt" style:font-size-complex="6pt"/>
    </style:style>
    <style:style style:name="TableCell30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3" style:parent-style-name="TableContents" style:family="paragraph">
      <style:text-properties fo:font-size="6pt" style:font-size-asian="6pt" style:font-size-complex="6pt"/>
    </style:style>
    <style:style style:name="TableCell30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5" style:parent-style-name="TableContents" style:family="paragraph">
      <style:text-properties fo:font-size="6pt" style:font-size-asian="6pt" style:font-size-complex="6pt"/>
    </style:style>
    <style:style style:name="TableCell30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7" style:parent-style-name="TableContents" style:family="paragraph">
      <style:text-properties fo:font-size="6pt" style:font-size-asian="6pt" style:font-size-complex="6pt"/>
    </style:style>
    <style:style style:name="TableCell3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9" style:parent-style-name="TableContents" style:family="paragraph">
      <style:text-properties fo:font-size="6pt" style:font-size-asian="6pt" style:font-size-complex="6pt"/>
    </style:style>
    <style:style style:name="TableCell3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1" style:parent-style-name="TableContents" style:family="paragraph">
      <style:text-properties fo:font-size="6pt" style:font-size-asian="6pt" style:font-size-complex="6pt"/>
    </style:style>
    <style:style style:name="TableCell3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3" style:parent-style-name="TableContents" style:family="paragraph">
      <style:text-properties fo:font-size="6pt" style:font-size-asian="6pt" style:font-size-complex="6pt"/>
    </style:style>
    <style:style style:name="TableCell30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5" style:parent-style-name="TableContents" style:family="paragraph">
      <style:text-properties fo:font-size="6pt" style:font-size-asian="6pt" style:font-size-complex="6pt"/>
    </style:style>
    <style:style style:name="TableCell3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7" style:parent-style-name="TableContents" style:family="paragraph">
      <style:text-properties fo:font-size="6pt" style:font-size-asian="6pt" style:font-size-complex="6pt"/>
    </style:style>
    <style:style style:name="TableCell30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9" style:parent-style-name="TableContents" style:family="paragraph">
      <style:text-properties fo:font-size="6pt" style:font-size-asian="6pt" style:font-size-complex="6pt"/>
    </style:style>
    <style:style style:name="TableCell30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1" style:parent-style-name="TableContents" style:family="paragraph">
      <style:text-properties fo:font-size="6pt" style:font-size-asian="6pt" style:font-size-complex="6pt"/>
    </style:style>
    <style:style style:name="TableCell3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3" style:parent-style-name="TableContents" style:family="paragraph">
      <style:text-properties fo:font-size="6pt" style:font-size-asian="6pt" style:font-size-complex="6pt"/>
    </style:style>
    <style:style style:name="TableCell30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5" style:parent-style-name="TableContents" style:family="paragraph">
      <style:text-properties fo:font-size="6pt" style:font-size-asian="6pt" style:font-size-complex="6pt"/>
    </style:style>
    <style:style style:name="P3066" style:parent-style-name="Standard" style:family="paragraph">
      <style:paragraph-properties fo:margin-right="-0.75in"/>
      <style:text-properties fo:font-size="14pt" style:font-size-asian="14pt" style:font-size-complex="14pt" fo:language="uk" fo:country="UA"/>
    </style:style>
    <style:style style:name="P3067" style:parent-style-name="Standard" style:family="paragraph">
      <style:paragraph-properties fo:margin-right="-0.75in"/>
      <style:text-properties fo:font-size="14pt" style:font-size-asian="14pt" style:font-size-complex="14pt" fo:language="uk" fo:country="UA"/>
    </style:style>
    <style:style style:name="P3068" style:parent-style-name="Standard" style:family="paragraph">
      <style:paragraph-properties fo:margin-right="-0.75in"/>
      <style:text-properties fo:font-size="14pt" style:font-size-asian="14pt" style:font-size-complex="14pt" fo:language="uk" fo:country="UA"/>
    </style:style>
    <style:style style:name="P3069" style:parent-style-name="Standard" style:family="paragraph">
      <style:paragraph-properties fo:margin-right="-0.75in"/>
      <style:text-properties fo:font-size="14pt" style:font-size-asian="14pt" style:font-size-complex="14pt" fo:language="uk" fo:country="UA"/>
    </style:style>
    <style:style style:name="P3070" style:parent-style-name="Standard" style:family="paragraph">
      <style:paragraph-properties fo:margin-right="-0.75in"/>
      <style:text-properties fo:font-size="14pt" style:font-size-asian="14pt" style:font-size-complex="14pt" fo:language="uk" fo:country="UA"/>
    </style:style>
    <style:style style:name="P3071" style:parent-style-name="Standard" style:family="paragraph">
      <style:paragraph-properties fo:margin-right="-0.75in"/>
      <style:text-properties fo:font-size="14pt" style:font-size-asian="14pt" style:font-size-complex="14pt" fo:language="uk" fo:country="UA"/>
    </style:style>
    <style:style style:name="P3072" style:parent-style-name="Standard" style:family="paragraph">
      <style:paragraph-properties fo:margin-right="-0.75in"/>
      <style:text-properties fo:font-size="14pt" style:font-size-asian="14pt" style:font-size-complex="14pt" fo:language="uk" fo:country="UA"/>
    </style:style>
  </office:automatic-styles>
  <office:body>
    <office:text text:use-soft-page-breaks="true">
      <text:p text:style-name="P1">Математичні основи захисту інформації</text:p>
      <text:p text:style-name="P2">Лабораторна робота 5</text:p>
      <text:p text:style-name="P3">Тема: абелеві групи</text:p>
      <text:p text:style-name="P4">Виконав Козій Є.С.., група ІПС – 41</text:p>
      <text:p text:style-name="P5"/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+</text:p>
          </table:table-cell>
          <table:table-cell table:style-name="TableCell18">
            <text:p text:style-name="P19">0</text:p>
          </table:table-cell>
          <table:table-cell table:style-name="TableCell20">
            <text:p text:style-name="P21">3</text:p>
          </table:table-cell>
          <table:table-cell table:style-name="TableCell22">
            <text:p text:style-name="P23">5</text:p>
          </table:table-cell>
          <table:table-cell table:style-name="TableCell24">
            <text:p text:style-name="P25">4</text:p>
          </table:table-cell>
          <table:table-cell table:style-name="TableCell26">
            <text:p text:style-name="P27">7</text:p>
          </table:table-cell>
          <table:table-cell table:style-name="TableCell28">
            <text:p text:style-name="P29">6</text:p>
          </table:table-cell>
        </table:table-row>
        <table:table-row table:style-name="TableRow30">
          <table:table-cell table:style-name="TableCell31">
            <text:p text:style-name="P32">0</text:p>
          </table:table-cell>
          <table:table-cell table:style-name="TableCell33">
            <text:p text:style-name="P34">0</text:p>
          </table:table-cell>
          <table:table-cell table:style-name="TableCell35">
            <text:p text:style-name="P36">3</text:p>
          </table:table-cell>
          <table:table-cell table:style-name="TableCell37">
            <text:p text:style-name="P38">5</text:p>
          </table:table-cell>
          <table:table-cell table:style-name="TableCell39">
            <text:p text:style-name="P40">4</text:p>
          </table:table-cell>
          <table:table-cell table:style-name="TableCell41">
            <text:p text:style-name="P42">7</text:p>
          </table:table-cell>
          <table:table-cell table:style-name="TableCell43">
            <text:p text:style-name="P44">6</text:p>
          </table:table-cell>
        </table:table-row>
        <table:table-row table:style-name="TableRow45">
          <table:table-cell table:style-name="TableCell46">
            <text:p text:style-name="P47">3</text:p>
          </table:table-cell>
          <table:table-cell table:style-name="TableCell48">
            <text:p text:style-name="P49">3</text:p>
          </table:table-cell>
          <table:table-cell table:style-name="TableCell50">
            <text:p text:style-name="P51">5</text:p>
          </table:table-cell>
          <table:table-cell table:style-name="TableCell52">
            <text:p text:style-name="P53">4</text:p>
          </table:table-cell>
          <table:table-cell table:style-name="TableCell54">
            <text:p text:style-name="P55">7</text:p>
          </table:table-cell>
          <table:table-cell table:style-name="TableCell56">
            <text:p text:style-name="P57">6</text:p>
          </table:table-cell>
          <table:table-cell table:style-name="TableCell58">
            <text:p text:style-name="P59">0</text:p>
          </table:table-cell>
        </table:table-row>
        <table:table-row table:style-name="TableRow60">
          <table:table-cell table:style-name="TableCell61">
            <text:p text:style-name="P62">5</text:p>
          </table:table-cell>
          <table:table-cell table:style-name="TableCell63">
            <text:p text:style-name="P64">5</text:p>
          </table:table-cell>
          <table:table-cell table:style-name="TableCell65">
            <text:p text:style-name="P66">4</text:p>
          </table:table-cell>
          <table:table-cell table:style-name="TableCell67">
            <text:p text:style-name="P68">7</text:p>
          </table:table-cell>
          <table:table-cell table:style-name="TableCell69">
            <text:p text:style-name="P70">6</text:p>
          </table:table-cell>
          <table:table-cell table:style-name="TableCell71">
            <text:p text:style-name="P72">0</text:p>
          </table:table-cell>
          <table:table-cell table:style-name="TableCell73">
            <text:p text:style-name="P74">3</text:p>
          </table:table-cell>
        </table:table-row>
        <table:table-row table:style-name="TableRow75">
          <table:table-cell table:style-name="TableCell76">
            <text:p text:style-name="P77">4</text:p>
          </table:table-cell>
          <table:table-cell table:style-name="TableCell78">
            <text:p text:style-name="P79">4</text:p>
          </table:table-cell>
          <table:table-cell table:style-name="TableCell80">
            <text:p text:style-name="P81">7</text:p>
          </table:table-cell>
          <table:table-cell table:style-name="TableCell82">
            <text:p text:style-name="P83">6</text:p>
          </table:table-cell>
          <table:table-cell table:style-name="TableCell84">
            <text:p text:style-name="P85">0</text:p>
          </table:table-cell>
          <table:table-cell table:style-name="TableCell86">
            <text:p text:style-name="P87">3</text:p>
          </table:table-cell>
          <table:table-cell table:style-name="TableCell88">
            <text:p text:style-name="P89">5</text:p>
          </table:table-cell>
        </table:table-row>
        <table:table-row table:style-name="TableRow90">
          <table:table-cell table:style-name="TableCell91">
            <text:p text:style-name="P92">7</text:p>
          </table:table-cell>
          <table:table-cell table:style-name="TableCell93">
            <text:p text:style-name="P94">7</text:p>
          </table:table-cell>
          <table:table-cell table:style-name="TableCell95">
            <text:p text:style-name="P96">6</text:p>
          </table:table-cell>
          <table:table-cell table:style-name="TableCell97">
            <text:p text:style-name="P98">0</text:p>
          </table:table-cell>
          <table:table-cell table:style-name="TableCell99">
            <text:p text:style-name="P100">3</text:p>
          </table:table-cell>
          <table:table-cell table:style-name="TableCell101">
            <text:p text:style-name="P102">5</text:p>
          </table:table-cell>
          <table:table-cell table:style-name="TableCell103">
            <text:p text:style-name="P104">4</text:p>
          </table:table-cell>
        </table:table-row>
        <table:table-row table:style-name="TableRow105">
          <table:table-cell table:style-name="TableCell106">
            <text:p text:style-name="P107">6</text:p>
          </table:table-cell>
          <table:table-cell table:style-name="TableCell108">
            <text:p text:style-name="P109">6</text:p>
          </table:table-cell>
          <table:table-cell table:style-name="TableCell110">
            <text:p text:style-name="P111">0</text:p>
          </table:table-cell>
          <table:table-cell table:style-name="TableCell112">
            <text:p text:style-name="P113">3</text:p>
          </table:table-cell>
          <table:table-cell table:style-name="TableCell114">
            <text:p text:style-name="P115">5</text:p>
          </table:table-cell>
          <table:table-cell table:style-name="TableCell116">
            <text:p text:style-name="P117">4</text:p>
          </table:table-cell>
          <table:table-cell table:style-name="TableCell118">
            <text:p text:style-name="P119">7</text:p>
          </table:table-cell>
        </table:table-row>
      </table:table>
      <text:p text:style-name="P120"/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*</text:p>
          </table:table-cell>
          <table:table-cell table:style-name="TableCell132">
            <text:p text:style-name="P133">0</text:p>
          </table:table-cell>
          <table:table-cell table:style-name="TableCell134">
            <text:p text:style-name="P135">3</text:p>
          </table:table-cell>
          <table:table-cell table:style-name="TableCell136">
            <text:p text:style-name="P137">5</text:p>
          </table:table-cell>
          <table:table-cell table:style-name="TableCell138">
            <text:p text:style-name="P139">4</text:p>
          </table:table-cell>
          <table:table-cell table:style-name="TableCell140">
            <text:p text:style-name="P141">7</text:p>
          </table:table-cell>
          <table:table-cell table:style-name="TableCell142">
            <text:p text:style-name="P143">6</text:p>
          </table:table-cell>
        </table:table-row>
        <table:table-row table:style-name="TableRow144">
          <table:table-cell table:style-name="TableCell145">
            <text:p text:style-name="P146">0</text:p>
          </table:table-cell>
          <table:table-cell table:style-name="TableCell147">
            <text:p text:style-name="P148">0</text:p>
          </table:table-cell>
          <table:table-cell table:style-name="TableCell149">
            <text:p text:style-name="P150">0</text:p>
          </table:table-cell>
          <table:table-cell table:style-name="TableCell151">
            <text:p text:style-name="P152">0</text:p>
          </table:table-cell>
          <table:table-cell table:style-name="TableCell153">
            <text:p text:style-name="P154">0</text:p>
          </table:table-cell>
          <table:table-cell table:style-name="TableCell155">
            <text:p text:style-name="P156">0</text:p>
          </table:table-cell>
          <table:table-cell table:style-name="TableCell157">
            <text:p text:style-name="P158">0</text:p>
          </table:table-cell>
        </table:table-row>
        <table:table-row table:style-name="TableRow159">
          <table:table-cell table:style-name="TableCell160">
            <text:p text:style-name="P161">3</text:p>
          </table:table-cell>
          <table:table-cell table:style-name="TableCell162">
            <text:p text:style-name="P163">0</text:p>
          </table:table-cell>
          <table:table-cell table:style-name="TableCell164">
            <text:p text:style-name="P165">3</text:p>
          </table:table-cell>
          <table:table-cell table:style-name="TableCell166">
            <text:p text:style-name="P167">5</text:p>
          </table:table-cell>
          <table:table-cell table:style-name="TableCell168">
            <text:p text:style-name="P169">4</text:p>
          </table:table-cell>
          <table:table-cell table:style-name="TableCell170">
            <text:p text:style-name="P171">7</text:p>
          </table:table-cell>
          <table:table-cell table:style-name="TableCell172">
            <text:p text:style-name="P173">6</text:p>
          </table:table-cell>
        </table:table-row>
        <table:table-row table:style-name="TableRow174">
          <table:table-cell table:style-name="TableCell175">
            <text:p text:style-name="P176">5</text:p>
          </table:table-cell>
          <table:table-cell table:style-name="TableCell177">
            <text:p text:style-name="P178">0</text:p>
          </table:table-cell>
          <table:table-cell table:style-name="TableCell179">
            <text:p text:style-name="P180">5</text:p>
          </table:table-cell>
          <table:table-cell table:style-name="TableCell181">
            <text:p text:style-name="P182">7</text:p>
          </table:table-cell>
          <table:table-cell table:style-name="TableCell183">
            <text:p text:style-name="P184">0</text:p>
          </table:table-cell>
          <table:table-cell table:style-name="TableCell185">
            <text:p text:style-name="P186">5</text:p>
          </table:table-cell>
          <table:table-cell table:style-name="TableCell187">
            <text:p text:style-name="P188">7</text:p>
          </table:table-cell>
        </table:table-row>
        <table:table-row table:style-name="TableRow189">
          <table:table-cell table:style-name="TableCell190">
            <text:p text:style-name="P191">4</text:p>
          </table:table-cell>
          <table:table-cell table:style-name="TableCell192">
            <text:p text:style-name="P193">0</text:p>
          </table:table-cell>
          <table:table-cell table:style-name="TableCell194">
            <text:p text:style-name="P195">4</text:p>
          </table:table-cell>
          <table:table-cell table:style-name="TableCell196">
            <text:p text:style-name="P197">0</text:p>
          </table:table-cell>
          <table:table-cell table:style-name="TableCell198">
            <text:p text:style-name="P199">4</text:p>
          </table:table-cell>
          <table:table-cell table:style-name="TableCell200">
            <text:p text:style-name="P201">0</text:p>
          </table:table-cell>
          <table:table-cell table:style-name="TableCell202">
            <text:p text:style-name="P203">3</text:p>
          </table:table-cell>
        </table:table-row>
        <table:table-row table:style-name="TableRow204">
          <table:table-cell table:style-name="TableCell205">
            <text:p text:style-name="P206">7</text:p>
          </table:table-cell>
          <table:table-cell table:style-name="TableCell207">
            <text:p text:style-name="P208">0</text:p>
          </table:table-cell>
          <table:table-cell table:style-name="TableCell209">
            <text:p text:style-name="P210">7</text:p>
          </table:table-cell>
          <table:table-cell table:style-name="TableCell211">
            <text:p text:style-name="P212">5</text:p>
          </table:table-cell>
          <table:table-cell table:style-name="TableCell213">
            <text:p text:style-name="P214">0</text:p>
          </table:table-cell>
          <table:table-cell table:style-name="TableCell215">
            <text:p text:style-name="P216">7</text:p>
          </table:table-cell>
          <table:table-cell table:style-name="TableCell217">
            <text:p text:style-name="P218">5</text:p>
          </table:table-cell>
        </table:table-row>
        <table:table-row table:style-name="TableRow219">
          <table:table-cell table:style-name="TableCell220">
            <text:p text:style-name="P221">6</text:p>
          </table:table-cell>
          <table:table-cell table:style-name="TableCell222">
            <text:p text:style-name="P223">0</text:p>
          </table:table-cell>
          <table:table-cell table:style-name="TableCell224">
            <text:p text:style-name="P225">6</text:p>
          </table:table-cell>
          <table:table-cell table:style-name="TableCell226">
            <text:p text:style-name="P227">7</text:p>
          </table:table-cell>
          <table:table-cell table:style-name="TableCell228">
            <text:p text:style-name="P229">3</text:p>
          </table:table-cell>
          <table:table-cell table:style-name="TableCell230">
            <text:p text:style-name="P231">5</text:p>
          </table:table-cell>
          <table:table-cell table:style-name="TableCell232">
            <text:p text:style-name="P233">3</text:p>
          </table:table-cell>
        </table:table-row>
      </table:table>
      <text:p text:style-name="P234"/>
      <text:p text:style-name="P235"/>
      <text:p text:style-name="P236">G = {A, Ω}</text:p>
      <text:p text:style-name="Standard"><text:span text:style-name="T237">Ω = {+</text:span><text:span text:style-name="T238">2</text:span><text:span text:style-name="T239">, 0</text:span><text:span text:style-name="T240">0</text:span><text:span text:style-name="T241">, -</text:span><text:span text:style-name="T242">1</text:span><text:span text:style-name="T243">}</text:span></text:p>
      <text:p text:style-name="P244">A = {0, 3, 5, 4, 6, 7}</text:p>
      <text:p text:style-name="P245"/>
      <text:p text:style-name="Standard"><text:span text:style-name="T246">G<text:s/></text:span><text:span text:style-name="T247">+</text:span><text:span text:style-name="T248"><text:s/>G = (A ˟ A, Ω = {+, (0.0), (-, -)})</text:span></text:p>
      <text:p text:style-name="P249">(0, 0) + (x, y) = (x, y)</text:p>
      <text:p text:style-name="P250">(x, y) + (u, v) = (x+u, y+v)</text:p>
      <text:p text:style-name="P251"/>
      <text:p text:style-name="Standard">A˟A = {(0,<text:s/>0), (0, 3), (0, 5), (0, 4), (0, 7), (0,6), (3, 0), (3, 3), (3, 5) , (3, 4), (3, 7), (3, 6),</text:p>
      <text:p text:style-name="Standard"/>
      <text:p text:style-name="Standard">(5, 0), (5, 3), (5, 5), (5, 4), (5, 7), (5, 6), (4, 0), (4, 3), (4, 5), (4, 4), (4, 7), (4, 6),</text:p>
      <text:p text:style-name="Standard"/>
      <text:p text:style-name="Standard">(7, 0), (7, 3), (7, 5), (7, 4), (7, 7), (7, 6), (6, 0), (6, 3), (6, 5), (6, 4), (6, 7), (6, 6)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52">Поставивши у відповіднсть кожній парі деяке число отримуємо таблицю</text:p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>1</text:p>
          </table:table-cell>
          <table:table-cell table:style-name="TableCell296">
            <text:p text:style-name="P297">2</text:p>
          </table:table-cell>
          <table:table-cell table:style-name="TableCell298">
            <text:p text:style-name="P299">3</text:p>
          </table:table-cell>
          <table:table-cell table:style-name="TableCell300">
            <text:p text:style-name="P301">4</text:p>
          </table:table-cell>
          <table:table-cell table:style-name="TableCell302">
            <text:p text:style-name="P303">5</text:p>
          </table:table-cell>
          <table:table-cell table:style-name="TableCell304">
            <text:p text:style-name="P305">6</text:p>
          </table:table-cell>
          <table:table-cell table:style-name="TableCell306">
            <text:p text:style-name="P307">7</text:p>
          </table:table-cell>
          <table:table-cell table:style-name="TableCell308">
            <text:p text:style-name="P309">8</text:p>
          </table:table-cell>
          <table:table-cell table:style-name="TableCell310">
            <text:p text:style-name="P311">9</text:p>
          </table:table-cell>
          <table:table-cell table:style-name="TableCell312">
            <text:p text:style-name="P313">10</text:p>
          </table:table-cell>
          <table:table-cell table:style-name="TableCell314">
            <text:p text:style-name="P315">11</text:p>
          </table:table-cell>
          <table:table-cell table:style-name="TableCell316">
            <text:p text:style-name="P317">12</text:p>
          </table:table-cell>
          <table:table-cell table:style-name="TableCell318">
            <text:p text:style-name="P319">13</text:p>
          </table:table-cell>
          <table:table-cell table:style-name="TableCell320">
            <text:p text:style-name="P321">14</text:p>
          </table:table-cell>
          <table:table-cell table:style-name="TableCell322">
            <text:p text:style-name="P323">15</text:p>
          </table:table-cell>
          <table:table-cell table:style-name="TableCell324">
            <text:p text:style-name="P325">16</text:p>
          </table:table-cell>
          <table:table-cell table:style-name="TableCell326">
            <text:p text:style-name="P327">17</text:p>
          </table:table-cell>
          <table:table-cell table:style-name="TableCell328">
            <text:p text:style-name="P329">18</text:p>
          </table:table-cell>
          <table:table-cell table:style-name="TableCell330">
            <text:p text:style-name="P331">19</text:p>
          </table:table-cell>
          <table:table-cell table:style-name="TableCell332">
            <text:p text:style-name="P333">20</text:p>
          </table:table-cell>
          <table:table-cell table:style-name="TableCell334">
            <text:p text:style-name="P335">21</text:p>
          </table:table-cell>
          <table:table-cell table:style-name="TableCell336">
            <text:p text:style-name="P337">22</text:p>
          </table:table-cell>
          <table:table-cell table:style-name="TableCell338">
            <text:p text:style-name="P339">23</text:p>
          </table:table-cell>
          <table:table-cell table:style-name="TableCell340">
            <text:p text:style-name="P341">24</text:p>
          </table:table-cell>
          <table:table-cell table:style-name="TableCell342">
            <text:p text:style-name="P343">25</text:p>
          </table:table-cell>
          <table:table-cell table:style-name="TableCell344">
            <text:p text:style-name="P345">26</text:p>
          </table:table-cell>
          <table:table-cell table:style-name="TableCell346">
            <text:p text:style-name="P347">27</text:p>
          </table:table-cell>
          <table:table-cell table:style-name="TableCell348">
            <text:p text:style-name="P349">28</text:p>
          </table:table-cell>
          <table:table-cell table:style-name="TableCell350">
            <text:p text:style-name="P351">29</text:p>
          </table:table-cell>
          <table:table-cell table:style-name="TableCell352">
            <text:p text:style-name="P353">30</text:p>
          </table:table-cell>
          <table:table-cell table:style-name="TableCell354">
            <text:p text:style-name="P355">31</text:p>
          </table:table-cell>
          <table:table-cell table:style-name="TableCell356">
            <text:p text:style-name="P357">32</text:p>
          </table:table-cell>
          <table:table-cell table:style-name="TableCell358">
            <text:p text:style-name="P359">33</text:p>
          </table:table-cell>
          <table:table-cell table:style-name="TableCell360">
            <text:p text:style-name="P361">34</text:p>
          </table:table-cell>
          <table:table-cell table:style-name="TableCell362">
            <text:p text:style-name="P363">35</text:p>
          </table:table-cell>
          <table:table-cell table:style-name="TableCell364">
            <text:p text:style-name="P365">36</text:p>
          </table:table-cell>
        </table:table-row>
        <table:table-row table:style-name="TableRow366">
          <table:table-cell table:style-name="TableCell367">
            <text:p text:style-name="P368">1</text:p>
          </table:table-cell>
          <table:table-cell table:style-name="TableCell369">
            <text:p text:style-name="P370">1</text:p>
          </table:table-cell>
          <table:table-cell table:style-name="TableCell371">
            <text:p text:style-name="P372">2</text:p>
          </table:table-cell>
          <table:table-cell table:style-name="TableCell373">
            <text:p text:style-name="P374">3</text:p>
          </table:table-cell>
          <table:table-cell table:style-name="TableCell375">
            <text:p text:style-name="P376">4</text:p>
          </table:table-cell>
          <table:table-cell table:style-name="TableCell377">
            <text:p text:style-name="P378">5</text:p>
          </table:table-cell>
          <table:table-cell table:style-name="TableCell379">
            <text:p text:style-name="P380">6</text:p>
          </table:table-cell>
          <table:table-cell table:style-name="TableCell381">
            <text:p text:style-name="P382">7</text:p>
          </table:table-cell>
          <table:table-cell table:style-name="TableCell383">
            <text:p text:style-name="P384">8</text:p>
          </table:table-cell>
          <table:table-cell table:style-name="TableCell385">
            <text:p text:style-name="P386">9</text:p>
          </table:table-cell>
          <table:table-cell table:style-name="TableCell387">
            <text:p text:style-name="P388">10</text:p>
          </table:table-cell>
          <table:table-cell table:style-name="TableCell389">
            <text:p text:style-name="P390">11</text:p>
          </table:table-cell>
          <table:table-cell table:style-name="TableCell391">
            <text:p text:style-name="P392">12</text:p>
          </table:table-cell>
          <table:table-cell table:style-name="TableCell393">
            <text:p text:style-name="P394">13</text:p>
          </table:table-cell>
          <table:table-cell table:style-name="TableCell395">
            <text:p text:style-name="P396">14</text:p>
          </table:table-cell>
          <table:table-cell table:style-name="TableCell397">
            <text:p text:style-name="P398">15</text:p>
          </table:table-cell>
          <table:table-cell table:style-name="TableCell399">
            <text:p text:style-name="P400">16</text:p>
          </table:table-cell>
          <table:table-cell table:style-name="TableCell401">
            <text:p text:style-name="P402">17</text:p>
          </table:table-cell>
          <table:table-cell table:style-name="TableCell403">
            <text:p text:style-name="P404">18</text:p>
          </table:table-cell>
          <table:table-cell table:style-name="TableCell405">
            <text:p text:style-name="P406">19</text:p>
          </table:table-cell>
          <table:table-cell table:style-name="TableCell407">
            <text:p text:style-name="P408">20</text:p>
          </table:table-cell>
          <table:table-cell table:style-name="TableCell409">
            <text:p text:style-name="P410">21</text:p>
          </table:table-cell>
          <table:table-cell table:style-name="TableCell411">
            <text:p text:style-name="P412">22</text:p>
          </table:table-cell>
          <table:table-cell table:style-name="TableCell413">
            <text:p text:style-name="P414">23</text:p>
          </table:table-cell>
          <table:table-cell table:style-name="TableCell415">
            <text:p text:style-name="P416">24</text:p>
          </table:table-cell>
          <table:table-cell table:style-name="TableCell417">
            <text:p text:style-name="P418">25</text:p>
          </table:table-cell>
          <table:table-cell table:style-name="TableCell419">
            <text:p text:style-name="P420">26</text:p>
          </table:table-cell>
          <table:table-cell table:style-name="TableCell421">
            <text:p text:style-name="P422">27</text:p>
          </table:table-cell>
          <table:table-cell table:style-name="TableCell423">
            <text:p text:style-name="P424">28</text:p>
          </table:table-cell>
          <table:table-cell table:style-name="TableCell425">
            <text:p text:style-name="P426">29</text:p>
          </table:table-cell>
          <table:table-cell table:style-name="TableCell427">
            <text:p text:style-name="P428">30</text:p>
          </table:table-cell>
          <table:table-cell table:style-name="TableCell429">
            <text:p text:style-name="P430">31</text:p>
          </table:table-cell>
          <table:table-cell table:style-name="TableCell431">
            <text:p text:style-name="P432">32</text:p>
          </table:table-cell>
          <table:table-cell table:style-name="TableCell433">
            <text:p text:style-name="P434">33</text:p>
          </table:table-cell>
          <table:table-cell table:style-name="TableCell435">
            <text:p text:style-name="P436">34</text:p>
          </table:table-cell>
          <table:table-cell table:style-name="TableCell437">
            <text:p text:style-name="P438">35</text:p>
          </table:table-cell>
          <table:table-cell table:style-name="TableCell439">
            <text:p text:style-name="P440">36</text:p>
          </table:table-cell>
        </table:table-row>
        <table:table-row table:style-name="TableRow441">
          <table:table-cell table:style-name="TableCell442">
            <text:p text:style-name="P443">2</text:p>
          </table:table-cell>
          <table:table-cell table:style-name="TableCell444">
            <text:p text:style-name="P445">2</text:p>
          </table:table-cell>
          <table:table-cell table:style-name="TableCell446">
            <text:p text:style-name="P447">3</text:p>
          </table:table-cell>
          <table:table-cell table:style-name="TableCell448">
            <text:p text:style-name="P449">4</text:p>
          </table:table-cell>
          <table:table-cell table:style-name="TableCell450">
            <text:p text:style-name="P451">5</text:p>
          </table:table-cell>
          <table:table-cell table:style-name="TableCell452">
            <text:p text:style-name="P453">6</text:p>
          </table:table-cell>
          <table:table-cell table:style-name="TableCell454">
            <text:p text:style-name="P455">1</text:p>
          </table:table-cell>
          <table:table-cell table:style-name="TableCell456">
            <text:p text:style-name="P457">8</text:p>
          </table:table-cell>
          <table:table-cell table:style-name="TableCell458">
            <text:p text:style-name="P459">9</text:p>
          </table:table-cell>
          <table:table-cell table:style-name="TableCell460">
            <text:p text:style-name="P461">10</text:p>
          </table:table-cell>
          <table:table-cell table:style-name="TableCell462">
            <text:p text:style-name="P463">11</text:p>
          </table:table-cell>
          <table:table-cell table:style-name="TableCell464">
            <text:p text:style-name="P465">12</text:p>
          </table:table-cell>
          <table:table-cell table:style-name="TableCell466">
            <text:p text:style-name="P467">7</text:p>
          </table:table-cell>
          <table:table-cell table:style-name="TableCell468">
            <text:p text:style-name="P469">14</text:p>
          </table:table-cell>
          <table:table-cell table:style-name="TableCell470">
            <text:p text:style-name="P471">15</text:p>
          </table:table-cell>
          <table:table-cell table:style-name="TableCell472">
            <text:p text:style-name="P473">16</text:p>
          </table:table-cell>
          <table:table-cell table:style-name="TableCell474">
            <text:p text:style-name="P475">17</text:p>
          </table:table-cell>
          <table:table-cell table:style-name="TableCell476">
            <text:p text:style-name="P477">18</text:p>
          </table:table-cell>
          <table:table-cell table:style-name="TableCell478">
            <text:p text:style-name="P479">13</text:p>
          </table:table-cell>
          <table:table-cell table:style-name="TableCell480">
            <text:p text:style-name="P481">20</text:p>
          </table:table-cell>
          <table:table-cell table:style-name="TableCell482">
            <text:p text:style-name="P483">21</text:p>
          </table:table-cell>
          <table:table-cell table:style-name="TableCell484">
            <text:p text:style-name="P485">22</text:p>
          </table:table-cell>
          <table:table-cell table:style-name="TableCell486">
            <text:p text:style-name="P487">23</text:p>
          </table:table-cell>
          <table:table-cell table:style-name="TableCell488">
            <text:p text:style-name="P489">24</text:p>
          </table:table-cell>
          <table:table-cell table:style-name="TableCell490">
            <text:p text:style-name="P491">19</text:p>
          </table:table-cell>
          <table:table-cell table:style-name="TableCell492">
            <text:p text:style-name="P493">26</text:p>
          </table:table-cell>
          <table:table-cell table:style-name="TableCell494">
            <text:p text:style-name="P495">27</text:p>
          </table:table-cell>
          <table:table-cell table:style-name="TableCell496">
            <text:p text:style-name="P497">28</text:p>
          </table:table-cell>
          <table:table-cell table:style-name="TableCell498">
            <text:p text:style-name="P499">29</text:p>
          </table:table-cell>
          <table:table-cell table:style-name="TableCell500">
            <text:p text:style-name="P501">30</text:p>
          </table:table-cell>
          <table:table-cell table:style-name="TableCell502">
            <text:p text:style-name="P503">25</text:p>
          </table:table-cell>
          <table:table-cell table:style-name="TableCell504">
            <text:p text:style-name="P505">32</text:p>
          </table:table-cell>
          <table:table-cell table:style-name="TableCell506">
            <text:p text:style-name="P507">33</text:p>
          </table:table-cell>
          <table:table-cell table:style-name="TableCell508">
            <text:p text:style-name="P509">34</text:p>
          </table:table-cell>
          <table:table-cell table:style-name="TableCell510">
            <text:p text:style-name="P511">35</text:p>
          </table:table-cell>
          <table:table-cell table:style-name="TableCell512">
            <text:p text:style-name="P513">36</text:p>
          </table:table-cell>
          <table:table-cell table:style-name="TableCell514">
            <text:p text:style-name="P515">31</text:p>
          </table:table-cell>
        </table:table-row>
        <table:table-row table:style-name="TableRow516">
          <table:table-cell table:style-name="TableCell517">
            <text:p text:style-name="P518">3</text:p>
          </table:table-cell>
          <table:table-cell table:style-name="TableCell519">
            <text:p text:style-name="P520">3</text:p>
          </table:table-cell>
          <table:table-cell table:style-name="TableCell521">
            <text:p text:style-name="P522">4</text:p>
          </table:table-cell>
          <table:table-cell table:style-name="TableCell523">
            <text:p text:style-name="P524">5</text:p>
          </table:table-cell>
          <table:table-cell table:style-name="TableCell525">
            <text:p text:style-name="P526">6</text:p>
          </table:table-cell>
          <table:table-cell table:style-name="TableCell527">
            <text:p text:style-name="P528">1</text:p>
          </table:table-cell>
          <table:table-cell table:style-name="TableCell529">
            <text:p text:style-name="P530">2</text:p>
          </table:table-cell>
          <table:table-cell table:style-name="TableCell531">
            <text:p text:style-name="P532">9</text:p>
          </table:table-cell>
          <table:table-cell table:style-name="TableCell533">
            <text:p text:style-name="P534">10</text:p>
          </table:table-cell>
          <table:table-cell table:style-name="TableCell535">
            <text:p text:style-name="P536">11</text:p>
          </table:table-cell>
          <table:table-cell table:style-name="TableCell537">
            <text:p text:style-name="P538">12</text:p>
          </table:table-cell>
          <table:table-cell table:style-name="TableCell539">
            <text:p text:style-name="P540">7</text:p>
          </table:table-cell>
          <table:table-cell table:style-name="TableCell541">
            <text:p text:style-name="P542">8</text:p>
          </table:table-cell>
          <table:table-cell table:style-name="TableCell543">
            <text:p text:style-name="P544">15</text:p>
          </table:table-cell>
          <table:table-cell table:style-name="TableCell545">
            <text:p text:style-name="P546">16</text:p>
          </table:table-cell>
          <table:table-cell table:style-name="TableCell547">
            <text:p text:style-name="P548">17</text:p>
          </table:table-cell>
          <table:table-cell table:style-name="TableCell549">
            <text:p text:style-name="P550">18</text:p>
          </table:table-cell>
          <table:table-cell table:style-name="TableCell551">
            <text:p text:style-name="P552">13</text:p>
          </table:table-cell>
          <table:table-cell table:style-name="TableCell553">
            <text:p text:style-name="P554">14</text:p>
          </table:table-cell>
          <table:table-cell table:style-name="TableCell555">
            <text:p text:style-name="P556">21</text:p>
          </table:table-cell>
          <table:table-cell table:style-name="TableCell557">
            <text:p text:style-name="P558">22</text:p>
          </table:table-cell>
          <table:table-cell table:style-name="TableCell559">
            <text:p text:style-name="P560">23</text:p>
          </table:table-cell>
          <table:table-cell table:style-name="TableCell561">
            <text:p text:style-name="P562">24</text:p>
          </table:table-cell>
          <table:table-cell table:style-name="TableCell563">
            <text:p text:style-name="P564">19</text:p>
          </table:table-cell>
          <table:table-cell table:style-name="TableCell565">
            <text:p text:style-name="P566">20</text:p>
          </table:table-cell>
          <table:table-cell table:style-name="TableCell567">
            <text:p text:style-name="P568">27</text:p>
          </table:table-cell>
          <table:table-cell table:style-name="TableCell569">
            <text:p text:style-name="P570">28</text:p>
          </table:table-cell>
          <table:table-cell table:style-name="TableCell571">
            <text:p text:style-name="P572">29</text:p>
          </table:table-cell>
          <table:table-cell table:style-name="TableCell573">
            <text:p text:style-name="P574">30</text:p>
          </table:table-cell>
          <table:table-cell table:style-name="TableCell575">
            <text:p text:style-name="P576">25</text:p>
          </table:table-cell>
          <table:table-cell table:style-name="TableCell577">
            <text:p text:style-name="P578">26</text:p>
          </table:table-cell>
          <table:table-cell table:style-name="TableCell579">
            <text:p text:style-name="P580">33</text:p>
          </table:table-cell>
          <table:table-cell table:style-name="TableCell581">
            <text:p text:style-name="P582">34</text:p>
          </table:table-cell>
          <table:table-cell table:style-name="TableCell583">
            <text:p text:style-name="P584">35</text:p>
          </table:table-cell>
          <table:table-cell table:style-name="TableCell585">
            <text:p text:style-name="P586">36</text:p>
          </table:table-cell>
          <table:table-cell table:style-name="TableCell587">
            <text:p text:style-name="P588">31</text:p>
          </table:table-cell>
          <table:table-cell table:style-name="TableCell589">
            <text:p text:style-name="P590">32</text:p>
          </table:table-cell>
        </table:table-row>
        <table:table-row table:style-name="TableRow591">
          <table:table-cell table:style-name="TableCell592">
            <text:p text:style-name="P593">4</text:p>
          </table:table-cell>
          <table:table-cell table:style-name="TableCell594">
            <text:p text:style-name="P595">4</text:p>
          </table:table-cell>
          <table:table-cell table:style-name="TableCell596">
            <text:p text:style-name="P597">5</text:p>
          </table:table-cell>
          <table:table-cell table:style-name="TableCell598">
            <text:p text:style-name="P599">6</text:p>
          </table:table-cell>
          <table:table-cell table:style-name="TableCell600">
            <text:p text:style-name="P601">1</text:p>
          </table:table-cell>
          <table:table-cell table:style-name="TableCell602">
            <text:p text:style-name="P603">2</text:p>
          </table:table-cell>
          <table:table-cell table:style-name="TableCell604">
            <text:p text:style-name="P605">3</text:p>
          </table:table-cell>
          <table:table-cell table:style-name="TableCell606">
            <text:p text:style-name="P607">10</text:p>
          </table:table-cell>
          <table:table-cell table:style-name="TableCell608">
            <text:p text:style-name="P609">11</text:p>
          </table:table-cell>
          <table:table-cell table:style-name="TableCell610">
            <text:p text:style-name="P611">12</text:p>
          </table:table-cell>
          <table:table-cell table:style-name="TableCell612">
            <text:p text:style-name="P613">7</text:p>
          </table:table-cell>
          <table:table-cell table:style-name="TableCell614">
            <text:p text:style-name="P615">8</text:p>
          </table:table-cell>
          <table:table-cell table:style-name="TableCell616">
            <text:p text:style-name="P617">9</text:p>
          </table:table-cell>
          <table:table-cell table:style-name="TableCell618">
            <text:p text:style-name="P619">16</text:p>
          </table:table-cell>
          <table:table-cell table:style-name="TableCell620">
            <text:p text:style-name="P621">17</text:p>
          </table:table-cell>
          <table:table-cell table:style-name="TableCell622">
            <text:p text:style-name="P623">18</text:p>
          </table:table-cell>
          <table:table-cell table:style-name="TableCell624">
            <text:p text:style-name="P625">13</text:p>
          </table:table-cell>
          <table:table-cell table:style-name="TableCell626">
            <text:p text:style-name="P627">14</text:p>
          </table:table-cell>
          <table:table-cell table:style-name="TableCell628">
            <text:p text:style-name="P629">15</text:p>
          </table:table-cell>
          <table:table-cell table:style-name="TableCell630">
            <text:p text:style-name="P631">22</text:p>
          </table:table-cell>
          <table:table-cell table:style-name="TableCell632">
            <text:p text:style-name="P633">23</text:p>
          </table:table-cell>
          <table:table-cell table:style-name="TableCell634">
            <text:p text:style-name="P635">24</text:p>
          </table:table-cell>
          <table:table-cell table:style-name="TableCell636">
            <text:p text:style-name="P637">19</text:p>
          </table:table-cell>
          <table:table-cell table:style-name="TableCell638">
            <text:p text:style-name="P639">20</text:p>
          </table:table-cell>
          <table:table-cell table:style-name="TableCell640">
            <text:p text:style-name="P641">21</text:p>
          </table:table-cell>
          <table:table-cell table:style-name="TableCell642">
            <text:p text:style-name="P643">28</text:p>
          </table:table-cell>
          <table:table-cell table:style-name="TableCell644">
            <text:p text:style-name="P645">29</text:p>
          </table:table-cell>
          <table:table-cell table:style-name="TableCell646">
            <text:p text:style-name="P647">30</text:p>
          </table:table-cell>
          <table:table-cell table:style-name="TableCell648">
            <text:p text:style-name="P649">25</text:p>
          </table:table-cell>
          <table:table-cell table:style-name="TableCell650">
            <text:p text:style-name="P651">26</text:p>
          </table:table-cell>
          <table:table-cell table:style-name="TableCell652">
            <text:p text:style-name="P653">27</text:p>
          </table:table-cell>
          <table:table-cell table:style-name="TableCell654">
            <text:p text:style-name="P655">34</text:p>
          </table:table-cell>
          <table:table-cell table:style-name="TableCell656">
            <text:p text:style-name="P657">35</text:p>
          </table:table-cell>
          <table:table-cell table:style-name="TableCell658">
            <text:p text:style-name="P659">36</text:p>
          </table:table-cell>
          <table:table-cell table:style-name="TableCell660">
            <text:p text:style-name="P661">31</text:p>
          </table:table-cell>
          <table:table-cell table:style-name="TableCell662">
            <text:p text:style-name="P663">32</text:p>
          </table:table-cell>
          <table:table-cell table:style-name="TableCell664">
            <text:p text:style-name="P665">33</text:p>
          </table:table-cell>
        </table:table-row>
        <table:table-row table:style-name="TableRow666">
          <table:table-cell table:style-name="TableCell667">
            <text:p text:style-name="P668">5</text:p>
          </table:table-cell>
          <table:table-cell table:style-name="TableCell669">
            <text:p text:style-name="P670">5</text:p>
          </table:table-cell>
          <table:table-cell table:style-name="TableCell671">
            <text:p text:style-name="P672">6</text:p>
          </table:table-cell>
          <table:table-cell table:style-name="TableCell673">
            <text:p text:style-name="P674">1</text:p>
          </table:table-cell>
          <table:table-cell table:style-name="TableCell675">
            <text:p text:style-name="P676">2</text:p>
          </table:table-cell>
          <table:table-cell table:style-name="TableCell677">
            <text:p text:style-name="P678">3</text:p>
          </table:table-cell>
          <table:table-cell table:style-name="TableCell679">
            <text:p text:style-name="P680">4</text:p>
          </table:table-cell>
          <table:table-cell table:style-name="TableCell681">
            <text:p text:style-name="P682">11</text:p>
          </table:table-cell>
          <table:table-cell table:style-name="TableCell683">
            <text:p text:style-name="P684">12</text:p>
          </table:table-cell>
          <table:table-cell table:style-name="TableCell685">
            <text:p text:style-name="P686">7</text:p>
          </table:table-cell>
          <table:table-cell table:style-name="TableCell687">
            <text:p text:style-name="P688">8</text:p>
          </table:table-cell>
          <table:table-cell table:style-name="TableCell689">
            <text:p text:style-name="P690">9</text:p>
          </table:table-cell>
          <table:table-cell table:style-name="TableCell691">
            <text:p text:style-name="P692">10</text:p>
          </table:table-cell>
          <table:table-cell table:style-name="TableCell693">
            <text:p text:style-name="P694">17</text:p>
          </table:table-cell>
          <table:table-cell table:style-name="TableCell695">
            <text:p text:style-name="P696">18</text:p>
          </table:table-cell>
          <table:table-cell table:style-name="TableCell697">
            <text:p text:style-name="P698">13</text:p>
          </table:table-cell>
          <table:table-cell table:style-name="TableCell699">
            <text:p text:style-name="P700">14</text:p>
          </table:table-cell>
          <table:table-cell table:style-name="TableCell701">
            <text:p text:style-name="P702">15</text:p>
          </table:table-cell>
          <table:table-cell table:style-name="TableCell703">
            <text:p text:style-name="P704">16</text:p>
          </table:table-cell>
          <table:table-cell table:style-name="TableCell705">
            <text:p text:style-name="P706">23</text:p>
          </table:table-cell>
          <table:table-cell table:style-name="TableCell707">
            <text:p text:style-name="P708">24</text:p>
          </table:table-cell>
          <table:table-cell table:style-name="TableCell709">
            <text:p text:style-name="P710">19</text:p>
          </table:table-cell>
          <table:table-cell table:style-name="TableCell711">
            <text:p text:style-name="P712">20</text:p>
          </table:table-cell>
          <table:table-cell table:style-name="TableCell713">
            <text:p text:style-name="P714">21</text:p>
          </table:table-cell>
          <table:table-cell table:style-name="TableCell715">
            <text:p text:style-name="P716">22</text:p>
          </table:table-cell>
          <table:table-cell table:style-name="TableCell717">
            <text:p text:style-name="P718">29</text:p>
          </table:table-cell>
          <table:table-cell table:style-name="TableCell719">
            <text:p text:style-name="P720">30</text:p>
          </table:table-cell>
          <table:table-cell table:style-name="TableCell721">
            <text:p text:style-name="P722">25</text:p>
          </table:table-cell>
          <table:table-cell table:style-name="TableCell723">
            <text:p text:style-name="P724">26</text:p>
          </table:table-cell>
          <table:table-cell table:style-name="TableCell725">
            <text:p text:style-name="P726">27</text:p>
          </table:table-cell>
          <table:table-cell table:style-name="TableCell727">
            <text:p text:style-name="P728">28</text:p>
          </table:table-cell>
          <table:table-cell table:style-name="TableCell729">
            <text:p text:style-name="P730">35</text:p>
          </table:table-cell>
          <table:table-cell table:style-name="TableCell731">
            <text:p text:style-name="P732">36</text:p>
          </table:table-cell>
          <table:table-cell table:style-name="TableCell733">
            <text:p text:style-name="P734">31</text:p>
          </table:table-cell>
          <table:table-cell table:style-name="TableCell735">
            <text:p text:style-name="P736">32</text:p>
          </table:table-cell>
          <table:table-cell table:style-name="TableCell737">
            <text:p text:style-name="P738">33</text:p>
          </table:table-cell>
          <table:table-cell table:style-name="TableCell739">
            <text:p text:style-name="P740">34</text:p>
          </table:table-cell>
        </table:table-row>
        <table:table-row table:style-name="TableRow741">
          <table:table-cell table:style-name="TableCell742">
            <text:p text:style-name="P743">6</text:p>
          </table:table-cell>
          <table:table-cell table:style-name="TableCell744">
            <text:p text:style-name="P745">6</text:p>
          </table:table-cell>
          <table:table-cell table:style-name="TableCell746">
            <text:p text:style-name="P747">1</text:p>
          </table:table-cell>
          <table:table-cell table:style-name="TableCell748">
            <text:p text:style-name="P749">2</text:p>
          </table:table-cell>
          <table:table-cell table:style-name="TableCell750">
            <text:p text:style-name="P751">3</text:p>
          </table:table-cell>
          <table:table-cell table:style-name="TableCell752">
            <text:p text:style-name="P753">4</text:p>
          </table:table-cell>
          <table:table-cell table:style-name="TableCell754">
            <text:p text:style-name="P755">5</text:p>
          </table:table-cell>
          <table:table-cell table:style-name="TableCell756">
            <text:p text:style-name="P757">12</text:p>
          </table:table-cell>
          <table:table-cell table:style-name="TableCell758">
            <text:p text:style-name="P759">7</text:p>
          </table:table-cell>
          <table:table-cell table:style-name="TableCell760">
            <text:p text:style-name="P761">8</text:p>
          </table:table-cell>
          <table:table-cell table:style-name="TableCell762">
            <text:p text:style-name="P763">9</text:p>
          </table:table-cell>
          <table:table-cell table:style-name="TableCell764">
            <text:p text:style-name="P765">10</text:p>
          </table:table-cell>
          <table:table-cell table:style-name="TableCell766">
            <text:p text:style-name="P767">11</text:p>
          </table:table-cell>
          <table:table-cell table:style-name="TableCell768">
            <text:p text:style-name="P769">18</text:p>
          </table:table-cell>
          <table:table-cell table:style-name="TableCell770">
            <text:p text:style-name="P771">13</text:p>
          </table:table-cell>
          <table:table-cell table:style-name="TableCell772">
            <text:p text:style-name="P773">14</text:p>
          </table:table-cell>
          <table:table-cell table:style-name="TableCell774">
            <text:p text:style-name="P775">15</text:p>
          </table:table-cell>
          <table:table-cell table:style-name="TableCell776">
            <text:p text:style-name="P777">16</text:p>
          </table:table-cell>
          <table:table-cell table:style-name="TableCell778">
            <text:p text:style-name="P779">17</text:p>
          </table:table-cell>
          <table:table-cell table:style-name="TableCell780">
            <text:p text:style-name="P781">24</text:p>
          </table:table-cell>
          <table:table-cell table:style-name="TableCell782">
            <text:p text:style-name="P783">19</text:p>
          </table:table-cell>
          <table:table-cell table:style-name="TableCell784">
            <text:p text:style-name="P785">20</text:p>
          </table:table-cell>
          <table:table-cell table:style-name="TableCell786">
            <text:p text:style-name="P787">21</text:p>
          </table:table-cell>
          <table:table-cell table:style-name="TableCell788">
            <text:p text:style-name="P789">22</text:p>
          </table:table-cell>
          <table:table-cell table:style-name="TableCell790">
            <text:p text:style-name="P791">23</text:p>
          </table:table-cell>
          <table:table-cell table:style-name="TableCell792">
            <text:p text:style-name="P793">30</text:p>
          </table:table-cell>
          <table:table-cell table:style-name="TableCell794">
            <text:p text:style-name="P795">25</text:p>
          </table:table-cell>
          <table:table-cell table:style-name="TableCell796">
            <text:p text:style-name="P797">26</text:p>
          </table:table-cell>
          <table:table-cell table:style-name="TableCell798">
            <text:p text:style-name="P799">27</text:p>
          </table:table-cell>
          <table:table-cell table:style-name="TableCell800">
            <text:p text:style-name="P801">28</text:p>
          </table:table-cell>
          <table:table-cell table:style-name="TableCell802">
            <text:p text:style-name="P803">29</text:p>
          </table:table-cell>
          <table:table-cell table:style-name="TableCell804">
            <text:p text:style-name="P805">36</text:p>
          </table:table-cell>
          <table:table-cell table:style-name="TableCell806">
            <text:p text:style-name="P807">31</text:p>
          </table:table-cell>
          <table:table-cell table:style-name="TableCell808">
            <text:p text:style-name="P809">32</text:p>
          </table:table-cell>
          <table:table-cell table:style-name="TableCell810">
            <text:p text:style-name="P811">33</text:p>
          </table:table-cell>
          <table:table-cell table:style-name="TableCell812">
            <text:p text:style-name="P813">34</text:p>
          </table:table-cell>
          <table:table-cell table:style-name="TableCell814">
            <text:p text:style-name="P815">35</text:p>
          </table:table-cell>
        </table:table-row>
        <table:table-row table:style-name="TableRow816">
          <table:table-cell table:style-name="TableCell817">
            <text:p text:style-name="P818">7</text:p>
          </table:table-cell>
          <table:table-cell table:style-name="TableCell819">
            <text:p text:style-name="P820">7</text:p>
          </table:table-cell>
          <table:table-cell table:style-name="TableCell821">
            <text:p text:style-name="P822">8</text:p>
          </table:table-cell>
          <table:table-cell table:style-name="TableCell823">
            <text:p text:style-name="P824">9</text:p>
          </table:table-cell>
          <table:table-cell table:style-name="TableCell825">
            <text:p text:style-name="P826">10</text:p>
          </table:table-cell>
          <table:table-cell table:style-name="TableCell827">
            <text:p text:style-name="P828">11</text:p>
          </table:table-cell>
          <table:table-cell table:style-name="TableCell829">
            <text:p text:style-name="P830">12</text:p>
          </table:table-cell>
          <table:table-cell table:style-name="TableCell831">
            <text:p text:style-name="P832">13</text:p>
          </table:table-cell>
          <table:table-cell table:style-name="TableCell833">
            <text:p text:style-name="P834">14</text:p>
          </table:table-cell>
          <table:table-cell table:style-name="TableCell835">
            <text:p text:style-name="P836">15</text:p>
          </table:table-cell>
          <table:table-cell table:style-name="TableCell837">
            <text:p text:style-name="P838">16</text:p>
          </table:table-cell>
          <table:table-cell table:style-name="TableCell839">
            <text:p text:style-name="P840">17</text:p>
          </table:table-cell>
          <table:table-cell table:style-name="TableCell841">
            <text:p text:style-name="P842">18</text:p>
          </table:table-cell>
          <table:table-cell table:style-name="TableCell843">
            <text:p text:style-name="P844">19</text:p>
          </table:table-cell>
          <table:table-cell table:style-name="TableCell845">
            <text:p text:style-name="P846">20</text:p>
          </table:table-cell>
          <table:table-cell table:style-name="TableCell847">
            <text:p text:style-name="P848">21</text:p>
          </table:table-cell>
          <table:table-cell table:style-name="TableCell849">
            <text:p text:style-name="P850">22</text:p>
          </table:table-cell>
          <table:table-cell table:style-name="TableCell851">
            <text:p text:style-name="P852">23</text:p>
          </table:table-cell>
          <table:table-cell table:style-name="TableCell853">
            <text:p text:style-name="P854">24</text:p>
          </table:table-cell>
          <table:table-cell table:style-name="TableCell855">
            <text:p text:style-name="P856">25</text:p>
          </table:table-cell>
          <table:table-cell table:style-name="TableCell857">
            <text:p text:style-name="P858">26</text:p>
          </table:table-cell>
          <table:table-cell table:style-name="TableCell859">
            <text:p text:style-name="P860">27</text:p>
          </table:table-cell>
          <table:table-cell table:style-name="TableCell861">
            <text:p text:style-name="P862">28</text:p>
          </table:table-cell>
          <table:table-cell table:style-name="TableCell863">
            <text:p text:style-name="P864">29</text:p>
          </table:table-cell>
          <table:table-cell table:style-name="TableCell865">
            <text:p text:style-name="P866">30</text:p>
          </table:table-cell>
          <table:table-cell table:style-name="TableCell867">
            <text:p text:style-name="P868">31</text:p>
          </table:table-cell>
          <table:table-cell table:style-name="TableCell869">
            <text:p text:style-name="P870">32</text:p>
          </table:table-cell>
          <table:table-cell table:style-name="TableCell871">
            <text:p text:style-name="P872">33</text:p>
          </table:table-cell>
          <table:table-cell table:style-name="TableCell873">
            <text:p text:style-name="P874">34</text:p>
          </table:table-cell>
          <table:table-cell table:style-name="TableCell875">
            <text:p text:style-name="P876">35</text:p>
          </table:table-cell>
          <table:table-cell table:style-name="TableCell877">
            <text:p text:style-name="P878">36</text:p>
          </table:table-cell>
          <table:table-cell table:style-name="TableCell879">
            <text:p text:style-name="P880">1</text:p>
          </table:table-cell>
          <table:table-cell table:style-name="TableCell881">
            <text:p text:style-name="P882">2</text:p>
          </table:table-cell>
          <table:table-cell table:style-name="TableCell883">
            <text:p text:style-name="P884">3</text:p>
          </table:table-cell>
          <table:table-cell table:style-name="TableCell885">
            <text:p text:style-name="P886">4</text:p>
          </table:table-cell>
          <table:table-cell table:style-name="TableCell887">
            <text:p text:style-name="P888">5</text:p>
          </table:table-cell>
          <table:table-cell table:style-name="TableCell889">
            <text:p text:style-name="P890">6</text:p>
          </table:table-cell>
        </table:table-row>
        <table:table-row table:style-name="TableRow891">
          <table:table-cell table:style-name="TableCell892">
            <text:p text:style-name="P893">8</text:p>
          </table:table-cell>
          <table:table-cell table:style-name="TableCell894">
            <text:p text:style-name="P895">8</text:p>
          </table:table-cell>
          <table:table-cell table:style-name="TableCell896">
            <text:p text:style-name="P897">9</text:p>
          </table:table-cell>
          <table:table-cell table:style-name="TableCell898">
            <text:p text:style-name="P899">10</text:p>
          </table:table-cell>
          <table:table-cell table:style-name="TableCell900">
            <text:p text:style-name="P901">11</text:p>
          </table:table-cell>
          <table:table-cell table:style-name="TableCell902">
            <text:p text:style-name="P903">12</text:p>
          </table:table-cell>
          <table:table-cell table:style-name="TableCell904">
            <text:p text:style-name="P905">7</text:p>
          </table:table-cell>
          <table:table-cell table:style-name="TableCell906">
            <text:p text:style-name="P907">14</text:p>
          </table:table-cell>
          <table:table-cell table:style-name="TableCell908">
            <text:p text:style-name="P909">15</text:p>
          </table:table-cell>
          <table:table-cell table:style-name="TableCell910">
            <text:p text:style-name="P911">16</text:p>
          </table:table-cell>
          <table:table-cell table:style-name="TableCell912">
            <text:p text:style-name="P913">17</text:p>
          </table:table-cell>
          <table:table-cell table:style-name="TableCell914">
            <text:p text:style-name="P915">18</text:p>
          </table:table-cell>
          <table:table-cell table:style-name="TableCell916">
            <text:p text:style-name="P917">13</text:p>
          </table:table-cell>
          <table:table-cell table:style-name="TableCell918">
            <text:p text:style-name="P919">20</text:p>
          </table:table-cell>
          <table:table-cell table:style-name="TableCell920">
            <text:p text:style-name="P921">21</text:p>
          </table:table-cell>
          <table:table-cell table:style-name="TableCell922">
            <text:p text:style-name="P923">22</text:p>
          </table:table-cell>
          <table:table-cell table:style-name="TableCell924">
            <text:p text:style-name="P925">23</text:p>
          </table:table-cell>
          <table:table-cell table:style-name="TableCell926">
            <text:p text:style-name="P927">24</text:p>
          </table:table-cell>
          <table:table-cell table:style-name="TableCell928">
            <text:p text:style-name="P929">19</text:p>
          </table:table-cell>
          <table:table-cell table:style-name="TableCell930">
            <text:p text:style-name="P931">26</text:p>
          </table:table-cell>
          <table:table-cell table:style-name="TableCell932">
            <text:p text:style-name="P933">27</text:p>
          </table:table-cell>
          <table:table-cell table:style-name="TableCell934">
            <text:p text:style-name="P935">28</text:p>
          </table:table-cell>
          <table:table-cell table:style-name="TableCell936">
            <text:p text:style-name="P937">29</text:p>
          </table:table-cell>
          <table:table-cell table:style-name="TableCell938">
            <text:p text:style-name="P939">30</text:p>
          </table:table-cell>
          <table:table-cell table:style-name="TableCell940">
            <text:p text:style-name="P941">25</text:p>
          </table:table-cell>
          <table:table-cell table:style-name="TableCell942">
            <text:p text:style-name="P943">32</text:p>
          </table:table-cell>
          <table:table-cell table:style-name="TableCell944">
            <text:p text:style-name="P945">33</text:p>
          </table:table-cell>
          <table:table-cell table:style-name="TableCell946">
            <text:p text:style-name="P947">34</text:p>
          </table:table-cell>
          <table:table-cell table:style-name="TableCell948">
            <text:p text:style-name="P949">35</text:p>
          </table:table-cell>
          <table:table-cell table:style-name="TableCell950">
            <text:p text:style-name="P951">36</text:p>
          </table:table-cell>
          <table:table-cell table:style-name="TableCell952">
            <text:p text:style-name="P953">31</text:p>
          </table:table-cell>
          <table:table-cell table:style-name="TableCell954">
            <text:p text:style-name="P955">2</text:p>
          </table:table-cell>
          <table:table-cell table:style-name="TableCell956">
            <text:p text:style-name="P957">3</text:p>
          </table:table-cell>
          <table:table-cell table:style-name="TableCell958">
            <text:p text:style-name="P959">4</text:p>
          </table:table-cell>
          <table:table-cell table:style-name="TableCell960">
            <text:p text:style-name="P961">5</text:p>
          </table:table-cell>
          <table:table-cell table:style-name="TableCell962">
            <text:p text:style-name="P963">6</text:p>
          </table:table-cell>
          <table:table-cell table:style-name="TableCell964">
            <text:p text:style-name="P965">1</text:p>
          </table:table-cell>
        </table:table-row>
        <table:table-row table:style-name="TableRow966">
          <table:table-cell table:style-name="TableCell967">
            <text:p text:style-name="P968">9</text:p>
          </table:table-cell>
          <table:table-cell table:style-name="TableCell969">
            <text:p text:style-name="P970">9</text:p>
          </table:table-cell>
          <table:table-cell table:style-name="TableCell971">
            <text:p text:style-name="P972">10</text:p>
          </table:table-cell>
          <table:table-cell table:style-name="TableCell973">
            <text:p text:style-name="P974">11</text:p>
          </table:table-cell>
          <table:table-cell table:style-name="TableCell975">
            <text:p text:style-name="P976">12</text:p>
          </table:table-cell>
          <table:table-cell table:style-name="TableCell977">
            <text:p text:style-name="P978">7</text:p>
          </table:table-cell>
          <table:table-cell table:style-name="TableCell979">
            <text:p text:style-name="P980">8</text:p>
          </table:table-cell>
          <table:table-cell table:style-name="TableCell981">
            <text:p text:style-name="P982">15</text:p>
          </table:table-cell>
          <table:table-cell table:style-name="TableCell983">
            <text:p text:style-name="P984">16</text:p>
          </table:table-cell>
          <table:table-cell table:style-name="TableCell985">
            <text:p text:style-name="P986">17</text:p>
          </table:table-cell>
          <table:table-cell table:style-name="TableCell987">
            <text:p text:style-name="P988">18</text:p>
          </table:table-cell>
          <table:table-cell table:style-name="TableCell989">
            <text:p text:style-name="P990">13</text:p>
          </table:table-cell>
          <table:table-cell table:style-name="TableCell991">
            <text:p text:style-name="P992">14</text:p>
          </table:table-cell>
          <table:table-cell table:style-name="TableCell993">
            <text:p text:style-name="P994">21</text:p>
          </table:table-cell>
          <table:table-cell table:style-name="TableCell995">
            <text:p text:style-name="P996">22</text:p>
          </table:table-cell>
          <table:table-cell table:style-name="TableCell997">
            <text:p text:style-name="P998">23</text:p>
          </table:table-cell>
          <table:table-cell table:style-name="TableCell999">
            <text:p text:style-name="P1000">24</text:p>
          </table:table-cell>
          <table:table-cell table:style-name="TableCell1001">
            <text:p text:style-name="P1002">19</text:p>
          </table:table-cell>
          <table:table-cell table:style-name="TableCell1003">
            <text:p text:style-name="P1004">20</text:p>
          </table:table-cell>
          <table:table-cell table:style-name="TableCell1005">
            <text:p text:style-name="P1006">27</text:p>
          </table:table-cell>
          <table:table-cell table:style-name="TableCell1007">
            <text:p text:style-name="P1008">28</text:p>
          </table:table-cell>
          <table:table-cell table:style-name="TableCell1009">
            <text:p text:style-name="P1010">29</text:p>
          </table:table-cell>
          <table:table-cell table:style-name="TableCell1011">
            <text:p text:style-name="P1012">30</text:p>
          </table:table-cell>
          <table:table-cell table:style-name="TableCell1013">
            <text:p text:style-name="P1014">25</text:p>
          </table:table-cell>
          <table:table-cell table:style-name="TableCell1015">
            <text:p text:style-name="P1016">26</text:p>
          </table:table-cell>
          <table:table-cell table:style-name="TableCell1017">
            <text:p text:style-name="P1018">33</text:p>
          </table:table-cell>
          <table:table-cell table:style-name="TableCell1019">
            <text:p text:style-name="P1020">34</text:p>
          </table:table-cell>
          <table:table-cell table:style-name="TableCell1021">
            <text:p text:style-name="P1022">35</text:p>
          </table:table-cell>
          <table:table-cell table:style-name="TableCell1023">
            <text:p text:style-name="P1024">36</text:p>
          </table:table-cell>
          <table:table-cell table:style-name="TableCell1025">
            <text:p text:style-name="P1026">31</text:p>
          </table:table-cell>
          <table:table-cell table:style-name="TableCell1027">
            <text:p text:style-name="P1028">32</text:p>
          </table:table-cell>
          <table:table-cell table:style-name="TableCell1029">
            <text:p text:style-name="P1030">3</text:p>
          </table:table-cell>
          <table:table-cell table:style-name="TableCell1031">
            <text:p text:style-name="P1032">4</text:p>
          </table:table-cell>
          <table:table-cell table:style-name="TableCell1033">
            <text:p text:style-name="P1034">5</text:p>
          </table:table-cell>
          <table:table-cell table:style-name="TableCell1035">
            <text:p text:style-name="P1036">6</text:p>
          </table:table-cell>
          <table:table-cell table:style-name="TableCell1037">
            <text:p text:style-name="P1038">1</text:p>
          </table:table-cell>
          <table:table-cell table:style-name="TableCell1039">
            <text:p text:style-name="P1040">2</text:p>
          </table:table-cell>
        </table:table-row>
        <table:table-row table:style-name="TableRow1041">
          <table:table-cell table:style-name="TableCell1042">
            <text:p text:style-name="P1043">10</text:p>
          </table:table-cell>
          <table:table-cell table:style-name="TableCell1044">
            <text:p text:style-name="P1045">10</text:p>
          </table:table-cell>
          <table:table-cell table:style-name="TableCell1046">
            <text:p text:style-name="P1047">11</text:p>
          </table:table-cell>
          <table:table-cell table:style-name="TableCell1048">
            <text:p text:style-name="P1049">12</text:p>
          </table:table-cell>
          <table:table-cell table:style-name="TableCell1050">
            <text:p text:style-name="P1051">7</text:p>
          </table:table-cell>
          <table:table-cell table:style-name="TableCell1052">
            <text:p text:style-name="P1053">8</text:p>
          </table:table-cell>
          <table:table-cell table:style-name="TableCell1054">
            <text:p text:style-name="P1055">9</text:p>
          </table:table-cell>
          <table:table-cell table:style-name="TableCell1056">
            <text:p text:style-name="P1057">16</text:p>
          </table:table-cell>
          <table:table-cell table:style-name="TableCell1058">
            <text:p text:style-name="P1059">17</text:p>
          </table:table-cell>
          <table:table-cell table:style-name="TableCell1060">
            <text:p text:style-name="P1061">18</text:p>
          </table:table-cell>
          <table:table-cell table:style-name="TableCell1062">
            <text:p text:style-name="P1063">13</text:p>
          </table:table-cell>
          <table:table-cell table:style-name="TableCell1064">
            <text:p text:style-name="P1065">14</text:p>
          </table:table-cell>
          <table:table-cell table:style-name="TableCell1066">
            <text:p text:style-name="P1067">15</text:p>
          </table:table-cell>
          <table:table-cell table:style-name="TableCell1068">
            <text:p text:style-name="P1069">22</text:p>
          </table:table-cell>
          <table:table-cell table:style-name="TableCell1070">
            <text:p text:style-name="P1071">23</text:p>
          </table:table-cell>
          <table:table-cell table:style-name="TableCell1072">
            <text:p text:style-name="P1073">24</text:p>
          </table:table-cell>
          <table:table-cell table:style-name="TableCell1074">
            <text:p text:style-name="P1075">19</text:p>
          </table:table-cell>
          <table:table-cell table:style-name="TableCell1076">
            <text:p text:style-name="P1077">20</text:p>
          </table:table-cell>
          <table:table-cell table:style-name="TableCell1078">
            <text:p text:style-name="P1079">21</text:p>
          </table:table-cell>
          <table:table-cell table:style-name="TableCell1080">
            <text:p text:style-name="P1081">28</text:p>
          </table:table-cell>
          <table:table-cell table:style-name="TableCell1082">
            <text:p text:style-name="P1083">29</text:p>
          </table:table-cell>
          <table:table-cell table:style-name="TableCell1084">
            <text:p text:style-name="P1085">30</text:p>
          </table:table-cell>
          <table:table-cell table:style-name="TableCell1086">
            <text:p text:style-name="P1087">25</text:p>
          </table:table-cell>
          <table:table-cell table:style-name="TableCell1088">
            <text:p text:style-name="P1089">26</text:p>
          </table:table-cell>
          <table:table-cell table:style-name="TableCell1090">
            <text:p text:style-name="P1091">27</text:p>
          </table:table-cell>
          <table:table-cell table:style-name="TableCell1092">
            <text:p text:style-name="P1093">34</text:p>
          </table:table-cell>
          <table:table-cell table:style-name="TableCell1094">
            <text:p text:style-name="P1095">35</text:p>
          </table:table-cell>
          <table:table-cell table:style-name="TableCell1096">
            <text:p text:style-name="P1097">36</text:p>
          </table:table-cell>
          <table:table-cell table:style-name="TableCell1098">
            <text:p text:style-name="P1099">31</text:p>
          </table:table-cell>
          <table:table-cell table:style-name="TableCell1100">
            <text:p text:style-name="P1101">32</text:p>
          </table:table-cell>
          <table:table-cell table:style-name="TableCell1102">
            <text:p text:style-name="P1103">33</text:p>
          </table:table-cell>
          <table:table-cell table:style-name="TableCell1104">
            <text:p text:style-name="P1105">4</text:p>
          </table:table-cell>
          <table:table-cell table:style-name="TableCell1106">
            <text:p text:style-name="P1107">5</text:p>
          </table:table-cell>
          <table:table-cell table:style-name="TableCell1108">
            <text:p text:style-name="P1109">6</text:p>
          </table:table-cell>
          <table:table-cell table:style-name="TableCell1110">
            <text:p text:style-name="P1111">1</text:p>
          </table:table-cell>
          <table:table-cell table:style-name="TableCell1112">
            <text:p text:style-name="P1113">2</text:p>
          </table:table-cell>
          <table:table-cell table:style-name="TableCell1114">
            <text:p text:style-name="P1115">3</text:p>
          </table:table-cell>
        </table:table-row>
        <table:table-row table:style-name="TableRow1116">
          <table:table-cell table:style-name="TableCell1117">
            <text:p text:style-name="P1118">11</text:p>
          </table:table-cell>
          <table:table-cell table:style-name="TableCell1119">
            <text:p text:style-name="P1120">11</text:p>
          </table:table-cell>
          <table:table-cell table:style-name="TableCell1121">
            <text:p text:style-name="P1122">12</text:p>
          </table:table-cell>
          <table:table-cell table:style-name="TableCell1123">
            <text:p text:style-name="P1124">7</text:p>
          </table:table-cell>
          <table:table-cell table:style-name="TableCell1125">
            <text:p text:style-name="P1126">8</text:p>
          </table:table-cell>
          <table:table-cell table:style-name="TableCell1127">
            <text:p text:style-name="P1128">9</text:p>
          </table:table-cell>
          <table:table-cell table:style-name="TableCell1129">
            <text:p text:style-name="P1130">10</text:p>
          </table:table-cell>
          <table:table-cell table:style-name="TableCell1131">
            <text:p text:style-name="P1132">17</text:p>
          </table:table-cell>
          <table:table-cell table:style-name="TableCell1133">
            <text:p text:style-name="P1134">18</text:p>
          </table:table-cell>
          <table:table-cell table:style-name="TableCell1135">
            <text:p text:style-name="P1136">13</text:p>
          </table:table-cell>
          <table:table-cell table:style-name="TableCell1137">
            <text:p text:style-name="P1138">14</text:p>
          </table:table-cell>
          <table:table-cell table:style-name="TableCell1139">
            <text:p text:style-name="P1140">15</text:p>
          </table:table-cell>
          <table:table-cell table:style-name="TableCell1141">
            <text:p text:style-name="P1142">16</text:p>
          </table:table-cell>
          <table:table-cell table:style-name="TableCell1143">
            <text:p text:style-name="P1144">23</text:p>
          </table:table-cell>
          <table:table-cell table:style-name="TableCell1145">
            <text:p text:style-name="P1146">24</text:p>
          </table:table-cell>
          <table:table-cell table:style-name="TableCell1147">
            <text:p text:style-name="P1148">19</text:p>
          </table:table-cell>
          <table:table-cell table:style-name="TableCell1149">
            <text:p text:style-name="P1150">20</text:p>
          </table:table-cell>
          <table:table-cell table:style-name="TableCell1151">
            <text:p text:style-name="P1152">21</text:p>
          </table:table-cell>
          <table:table-cell table:style-name="TableCell1153">
            <text:p text:style-name="P1154">22</text:p>
          </table:table-cell>
          <table:table-cell table:style-name="TableCell1155">
            <text:p text:style-name="P1156">29</text:p>
          </table:table-cell>
          <table:table-cell table:style-name="TableCell1157">
            <text:p text:style-name="P1158">30</text:p>
          </table:table-cell>
          <table:table-cell table:style-name="TableCell1159">
            <text:p text:style-name="P1160">25</text:p>
          </table:table-cell>
          <table:table-cell table:style-name="TableCell1161">
            <text:p text:style-name="P1162">26</text:p>
          </table:table-cell>
          <table:table-cell table:style-name="TableCell1163">
            <text:p text:style-name="P1164">27</text:p>
          </table:table-cell>
          <table:table-cell table:style-name="TableCell1165">
            <text:p text:style-name="P1166">28</text:p>
          </table:table-cell>
          <table:table-cell table:style-name="TableCell1167">
            <text:p text:style-name="P1168">35</text:p>
          </table:table-cell>
          <table:table-cell table:style-name="TableCell1169">
            <text:p text:style-name="P1170">36</text:p>
          </table:table-cell>
          <table:table-cell table:style-name="TableCell1171">
            <text:p text:style-name="P1172">31</text:p>
          </table:table-cell>
          <table:table-cell table:style-name="TableCell1173">
            <text:p text:style-name="P1174">32</text:p>
          </table:table-cell>
          <table:table-cell table:style-name="TableCell1175">
            <text:p text:style-name="P1176">33</text:p>
          </table:table-cell>
          <table:table-cell table:style-name="TableCell1177">
            <text:p text:style-name="P1178">34</text:p>
          </table:table-cell>
          <table:table-cell table:style-name="TableCell1179">
            <text:p text:style-name="P1180">5</text:p>
          </table:table-cell>
          <table:table-cell table:style-name="TableCell1181">
            <text:p text:style-name="P1182">6</text:p>
          </table:table-cell>
          <table:table-cell table:style-name="TableCell1183">
            <text:p text:style-name="P1184">1</text:p>
          </table:table-cell>
          <table:table-cell table:style-name="TableCell1185">
            <text:p text:style-name="P1186">2</text:p>
          </table:table-cell>
          <table:table-cell table:style-name="TableCell1187">
            <text:p text:style-name="P1188">3</text:p>
          </table:table-cell>
          <table:table-cell table:style-name="TableCell1189">
            <text:p text:style-name="P1190">4</text:p>
          </table:table-cell>
        </table:table-row>
        <table:table-row table:style-name="TableRow1191">
          <table:table-cell table:style-name="TableCell1192">
            <text:p text:style-name="P1193">12</text:p>
          </table:table-cell>
          <table:table-cell table:style-name="TableCell1194">
            <text:p text:style-name="P1195">12</text:p>
          </table:table-cell>
          <table:table-cell table:style-name="TableCell1196">
            <text:p text:style-name="P1197">7</text:p>
          </table:table-cell>
          <table:table-cell table:style-name="TableCell1198">
            <text:p text:style-name="P1199">8</text:p>
          </table:table-cell>
          <table:table-cell table:style-name="TableCell1200">
            <text:p text:style-name="P1201">9</text:p>
          </table:table-cell>
          <table:table-cell table:style-name="TableCell1202">
            <text:p text:style-name="P1203">10</text:p>
          </table:table-cell>
          <table:table-cell table:style-name="TableCell1204">
            <text:p text:style-name="P1205">11</text:p>
          </table:table-cell>
          <table:table-cell table:style-name="TableCell1206">
            <text:p text:style-name="P1207">18</text:p>
          </table:table-cell>
          <table:table-cell table:style-name="TableCell1208">
            <text:p text:style-name="P1209">13</text:p>
          </table:table-cell>
          <table:table-cell table:style-name="TableCell1210">
            <text:p text:style-name="P1211">14</text:p>
          </table:table-cell>
          <table:table-cell table:style-name="TableCell1212">
            <text:p text:style-name="P1213">15</text:p>
          </table:table-cell>
          <table:table-cell table:style-name="TableCell1214">
            <text:p text:style-name="P1215">16</text:p>
          </table:table-cell>
          <table:table-cell table:style-name="TableCell1216">
            <text:p text:style-name="P1217">17</text:p>
          </table:table-cell>
          <table:table-cell table:style-name="TableCell1218">
            <text:p text:style-name="P1219">24</text:p>
          </table:table-cell>
          <table:table-cell table:style-name="TableCell1220">
            <text:p text:style-name="P1221">19</text:p>
          </table:table-cell>
          <table:table-cell table:style-name="TableCell1222">
            <text:p text:style-name="P1223">20</text:p>
          </table:table-cell>
          <table:table-cell table:style-name="TableCell1224">
            <text:p text:style-name="P1225">21</text:p>
          </table:table-cell>
          <table:table-cell table:style-name="TableCell1226">
            <text:p text:style-name="P1227">22</text:p>
          </table:table-cell>
          <table:table-cell table:style-name="TableCell1228">
            <text:p text:style-name="P1229">23</text:p>
          </table:table-cell>
          <table:table-cell table:style-name="TableCell1230">
            <text:p text:style-name="P1231">30</text:p>
          </table:table-cell>
          <table:table-cell table:style-name="TableCell1232">
            <text:p text:style-name="P1233">25</text:p>
          </table:table-cell>
          <table:table-cell table:style-name="TableCell1234">
            <text:p text:style-name="P1235">26</text:p>
          </table:table-cell>
          <table:table-cell table:style-name="TableCell1236">
            <text:p text:style-name="P1237">27</text:p>
          </table:table-cell>
          <table:table-cell table:style-name="TableCell1238">
            <text:p text:style-name="P1239">28</text:p>
          </table:table-cell>
          <table:table-cell table:style-name="TableCell1240">
            <text:p text:style-name="P1241">29</text:p>
          </table:table-cell>
          <table:table-cell table:style-name="TableCell1242">
            <text:p text:style-name="P1243">36</text:p>
          </table:table-cell>
          <table:table-cell table:style-name="TableCell1244">
            <text:p text:style-name="P1245">31</text:p>
          </table:table-cell>
          <table:table-cell table:style-name="TableCell1246">
            <text:p text:style-name="P1247">32</text:p>
          </table:table-cell>
          <table:table-cell table:style-name="TableCell1248">
            <text:p text:style-name="P1249">33</text:p>
          </table:table-cell>
          <table:table-cell table:style-name="TableCell1250">
            <text:p text:style-name="P1251">34</text:p>
          </table:table-cell>
          <table:table-cell table:style-name="TableCell1252">
            <text:p text:style-name="P1253">35</text:p>
          </table:table-cell>
          <table:table-cell table:style-name="TableCell1254">
            <text:p text:style-name="P1255">6</text:p>
          </table:table-cell>
          <table:table-cell table:style-name="TableCell1256">
            <text:p text:style-name="P1257">1</text:p>
          </table:table-cell>
          <table:table-cell table:style-name="TableCell1258">
            <text:p text:style-name="P1259">2</text:p>
          </table:table-cell>
          <table:table-cell table:style-name="TableCell1260">
            <text:p text:style-name="P1261">3</text:p>
          </table:table-cell>
          <table:table-cell table:style-name="TableCell1262">
            <text:p text:style-name="P1263">4</text:p>
          </table:table-cell>
          <table:table-cell table:style-name="TableCell1264">
            <text:p text:style-name="P1265">5</text:p>
          </table:table-cell>
        </table:table-row>
        <table:table-row table:style-name="TableRow1266">
          <table:table-cell table:style-name="TableCell1267">
            <text:p text:style-name="P1268">13</text:p>
          </table:table-cell>
          <table:table-cell table:style-name="TableCell1269">
            <text:p text:style-name="P1270">13</text:p>
          </table:table-cell>
          <table:table-cell table:style-name="TableCell1271">
            <text:p text:style-name="P1272">14</text:p>
          </table:table-cell>
          <table:table-cell table:style-name="TableCell1273">
            <text:p text:style-name="P1274">15</text:p>
          </table:table-cell>
          <table:table-cell table:style-name="TableCell1275">
            <text:p text:style-name="P1276">16</text:p>
          </table:table-cell>
          <table:table-cell table:style-name="TableCell1277">
            <text:p text:style-name="P1278">17</text:p>
          </table:table-cell>
          <table:table-cell table:style-name="TableCell1279">
            <text:p text:style-name="P1280">18</text:p>
          </table:table-cell>
          <table:table-cell table:style-name="TableCell1281">
            <text:p text:style-name="P1282">19</text:p>
          </table:table-cell>
          <table:table-cell table:style-name="TableCell1283">
            <text:p text:style-name="P1284">20</text:p>
          </table:table-cell>
          <table:table-cell table:style-name="TableCell1285">
            <text:p text:style-name="P1286">21</text:p>
          </table:table-cell>
          <table:table-cell table:style-name="TableCell1287">
            <text:p text:style-name="P1288">22</text:p>
          </table:table-cell>
          <table:table-cell table:style-name="TableCell1289">
            <text:p text:style-name="P1290">23</text:p>
          </table:table-cell>
          <table:table-cell table:style-name="TableCell1291">
            <text:p text:style-name="P1292">24</text:p>
          </table:table-cell>
          <table:table-cell table:style-name="TableCell1293">
            <text:p text:style-name="P1294">25</text:p>
          </table:table-cell>
          <table:table-cell table:style-name="TableCell1295">
            <text:p text:style-name="P1296">26</text:p>
          </table:table-cell>
          <table:table-cell table:style-name="TableCell1297">
            <text:p text:style-name="P1298">27</text:p>
          </table:table-cell>
          <table:table-cell table:style-name="TableCell1299">
            <text:p text:style-name="P1300">28</text:p>
          </table:table-cell>
          <table:table-cell table:style-name="TableCell1301">
            <text:p text:style-name="P1302">29</text:p>
          </table:table-cell>
          <table:table-cell table:style-name="TableCell1303">
            <text:p text:style-name="P1304">30</text:p>
          </table:table-cell>
          <table:table-cell table:style-name="TableCell1305">
            <text:p text:style-name="P1306">31</text:p>
          </table:table-cell>
          <table:table-cell table:style-name="TableCell1307">
            <text:p text:style-name="P1308">32</text:p>
          </table:table-cell>
          <table:table-cell table:style-name="TableCell1309">
            <text:p text:style-name="P1310">33</text:p>
          </table:table-cell>
          <table:table-cell table:style-name="TableCell1311">
            <text:p text:style-name="P1312">34</text:p>
          </table:table-cell>
          <table:table-cell table:style-name="TableCell1313">
            <text:p text:style-name="P1314">35</text:p>
          </table:table-cell>
          <table:table-cell table:style-name="TableCell1315">
            <text:p text:style-name="P1316">36</text:p>
          </table:table-cell>
          <table:table-cell table:style-name="TableCell1317">
            <text:p text:style-name="P1318">1</text:p>
          </table:table-cell>
          <table:table-cell table:style-name="TableCell1319">
            <text:p text:style-name="P1320">2</text:p>
          </table:table-cell>
          <table:table-cell table:style-name="TableCell1321">
            <text:p text:style-name="P1322">3</text:p>
          </table:table-cell>
          <table:table-cell table:style-name="TableCell1323">
            <text:p text:style-name="P1324">4</text:p>
          </table:table-cell>
          <table:table-cell table:style-name="TableCell1325">
            <text:p text:style-name="P1326">5</text:p>
          </table:table-cell>
          <table:table-cell table:style-name="TableCell1327">
            <text:p text:style-name="P1328">6</text:p>
          </table:table-cell>
          <table:table-cell table:style-name="TableCell1329">
            <text:p text:style-name="P1330">7</text:p>
          </table:table-cell>
          <table:table-cell table:style-name="TableCell1331">
            <text:p text:style-name="P1332">8</text:p>
          </table:table-cell>
          <table:table-cell table:style-name="TableCell1333">
            <text:p text:style-name="P1334">9</text:p>
          </table:table-cell>
          <table:table-cell table:style-name="TableCell1335">
            <text:p text:style-name="P1336">10</text:p>
          </table:table-cell>
          <table:table-cell table:style-name="TableCell1337">
            <text:p text:style-name="P1338">11</text:p>
          </table:table-cell>
          <table:table-cell table:style-name="TableCell1339">
            <text:p text:style-name="P1340">12</text:p>
          </table:table-cell>
        </table:table-row>
        <table:table-row table:style-name="TableRow1341">
          <table:table-cell table:style-name="TableCell1342">
            <text:p text:style-name="P1343">14</text:p>
          </table:table-cell>
          <table:table-cell table:style-name="TableCell1344">
            <text:p text:style-name="P1345">14</text:p>
          </table:table-cell>
          <table:table-cell table:style-name="TableCell1346">
            <text:p text:style-name="P1347">15</text:p>
          </table:table-cell>
          <table:table-cell table:style-name="TableCell1348">
            <text:p text:style-name="P1349">16</text:p>
          </table:table-cell>
          <table:table-cell table:style-name="TableCell1350">
            <text:p text:style-name="P1351">17</text:p>
          </table:table-cell>
          <table:table-cell table:style-name="TableCell1352">
            <text:p text:style-name="P1353">18</text:p>
          </table:table-cell>
          <table:table-cell table:style-name="TableCell1354">
            <text:p text:style-name="P1355">13</text:p>
          </table:table-cell>
          <table:table-cell table:style-name="TableCell1356">
            <text:p text:style-name="P1357">20</text:p>
          </table:table-cell>
          <table:table-cell table:style-name="TableCell1358">
            <text:p text:style-name="P1359">21</text:p>
          </table:table-cell>
          <table:table-cell table:style-name="TableCell1360">
            <text:p text:style-name="P1361">22</text:p>
          </table:table-cell>
          <table:table-cell table:style-name="TableCell1362">
            <text:p text:style-name="P1363">23</text:p>
          </table:table-cell>
          <table:table-cell table:style-name="TableCell1364">
            <text:p text:style-name="P1365">24</text:p>
          </table:table-cell>
          <table:table-cell table:style-name="TableCell1366">
            <text:p text:style-name="P1367">19</text:p>
          </table:table-cell>
          <table:table-cell table:style-name="TableCell1368">
            <text:p text:style-name="P1369">26</text:p>
          </table:table-cell>
          <table:table-cell table:style-name="TableCell1370">
            <text:p text:style-name="P1371">27</text:p>
          </table:table-cell>
          <table:table-cell table:style-name="TableCell1372">
            <text:p text:style-name="P1373">28</text:p>
          </table:table-cell>
          <table:table-cell table:style-name="TableCell1374">
            <text:p text:style-name="P1375">29</text:p>
          </table:table-cell>
          <table:table-cell table:style-name="TableCell1376">
            <text:p text:style-name="P1377">30</text:p>
          </table:table-cell>
          <table:table-cell table:style-name="TableCell1378">
            <text:p text:style-name="P1379">25</text:p>
          </table:table-cell>
          <table:table-cell table:style-name="TableCell1380">
            <text:p text:style-name="P1381">32</text:p>
          </table:table-cell>
          <table:table-cell table:style-name="TableCell1382">
            <text:p text:style-name="P1383">33</text:p>
          </table:table-cell>
          <table:table-cell table:style-name="TableCell1384">
            <text:p text:style-name="P1385">34</text:p>
          </table:table-cell>
          <table:table-cell table:style-name="TableCell1386">
            <text:p text:style-name="P1387">35</text:p>
          </table:table-cell>
          <table:table-cell table:style-name="TableCell1388">
            <text:p text:style-name="P1389">36</text:p>
          </table:table-cell>
          <table:table-cell table:style-name="TableCell1390">
            <text:p text:style-name="P1391">31</text:p>
          </table:table-cell>
          <table:table-cell table:style-name="TableCell1392">
            <text:p text:style-name="P1393">2</text:p>
          </table:table-cell>
          <table:table-cell table:style-name="TableCell1394">
            <text:p text:style-name="P1395">3</text:p>
          </table:table-cell>
          <table:table-cell table:style-name="TableCell1396">
            <text:p text:style-name="P1397">4</text:p>
          </table:table-cell>
          <table:table-cell table:style-name="TableCell1398">
            <text:p text:style-name="P1399">5</text:p>
          </table:table-cell>
          <table:table-cell table:style-name="TableCell1400">
            <text:p text:style-name="P1401">6</text:p>
          </table:table-cell>
          <table:table-cell table:style-name="TableCell1402">
            <text:p text:style-name="P1403">1</text:p>
          </table:table-cell>
          <table:table-cell table:style-name="TableCell1404">
            <text:p text:style-name="P1405">8</text:p>
          </table:table-cell>
          <table:table-cell table:style-name="TableCell1406">
            <text:p text:style-name="P1407">9</text:p>
          </table:table-cell>
          <table:table-cell table:style-name="TableCell1408">
            <text:p text:style-name="P1409">10</text:p>
          </table:table-cell>
          <table:table-cell table:style-name="TableCell1410">
            <text:p text:style-name="P1411">11</text:p>
          </table:table-cell>
          <table:table-cell table:style-name="TableCell1412">
            <text:p text:style-name="P1413">12</text:p>
          </table:table-cell>
          <table:table-cell table:style-name="TableCell1414">
            <text:p text:style-name="P1415">7</text:p>
          </table:table-cell>
        </table:table-row>
        <table:table-row table:style-name="TableRow1416">
          <table:table-cell table:style-name="TableCell1417">
            <text:p text:style-name="P1418">15</text:p>
          </table:table-cell>
          <table:table-cell table:style-name="TableCell1419">
            <text:p text:style-name="P1420">15</text:p>
          </table:table-cell>
          <table:table-cell table:style-name="TableCell1421">
            <text:p text:style-name="P1422">16</text:p>
          </table:table-cell>
          <table:table-cell table:style-name="TableCell1423">
            <text:p text:style-name="P1424">17</text:p>
          </table:table-cell>
          <table:table-cell table:style-name="TableCell1425">
            <text:p text:style-name="P1426">18</text:p>
          </table:table-cell>
          <table:table-cell table:style-name="TableCell1427">
            <text:p text:style-name="P1428">13</text:p>
          </table:table-cell>
          <table:table-cell table:style-name="TableCell1429">
            <text:p text:style-name="P1430">14</text:p>
          </table:table-cell>
          <table:table-cell table:style-name="TableCell1431">
            <text:p text:style-name="P1432">21</text:p>
          </table:table-cell>
          <table:table-cell table:style-name="TableCell1433">
            <text:p text:style-name="P1434">22</text:p>
          </table:table-cell>
          <table:table-cell table:style-name="TableCell1435">
            <text:p text:style-name="P1436">23</text:p>
          </table:table-cell>
          <table:table-cell table:style-name="TableCell1437">
            <text:p text:style-name="P1438">24</text:p>
          </table:table-cell>
          <table:table-cell table:style-name="TableCell1439">
            <text:p text:style-name="P1440">19</text:p>
          </table:table-cell>
          <table:table-cell table:style-name="TableCell1441">
            <text:p text:style-name="P1442">20</text:p>
          </table:table-cell>
          <table:table-cell table:style-name="TableCell1443">
            <text:p text:style-name="P1444">27</text:p>
          </table:table-cell>
          <table:table-cell table:style-name="TableCell1445">
            <text:p text:style-name="P1446">28</text:p>
          </table:table-cell>
          <table:table-cell table:style-name="TableCell1447">
            <text:p text:style-name="P1448">29</text:p>
          </table:table-cell>
          <table:table-cell table:style-name="TableCell1449">
            <text:p text:style-name="P1450">30</text:p>
          </table:table-cell>
          <table:table-cell table:style-name="TableCell1451">
            <text:p text:style-name="P1452">25</text:p>
          </table:table-cell>
          <table:table-cell table:style-name="TableCell1453">
            <text:p text:style-name="P1454">26</text:p>
          </table:table-cell>
          <table:table-cell table:style-name="TableCell1455">
            <text:p text:style-name="P1456">33</text:p>
          </table:table-cell>
          <table:table-cell table:style-name="TableCell1457">
            <text:p text:style-name="P1458">34</text:p>
          </table:table-cell>
          <table:table-cell table:style-name="TableCell1459">
            <text:p text:style-name="P1460">35</text:p>
          </table:table-cell>
          <table:table-cell table:style-name="TableCell1461">
            <text:p text:style-name="P1462">36</text:p>
          </table:table-cell>
          <table:table-cell table:style-name="TableCell1463">
            <text:p text:style-name="P1464">31</text:p>
          </table:table-cell>
          <table:table-cell table:style-name="TableCell1465">
            <text:p text:style-name="P1466">32</text:p>
          </table:table-cell>
          <table:table-cell table:style-name="TableCell1467">
            <text:p text:style-name="P1468">3</text:p>
          </table:table-cell>
          <table:table-cell table:style-name="TableCell1469">
            <text:p text:style-name="P1470">4</text:p>
          </table:table-cell>
          <table:table-cell table:style-name="TableCell1471">
            <text:p text:style-name="P1472">5</text:p>
          </table:table-cell>
          <table:table-cell table:style-name="TableCell1473">
            <text:p text:style-name="P1474">6</text:p>
          </table:table-cell>
          <table:table-cell table:style-name="TableCell1475">
            <text:p text:style-name="P1476">1</text:p>
          </table:table-cell>
          <table:table-cell table:style-name="TableCell1477">
            <text:p text:style-name="P1478">2</text:p>
          </table:table-cell>
          <table:table-cell table:style-name="TableCell1479">
            <text:p text:style-name="P1480">9</text:p>
          </table:table-cell>
          <table:table-cell table:style-name="TableCell1481">
            <text:p text:style-name="P1482">10</text:p>
          </table:table-cell>
          <table:table-cell table:style-name="TableCell1483">
            <text:p text:style-name="P1484">11</text:p>
          </table:table-cell>
          <table:table-cell table:style-name="TableCell1485">
            <text:p text:style-name="P1486">12</text:p>
          </table:table-cell>
          <table:table-cell table:style-name="TableCell1487">
            <text:p text:style-name="P1488">7</text:p>
          </table:table-cell>
          <table:table-cell table:style-name="TableCell1489">
            <text:p text:style-name="P1490">8</text:p>
          </table:table-cell>
        </table:table-row>
        <table:table-row table:style-name="TableRow1491">
          <table:table-cell table:style-name="TableCell1492">
            <text:p text:style-name="P1493">16</text:p>
          </table:table-cell>
          <table:table-cell table:style-name="TableCell1494">
            <text:p text:style-name="P1495">16</text:p>
          </table:table-cell>
          <table:table-cell table:style-name="TableCell1496">
            <text:p text:style-name="P1497">17</text:p>
          </table:table-cell>
          <table:table-cell table:style-name="TableCell1498">
            <text:p text:style-name="P1499">18</text:p>
          </table:table-cell>
          <table:table-cell table:style-name="TableCell1500">
            <text:p text:style-name="P1501">13</text:p>
          </table:table-cell>
          <table:table-cell table:style-name="TableCell1502">
            <text:p text:style-name="P1503">14</text:p>
          </table:table-cell>
          <table:table-cell table:style-name="TableCell1504">
            <text:p text:style-name="P1505">15</text:p>
          </table:table-cell>
          <table:table-cell table:style-name="TableCell1506">
            <text:p text:style-name="P1507">22</text:p>
          </table:table-cell>
          <table:table-cell table:style-name="TableCell1508">
            <text:p text:style-name="P1509">23</text:p>
          </table:table-cell>
          <table:table-cell table:style-name="TableCell1510">
            <text:p text:style-name="P1511">24</text:p>
          </table:table-cell>
          <table:table-cell table:style-name="TableCell1512">
            <text:p text:style-name="P1513">19</text:p>
          </table:table-cell>
          <table:table-cell table:style-name="TableCell1514">
            <text:p text:style-name="P1515">20</text:p>
          </table:table-cell>
          <table:table-cell table:style-name="TableCell1516">
            <text:p text:style-name="P1517">21</text:p>
          </table:table-cell>
          <table:table-cell table:style-name="TableCell1518">
            <text:p text:style-name="P1519">28</text:p>
          </table:table-cell>
          <table:table-cell table:style-name="TableCell1520">
            <text:p text:style-name="P1521">29</text:p>
          </table:table-cell>
          <table:table-cell table:style-name="TableCell1522">
            <text:p text:style-name="P1523">30</text:p>
          </table:table-cell>
          <table:table-cell table:style-name="TableCell1524">
            <text:p text:style-name="P1525">25</text:p>
          </table:table-cell>
          <table:table-cell table:style-name="TableCell1526">
            <text:p text:style-name="P1527">26</text:p>
          </table:table-cell>
          <table:table-cell table:style-name="TableCell1528">
            <text:p text:style-name="P1529">27</text:p>
          </table:table-cell>
          <table:table-cell table:style-name="TableCell1530">
            <text:p text:style-name="P1531">34</text:p>
          </table:table-cell>
          <table:table-cell table:style-name="TableCell1532">
            <text:p text:style-name="P1533">35</text:p>
          </table:table-cell>
          <table:table-cell table:style-name="TableCell1534">
            <text:p text:style-name="P1535">36</text:p>
          </table:table-cell>
          <table:table-cell table:style-name="TableCell1536">
            <text:p text:style-name="P1537">31</text:p>
          </table:table-cell>
          <table:table-cell table:style-name="TableCell1538">
            <text:p text:style-name="P1539">32</text:p>
          </table:table-cell>
          <table:table-cell table:style-name="TableCell1540">
            <text:p text:style-name="P1541">33</text:p>
          </table:table-cell>
          <table:table-cell table:style-name="TableCell1542">
            <text:p text:style-name="P1543">4</text:p>
          </table:table-cell>
          <table:table-cell table:style-name="TableCell1544">
            <text:p text:style-name="P1545">5</text:p>
          </table:table-cell>
          <table:table-cell table:style-name="TableCell1546">
            <text:p text:style-name="P1547">6</text:p>
          </table:table-cell>
          <table:table-cell table:style-name="TableCell1548">
            <text:p text:style-name="P1549">1</text:p>
          </table:table-cell>
          <table:table-cell table:style-name="TableCell1550">
            <text:p text:style-name="P1551">2</text:p>
          </table:table-cell>
          <table:table-cell table:style-name="TableCell1552">
            <text:p text:style-name="P1553">3</text:p>
          </table:table-cell>
          <table:table-cell table:style-name="TableCell1554">
            <text:p text:style-name="P1555">10</text:p>
          </table:table-cell>
          <table:table-cell table:style-name="TableCell1556">
            <text:p text:style-name="P1557">11</text:p>
          </table:table-cell>
          <table:table-cell table:style-name="TableCell1558">
            <text:p text:style-name="P1559">12</text:p>
          </table:table-cell>
          <table:table-cell table:style-name="TableCell1560">
            <text:p text:style-name="P1561">7</text:p>
          </table:table-cell>
          <table:table-cell table:style-name="TableCell1562">
            <text:p text:style-name="P1563">8</text:p>
          </table:table-cell>
          <table:table-cell table:style-name="TableCell1564">
            <text:p text:style-name="P1565">9</text:p>
          </table:table-cell>
        </table:table-row>
        <table:table-row table:style-name="TableRow1566">
          <table:table-cell table:style-name="TableCell1567">
            <text:p text:style-name="P1568">17</text:p>
          </table:table-cell>
          <table:table-cell table:style-name="TableCell1569">
            <text:p text:style-name="P1570">17</text:p>
          </table:table-cell>
          <table:table-cell table:style-name="TableCell1571">
            <text:p text:style-name="P1572">18</text:p>
          </table:table-cell>
          <table:table-cell table:style-name="TableCell1573">
            <text:p text:style-name="P1574">13</text:p>
          </table:table-cell>
          <table:table-cell table:style-name="TableCell1575">
            <text:p text:style-name="P1576">14</text:p>
          </table:table-cell>
          <table:table-cell table:style-name="TableCell1577">
            <text:p text:style-name="P1578">15</text:p>
          </table:table-cell>
          <table:table-cell table:style-name="TableCell1579">
            <text:p text:style-name="P1580">16</text:p>
          </table:table-cell>
          <table:table-cell table:style-name="TableCell1581">
            <text:p text:style-name="P1582">23</text:p>
          </table:table-cell>
          <table:table-cell table:style-name="TableCell1583">
            <text:p text:style-name="P1584">24</text:p>
          </table:table-cell>
          <table:table-cell table:style-name="TableCell1585">
            <text:p text:style-name="P1586">19</text:p>
          </table:table-cell>
          <table:table-cell table:style-name="TableCell1587">
            <text:p text:style-name="P1588">20</text:p>
          </table:table-cell>
          <table:table-cell table:style-name="TableCell1589">
            <text:p text:style-name="P1590">21</text:p>
          </table:table-cell>
          <table:table-cell table:style-name="TableCell1591">
            <text:p text:style-name="P1592">22</text:p>
          </table:table-cell>
          <table:table-cell table:style-name="TableCell1593">
            <text:p text:style-name="P1594">29</text:p>
          </table:table-cell>
          <table:table-cell table:style-name="TableCell1595">
            <text:p text:style-name="P1596">30</text:p>
          </table:table-cell>
          <table:table-cell table:style-name="TableCell1597">
            <text:p text:style-name="P1598">25</text:p>
          </table:table-cell>
          <table:table-cell table:style-name="TableCell1599">
            <text:p text:style-name="P1600">26</text:p>
          </table:table-cell>
          <table:table-cell table:style-name="TableCell1601">
            <text:p text:style-name="P1602">27</text:p>
          </table:table-cell>
          <table:table-cell table:style-name="TableCell1603">
            <text:p text:style-name="P1604">28</text:p>
          </table:table-cell>
          <table:table-cell table:style-name="TableCell1605">
            <text:p text:style-name="P1606">35</text:p>
          </table:table-cell>
          <table:table-cell table:style-name="TableCell1607">
            <text:p text:style-name="P1608">36</text:p>
          </table:table-cell>
          <table:table-cell table:style-name="TableCell1609">
            <text:p text:style-name="P1610">31</text:p>
          </table:table-cell>
          <table:table-cell table:style-name="TableCell1611">
            <text:p text:style-name="P1612">32</text:p>
          </table:table-cell>
          <table:table-cell table:style-name="TableCell1613">
            <text:p text:style-name="P1614">33</text:p>
          </table:table-cell>
          <table:table-cell table:style-name="TableCell1615">
            <text:p text:style-name="P1616">34</text:p>
          </table:table-cell>
          <table:table-cell table:style-name="TableCell1617">
            <text:p text:style-name="P1618">5</text:p>
          </table:table-cell>
          <table:table-cell table:style-name="TableCell1619">
            <text:p text:style-name="P1620">6</text:p>
          </table:table-cell>
          <table:table-cell table:style-name="TableCell1621">
            <text:p text:style-name="P1622">1</text:p>
          </table:table-cell>
          <table:table-cell table:style-name="TableCell1623">
            <text:p text:style-name="P1624">2</text:p>
          </table:table-cell>
          <table:table-cell table:style-name="TableCell1625">
            <text:p text:style-name="P1626">3</text:p>
          </table:table-cell>
          <table:table-cell table:style-name="TableCell1627">
            <text:p text:style-name="P1628">4</text:p>
          </table:table-cell>
          <table:table-cell table:style-name="TableCell1629">
            <text:p text:style-name="P1630">11</text:p>
          </table:table-cell>
          <table:table-cell table:style-name="TableCell1631">
            <text:p text:style-name="P1632">12</text:p>
          </table:table-cell>
          <table:table-cell table:style-name="TableCell1633">
            <text:p text:style-name="P1634">7</text:p>
          </table:table-cell>
          <table:table-cell table:style-name="TableCell1635">
            <text:p text:style-name="P1636">8</text:p>
          </table:table-cell>
          <table:table-cell table:style-name="TableCell1637">
            <text:p text:style-name="P1638">9</text:p>
          </table:table-cell>
          <table:table-cell table:style-name="TableCell1639">
            <text:p text:style-name="P1640">10</text:p>
          </table:table-cell>
        </table:table-row>
        <table:table-row table:style-name="TableRow1641">
          <table:table-cell table:style-name="TableCell1642">
            <text:p text:style-name="P1643">18</text:p>
          </table:table-cell>
          <table:table-cell table:style-name="TableCell1644">
            <text:p text:style-name="P1645">18</text:p>
          </table:table-cell>
          <table:table-cell table:style-name="TableCell1646">
            <text:p text:style-name="P1647">13</text:p>
          </table:table-cell>
          <table:table-cell table:style-name="TableCell1648">
            <text:p text:style-name="P1649">14</text:p>
          </table:table-cell>
          <table:table-cell table:style-name="TableCell1650">
            <text:p text:style-name="P1651">15</text:p>
          </table:table-cell>
          <table:table-cell table:style-name="TableCell1652">
            <text:p text:style-name="P1653">16</text:p>
          </table:table-cell>
          <table:table-cell table:style-name="TableCell1654">
            <text:p text:style-name="P1655">17</text:p>
          </table:table-cell>
          <table:table-cell table:style-name="TableCell1656">
            <text:p text:style-name="P1657">24</text:p>
          </table:table-cell>
          <table:table-cell table:style-name="TableCell1658">
            <text:p text:style-name="P1659">19</text:p>
          </table:table-cell>
          <table:table-cell table:style-name="TableCell1660">
            <text:p text:style-name="P1661">20</text:p>
          </table:table-cell>
          <table:table-cell table:style-name="TableCell1662">
            <text:p text:style-name="P1663">21</text:p>
          </table:table-cell>
          <table:table-cell table:style-name="TableCell1664">
            <text:p text:style-name="P1665">22</text:p>
          </table:table-cell>
          <table:table-cell table:style-name="TableCell1666">
            <text:p text:style-name="P1667">23</text:p>
          </table:table-cell>
          <table:table-cell table:style-name="TableCell1668">
            <text:p text:style-name="P1669">30</text:p>
          </table:table-cell>
          <table:table-cell table:style-name="TableCell1670">
            <text:p text:style-name="P1671">25</text:p>
          </table:table-cell>
          <table:table-cell table:style-name="TableCell1672">
            <text:p text:style-name="P1673">26</text:p>
          </table:table-cell>
          <table:table-cell table:style-name="TableCell1674">
            <text:p text:style-name="P1675">27</text:p>
          </table:table-cell>
          <table:table-cell table:style-name="TableCell1676">
            <text:p text:style-name="P1677">28</text:p>
          </table:table-cell>
          <table:table-cell table:style-name="TableCell1678">
            <text:p text:style-name="P1679">29</text:p>
          </table:table-cell>
          <table:table-cell table:style-name="TableCell1680">
            <text:p text:style-name="P1681">36</text:p>
          </table:table-cell>
          <table:table-cell table:style-name="TableCell1682">
            <text:p text:style-name="P1683">31</text:p>
          </table:table-cell>
          <table:table-cell table:style-name="TableCell1684">
            <text:p text:style-name="P1685">32</text:p>
          </table:table-cell>
          <table:table-cell table:style-name="TableCell1686">
            <text:p text:style-name="P1687">33</text:p>
          </table:table-cell>
          <table:table-cell table:style-name="TableCell1688">
            <text:p text:style-name="P1689">34</text:p>
          </table:table-cell>
          <table:table-cell table:style-name="TableCell1690">
            <text:p text:style-name="P1691">35</text:p>
          </table:table-cell>
          <table:table-cell table:style-name="TableCell1692">
            <text:p text:style-name="P1693">6</text:p>
          </table:table-cell>
          <table:table-cell table:style-name="TableCell1694">
            <text:p text:style-name="P1695">1</text:p>
          </table:table-cell>
          <table:table-cell table:style-name="TableCell1696">
            <text:p text:style-name="P1697">2</text:p>
          </table:table-cell>
          <table:table-cell table:style-name="TableCell1698">
            <text:p text:style-name="P1699">3</text:p>
          </table:table-cell>
          <table:table-cell table:style-name="TableCell1700">
            <text:p text:style-name="P1701">4</text:p>
          </table:table-cell>
          <table:table-cell table:style-name="TableCell1702">
            <text:p text:style-name="P1703">5</text:p>
          </table:table-cell>
          <table:table-cell table:style-name="TableCell1704">
            <text:p text:style-name="P1705">12</text:p>
          </table:table-cell>
          <table:table-cell table:style-name="TableCell1706">
            <text:p text:style-name="P1707">7</text:p>
          </table:table-cell>
          <table:table-cell table:style-name="TableCell1708">
            <text:p text:style-name="P1709">8</text:p>
          </table:table-cell>
          <table:table-cell table:style-name="TableCell1710">
            <text:p text:style-name="P1711">9</text:p>
          </table:table-cell>
          <table:table-cell table:style-name="TableCell1712">
            <text:p text:style-name="P1713">10</text:p>
          </table:table-cell>
          <table:table-cell table:style-name="TableCell1714">
            <text:p text:style-name="P1715">11</text:p>
          </table:table-cell>
        </table:table-row>
        <table:table-row table:style-name="TableRow1716">
          <table:table-cell table:style-name="TableCell1717">
            <text:p text:style-name="P1718">19</text:p>
          </table:table-cell>
          <table:table-cell table:style-name="TableCell1719">
            <text:p text:style-name="P1720">19</text:p>
          </table:table-cell>
          <table:table-cell table:style-name="TableCell1721">
            <text:p text:style-name="P1722">20</text:p>
          </table:table-cell>
          <table:table-cell table:style-name="TableCell1723">
            <text:p text:style-name="P1724">21</text:p>
          </table:table-cell>
          <table:table-cell table:style-name="TableCell1725">
            <text:p text:style-name="P1726">22</text:p>
          </table:table-cell>
          <table:table-cell table:style-name="TableCell1727">
            <text:p text:style-name="P1728">23</text:p>
          </table:table-cell>
          <table:table-cell table:style-name="TableCell1729">
            <text:p text:style-name="P1730">24</text:p>
          </table:table-cell>
          <table:table-cell table:style-name="TableCell1731">
            <text:p text:style-name="P1732">25</text:p>
          </table:table-cell>
          <table:table-cell table:style-name="TableCell1733">
            <text:p text:style-name="P1734">26</text:p>
          </table:table-cell>
          <table:table-cell table:style-name="TableCell1735">
            <text:p text:style-name="P1736">27</text:p>
          </table:table-cell>
          <table:table-cell table:style-name="TableCell1737">
            <text:p text:style-name="P1738">28</text:p>
          </table:table-cell>
          <table:table-cell table:style-name="TableCell1739">
            <text:p text:style-name="P1740">29</text:p>
          </table:table-cell>
          <table:table-cell table:style-name="TableCell1741">
            <text:p text:style-name="P1742">30</text:p>
          </table:table-cell>
          <table:table-cell table:style-name="TableCell1743">
            <text:p text:style-name="P1744">31</text:p>
          </table:table-cell>
          <table:table-cell table:style-name="TableCell1745">
            <text:p text:style-name="P1746">32</text:p>
          </table:table-cell>
          <table:table-cell table:style-name="TableCell1747">
            <text:p text:style-name="P1748">33</text:p>
          </table:table-cell>
          <table:table-cell table:style-name="TableCell1749">
            <text:p text:style-name="P1750">34</text:p>
          </table:table-cell>
          <table:table-cell table:style-name="TableCell1751">
            <text:p text:style-name="P1752">35</text:p>
          </table:table-cell>
          <table:table-cell table:style-name="TableCell1753">
            <text:p text:style-name="P1754">36</text:p>
          </table:table-cell>
          <table:table-cell table:style-name="TableCell1755">
            <text:p text:style-name="P1756">1</text:p>
          </table:table-cell>
          <table:table-cell table:style-name="TableCell1757">
            <text:p text:style-name="P1758">2</text:p>
          </table:table-cell>
          <table:table-cell table:style-name="TableCell1759">
            <text:p text:style-name="P1760">3</text:p>
          </table:table-cell>
          <table:table-cell table:style-name="TableCell1761">
            <text:p text:style-name="P1762">4</text:p>
          </table:table-cell>
          <table:table-cell table:style-name="TableCell1763">
            <text:p text:style-name="P1764">5</text:p>
          </table:table-cell>
          <table:table-cell table:style-name="TableCell1765">
            <text:p text:style-name="P1766">6</text:p>
          </table:table-cell>
          <table:table-cell table:style-name="TableCell1767">
            <text:p text:style-name="P1768">7</text:p>
          </table:table-cell>
          <table:table-cell table:style-name="TableCell1769">
            <text:p text:style-name="P1770">8</text:p>
          </table:table-cell>
          <table:table-cell table:style-name="TableCell1771">
            <text:p text:style-name="P1772">9</text:p>
          </table:table-cell>
          <table:table-cell table:style-name="TableCell1773">
            <text:p text:style-name="P1774">10</text:p>
          </table:table-cell>
          <table:table-cell table:style-name="TableCell1775">
            <text:p text:style-name="P1776">11</text:p>
          </table:table-cell>
          <table:table-cell table:style-name="TableCell1777">
            <text:p text:style-name="P1778">12</text:p>
          </table:table-cell>
          <table:table-cell table:style-name="TableCell1779">
            <text:p text:style-name="P1780">13</text:p>
          </table:table-cell>
          <table:table-cell table:style-name="TableCell1781">
            <text:p text:style-name="P1782">14</text:p>
          </table:table-cell>
          <table:table-cell table:style-name="TableCell1783">
            <text:p text:style-name="P1784">15</text:p>
          </table:table-cell>
          <table:table-cell table:style-name="TableCell1785">
            <text:p text:style-name="P1786">16</text:p>
          </table:table-cell>
          <table:table-cell table:style-name="TableCell1787">
            <text:p text:style-name="P1788">17</text:p>
          </table:table-cell>
          <table:table-cell table:style-name="TableCell1789">
            <text:p text:style-name="P1790">18</text:p>
          </table:table-cell>
        </table:table-row>
        <table:table-row table:style-name="TableRow1791">
          <table:table-cell table:style-name="TableCell1792">
            <text:p text:style-name="P1793">20</text:p>
          </table:table-cell>
          <table:table-cell table:style-name="TableCell1794">
            <text:p text:style-name="P1795">20</text:p>
          </table:table-cell>
          <table:table-cell table:style-name="TableCell1796">
            <text:p text:style-name="P1797">21</text:p>
          </table:table-cell>
          <table:table-cell table:style-name="TableCell1798">
            <text:p text:style-name="P1799">22</text:p>
          </table:table-cell>
          <table:table-cell table:style-name="TableCell1800">
            <text:p text:style-name="P1801">23</text:p>
          </table:table-cell>
          <table:table-cell table:style-name="TableCell1802">
            <text:p text:style-name="P1803">24</text:p>
          </table:table-cell>
          <table:table-cell table:style-name="TableCell1804">
            <text:p text:style-name="P1805">19</text:p>
          </table:table-cell>
          <table:table-cell table:style-name="TableCell1806">
            <text:p text:style-name="P1807">26</text:p>
          </table:table-cell>
          <table:table-cell table:style-name="TableCell1808">
            <text:p text:style-name="P1809">27</text:p>
          </table:table-cell>
          <table:table-cell table:style-name="TableCell1810">
            <text:p text:style-name="P1811">28</text:p>
          </table:table-cell>
          <table:table-cell table:style-name="TableCell1812">
            <text:p text:style-name="P1813">29</text:p>
          </table:table-cell>
          <table:table-cell table:style-name="TableCell1814">
            <text:p text:style-name="P1815">30</text:p>
          </table:table-cell>
          <table:table-cell table:style-name="TableCell1816">
            <text:p text:style-name="P1817">25</text:p>
          </table:table-cell>
          <table:table-cell table:style-name="TableCell1818">
            <text:p text:style-name="P1819">32</text:p>
          </table:table-cell>
          <table:table-cell table:style-name="TableCell1820">
            <text:p text:style-name="P1821">33</text:p>
          </table:table-cell>
          <table:table-cell table:style-name="TableCell1822">
            <text:p text:style-name="P1823">34</text:p>
          </table:table-cell>
          <table:table-cell table:style-name="TableCell1824">
            <text:p text:style-name="P1825">35</text:p>
          </table:table-cell>
          <table:table-cell table:style-name="TableCell1826">
            <text:p text:style-name="P1827">36</text:p>
          </table:table-cell>
          <table:table-cell table:style-name="TableCell1828">
            <text:p text:style-name="P1829">31</text:p>
          </table:table-cell>
          <table:table-cell table:style-name="TableCell1830">
            <text:p text:style-name="P1831">2</text:p>
          </table:table-cell>
          <table:table-cell table:style-name="TableCell1832">
            <text:p text:style-name="P1833">3</text:p>
          </table:table-cell>
          <table:table-cell table:style-name="TableCell1834">
            <text:p text:style-name="P1835">4</text:p>
          </table:table-cell>
          <table:table-cell table:style-name="TableCell1836">
            <text:p text:style-name="P1837">5</text:p>
          </table:table-cell>
          <table:table-cell table:style-name="TableCell1838">
            <text:p text:style-name="P1839">6</text:p>
          </table:table-cell>
          <table:table-cell table:style-name="TableCell1840">
            <text:p text:style-name="P1841">1</text:p>
          </table:table-cell>
          <table:table-cell table:style-name="TableCell1842">
            <text:p text:style-name="P1843">8</text:p>
          </table:table-cell>
          <table:table-cell table:style-name="TableCell1844">
            <text:p text:style-name="P1845">9</text:p>
          </table:table-cell>
          <table:table-cell table:style-name="TableCell1846">
            <text:p text:style-name="P1847">10</text:p>
          </table:table-cell>
          <table:table-cell table:style-name="TableCell1848">
            <text:p text:style-name="P1849">11</text:p>
          </table:table-cell>
          <table:table-cell table:style-name="TableCell1850">
            <text:p text:style-name="P1851">12</text:p>
          </table:table-cell>
          <table:table-cell table:style-name="TableCell1852">
            <text:p text:style-name="P1853">7</text:p>
          </table:table-cell>
          <table:table-cell table:style-name="TableCell1854">
            <text:p text:style-name="P1855">14</text:p>
          </table:table-cell>
          <table:table-cell table:style-name="TableCell1856">
            <text:p text:style-name="P1857">15</text:p>
          </table:table-cell>
          <table:table-cell table:style-name="TableCell1858">
            <text:p text:style-name="P1859">16</text:p>
          </table:table-cell>
          <table:table-cell table:style-name="TableCell1860">
            <text:p text:style-name="P1861">17</text:p>
          </table:table-cell>
          <table:table-cell table:style-name="TableCell1862">
            <text:p text:style-name="P1863">18</text:p>
          </table:table-cell>
          <table:table-cell table:style-name="TableCell1864">
            <text:p text:style-name="P1865">13</text:p>
          </table:table-cell>
        </table:table-row>
        <table:table-row table:style-name="TableRow1866">
          <table:table-cell table:style-name="TableCell1867">
            <text:p text:style-name="P1868">21</text:p>
          </table:table-cell>
          <table:table-cell table:style-name="TableCell1869">
            <text:p text:style-name="P1870">21</text:p>
          </table:table-cell>
          <table:table-cell table:style-name="TableCell1871">
            <text:p text:style-name="P1872">22</text:p>
          </table:table-cell>
          <table:table-cell table:style-name="TableCell1873">
            <text:p text:style-name="P1874">23</text:p>
          </table:table-cell>
          <table:table-cell table:style-name="TableCell1875">
            <text:p text:style-name="P1876">24</text:p>
          </table:table-cell>
          <table:table-cell table:style-name="TableCell1877">
            <text:p text:style-name="P1878">19</text:p>
          </table:table-cell>
          <table:table-cell table:style-name="TableCell1879">
            <text:p text:style-name="P1880">20</text:p>
          </table:table-cell>
          <table:table-cell table:style-name="TableCell1881">
            <text:p text:style-name="P1882">27</text:p>
          </table:table-cell>
          <table:table-cell table:style-name="TableCell1883">
            <text:p text:style-name="P1884">28</text:p>
          </table:table-cell>
          <table:table-cell table:style-name="TableCell1885">
            <text:p text:style-name="P1886">29</text:p>
          </table:table-cell>
          <table:table-cell table:style-name="TableCell1887">
            <text:p text:style-name="P1888">30</text:p>
          </table:table-cell>
          <table:table-cell table:style-name="TableCell1889">
            <text:p text:style-name="P1890">25</text:p>
          </table:table-cell>
          <table:table-cell table:style-name="TableCell1891">
            <text:p text:style-name="P1892">26</text:p>
          </table:table-cell>
          <table:table-cell table:style-name="TableCell1893">
            <text:p text:style-name="P1894">33</text:p>
          </table:table-cell>
          <table:table-cell table:style-name="TableCell1895">
            <text:p text:style-name="P1896">34</text:p>
          </table:table-cell>
          <table:table-cell table:style-name="TableCell1897">
            <text:p text:style-name="P1898">35</text:p>
          </table:table-cell>
          <table:table-cell table:style-name="TableCell1899">
            <text:p text:style-name="P1900">36</text:p>
          </table:table-cell>
          <table:table-cell table:style-name="TableCell1901">
            <text:p text:style-name="P1902">31</text:p>
          </table:table-cell>
          <table:table-cell table:style-name="TableCell1903">
            <text:p text:style-name="P1904">32</text:p>
          </table:table-cell>
          <table:table-cell table:style-name="TableCell1905">
            <text:p text:style-name="P1906">3</text:p>
          </table:table-cell>
          <table:table-cell table:style-name="TableCell1907">
            <text:p text:style-name="P1908">4</text:p>
          </table:table-cell>
          <table:table-cell table:style-name="TableCell1909">
            <text:p text:style-name="P1910">5</text:p>
          </table:table-cell>
          <table:table-cell table:style-name="TableCell1911">
            <text:p text:style-name="P1912">6</text:p>
          </table:table-cell>
          <table:table-cell table:style-name="TableCell1913">
            <text:p text:style-name="P1914">1</text:p>
          </table:table-cell>
          <table:table-cell table:style-name="TableCell1915">
            <text:p text:style-name="P1916">2</text:p>
          </table:table-cell>
          <table:table-cell table:style-name="TableCell1917">
            <text:p text:style-name="P1918">9</text:p>
          </table:table-cell>
          <table:table-cell table:style-name="TableCell1919">
            <text:p text:style-name="P1920">10</text:p>
          </table:table-cell>
          <table:table-cell table:style-name="TableCell1921">
            <text:p text:style-name="P1922">11</text:p>
          </table:table-cell>
          <table:table-cell table:style-name="TableCell1923">
            <text:p text:style-name="P1924">12</text:p>
          </table:table-cell>
          <table:table-cell table:style-name="TableCell1925">
            <text:p text:style-name="P1926">7</text:p>
          </table:table-cell>
          <table:table-cell table:style-name="TableCell1927">
            <text:p text:style-name="P1928">8</text:p>
          </table:table-cell>
          <table:table-cell table:style-name="TableCell1929">
            <text:p text:style-name="P1930">15</text:p>
          </table:table-cell>
          <table:table-cell table:style-name="TableCell1931">
            <text:p text:style-name="P1932">16</text:p>
          </table:table-cell>
          <table:table-cell table:style-name="TableCell1933">
            <text:p text:style-name="P1934">17</text:p>
          </table:table-cell>
          <table:table-cell table:style-name="TableCell1935">
            <text:p text:style-name="P1936">18</text:p>
          </table:table-cell>
          <table:table-cell table:style-name="TableCell1937">
            <text:p text:style-name="P1938">13</text:p>
          </table:table-cell>
          <table:table-cell table:style-name="TableCell1939">
            <text:p text:style-name="P1940">14</text:p>
          </table:table-cell>
        </table:table-row>
        <table:table-row table:style-name="TableRow1941">
          <table:table-cell table:style-name="TableCell1942">
            <text:p text:style-name="P1943">22</text:p>
          </table:table-cell>
          <table:table-cell table:style-name="TableCell1944">
            <text:p text:style-name="P1945">22</text:p>
          </table:table-cell>
          <table:table-cell table:style-name="TableCell1946">
            <text:p text:style-name="P1947">23</text:p>
          </table:table-cell>
          <table:table-cell table:style-name="TableCell1948">
            <text:p text:style-name="P1949">24</text:p>
          </table:table-cell>
          <table:table-cell table:style-name="TableCell1950">
            <text:p text:style-name="P1951">19</text:p>
          </table:table-cell>
          <table:table-cell table:style-name="TableCell1952">
            <text:p text:style-name="P1953">20</text:p>
          </table:table-cell>
          <table:table-cell table:style-name="TableCell1954">
            <text:p text:style-name="P1955">21</text:p>
          </table:table-cell>
          <table:table-cell table:style-name="TableCell1956">
            <text:p text:style-name="P1957">28</text:p>
          </table:table-cell>
          <table:table-cell table:style-name="TableCell1958">
            <text:p text:style-name="P1959">29</text:p>
          </table:table-cell>
          <table:table-cell table:style-name="TableCell1960">
            <text:p text:style-name="P1961">30</text:p>
          </table:table-cell>
          <table:table-cell table:style-name="TableCell1962">
            <text:p text:style-name="P1963">25</text:p>
          </table:table-cell>
          <table:table-cell table:style-name="TableCell1964">
            <text:p text:style-name="P1965">26</text:p>
          </table:table-cell>
          <table:table-cell table:style-name="TableCell1966">
            <text:p text:style-name="P1967">27</text:p>
          </table:table-cell>
          <table:table-cell table:style-name="TableCell1968">
            <text:p text:style-name="P1969">34</text:p>
          </table:table-cell>
          <table:table-cell table:style-name="TableCell1970">
            <text:p text:style-name="P1971">35</text:p>
          </table:table-cell>
          <table:table-cell table:style-name="TableCell1972">
            <text:p text:style-name="P1973">36</text:p>
          </table:table-cell>
          <table:table-cell table:style-name="TableCell1974">
            <text:p text:style-name="P1975">31</text:p>
          </table:table-cell>
          <table:table-cell table:style-name="TableCell1976">
            <text:p text:style-name="P1977">32</text:p>
          </table:table-cell>
          <table:table-cell table:style-name="TableCell1978">
            <text:p text:style-name="P1979">33</text:p>
          </table:table-cell>
          <table:table-cell table:style-name="TableCell1980">
            <text:p text:style-name="P1981">4</text:p>
          </table:table-cell>
          <table:table-cell table:style-name="TableCell1982">
            <text:p text:style-name="P1983">5</text:p>
          </table:table-cell>
          <table:table-cell table:style-name="TableCell1984">
            <text:p text:style-name="P1985">6</text:p>
          </table:table-cell>
          <table:table-cell table:style-name="TableCell1986">
            <text:p text:style-name="P1987">1</text:p>
          </table:table-cell>
          <table:table-cell table:style-name="TableCell1988">
            <text:p text:style-name="P1989">2</text:p>
          </table:table-cell>
          <table:table-cell table:style-name="TableCell1990">
            <text:p text:style-name="P1991">3</text:p>
          </table:table-cell>
          <table:table-cell table:style-name="TableCell1992">
            <text:p text:style-name="P1993">10</text:p>
          </table:table-cell>
          <table:table-cell table:style-name="TableCell1994">
            <text:p text:style-name="P1995">11</text:p>
          </table:table-cell>
          <table:table-cell table:style-name="TableCell1996">
            <text:p text:style-name="P1997">12</text:p>
          </table:table-cell>
          <table:table-cell table:style-name="TableCell1998">
            <text:p text:style-name="P1999">7</text:p>
          </table:table-cell>
          <table:table-cell table:style-name="TableCell2000">
            <text:p text:style-name="P2001">8</text:p>
          </table:table-cell>
          <table:table-cell table:style-name="TableCell2002">
            <text:p text:style-name="P2003">9</text:p>
          </table:table-cell>
          <table:table-cell table:style-name="TableCell2004">
            <text:p text:style-name="P2005">16</text:p>
          </table:table-cell>
          <table:table-cell table:style-name="TableCell2006">
            <text:p text:style-name="P2007">17</text:p>
          </table:table-cell>
          <table:table-cell table:style-name="TableCell2008">
            <text:p text:style-name="P2009">18</text:p>
          </table:table-cell>
          <table:table-cell table:style-name="TableCell2010">
            <text:p text:style-name="P2011">13</text:p>
          </table:table-cell>
          <table:table-cell table:style-name="TableCell2012">
            <text:p text:style-name="P2013">14</text:p>
          </table:table-cell>
          <table:table-cell table:style-name="TableCell2014">
            <text:p text:style-name="P2015">15</text:p>
          </table:table-cell>
        </table:table-row>
        <table:table-row table:style-name="TableRow2016">
          <table:table-cell table:style-name="TableCell2017">
            <text:p text:style-name="P2018">23</text:p>
          </table:table-cell>
          <table:table-cell table:style-name="TableCell2019">
            <text:p text:style-name="P2020">23</text:p>
          </table:table-cell>
          <table:table-cell table:style-name="TableCell2021">
            <text:p text:style-name="P2022">24</text:p>
          </table:table-cell>
          <table:table-cell table:style-name="TableCell2023">
            <text:p text:style-name="P2024">19</text:p>
          </table:table-cell>
          <table:table-cell table:style-name="TableCell2025">
            <text:p text:style-name="P2026">20</text:p>
          </table:table-cell>
          <table:table-cell table:style-name="TableCell2027">
            <text:p text:style-name="P2028">21</text:p>
          </table:table-cell>
          <table:table-cell table:style-name="TableCell2029">
            <text:p text:style-name="P2030">22</text:p>
          </table:table-cell>
          <table:table-cell table:style-name="TableCell2031">
            <text:p text:style-name="P2032">29</text:p>
          </table:table-cell>
          <table:table-cell table:style-name="TableCell2033">
            <text:p text:style-name="P2034">30</text:p>
          </table:table-cell>
          <table:table-cell table:style-name="TableCell2035">
            <text:p text:style-name="P2036">25</text:p>
          </table:table-cell>
          <table:table-cell table:style-name="TableCell2037">
            <text:p text:style-name="P2038">26</text:p>
          </table:table-cell>
          <table:table-cell table:style-name="TableCell2039">
            <text:p text:style-name="P2040">27</text:p>
          </table:table-cell>
          <table:table-cell table:style-name="TableCell2041">
            <text:p text:style-name="P2042">28</text:p>
          </table:table-cell>
          <table:table-cell table:style-name="TableCell2043">
            <text:p text:style-name="P2044">35</text:p>
          </table:table-cell>
          <table:table-cell table:style-name="TableCell2045">
            <text:p text:style-name="P2046">36</text:p>
          </table:table-cell>
          <table:table-cell table:style-name="TableCell2047">
            <text:p text:style-name="P2048">31</text:p>
          </table:table-cell>
          <table:table-cell table:style-name="TableCell2049">
            <text:p text:style-name="P2050">32</text:p>
          </table:table-cell>
          <table:table-cell table:style-name="TableCell2051">
            <text:p text:style-name="P2052">33</text:p>
          </table:table-cell>
          <table:table-cell table:style-name="TableCell2053">
            <text:p text:style-name="P2054">34</text:p>
          </table:table-cell>
          <table:table-cell table:style-name="TableCell2055">
            <text:p text:style-name="P2056">5</text:p>
          </table:table-cell>
          <table:table-cell table:style-name="TableCell2057">
            <text:p text:style-name="P2058">6</text:p>
          </table:table-cell>
          <table:table-cell table:style-name="TableCell2059">
            <text:p text:style-name="P2060">1</text:p>
          </table:table-cell>
          <table:table-cell table:style-name="TableCell2061">
            <text:p text:style-name="P2062">2</text:p>
          </table:table-cell>
          <table:table-cell table:style-name="TableCell2063">
            <text:p text:style-name="P2064">3</text:p>
          </table:table-cell>
          <table:table-cell table:style-name="TableCell2065">
            <text:p text:style-name="P2066">4</text:p>
          </table:table-cell>
          <table:table-cell table:style-name="TableCell2067">
            <text:p text:style-name="P2068">11</text:p>
          </table:table-cell>
          <table:table-cell table:style-name="TableCell2069">
            <text:p text:style-name="P2070">12</text:p>
          </table:table-cell>
          <table:table-cell table:style-name="TableCell2071">
            <text:p text:style-name="P2072">7</text:p>
          </table:table-cell>
          <table:table-cell table:style-name="TableCell2073">
            <text:p text:style-name="P2074">8</text:p>
          </table:table-cell>
          <table:table-cell table:style-name="TableCell2075">
            <text:p text:style-name="P2076">9</text:p>
          </table:table-cell>
          <table:table-cell table:style-name="TableCell2077">
            <text:p text:style-name="P2078">10</text:p>
          </table:table-cell>
          <table:table-cell table:style-name="TableCell2079">
            <text:p text:style-name="P2080">17</text:p>
          </table:table-cell>
          <table:table-cell table:style-name="TableCell2081">
            <text:p text:style-name="P2082">18</text:p>
          </table:table-cell>
          <table:table-cell table:style-name="TableCell2083">
            <text:p text:style-name="P2084">13</text:p>
          </table:table-cell>
          <table:table-cell table:style-name="TableCell2085">
            <text:p text:style-name="P2086">14</text:p>
          </table:table-cell>
          <table:table-cell table:style-name="TableCell2087">
            <text:p text:style-name="P2088">15</text:p>
          </table:table-cell>
          <table:table-cell table:style-name="TableCell2089">
            <text:p text:style-name="P2090">16</text:p>
          </table:table-cell>
        </table:table-row>
        <table:table-row table:style-name="TableRow2091">
          <table:table-cell table:style-name="TableCell2092">
            <text:p text:style-name="P2093">24</text:p>
          </table:table-cell>
          <table:table-cell table:style-name="TableCell2094">
            <text:p text:style-name="P2095">24</text:p>
          </table:table-cell>
          <table:table-cell table:style-name="TableCell2096">
            <text:p text:style-name="P2097">19</text:p>
          </table:table-cell>
          <table:table-cell table:style-name="TableCell2098">
            <text:p text:style-name="P2099">20</text:p>
          </table:table-cell>
          <table:table-cell table:style-name="TableCell2100">
            <text:p text:style-name="P2101">21</text:p>
          </table:table-cell>
          <table:table-cell table:style-name="TableCell2102">
            <text:p text:style-name="P2103">22</text:p>
          </table:table-cell>
          <table:table-cell table:style-name="TableCell2104">
            <text:p text:style-name="P2105">23</text:p>
          </table:table-cell>
          <table:table-cell table:style-name="TableCell2106">
            <text:p text:style-name="P2107">30</text:p>
          </table:table-cell>
          <table:table-cell table:style-name="TableCell2108">
            <text:p text:style-name="P2109">25</text:p>
          </table:table-cell>
          <table:table-cell table:style-name="TableCell2110">
            <text:p text:style-name="P2111">26</text:p>
          </table:table-cell>
          <table:table-cell table:style-name="TableCell2112">
            <text:p text:style-name="P2113">27</text:p>
          </table:table-cell>
          <table:table-cell table:style-name="TableCell2114">
            <text:p text:style-name="P2115">28</text:p>
          </table:table-cell>
          <table:table-cell table:style-name="TableCell2116">
            <text:p text:style-name="P2117">29</text:p>
          </table:table-cell>
          <table:table-cell table:style-name="TableCell2118">
            <text:p text:style-name="P2119">36</text:p>
          </table:table-cell>
          <table:table-cell table:style-name="TableCell2120">
            <text:p text:style-name="P2121">31</text:p>
          </table:table-cell>
          <table:table-cell table:style-name="TableCell2122">
            <text:p text:style-name="P2123">32</text:p>
          </table:table-cell>
          <table:table-cell table:style-name="TableCell2124">
            <text:p text:style-name="P2125">33</text:p>
          </table:table-cell>
          <table:table-cell table:style-name="TableCell2126">
            <text:p text:style-name="P2127">34</text:p>
          </table:table-cell>
          <table:table-cell table:style-name="TableCell2128">
            <text:p text:style-name="P2129">35</text:p>
          </table:table-cell>
          <table:table-cell table:style-name="TableCell2130">
            <text:p text:style-name="P2131">6</text:p>
          </table:table-cell>
          <table:table-cell table:style-name="TableCell2132">
            <text:p text:style-name="P2133">1</text:p>
          </table:table-cell>
          <table:table-cell table:style-name="TableCell2134">
            <text:p text:style-name="P2135">2</text:p>
          </table:table-cell>
          <table:table-cell table:style-name="TableCell2136">
            <text:p text:style-name="P2137">3</text:p>
          </table:table-cell>
          <table:table-cell table:style-name="TableCell2138">
            <text:p text:style-name="P2139">4</text:p>
          </table:table-cell>
          <table:table-cell table:style-name="TableCell2140">
            <text:p text:style-name="P2141">5</text:p>
          </table:table-cell>
          <table:table-cell table:style-name="TableCell2142">
            <text:p text:style-name="P2143">12</text:p>
          </table:table-cell>
          <table:table-cell table:style-name="TableCell2144">
            <text:p text:style-name="P2145">7</text:p>
          </table:table-cell>
          <table:table-cell table:style-name="TableCell2146">
            <text:p text:style-name="P2147">8</text:p>
          </table:table-cell>
          <table:table-cell table:style-name="TableCell2148">
            <text:p text:style-name="P2149">9</text:p>
          </table:table-cell>
          <table:table-cell table:style-name="TableCell2150">
            <text:p text:style-name="P2151">10</text:p>
          </table:table-cell>
          <table:table-cell table:style-name="TableCell2152">
            <text:p text:style-name="P2153">11</text:p>
          </table:table-cell>
          <table:table-cell table:style-name="TableCell2154">
            <text:p text:style-name="P2155">18</text:p>
          </table:table-cell>
          <table:table-cell table:style-name="TableCell2156">
            <text:p text:style-name="P2157">13</text:p>
          </table:table-cell>
          <table:table-cell table:style-name="TableCell2158">
            <text:p text:style-name="P2159">14</text:p>
          </table:table-cell>
          <table:table-cell table:style-name="TableCell2160">
            <text:p text:style-name="P2161">15</text:p>
          </table:table-cell>
          <table:table-cell table:style-name="TableCell2162">
            <text:p text:style-name="P2163">16</text:p>
          </table:table-cell>
          <table:table-cell table:style-name="TableCell2164">
            <text:p text:style-name="P2165">17</text:p>
          </table:table-cell>
        </table:table-row>
        <table:table-row table:style-name="TableRow2166">
          <table:table-cell table:style-name="TableCell2167">
            <text:p text:style-name="P2168">25</text:p>
          </table:table-cell>
          <table:table-cell table:style-name="TableCell2169">
            <text:p text:style-name="P2170">25</text:p>
          </table:table-cell>
          <table:table-cell table:style-name="TableCell2171">
            <text:p text:style-name="P2172">26</text:p>
          </table:table-cell>
          <table:table-cell table:style-name="TableCell2173">
            <text:p text:style-name="P2174">27</text:p>
          </table:table-cell>
          <table:table-cell table:style-name="TableCell2175">
            <text:p text:style-name="P2176">28</text:p>
          </table:table-cell>
          <table:table-cell table:style-name="TableCell2177">
            <text:p text:style-name="P2178">29</text:p>
          </table:table-cell>
          <table:table-cell table:style-name="TableCell2179">
            <text:p text:style-name="P2180">30</text:p>
          </table:table-cell>
          <table:table-cell table:style-name="TableCell2181">
            <text:p text:style-name="P2182">31</text:p>
          </table:table-cell>
          <table:table-cell table:style-name="TableCell2183">
            <text:p text:style-name="P2184">32</text:p>
          </table:table-cell>
          <table:table-cell table:style-name="TableCell2185">
            <text:p text:style-name="P2186">33</text:p>
          </table:table-cell>
          <table:table-cell table:style-name="TableCell2187">
            <text:p text:style-name="P2188">34</text:p>
          </table:table-cell>
          <table:table-cell table:style-name="TableCell2189">
            <text:p text:style-name="P2190">35</text:p>
          </table:table-cell>
          <table:table-cell table:style-name="TableCell2191">
            <text:p text:style-name="P2192">36</text:p>
          </table:table-cell>
          <table:table-cell table:style-name="TableCell2193">
            <text:p text:style-name="P2194">1</text:p>
          </table:table-cell>
          <table:table-cell table:style-name="TableCell2195">
            <text:p text:style-name="P2196">2</text:p>
          </table:table-cell>
          <table:table-cell table:style-name="TableCell2197">
            <text:p text:style-name="P2198">3</text:p>
          </table:table-cell>
          <table:table-cell table:style-name="TableCell2199">
            <text:p text:style-name="P2200">4</text:p>
          </table:table-cell>
          <table:table-cell table:style-name="TableCell2201">
            <text:p text:style-name="P2202">5</text:p>
          </table:table-cell>
          <table:table-cell table:style-name="TableCell2203">
            <text:p text:style-name="P2204">6</text:p>
          </table:table-cell>
          <table:table-cell table:style-name="TableCell2205">
            <text:p text:style-name="P2206">7</text:p>
          </table:table-cell>
          <table:table-cell table:style-name="TableCell2207">
            <text:p text:style-name="P2208">8</text:p>
          </table:table-cell>
          <table:table-cell table:style-name="TableCell2209">
            <text:p text:style-name="P2210">9</text:p>
          </table:table-cell>
          <table:table-cell table:style-name="TableCell2211">
            <text:p text:style-name="P2212">10</text:p>
          </table:table-cell>
          <table:table-cell table:style-name="TableCell2213">
            <text:p text:style-name="P2214">11</text:p>
          </table:table-cell>
          <table:table-cell table:style-name="TableCell2215">
            <text:p text:style-name="P2216">12</text:p>
          </table:table-cell>
          <table:table-cell table:style-name="TableCell2217">
            <text:p text:style-name="P2218">13</text:p>
          </table:table-cell>
          <table:table-cell table:style-name="TableCell2219">
            <text:p text:style-name="P2220">14</text:p>
          </table:table-cell>
          <table:table-cell table:style-name="TableCell2221">
            <text:p text:style-name="P2222">15</text:p>
          </table:table-cell>
          <table:table-cell table:style-name="TableCell2223">
            <text:p text:style-name="P2224">16</text:p>
          </table:table-cell>
          <table:table-cell table:style-name="TableCell2225">
            <text:p text:style-name="P2226">17</text:p>
          </table:table-cell>
          <table:table-cell table:style-name="TableCell2227">
            <text:p text:style-name="P2228">18</text:p>
          </table:table-cell>
          <table:table-cell table:style-name="TableCell2229">
            <text:p text:style-name="P2230">19</text:p>
          </table:table-cell>
          <table:table-cell table:style-name="TableCell2231">
            <text:p text:style-name="P2232">20</text:p>
          </table:table-cell>
          <table:table-cell table:style-name="TableCell2233">
            <text:p text:style-name="P2234">21</text:p>
          </table:table-cell>
          <table:table-cell table:style-name="TableCell2235">
            <text:p text:style-name="P2236">22</text:p>
          </table:table-cell>
          <table:table-cell table:style-name="TableCell2237">
            <text:p text:style-name="P2238">23</text:p>
          </table:table-cell>
          <table:table-cell table:style-name="TableCell2239">
            <text:p text:style-name="P2240">24</text:p>
          </table:table-cell>
        </table:table-row>
        <table:table-row table:style-name="TableRow2241">
          <table:table-cell table:style-name="TableCell2242">
            <text:p text:style-name="P2243">26</text:p>
          </table:table-cell>
          <table:table-cell table:style-name="TableCell2244">
            <text:p text:style-name="P2245">26</text:p>
          </table:table-cell>
          <table:table-cell table:style-name="TableCell2246">
            <text:p text:style-name="P2247">27</text:p>
          </table:table-cell>
          <table:table-cell table:style-name="TableCell2248">
            <text:p text:style-name="P2249">28</text:p>
          </table:table-cell>
          <table:table-cell table:style-name="TableCell2250">
            <text:p text:style-name="P2251">29</text:p>
          </table:table-cell>
          <table:table-cell table:style-name="TableCell2252">
            <text:p text:style-name="P2253">30</text:p>
          </table:table-cell>
          <table:table-cell table:style-name="TableCell2254">
            <text:p text:style-name="P2255">25</text:p>
          </table:table-cell>
          <table:table-cell table:style-name="TableCell2256">
            <text:p text:style-name="P2257">32</text:p>
          </table:table-cell>
          <table:table-cell table:style-name="TableCell2258">
            <text:p text:style-name="P2259">33</text:p>
          </table:table-cell>
          <table:table-cell table:style-name="TableCell2260">
            <text:p text:style-name="P2261">34</text:p>
          </table:table-cell>
          <table:table-cell table:style-name="TableCell2262">
            <text:p text:style-name="P2263">35</text:p>
          </table:table-cell>
          <table:table-cell table:style-name="TableCell2264">
            <text:p text:style-name="P2265">36</text:p>
          </table:table-cell>
          <table:table-cell table:style-name="TableCell2266">
            <text:p text:style-name="P2267">31</text:p>
          </table:table-cell>
          <table:table-cell table:style-name="TableCell2268">
            <text:p text:style-name="P2269">2</text:p>
          </table:table-cell>
          <table:table-cell table:style-name="TableCell2270">
            <text:p text:style-name="P2271">3</text:p>
          </table:table-cell>
          <table:table-cell table:style-name="TableCell2272">
            <text:p text:style-name="P2273">4</text:p>
          </table:table-cell>
          <table:table-cell table:style-name="TableCell2274">
            <text:p text:style-name="P2275">5</text:p>
          </table:table-cell>
          <table:table-cell table:style-name="TableCell2276">
            <text:p text:style-name="P2277">6</text:p>
          </table:table-cell>
          <table:table-cell table:style-name="TableCell2278">
            <text:p text:style-name="P2279">1</text:p>
          </table:table-cell>
          <table:table-cell table:style-name="TableCell2280">
            <text:p text:style-name="P2281">8</text:p>
          </table:table-cell>
          <table:table-cell table:style-name="TableCell2282">
            <text:p text:style-name="P2283">9</text:p>
          </table:table-cell>
          <table:table-cell table:style-name="TableCell2284">
            <text:p text:style-name="P2285">10</text:p>
          </table:table-cell>
          <table:table-cell table:style-name="TableCell2286">
            <text:p text:style-name="P2287">11</text:p>
          </table:table-cell>
          <table:table-cell table:style-name="TableCell2288">
            <text:p text:style-name="P2289">12</text:p>
          </table:table-cell>
          <table:table-cell table:style-name="TableCell2290">
            <text:p text:style-name="P2291">7</text:p>
          </table:table-cell>
          <table:table-cell table:style-name="TableCell2292">
            <text:p text:style-name="P2293">14</text:p>
          </table:table-cell>
          <table:table-cell table:style-name="TableCell2294">
            <text:p text:style-name="P2295">15</text:p>
          </table:table-cell>
          <table:table-cell table:style-name="TableCell2296">
            <text:p text:style-name="P2297">16</text:p>
          </table:table-cell>
          <table:table-cell table:style-name="TableCell2298">
            <text:p text:style-name="P2299">17</text:p>
          </table:table-cell>
          <table:table-cell table:style-name="TableCell2300">
            <text:p text:style-name="P2301">18</text:p>
          </table:table-cell>
          <table:table-cell table:style-name="TableCell2302">
            <text:p text:style-name="P2303">13</text:p>
          </table:table-cell>
          <table:table-cell table:style-name="TableCell2304">
            <text:p text:style-name="P2305">20</text:p>
          </table:table-cell>
          <table:table-cell table:style-name="TableCell2306">
            <text:p text:style-name="P2307">21</text:p>
          </table:table-cell>
          <table:table-cell table:style-name="TableCell2308">
            <text:p text:style-name="P2309">22</text:p>
          </table:table-cell>
          <table:table-cell table:style-name="TableCell2310">
            <text:p text:style-name="P2311">23</text:p>
          </table:table-cell>
          <table:table-cell table:style-name="TableCell2312">
            <text:p text:style-name="P2313">24</text:p>
          </table:table-cell>
          <table:table-cell table:style-name="TableCell2314">
            <text:p text:style-name="P2315">19</text:p>
          </table:table-cell>
        </table:table-row>
        <table:table-row table:style-name="TableRow2316">
          <table:table-cell table:style-name="TableCell2317">
            <text:p text:style-name="P2318">27</text:p>
          </table:table-cell>
          <table:table-cell table:style-name="TableCell2319">
            <text:p text:style-name="P2320">27</text:p>
          </table:table-cell>
          <table:table-cell table:style-name="TableCell2321">
            <text:p text:style-name="P2322">28</text:p>
          </table:table-cell>
          <table:table-cell table:style-name="TableCell2323">
            <text:p text:style-name="P2324">29</text:p>
          </table:table-cell>
          <table:table-cell table:style-name="TableCell2325">
            <text:p text:style-name="P2326">30</text:p>
          </table:table-cell>
          <table:table-cell table:style-name="TableCell2327">
            <text:p text:style-name="P2328">25</text:p>
          </table:table-cell>
          <table:table-cell table:style-name="TableCell2329">
            <text:p text:style-name="P2330">26</text:p>
          </table:table-cell>
          <table:table-cell table:style-name="TableCell2331">
            <text:p text:style-name="P2332">33</text:p>
          </table:table-cell>
          <table:table-cell table:style-name="TableCell2333">
            <text:p text:style-name="P2334">34</text:p>
          </table:table-cell>
          <table:table-cell table:style-name="TableCell2335">
            <text:p text:style-name="P2336">35</text:p>
          </table:table-cell>
          <table:table-cell table:style-name="TableCell2337">
            <text:p text:style-name="P2338">36</text:p>
          </table:table-cell>
          <table:table-cell table:style-name="TableCell2339">
            <text:p text:style-name="P2340">31</text:p>
          </table:table-cell>
          <table:table-cell table:style-name="TableCell2341">
            <text:p text:style-name="P2342">32</text:p>
          </table:table-cell>
          <table:table-cell table:style-name="TableCell2343">
            <text:p text:style-name="P2344">3</text:p>
          </table:table-cell>
          <table:table-cell table:style-name="TableCell2345">
            <text:p text:style-name="P2346">4</text:p>
          </table:table-cell>
          <table:table-cell table:style-name="TableCell2347">
            <text:p text:style-name="P2348">5</text:p>
          </table:table-cell>
          <table:table-cell table:style-name="TableCell2349">
            <text:p text:style-name="P2350">6</text:p>
          </table:table-cell>
          <table:table-cell table:style-name="TableCell2351">
            <text:p text:style-name="P2352">1</text:p>
          </table:table-cell>
          <table:table-cell table:style-name="TableCell2353">
            <text:p text:style-name="P2354">2</text:p>
          </table:table-cell>
          <table:table-cell table:style-name="TableCell2355">
            <text:p text:style-name="P2356">9</text:p>
          </table:table-cell>
          <table:table-cell table:style-name="TableCell2357">
            <text:p text:style-name="P2358">10</text:p>
          </table:table-cell>
          <table:table-cell table:style-name="TableCell2359">
            <text:p text:style-name="P2360">11</text:p>
          </table:table-cell>
          <table:table-cell table:style-name="TableCell2361">
            <text:p text:style-name="P2362">12</text:p>
          </table:table-cell>
          <table:table-cell table:style-name="TableCell2363">
            <text:p text:style-name="P2364">7</text:p>
          </table:table-cell>
          <table:table-cell table:style-name="TableCell2365">
            <text:p text:style-name="P2366">8</text:p>
          </table:table-cell>
          <table:table-cell table:style-name="TableCell2367">
            <text:p text:style-name="P2368">15</text:p>
          </table:table-cell>
          <table:table-cell table:style-name="TableCell2369">
            <text:p text:style-name="P2370">16</text:p>
          </table:table-cell>
          <table:table-cell table:style-name="TableCell2371">
            <text:p text:style-name="P2372">17</text:p>
          </table:table-cell>
          <table:table-cell table:style-name="TableCell2373">
            <text:p text:style-name="P2374">18</text:p>
          </table:table-cell>
          <table:table-cell table:style-name="TableCell2375">
            <text:p text:style-name="P2376">13</text:p>
          </table:table-cell>
          <table:table-cell table:style-name="TableCell2377">
            <text:p text:style-name="P2378">14</text:p>
          </table:table-cell>
          <table:table-cell table:style-name="TableCell2379">
            <text:p text:style-name="P2380">21</text:p>
          </table:table-cell>
          <table:table-cell table:style-name="TableCell2381">
            <text:p text:style-name="P2382">22</text:p>
          </table:table-cell>
          <table:table-cell table:style-name="TableCell2383">
            <text:p text:style-name="P2384">23</text:p>
          </table:table-cell>
          <table:table-cell table:style-name="TableCell2385">
            <text:p text:style-name="P2386">24</text:p>
          </table:table-cell>
          <table:table-cell table:style-name="TableCell2387">
            <text:p text:style-name="P2388">19</text:p>
          </table:table-cell>
          <table:table-cell table:style-name="TableCell2389">
            <text:p text:style-name="P2390">20</text:p>
          </table:table-cell>
        </table:table-row>
        <table:table-row table:style-name="TableRow2391">
          <table:table-cell table:style-name="TableCell2392">
            <text:p text:style-name="P2393">28</text:p>
          </table:table-cell>
          <table:table-cell table:style-name="TableCell2394">
            <text:p text:style-name="P2395">28</text:p>
          </table:table-cell>
          <table:table-cell table:style-name="TableCell2396">
            <text:p text:style-name="P2397">29</text:p>
          </table:table-cell>
          <table:table-cell table:style-name="TableCell2398">
            <text:p text:style-name="P2399">30</text:p>
          </table:table-cell>
          <table:table-cell table:style-name="TableCell2400">
            <text:p text:style-name="P2401">25</text:p>
          </table:table-cell>
          <table:table-cell table:style-name="TableCell2402">
            <text:p text:style-name="P2403">26</text:p>
          </table:table-cell>
          <table:table-cell table:style-name="TableCell2404">
            <text:p text:style-name="P2405">27</text:p>
          </table:table-cell>
          <table:table-cell table:style-name="TableCell2406">
            <text:p text:style-name="P2407">34</text:p>
          </table:table-cell>
          <table:table-cell table:style-name="TableCell2408">
            <text:p text:style-name="P2409">35</text:p>
          </table:table-cell>
          <table:table-cell table:style-name="TableCell2410">
            <text:p text:style-name="P2411">36</text:p>
          </table:table-cell>
          <table:table-cell table:style-name="TableCell2412">
            <text:p text:style-name="P2413">31</text:p>
          </table:table-cell>
          <table:table-cell table:style-name="TableCell2414">
            <text:p text:style-name="P2415">32</text:p>
          </table:table-cell>
          <table:table-cell table:style-name="TableCell2416">
            <text:p text:style-name="P2417">33</text:p>
          </table:table-cell>
          <table:table-cell table:style-name="TableCell2418">
            <text:p text:style-name="P2419">4</text:p>
          </table:table-cell>
          <table:table-cell table:style-name="TableCell2420">
            <text:p text:style-name="P2421">5</text:p>
          </table:table-cell>
          <table:table-cell table:style-name="TableCell2422">
            <text:p text:style-name="P2423">6</text:p>
          </table:table-cell>
          <table:table-cell table:style-name="TableCell2424">
            <text:p text:style-name="P2425">1</text:p>
          </table:table-cell>
          <table:table-cell table:style-name="TableCell2426">
            <text:p text:style-name="P2427">2</text:p>
          </table:table-cell>
          <table:table-cell table:style-name="TableCell2428">
            <text:p text:style-name="P2429">3</text:p>
          </table:table-cell>
          <table:table-cell table:style-name="TableCell2430">
            <text:p text:style-name="P2431">10</text:p>
          </table:table-cell>
          <table:table-cell table:style-name="TableCell2432">
            <text:p text:style-name="P2433">11</text:p>
          </table:table-cell>
          <table:table-cell table:style-name="TableCell2434">
            <text:p text:style-name="P2435">12</text:p>
          </table:table-cell>
          <table:table-cell table:style-name="TableCell2436">
            <text:p text:style-name="P2437">7</text:p>
          </table:table-cell>
          <table:table-cell table:style-name="TableCell2438">
            <text:p text:style-name="P2439">8</text:p>
          </table:table-cell>
          <table:table-cell table:style-name="TableCell2440">
            <text:p text:style-name="P2441">9</text:p>
          </table:table-cell>
          <table:table-cell table:style-name="TableCell2442">
            <text:p text:style-name="P2443">16</text:p>
          </table:table-cell>
          <table:table-cell table:style-name="TableCell2444">
            <text:p text:style-name="P2445">17</text:p>
          </table:table-cell>
          <table:table-cell table:style-name="TableCell2446">
            <text:p text:style-name="P2447">18</text:p>
          </table:table-cell>
          <table:table-cell table:style-name="TableCell2448">
            <text:p text:style-name="P2449">13</text:p>
          </table:table-cell>
          <table:table-cell table:style-name="TableCell2450">
            <text:p text:style-name="P2451">14</text:p>
          </table:table-cell>
          <table:table-cell table:style-name="TableCell2452">
            <text:p text:style-name="P2453">15</text:p>
          </table:table-cell>
          <table:table-cell table:style-name="TableCell2454">
            <text:p text:style-name="P2455">22</text:p>
          </table:table-cell>
          <table:table-cell table:style-name="TableCell2456">
            <text:p text:style-name="P2457">23</text:p>
          </table:table-cell>
          <table:table-cell table:style-name="TableCell2458">
            <text:p text:style-name="P2459">24</text:p>
          </table:table-cell>
          <table:table-cell table:style-name="TableCell2460">
            <text:p text:style-name="P2461">19</text:p>
          </table:table-cell>
          <table:table-cell table:style-name="TableCell2462">
            <text:p text:style-name="P2463">20</text:p>
          </table:table-cell>
          <table:table-cell table:style-name="TableCell2464">
            <text:p text:style-name="P2465">21</text:p>
          </table:table-cell>
        </table:table-row>
        <table:table-row table:style-name="TableRow2466">
          <table:table-cell table:style-name="TableCell2467">
            <text:p text:style-name="P2468">29</text:p>
          </table:table-cell>
          <table:table-cell table:style-name="TableCell2469">
            <text:p text:style-name="P2470">29</text:p>
          </table:table-cell>
          <table:table-cell table:style-name="TableCell2471">
            <text:p text:style-name="P2472">30</text:p>
          </table:table-cell>
          <table:table-cell table:style-name="TableCell2473">
            <text:p text:style-name="P2474">25</text:p>
          </table:table-cell>
          <table:table-cell table:style-name="TableCell2475">
            <text:p text:style-name="P2476">26</text:p>
          </table:table-cell>
          <table:table-cell table:style-name="TableCell2477">
            <text:p text:style-name="P2478">27</text:p>
          </table:table-cell>
          <table:table-cell table:style-name="TableCell2479">
            <text:p text:style-name="P2480">28</text:p>
          </table:table-cell>
          <table:table-cell table:style-name="TableCell2481">
            <text:p text:style-name="P2482">35</text:p>
          </table:table-cell>
          <table:table-cell table:style-name="TableCell2483">
            <text:p text:style-name="P2484">36</text:p>
          </table:table-cell>
          <table:table-cell table:style-name="TableCell2485">
            <text:p text:style-name="P2486">31</text:p>
          </table:table-cell>
          <table:table-cell table:style-name="TableCell2487">
            <text:p text:style-name="P2488">32</text:p>
          </table:table-cell>
          <table:table-cell table:style-name="TableCell2489">
            <text:p text:style-name="P2490">33</text:p>
          </table:table-cell>
          <table:table-cell table:style-name="TableCell2491">
            <text:p text:style-name="P2492">34</text:p>
          </table:table-cell>
          <table:table-cell table:style-name="TableCell2493">
            <text:p text:style-name="P2494">5</text:p>
          </table:table-cell>
          <table:table-cell table:style-name="TableCell2495">
            <text:p text:style-name="P2496">6</text:p>
          </table:table-cell>
          <table:table-cell table:style-name="TableCell2497">
            <text:p text:style-name="P2498">1</text:p>
          </table:table-cell>
          <table:table-cell table:style-name="TableCell2499">
            <text:p text:style-name="P2500">2</text:p>
          </table:table-cell>
          <table:table-cell table:style-name="TableCell2501">
            <text:p text:style-name="P2502">3</text:p>
          </table:table-cell>
          <table:table-cell table:style-name="TableCell2503">
            <text:p text:style-name="P2504">4</text:p>
          </table:table-cell>
          <table:table-cell table:style-name="TableCell2505">
            <text:p text:style-name="P2506">11</text:p>
          </table:table-cell>
          <table:table-cell table:style-name="TableCell2507">
            <text:p text:style-name="P2508">12</text:p>
          </table:table-cell>
          <table:table-cell table:style-name="TableCell2509">
            <text:p text:style-name="P2510">7</text:p>
          </table:table-cell>
          <table:table-cell table:style-name="TableCell2511">
            <text:p text:style-name="P2512">8</text:p>
          </table:table-cell>
          <table:table-cell table:style-name="TableCell2513">
            <text:p text:style-name="P2514">9</text:p>
          </table:table-cell>
          <table:table-cell table:style-name="TableCell2515">
            <text:p text:style-name="P2516">10</text:p>
          </table:table-cell>
          <table:table-cell table:style-name="TableCell2517">
            <text:p text:style-name="P2518">17</text:p>
          </table:table-cell>
          <table:table-cell table:style-name="TableCell2519">
            <text:p text:style-name="P2520">18</text:p>
          </table:table-cell>
          <table:table-cell table:style-name="TableCell2521">
            <text:p text:style-name="P2522">13</text:p>
          </table:table-cell>
          <table:table-cell table:style-name="TableCell2523">
            <text:p text:style-name="P2524">14</text:p>
          </table:table-cell>
          <table:table-cell table:style-name="TableCell2525">
            <text:p text:style-name="P2526">15</text:p>
          </table:table-cell>
          <table:table-cell table:style-name="TableCell2527">
            <text:p text:style-name="P2528">16</text:p>
          </table:table-cell>
          <table:table-cell table:style-name="TableCell2529">
            <text:p text:style-name="P2530">23</text:p>
          </table:table-cell>
          <table:table-cell table:style-name="TableCell2531">
            <text:p text:style-name="P2532">24</text:p>
          </table:table-cell>
          <table:table-cell table:style-name="TableCell2533">
            <text:p text:style-name="P2534">19</text:p>
          </table:table-cell>
          <table:table-cell table:style-name="TableCell2535">
            <text:p text:style-name="P2536">20</text:p>
          </table:table-cell>
          <table:table-cell table:style-name="TableCell2537">
            <text:p text:style-name="P2538">21</text:p>
          </table:table-cell>
          <table:table-cell table:style-name="TableCell2539">
            <text:p text:style-name="P2540">22</text:p>
          </table:table-cell>
        </table:table-row>
        <table:table-row table:style-name="TableRow2541">
          <table:table-cell table:style-name="TableCell2542">
            <text:p text:style-name="P2543">30</text:p>
          </table:table-cell>
          <table:table-cell table:style-name="TableCell2544">
            <text:p text:style-name="P2545">30</text:p>
          </table:table-cell>
          <table:table-cell table:style-name="TableCell2546">
            <text:p text:style-name="P2547">25</text:p>
          </table:table-cell>
          <table:table-cell table:style-name="TableCell2548">
            <text:p text:style-name="P2549">26</text:p>
          </table:table-cell>
          <table:table-cell table:style-name="TableCell2550">
            <text:p text:style-name="P2551">27</text:p>
          </table:table-cell>
          <table:table-cell table:style-name="TableCell2552">
            <text:p text:style-name="P2553">28</text:p>
          </table:table-cell>
          <table:table-cell table:style-name="TableCell2554">
            <text:p text:style-name="P2555">29</text:p>
          </table:table-cell>
          <table:table-cell table:style-name="TableCell2556">
            <text:p text:style-name="P2557">36</text:p>
          </table:table-cell>
          <table:table-cell table:style-name="TableCell2558">
            <text:p text:style-name="P2559">31</text:p>
          </table:table-cell>
          <table:table-cell table:style-name="TableCell2560">
            <text:p text:style-name="P2561">32</text:p>
          </table:table-cell>
          <table:table-cell table:style-name="TableCell2562">
            <text:p text:style-name="P2563">33</text:p>
          </table:table-cell>
          <table:table-cell table:style-name="TableCell2564">
            <text:p text:style-name="P2565">34</text:p>
          </table:table-cell>
          <table:table-cell table:style-name="TableCell2566">
            <text:p text:style-name="P2567">35</text:p>
          </table:table-cell>
          <table:table-cell table:style-name="TableCell2568">
            <text:p text:style-name="P2569">6</text:p>
          </table:table-cell>
          <table:table-cell table:style-name="TableCell2570">
            <text:p text:style-name="P2571">1</text:p>
          </table:table-cell>
          <table:table-cell table:style-name="TableCell2572">
            <text:p text:style-name="P2573">2</text:p>
          </table:table-cell>
          <table:table-cell table:style-name="TableCell2574">
            <text:p text:style-name="P2575">3</text:p>
          </table:table-cell>
          <table:table-cell table:style-name="TableCell2576">
            <text:p text:style-name="P2577">4</text:p>
          </table:table-cell>
          <table:table-cell table:style-name="TableCell2578">
            <text:p text:style-name="P2579">5</text:p>
          </table:table-cell>
          <table:table-cell table:style-name="TableCell2580">
            <text:p text:style-name="P2581">12</text:p>
          </table:table-cell>
          <table:table-cell table:style-name="TableCell2582">
            <text:p text:style-name="P2583">7</text:p>
          </table:table-cell>
          <table:table-cell table:style-name="TableCell2584">
            <text:p text:style-name="P2585">8</text:p>
          </table:table-cell>
          <table:table-cell table:style-name="TableCell2586">
            <text:p text:style-name="P2587">9</text:p>
          </table:table-cell>
          <table:table-cell table:style-name="TableCell2588">
            <text:p text:style-name="P2589">10</text:p>
          </table:table-cell>
          <table:table-cell table:style-name="TableCell2590">
            <text:p text:style-name="P2591">11</text:p>
          </table:table-cell>
          <table:table-cell table:style-name="TableCell2592">
            <text:p text:style-name="P2593">18</text:p>
          </table:table-cell>
          <table:table-cell table:style-name="TableCell2594">
            <text:p text:style-name="P2595">13</text:p>
          </table:table-cell>
          <table:table-cell table:style-name="TableCell2596">
            <text:p text:style-name="P2597">14</text:p>
          </table:table-cell>
          <table:table-cell table:style-name="TableCell2598">
            <text:p text:style-name="P2599">15</text:p>
          </table:table-cell>
          <table:table-cell table:style-name="TableCell2600">
            <text:p text:style-name="P2601">16</text:p>
          </table:table-cell>
          <table:table-cell table:style-name="TableCell2602">
            <text:p text:style-name="P2603">17</text:p>
          </table:table-cell>
          <table:table-cell table:style-name="TableCell2604">
            <text:p text:style-name="P2605">24</text:p>
          </table:table-cell>
          <table:table-cell table:style-name="TableCell2606">
            <text:p text:style-name="P2607">19</text:p>
          </table:table-cell>
          <table:table-cell table:style-name="TableCell2608">
            <text:p text:style-name="P2609">20</text:p>
          </table:table-cell>
          <table:table-cell table:style-name="TableCell2610">
            <text:p text:style-name="P2611">21</text:p>
          </table:table-cell>
          <table:table-cell table:style-name="TableCell2612">
            <text:p text:style-name="P2613">22</text:p>
          </table:table-cell>
          <table:table-cell table:style-name="TableCell2614">
            <text:p text:style-name="P2615">23</text:p>
          </table:table-cell>
        </table:table-row>
        <table:table-row table:style-name="TableRow2616">
          <table:table-cell table:style-name="TableCell2617">
            <text:p text:style-name="P2618">31</text:p>
          </table:table-cell>
          <table:table-cell table:style-name="TableCell2619">
            <text:p text:style-name="P2620">31</text:p>
          </table:table-cell>
          <table:table-cell table:style-name="TableCell2621">
            <text:p text:style-name="P2622">32</text:p>
          </table:table-cell>
          <table:table-cell table:style-name="TableCell2623">
            <text:p text:style-name="P2624">33</text:p>
          </table:table-cell>
          <table:table-cell table:style-name="TableCell2625">
            <text:p text:style-name="P2626">34</text:p>
          </table:table-cell>
          <table:table-cell table:style-name="TableCell2627">
            <text:p text:style-name="P2628">35</text:p>
          </table:table-cell>
          <table:table-cell table:style-name="TableCell2629">
            <text:p text:style-name="P2630">36</text:p>
          </table:table-cell>
          <table:table-cell table:style-name="TableCell2631">
            <text:p text:style-name="P2632">1</text:p>
          </table:table-cell>
          <table:table-cell table:style-name="TableCell2633">
            <text:p text:style-name="P2634">2</text:p>
          </table:table-cell>
          <table:table-cell table:style-name="TableCell2635">
            <text:p text:style-name="P2636">3</text:p>
          </table:table-cell>
          <table:table-cell table:style-name="TableCell2637">
            <text:p text:style-name="P2638">4</text:p>
          </table:table-cell>
          <table:table-cell table:style-name="TableCell2639">
            <text:p text:style-name="P2640">5</text:p>
          </table:table-cell>
          <table:table-cell table:style-name="TableCell2641">
            <text:p text:style-name="P2642">6</text:p>
          </table:table-cell>
          <table:table-cell table:style-name="TableCell2643">
            <text:p text:style-name="P2644">7</text:p>
          </table:table-cell>
          <table:table-cell table:style-name="TableCell2645">
            <text:p text:style-name="P2646">8</text:p>
          </table:table-cell>
          <table:table-cell table:style-name="TableCell2647">
            <text:p text:style-name="P2648">9</text:p>
          </table:table-cell>
          <table:table-cell table:style-name="TableCell2649">
            <text:p text:style-name="P2650">10</text:p>
          </table:table-cell>
          <table:table-cell table:style-name="TableCell2651">
            <text:p text:style-name="P2652">11</text:p>
          </table:table-cell>
          <table:table-cell table:style-name="TableCell2653">
            <text:p text:style-name="P2654">12</text:p>
          </table:table-cell>
          <table:table-cell table:style-name="TableCell2655">
            <text:p text:style-name="P2656">13</text:p>
          </table:table-cell>
          <table:table-cell table:style-name="TableCell2657">
            <text:p text:style-name="P2658">14</text:p>
          </table:table-cell>
          <table:table-cell table:style-name="TableCell2659">
            <text:p text:style-name="P2660">15</text:p>
          </table:table-cell>
          <table:table-cell table:style-name="TableCell2661">
            <text:p text:style-name="P2662">16</text:p>
          </table:table-cell>
          <table:table-cell table:style-name="TableCell2663">
            <text:p text:style-name="P2664">17</text:p>
          </table:table-cell>
          <table:table-cell table:style-name="TableCell2665">
            <text:p text:style-name="P2666">18</text:p>
          </table:table-cell>
          <table:table-cell table:style-name="TableCell2667">
            <text:p text:style-name="P2668">19</text:p>
          </table:table-cell>
          <table:table-cell table:style-name="TableCell2669">
            <text:p text:style-name="P2670">20</text:p>
          </table:table-cell>
          <table:table-cell table:style-name="TableCell2671">
            <text:p text:style-name="P2672">21</text:p>
          </table:table-cell>
          <table:table-cell table:style-name="TableCell2673">
            <text:p text:style-name="P2674">22</text:p>
          </table:table-cell>
          <table:table-cell table:style-name="TableCell2675">
            <text:p text:style-name="P2676">23</text:p>
          </table:table-cell>
          <table:table-cell table:style-name="TableCell2677">
            <text:p text:style-name="P2678">24</text:p>
          </table:table-cell>
          <table:table-cell table:style-name="TableCell2679">
            <text:p text:style-name="P2680">25</text:p>
          </table:table-cell>
          <table:table-cell table:style-name="TableCell2681">
            <text:p text:style-name="P2682">26</text:p>
          </table:table-cell>
          <table:table-cell table:style-name="TableCell2683">
            <text:p text:style-name="P2684">27</text:p>
          </table:table-cell>
          <table:table-cell table:style-name="TableCell2685">
            <text:p text:style-name="P2686">28</text:p>
          </table:table-cell>
          <table:table-cell table:style-name="TableCell2687">
            <text:p text:style-name="P2688">29</text:p>
          </table:table-cell>
          <table:table-cell table:style-name="TableCell2689">
            <text:p text:style-name="P2690">30</text:p>
          </table:table-cell>
        </table:table-row>
        <table:table-row table:style-name="TableRow2691">
          <table:table-cell table:style-name="TableCell2692">
            <text:p text:style-name="P2693">32</text:p>
          </table:table-cell>
          <table:table-cell table:style-name="TableCell2694">
            <text:p text:style-name="P2695">32</text:p>
          </table:table-cell>
          <table:table-cell table:style-name="TableCell2696">
            <text:p text:style-name="P2697">33</text:p>
          </table:table-cell>
          <table:table-cell table:style-name="TableCell2698">
            <text:p text:style-name="P2699">34</text:p>
          </table:table-cell>
          <table:table-cell table:style-name="TableCell2700">
            <text:p text:style-name="P2701">35</text:p>
          </table:table-cell>
          <table:table-cell table:style-name="TableCell2702">
            <text:p text:style-name="P2703">36</text:p>
          </table:table-cell>
          <table:table-cell table:style-name="TableCell2704">
            <text:p text:style-name="P2705">31</text:p>
          </table:table-cell>
          <table:table-cell table:style-name="TableCell2706">
            <text:p text:style-name="P2707">2</text:p>
          </table:table-cell>
          <table:table-cell table:style-name="TableCell2708">
            <text:p text:style-name="P2709">3</text:p>
          </table:table-cell>
          <table:table-cell table:style-name="TableCell2710">
            <text:p text:style-name="P2711">4</text:p>
          </table:table-cell>
          <table:table-cell table:style-name="TableCell2712">
            <text:p text:style-name="P2713">5</text:p>
          </table:table-cell>
          <table:table-cell table:style-name="TableCell2714">
            <text:p text:style-name="P2715">6</text:p>
          </table:table-cell>
          <table:table-cell table:style-name="TableCell2716">
            <text:p text:style-name="P2717">1</text:p>
          </table:table-cell>
          <table:table-cell table:style-name="TableCell2718">
            <text:p text:style-name="P2719">8</text:p>
          </table:table-cell>
          <table:table-cell table:style-name="TableCell2720">
            <text:p text:style-name="P2721">9</text:p>
          </table:table-cell>
          <table:table-cell table:style-name="TableCell2722">
            <text:p text:style-name="P2723">10</text:p>
          </table:table-cell>
          <table:table-cell table:style-name="TableCell2724">
            <text:p text:style-name="P2725">11</text:p>
          </table:table-cell>
          <table:table-cell table:style-name="TableCell2726">
            <text:p text:style-name="P2727">12</text:p>
          </table:table-cell>
          <table:table-cell table:style-name="TableCell2728">
            <text:p text:style-name="P2729">7</text:p>
          </table:table-cell>
          <table:table-cell table:style-name="TableCell2730">
            <text:p text:style-name="P2731">14</text:p>
          </table:table-cell>
          <table:table-cell table:style-name="TableCell2732">
            <text:p text:style-name="P2733">15</text:p>
          </table:table-cell>
          <table:table-cell table:style-name="TableCell2734">
            <text:p text:style-name="P2735">16</text:p>
          </table:table-cell>
          <table:table-cell table:style-name="TableCell2736">
            <text:p text:style-name="P2737">17</text:p>
          </table:table-cell>
          <table:table-cell table:style-name="TableCell2738">
            <text:p text:style-name="P2739">18</text:p>
          </table:table-cell>
          <table:table-cell table:style-name="TableCell2740">
            <text:p text:style-name="P2741">13</text:p>
          </table:table-cell>
          <table:table-cell table:style-name="TableCell2742">
            <text:p text:style-name="P2743">20</text:p>
          </table:table-cell>
          <table:table-cell table:style-name="TableCell2744">
            <text:p text:style-name="P2745">21</text:p>
          </table:table-cell>
          <table:table-cell table:style-name="TableCell2746">
            <text:p text:style-name="P2747">22</text:p>
          </table:table-cell>
          <table:table-cell table:style-name="TableCell2748">
            <text:p text:style-name="P2749">23</text:p>
          </table:table-cell>
          <table:table-cell table:style-name="TableCell2750">
            <text:p text:style-name="P2751">24</text:p>
          </table:table-cell>
          <table:table-cell table:style-name="TableCell2752">
            <text:p text:style-name="P2753">19</text:p>
          </table:table-cell>
          <table:table-cell table:style-name="TableCell2754">
            <text:p text:style-name="P2755">26</text:p>
          </table:table-cell>
          <table:table-cell table:style-name="TableCell2756">
            <text:p text:style-name="P2757">27</text:p>
          </table:table-cell>
          <table:table-cell table:style-name="TableCell2758">
            <text:p text:style-name="P2759">28</text:p>
          </table:table-cell>
          <table:table-cell table:style-name="TableCell2760">
            <text:p text:style-name="P2761">29</text:p>
          </table:table-cell>
          <table:table-cell table:style-name="TableCell2762">
            <text:p text:style-name="P2763">30</text:p>
          </table:table-cell>
          <table:table-cell table:style-name="TableCell2764">
            <text:p text:style-name="P2765">25</text:p>
          </table:table-cell>
        </table:table-row>
        <table:table-row table:style-name="TableRow2766">
          <table:table-cell table:style-name="TableCell2767">
            <text:p text:style-name="P2768">33</text:p>
          </table:table-cell>
          <table:table-cell table:style-name="TableCell2769">
            <text:p text:style-name="P2770">33</text:p>
          </table:table-cell>
          <table:table-cell table:style-name="TableCell2771">
            <text:p text:style-name="P2772">34</text:p>
          </table:table-cell>
          <table:table-cell table:style-name="TableCell2773">
            <text:p text:style-name="P2774">35</text:p>
          </table:table-cell>
          <table:table-cell table:style-name="TableCell2775">
            <text:p text:style-name="P2776">36</text:p>
          </table:table-cell>
          <table:table-cell table:style-name="TableCell2777">
            <text:p text:style-name="P2778">31</text:p>
          </table:table-cell>
          <table:table-cell table:style-name="TableCell2779">
            <text:p text:style-name="P2780">32</text:p>
          </table:table-cell>
          <table:table-cell table:style-name="TableCell2781">
            <text:p text:style-name="P2782">3</text:p>
          </table:table-cell>
          <table:table-cell table:style-name="TableCell2783">
            <text:p text:style-name="P2784">4</text:p>
          </table:table-cell>
          <table:table-cell table:style-name="TableCell2785">
            <text:p text:style-name="P2786">5</text:p>
          </table:table-cell>
          <table:table-cell table:style-name="TableCell2787">
            <text:p text:style-name="P2788">6</text:p>
          </table:table-cell>
          <table:table-cell table:style-name="TableCell2789">
            <text:p text:style-name="P2790">1</text:p>
          </table:table-cell>
          <table:table-cell table:style-name="TableCell2791">
            <text:p text:style-name="P2792">2</text:p>
          </table:table-cell>
          <table:table-cell table:style-name="TableCell2793">
            <text:p text:style-name="P2794">9</text:p>
          </table:table-cell>
          <table:table-cell table:style-name="TableCell2795">
            <text:p text:style-name="P2796">10</text:p>
          </table:table-cell>
          <table:table-cell table:style-name="TableCell2797">
            <text:p text:style-name="P2798">11</text:p>
          </table:table-cell>
          <table:table-cell table:style-name="TableCell2799">
            <text:p text:style-name="P2800">12</text:p>
          </table:table-cell>
          <table:table-cell table:style-name="TableCell2801">
            <text:p text:style-name="P2802">7</text:p>
          </table:table-cell>
          <table:table-cell table:style-name="TableCell2803">
            <text:p text:style-name="P2804">8</text:p>
          </table:table-cell>
          <table:table-cell table:style-name="TableCell2805">
            <text:p text:style-name="P2806">15</text:p>
          </table:table-cell>
          <table:table-cell table:style-name="TableCell2807">
            <text:p text:style-name="P2808">16</text:p>
          </table:table-cell>
          <table:table-cell table:style-name="TableCell2809">
            <text:p text:style-name="P2810">17</text:p>
          </table:table-cell>
          <table:table-cell table:style-name="TableCell2811">
            <text:p text:style-name="P2812">18</text:p>
          </table:table-cell>
          <table:table-cell table:style-name="TableCell2813">
            <text:p text:style-name="P2814">13</text:p>
          </table:table-cell>
          <table:table-cell table:style-name="TableCell2815">
            <text:p text:style-name="P2816">14</text:p>
          </table:table-cell>
          <table:table-cell table:style-name="TableCell2817">
            <text:p text:style-name="P2818">21</text:p>
          </table:table-cell>
          <table:table-cell table:style-name="TableCell2819">
            <text:p text:style-name="P2820">22</text:p>
          </table:table-cell>
          <table:table-cell table:style-name="TableCell2821">
            <text:p text:style-name="P2822">23</text:p>
          </table:table-cell>
          <table:table-cell table:style-name="TableCell2823">
            <text:p text:style-name="P2824">24</text:p>
          </table:table-cell>
          <table:table-cell table:style-name="TableCell2825">
            <text:p text:style-name="P2826">19</text:p>
          </table:table-cell>
          <table:table-cell table:style-name="TableCell2827">
            <text:p text:style-name="P2828">20</text:p>
          </table:table-cell>
          <table:table-cell table:style-name="TableCell2829">
            <text:p text:style-name="P2830">27</text:p>
          </table:table-cell>
          <table:table-cell table:style-name="TableCell2831">
            <text:p text:style-name="P2832">28</text:p>
          </table:table-cell>
          <table:table-cell table:style-name="TableCell2833">
            <text:p text:style-name="P2834">29</text:p>
          </table:table-cell>
          <table:table-cell table:style-name="TableCell2835">
            <text:p text:style-name="P2836">30</text:p>
          </table:table-cell>
          <table:table-cell table:style-name="TableCell2837">
            <text:p text:style-name="P2838">25</text:p>
          </table:table-cell>
          <table:table-cell table:style-name="TableCell2839">
            <text:p text:style-name="P2840">26</text:p>
          </table:table-cell>
        </table:table-row>
        <table:table-row table:style-name="TableRow2841">
          <table:table-cell table:style-name="TableCell2842">
            <text:p text:style-name="P2843">34</text:p>
          </table:table-cell>
          <table:table-cell table:style-name="TableCell2844">
            <text:p text:style-name="P2845">34</text:p>
          </table:table-cell>
          <table:table-cell table:style-name="TableCell2846">
            <text:p text:style-name="P2847">35</text:p>
          </table:table-cell>
          <table:table-cell table:style-name="TableCell2848">
            <text:p text:style-name="P2849">36</text:p>
          </table:table-cell>
          <table:table-cell table:style-name="TableCell2850">
            <text:p text:style-name="P2851">31</text:p>
          </table:table-cell>
          <table:table-cell table:style-name="TableCell2852">
            <text:p text:style-name="P2853">32</text:p>
          </table:table-cell>
          <table:table-cell table:style-name="TableCell2854">
            <text:p text:style-name="P2855">33</text:p>
          </table:table-cell>
          <table:table-cell table:style-name="TableCell2856">
            <text:p text:style-name="P2857">4</text:p>
          </table:table-cell>
          <table:table-cell table:style-name="TableCell2858">
            <text:p text:style-name="P2859">5</text:p>
          </table:table-cell>
          <table:table-cell table:style-name="TableCell2860">
            <text:p text:style-name="P2861">6</text:p>
          </table:table-cell>
          <table:table-cell table:style-name="TableCell2862">
            <text:p text:style-name="P2863">1</text:p>
          </table:table-cell>
          <table:table-cell table:style-name="TableCell2864">
            <text:p text:style-name="P2865">2</text:p>
          </table:table-cell>
          <table:table-cell table:style-name="TableCell2866">
            <text:p text:style-name="P2867">3</text:p>
          </table:table-cell>
          <table:table-cell table:style-name="TableCell2868">
            <text:p text:style-name="P2869">10</text:p>
          </table:table-cell>
          <table:table-cell table:style-name="TableCell2870">
            <text:p text:style-name="P2871">11</text:p>
          </table:table-cell>
          <table:table-cell table:style-name="TableCell2872">
            <text:p text:style-name="P2873">12</text:p>
          </table:table-cell>
          <table:table-cell table:style-name="TableCell2874">
            <text:p text:style-name="P2875">7</text:p>
          </table:table-cell>
          <table:table-cell table:style-name="TableCell2876">
            <text:p text:style-name="P2877">8</text:p>
          </table:table-cell>
          <table:table-cell table:style-name="TableCell2878">
            <text:p text:style-name="P2879">9</text:p>
          </table:table-cell>
          <table:table-cell table:style-name="TableCell2880">
            <text:p text:style-name="P2881">16</text:p>
          </table:table-cell>
          <table:table-cell table:style-name="TableCell2882">
            <text:p text:style-name="P2883">17</text:p>
          </table:table-cell>
          <table:table-cell table:style-name="TableCell2884">
            <text:p text:style-name="P2885">18</text:p>
          </table:table-cell>
          <table:table-cell table:style-name="TableCell2886">
            <text:p text:style-name="P2887">13</text:p>
          </table:table-cell>
          <table:table-cell table:style-name="TableCell2888">
            <text:p text:style-name="P2889">14</text:p>
          </table:table-cell>
          <table:table-cell table:style-name="TableCell2890">
            <text:p text:style-name="P2891">15</text:p>
          </table:table-cell>
          <table:table-cell table:style-name="TableCell2892">
            <text:p text:style-name="P2893">22</text:p>
          </table:table-cell>
          <table:table-cell table:style-name="TableCell2894">
            <text:p text:style-name="P2895">23</text:p>
          </table:table-cell>
          <table:table-cell table:style-name="TableCell2896">
            <text:p text:style-name="P2897">24</text:p>
          </table:table-cell>
          <table:table-cell table:style-name="TableCell2898">
            <text:p text:style-name="P2899">19</text:p>
          </table:table-cell>
          <table:table-cell table:style-name="TableCell2900">
            <text:p text:style-name="P2901">20</text:p>
          </table:table-cell>
          <table:table-cell table:style-name="TableCell2902">
            <text:p text:style-name="P2903">21</text:p>
          </table:table-cell>
          <table:table-cell table:style-name="TableCell2904">
            <text:p text:style-name="P2905">28</text:p>
          </table:table-cell>
          <table:table-cell table:style-name="TableCell2906">
            <text:p text:style-name="P2907">29</text:p>
          </table:table-cell>
          <table:table-cell table:style-name="TableCell2908">
            <text:p text:style-name="P2909">30</text:p>
          </table:table-cell>
          <table:table-cell table:style-name="TableCell2910">
            <text:p text:style-name="P2911">25</text:p>
          </table:table-cell>
          <table:table-cell table:style-name="TableCell2912">
            <text:p text:style-name="P2913">26</text:p>
          </table:table-cell>
          <table:table-cell table:style-name="TableCell2914">
            <text:p text:style-name="P2915">27</text:p>
          </table:table-cell>
        </table:table-row>
        <table:table-row table:style-name="TableRow2916">
          <table:table-cell table:style-name="TableCell2917">
            <text:p text:style-name="P2918">35</text:p>
          </table:table-cell>
          <table:table-cell table:style-name="TableCell2919">
            <text:p text:style-name="P2920">35</text:p>
          </table:table-cell>
          <table:table-cell table:style-name="TableCell2921">
            <text:p text:style-name="P2922">36</text:p>
          </table:table-cell>
          <table:table-cell table:style-name="TableCell2923">
            <text:p text:style-name="P2924">31</text:p>
          </table:table-cell>
          <table:table-cell table:style-name="TableCell2925">
            <text:p text:style-name="P2926">32</text:p>
          </table:table-cell>
          <table:table-cell table:style-name="TableCell2927">
            <text:p text:style-name="P2928">33</text:p>
          </table:table-cell>
          <table:table-cell table:style-name="TableCell2929">
            <text:p text:style-name="P2930">34</text:p>
          </table:table-cell>
          <table:table-cell table:style-name="TableCell2931">
            <text:p text:style-name="P2932">5</text:p>
          </table:table-cell>
          <table:table-cell table:style-name="TableCell2933">
            <text:p text:style-name="P2934">6</text:p>
          </table:table-cell>
          <table:table-cell table:style-name="TableCell2935">
            <text:p text:style-name="P2936">1</text:p>
          </table:table-cell>
          <table:table-cell table:style-name="TableCell2937">
            <text:p text:style-name="P2938">2</text:p>
          </table:table-cell>
          <table:table-cell table:style-name="TableCell2939">
            <text:p text:style-name="P2940">3</text:p>
          </table:table-cell>
          <table:table-cell table:style-name="TableCell2941">
            <text:p text:style-name="P2942">4</text:p>
          </table:table-cell>
          <table:table-cell table:style-name="TableCell2943">
            <text:p text:style-name="P2944">11</text:p>
          </table:table-cell>
          <table:table-cell table:style-name="TableCell2945">
            <text:p text:style-name="P2946">12</text:p>
          </table:table-cell>
          <table:table-cell table:style-name="TableCell2947">
            <text:p text:style-name="P2948">7</text:p>
          </table:table-cell>
          <table:table-cell table:style-name="TableCell2949">
            <text:p text:style-name="P2950">8</text:p>
          </table:table-cell>
          <table:table-cell table:style-name="TableCell2951">
            <text:p text:style-name="P2952">9</text:p>
          </table:table-cell>
          <table:table-cell table:style-name="TableCell2953">
            <text:p text:style-name="P2954">10</text:p>
          </table:table-cell>
          <table:table-cell table:style-name="TableCell2955">
            <text:p text:style-name="P2956">17</text:p>
          </table:table-cell>
          <table:table-cell table:style-name="TableCell2957">
            <text:p text:style-name="P2958">18</text:p>
          </table:table-cell>
          <table:table-cell table:style-name="TableCell2959">
            <text:p text:style-name="P2960">13</text:p>
          </table:table-cell>
          <table:table-cell table:style-name="TableCell2961">
            <text:p text:style-name="P2962">14</text:p>
          </table:table-cell>
          <table:table-cell table:style-name="TableCell2963">
            <text:p text:style-name="P2964">15</text:p>
          </table:table-cell>
          <table:table-cell table:style-name="TableCell2965">
            <text:p text:style-name="P2966">16</text:p>
          </table:table-cell>
          <table:table-cell table:style-name="TableCell2967">
            <text:p text:style-name="P2968">23</text:p>
          </table:table-cell>
          <table:table-cell table:style-name="TableCell2969">
            <text:p text:style-name="P2970">24</text:p>
          </table:table-cell>
          <table:table-cell table:style-name="TableCell2971">
            <text:p text:style-name="P2972">19</text:p>
          </table:table-cell>
          <table:table-cell table:style-name="TableCell2973">
            <text:p text:style-name="P2974">20</text:p>
          </table:table-cell>
          <table:table-cell table:style-name="TableCell2975">
            <text:p text:style-name="P2976">21</text:p>
          </table:table-cell>
          <table:table-cell table:style-name="TableCell2977">
            <text:p text:style-name="P2978">22</text:p>
          </table:table-cell>
          <table:table-cell table:style-name="TableCell2979">
            <text:p text:style-name="P2980">29</text:p>
          </table:table-cell>
          <table:table-cell table:style-name="TableCell2981">
            <text:p text:style-name="P2982">30</text:p>
          </table:table-cell>
          <table:table-cell table:style-name="TableCell2983">
            <text:p text:style-name="P2984">25</text:p>
          </table:table-cell>
          <table:table-cell table:style-name="TableCell2985">
            <text:p text:style-name="P2986">26</text:p>
          </table:table-cell>
          <table:table-cell table:style-name="TableCell2987">
            <text:p text:style-name="P2988">27</text:p>
          </table:table-cell>
          <table:table-cell table:style-name="TableCell2989">
            <text:p text:style-name="P2990">28</text:p>
          </table:table-cell>
        </table:table-row>
        <table:table-row table:style-name="TableRow2991">
          <table:table-cell table:style-name="TableCell2992">
            <text:p text:style-name="P2993">36</text:p>
          </table:table-cell>
          <table:table-cell table:style-name="TableCell2994">
            <text:p text:style-name="P2995">36</text:p>
          </table:table-cell>
          <table:table-cell table:style-name="TableCell2996">
            <text:p text:style-name="P2997">31</text:p>
          </table:table-cell>
          <table:table-cell table:style-name="TableCell2998">
            <text:p text:style-name="P2999">32</text:p>
          </table:table-cell>
          <table:table-cell table:style-name="TableCell3000">
            <text:p text:style-name="P3001">33</text:p>
          </table:table-cell>
          <table:table-cell table:style-name="TableCell3002">
            <text:p text:style-name="P3003">34</text:p>
          </table:table-cell>
          <table:table-cell table:style-name="TableCell3004">
            <text:p text:style-name="P3005">35</text:p>
          </table:table-cell>
          <table:table-cell table:style-name="TableCell3006">
            <text:p text:style-name="P3007">6</text:p>
          </table:table-cell>
          <table:table-cell table:style-name="TableCell3008">
            <text:p text:style-name="P3009">1</text:p>
          </table:table-cell>
          <table:table-cell table:style-name="TableCell3010">
            <text:p text:style-name="P3011">2</text:p>
          </table:table-cell>
          <table:table-cell table:style-name="TableCell3012">
            <text:p text:style-name="P3013">3</text:p>
          </table:table-cell>
          <table:table-cell table:style-name="TableCell3014">
            <text:p text:style-name="P3015">4</text:p>
          </table:table-cell>
          <table:table-cell table:style-name="TableCell3016">
            <text:p text:style-name="P3017">5</text:p>
          </table:table-cell>
          <table:table-cell table:style-name="TableCell3018">
            <text:p text:style-name="P3019">12</text:p>
          </table:table-cell>
          <table:table-cell table:style-name="TableCell3020">
            <text:p text:style-name="P3021">7</text:p>
          </table:table-cell>
          <table:table-cell table:style-name="TableCell3022">
            <text:p text:style-name="P3023">8</text:p>
          </table:table-cell>
          <table:table-cell table:style-name="TableCell3024">
            <text:p text:style-name="P3025">9</text:p>
          </table:table-cell>
          <table:table-cell table:style-name="TableCell3026">
            <text:p text:style-name="P3027">10</text:p>
          </table:table-cell>
          <table:table-cell table:style-name="TableCell3028">
            <text:p text:style-name="P3029">11</text:p>
          </table:table-cell>
          <table:table-cell table:style-name="TableCell3030">
            <text:p text:style-name="P3031">18</text:p>
          </table:table-cell>
          <table:table-cell table:style-name="TableCell3032">
            <text:p text:style-name="P3033">13</text:p>
          </table:table-cell>
          <table:table-cell table:style-name="TableCell3034">
            <text:p text:style-name="P3035">14</text:p>
          </table:table-cell>
          <table:table-cell table:style-name="TableCell3036">
            <text:p text:style-name="P3037">15</text:p>
          </table:table-cell>
          <table:table-cell table:style-name="TableCell3038">
            <text:p text:style-name="P3039">16</text:p>
          </table:table-cell>
          <table:table-cell table:style-name="TableCell3040">
            <text:p text:style-name="P3041">17</text:p>
          </table:table-cell>
          <table:table-cell table:style-name="TableCell3042">
            <text:p text:style-name="P3043">24</text:p>
          </table:table-cell>
          <table:table-cell table:style-name="TableCell3044">
            <text:p text:style-name="P3045">19</text:p>
          </table:table-cell>
          <table:table-cell table:style-name="TableCell3046">
            <text:p text:style-name="P3047">20</text:p>
          </table:table-cell>
          <table:table-cell table:style-name="TableCell3048">
            <text:p text:style-name="P3049">21</text:p>
          </table:table-cell>
          <table:table-cell table:style-name="TableCell3050">
            <text:p text:style-name="P3051">22</text:p>
          </table:table-cell>
          <table:table-cell table:style-name="TableCell3052">
            <text:p text:style-name="P3053">23</text:p>
          </table:table-cell>
          <table:table-cell table:style-name="TableCell3054">
            <text:p text:style-name="P3055">30</text:p>
          </table:table-cell>
          <table:table-cell table:style-name="TableCell3056">
            <text:p text:style-name="P3057">25</text:p>
          </table:table-cell>
          <table:table-cell table:style-name="TableCell3058">
            <text:p text:style-name="P3059">26</text:p>
          </table:table-cell>
          <table:table-cell table:style-name="TableCell3060">
            <text:p text:style-name="P3061">27</text:p>
          </table:table-cell>
          <table:table-cell table:style-name="TableCell3062">
            <text:p text:style-name="P3063">28</text:p>
          </table:table-cell>
          <table:table-cell table:style-name="TableCell3064">
            <text:p text:style-name="P3065">29</text:p>
          </table:table-cell>
        </table:table-row>
      </table:table>
      <text:p text:style-name="P3066"/>
      <text:p text:style-name="P3067">Взявши ключове слово(«березень»)<text:s/></text:p>
      <text:p text:style-name="P3068">та деякий алфавіт(« єжзгдиіїйклмноабвепрстуфхцчшщьюя.,?»)</text:p>
      <text:p text:style-name="P3069">Зашифруємо текст: «розглянемо можливі канали витоку інформації та варіанти»</text:p>
      <text:p text:style-name="P3070">Отримаємо: «ьяутїоцмшярьвре чхршмюшдтеюфпяувбх.ивжхй хшеп.нлхжч.бгп»</text:p>
      <text:p text:style-name="P3071">Спробуємо розшифрувати: «розглянемо можливі канали витоку інформації та варіанти»</text:p>
      <text:p text:style-name="P30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Lucida Console" svg:font-family="Lucida Console" style:font-family-generic="modern" style:font-pitch="fixed" svg:panose-1="2 11 6 9 4 5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1145in" fo:margin-bottom="0.7875in" fo:margin-right="0.0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kan Koziy</meta:initial-creator>
    <dc:creator>Jakan Koziy</dc:creator>
    <meta:creation-date>2020-03-03T07:26:00Z</meta:creation-date>
    <dc:date>2020-03-03T07:26:00Z</dc:date>
    <meta:template xlink:href="Normal.dotm" xlink:type="simple"/>
    <meta:editing-cycles>2</meta:editing-cycles>
    <meta:editing-duration>PT0S</meta:editing-duration>
    <meta:document-statistic meta:page-count="2" meta:paragraph-count="9" meta:word-count="741" meta:character-count="4961" meta:row-count="35" meta:non-whitespace-character-count="4229"/>
  </office:meta>
</office:document-meta>
</file>